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 Light3" svg:font-family="'Calibri Light', sans-serif"/>
    <style:font-face style:name="Calibri Light4" svg:font-family="'Calibri Light', serif"/>
    <style:font-face style:name="Calibri1" svg:font-family="Calibri" style:font-family-generic="system" style:font-pitch="variable"/>
    <style:font-face style:name="Calibri2" svg:font-family="Calibri, sans-serif"/>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linja pona" svg:font-family="'linja pona'" style:font-family-generic="modern" style:font-pitch="variable"/>
    <style:font-face style:name="linja pona1" svg:font-family="'linja pona', serif"/>
    <style:font-face style:name="sitelen telo" svg:font-family="'sitelen telo'" style:font-family-generic="modern" style:font-pitch="variable"/>
    <style:font-face style:name="sitelen telo1" svg:font-family="'sitelen telo'" style:font-family-generic="roman" style:font-pitch="variable"/>
    <style:font-face style:name="sitelen telo2" svg:font-family="'sitelen telo', serif"/>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0.9896in" style:rel-column-width="9364*"/>
    </style:style>
    <style:style style:name="Table1.G" style:family="table-column">
      <style:table-column-properties style:column-width="0.9903in" style:rel-column-width="9369*"/>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0.5326in" style:rel-column-width="5041*"/>
    </style:style>
    <style:style style:name="Table3.M" style:family="table-column">
      <style:table-column-properties style:column-width="0.5326in" style:rel-column-width="5043*"/>
    </style:style>
    <style:style style:name="Table3.A1" style:family="table-cell">
      <style:table-cell-properties fo:padding="0in" fo:border="none" style:writing-mode="page"/>
    </style:style>
    <style:style style:name="Table3.9" style:family="table-row">
      <style:table-row-properties style:min-row-height="0.0639in"/>
    </style:style>
    <style:style style:name="Table4" style:family="table">
      <style:table-properties style:width="6.925in" table:align="margins"/>
    </style:style>
    <style:style style:name="Table4.A" style:family="table-column">
      <style:table-column-properties style:column-width="0.5326in" style:rel-column-width="5040*"/>
    </style:style>
    <style:style style:name="Table4.D" style:family="table-column">
      <style:table-column-properties style:column-width="0.5854in" style:rel-column-width="5540*"/>
    </style:style>
    <style:style style:name="Table4.E" style:family="table-column">
      <style:table-column-properties style:column-width="0.5667in" style:rel-column-width="5362*"/>
    </style:style>
    <style:style style:name="Table4.F" style:family="table-column">
      <style:table-column-properties style:column-width="0.4458in" style:rel-column-width="4219*"/>
    </style:style>
    <style:style style:name="Table4.M" style:family="table-column">
      <style:table-column-properties style:column-width="0.534in" style:rel-column-width="5054*"/>
    </style:style>
    <style:style style:name="Table4.A1" style:family="table-cell">
      <style:table-cell-properties style:writing-mode="page"/>
    </style:style>
    <style:style style:name="Table5" style:family="table">
      <style:table-properties style:width="6.925in" style:rel-width="100%" table:align="left"/>
    </style:style>
    <style:style style:name="Table5.A" style:family="table-column">
      <style:table-column-properties style:column-width="1.1583in" style:rel-column-width="10963*"/>
    </style:style>
    <style:style style:name="Table5.F" style:family="table-column">
      <style:table-column-properties style:column-width="1.1326in" style:rel-column-width="10715*"/>
    </style:style>
    <style:style style:name="Table5.1" style:family="table-row">
      <style:table-row-properties style:min-row-height="0.1979in"/>
    </style:style>
    <style:style style:name="Table5.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5.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5.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5.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5.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5.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5.3" style:family="table-row">
      <style:table-row-properties style:min-row-height="0.2083in"/>
    </style:style>
    <style:style style:name="Table5.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5.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5.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5.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6" style:family="table">
      <style:table-properties style:width="6.925in" style:rel-width="100%" table:align="left"/>
    </style:style>
    <style:style style:name="Table6.A" style:family="table-column">
      <style:table-column-properties style:column-width="1.1542in" style:rel-column-width="10922*"/>
    </style:style>
    <style:style style:name="Table6.1" style:family="table-row">
      <style:table-row-properties style:min-row-height="0.1979in"/>
    </style:style>
    <style:style style:name="Table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6.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6.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6.3" style:family="table-row">
      <style:table-row-properties style:min-row-height="0.8167in"/>
    </style:style>
    <style:style style:name="Table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6.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 style:family="table">
      <style:table-properties style:width="6.8556in" style:rel-width="99%" table:align="left"/>
    </style:style>
    <style:style style:name="Table7.A" style:family="table-column">
      <style:table-column-properties style:column-width="1.1472in" style:rel-column-width="10853*"/>
    </style:style>
    <style:style style:name="Table7.F" style:family="table-column">
      <style:table-column-properties style:column-width="1.1208in" style:rel-column-width="10607*"/>
    </style:style>
    <style:style style:name="Table7.1" style:family="table-row">
      <style:table-row-properties style:min-row-height="0.1979in"/>
    </style:style>
    <style:style style:name="Table7.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7.B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7.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7.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7.F1" style:family="table-cell">
      <style:table-cell-properties fo:padding-left="0.0799in" fo:padding-right="0.0799in" fo:padding-top="0.0194in" fo:padding-bottom="0in" fo:border-left="0.05pt solid #d9d9d9" fo:border-right="0.05pt solid #d9d9d9" fo:border-top="0.05pt solid #d9d9d9" fo:border-bottom="none"/>
    </style:style>
    <style:style style:name="Table7.2" style:family="table-row">
      <style:table-row-properties style:min-row-height="0.4347in"/>
    </style:style>
    <style:style style:name="Table7.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7.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7.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7.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7.F2" style:family="table-cell">
      <style:table-cell-properties fo:padding-left="0.0799in" fo:padding-right="0.0799in" fo:padding-top="0in" fo:padding-bottom="0in" fo:border-left="0.05pt solid #d9d9d9" fo:border-right="0.05pt solid #d9d9d9" fo:border-top="none" fo:border-bottom="none"/>
    </style:style>
    <style:style style:name="Table7.3" style:family="table-row">
      <style:table-row-properties style:min-row-height="0.2083in"/>
    </style:style>
    <style:style style:name="Table7.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7.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7.F3" style:family="table-cell">
      <style:table-cell-properties fo:padding-left="0.0799in" fo:padding-right="0.0799in" fo:padding-top="0in" fo:padding-bottom="0.0194in" fo:border-left="0.05pt solid #d9d9d9" fo:border-right="0.05pt solid #d9d9d9" fo:border-top="none" fo:border-bottom="0.05pt solid #d9d9d9"/>
    </style:style>
    <style:style style:name="Table8" style:family="table">
      <style:table-properties style:width="6.925in" style:rel-width="100%" table:align="left"/>
    </style:style>
    <style:style style:name="Table8.A" style:family="table-column">
      <style:table-column-properties style:column-width="1.1542in" style:rel-column-width="10922*"/>
    </style:style>
    <style:style style:name="Table8.1" style:family="table-row">
      <style:table-row-properties style:min-row-height="0.1979in"/>
    </style:style>
    <style:style style:name="Table8.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8.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8.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8.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8.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8.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8.3" style:family="table-row">
      <style:table-row-properties style:min-row-height="0.2083in"/>
    </style:style>
    <style:style style:name="Table8.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8.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8.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 style:family="table">
      <style:table-properties style:width="6.925in" style:rel-width="100%" table:align="left"/>
    </style:style>
    <style:style style:name="Table9.A" style:family="table-column">
      <style:table-column-properties style:column-width="1.1542in" style:rel-column-width="10922*"/>
    </style:style>
    <style:style style:name="Table9.1" style:family="table-row">
      <style:table-row-properties style:min-row-height="0.1979in"/>
    </style:style>
    <style:style style:name="Table9.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9.D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9.2" style:family="table-row">
      <style:table-row-properties style:min-row-height="0.4347in"/>
    </style:style>
    <style:style style:name="Table9.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D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9.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9.3" style:family="table-row">
      <style:table-row-properties style:min-row-height="0.2083in"/>
    </style:style>
    <style:style style:name="Table9.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9.D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9.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0" style:family="table">
      <style:table-properties style:width="6.925in" style:rel-width="100%" table:align="left"/>
    </style:style>
    <style:style style:name="Table10.A" style:family="table-column">
      <style:table-column-properties style:column-width="1.1542in" style:rel-column-width="10922*"/>
    </style:style>
    <style:style style:name="Table10.1" style:family="table-row">
      <style:table-row-properties style:min-row-height="0.1979in"/>
    </style:style>
    <style:style style:name="Table10.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0.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0.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0.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0.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0.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0.3" style:family="table-row">
      <style:table-row-properties style:min-row-height="0.2083in"/>
    </style:style>
    <style:style style:name="Table10.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0.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0.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 style:family="table">
      <style:table-properties style:width="6.925in" style:rel-width="100%" table:align="left"/>
    </style:style>
    <style:style style:name="Table11.A" style:family="table-column">
      <style:table-column-properties style:column-width="1.1542in" style:rel-column-width="10922*"/>
    </style:style>
    <style:style style:name="Table11.1" style:family="table-row">
      <style:table-row-properties style:min-row-height="0.1979in"/>
    </style:style>
    <style:style style:name="Table11.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1.D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1.2" style:family="table-row">
      <style:table-row-properties style:min-row-height="0.3021in"/>
    </style:style>
    <style:style style:name="Table11.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D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1.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1.3" style:family="table-row">
      <style:table-row-properties style:min-row-height="0.2083in"/>
    </style:style>
    <style:style style:name="Table11.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1.D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1.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2" style:family="table">
      <style:table-properties style:width="6.925in" style:rel-width="100%" table:align="left"/>
    </style:style>
    <style:style style:name="Table12.A" style:family="table-column">
      <style:table-column-properties style:column-width="1.1542in" style:rel-column-width="10922*"/>
    </style:style>
    <style:style style:name="Table12.1" style:family="table-row">
      <style:table-row-properties style:min-row-height="0.1979in"/>
    </style:style>
    <style:style style:name="Table12.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2.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2.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2.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2.3" style:family="table-row">
      <style:table-row-properties style:min-row-height="0.2083in"/>
    </style:style>
    <style:style style:name="Table12.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2.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 style:family="table">
      <style:table-properties style:width="6.8556in" style:rel-width="99%" table:align="left"/>
    </style:style>
    <style:style style:name="Table13.A" style:family="table-column">
      <style:table-column-properties style:column-width="1.1472in" style:rel-column-width="10854*"/>
    </style:style>
    <style:style style:name="Table13.F" style:family="table-column">
      <style:table-column-properties style:column-width="1.1208in" style:rel-column-width="10604*"/>
    </style:style>
    <style:style style:name="Table13.1" style:family="table-row">
      <style:table-row-properties style:min-row-height="0.1979in"/>
    </style:style>
    <style:style style:name="Table13.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3.E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3.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E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3.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3.3" style:family="table-row">
      <style:table-row-properties style:min-row-height="0.2083in"/>
    </style:style>
    <style:style style:name="Table13.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3.E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3.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4" style:family="table">
      <style:table-properties style:width="6.925in" style:rel-width="100%" table:align="left"/>
    </style:style>
    <style:style style:name="Table14.A" style:family="table-column">
      <style:table-column-properties style:column-width="1.1542in" style:rel-column-width="10922*"/>
    </style:style>
    <style:style style:name="Table14.1" style:family="table-row">
      <style:table-row-properties style:min-row-height="0.1979in"/>
    </style:style>
    <style:style style:name="Table14.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4.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4.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4.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4.3" style:family="table-row">
      <style:table-row-properties style:min-row-height="0.5208in"/>
    </style:style>
    <style:style style:name="Table14.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4.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 style:family="table">
      <style:table-properties style:width="6.925in" style:rel-width="100%" table:align="left"/>
    </style:style>
    <style:style style:name="Table15.A" style:family="table-column">
      <style:table-column-properties style:column-width="1.1542in" style:rel-column-width="10922*"/>
    </style:style>
    <style:style style:name="Table15.1" style:family="table-row">
      <style:table-row-properties style:min-row-height="0.1979in"/>
    </style:style>
    <style:style style:name="Table15.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5.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5.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5.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5.F1" style:family="table-cell">
      <style:table-cell-properties fo:padding-left="0.0799in" fo:padding-right="0.0799in" fo:padding-top="0.0194in" fo:padding-bottom="0in" fo:border-left="0.05pt solid #d9d9d9" fo:border-right="0.05pt solid #d9d9d9" fo:border-top="0.05pt solid #d9d9d9" fo:border-bottom="none"/>
    </style:style>
    <style:style style:name="Table15.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5.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5.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5.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5.F2" style:family="table-cell">
      <style:table-cell-properties fo:padding-left="0.0799in" fo:padding-right="0.0799in" fo:padding-top="0in" fo:padding-bottom="0in" fo:border-left="0.05pt solid #d9d9d9" fo:border-right="0.05pt solid #d9d9d9" fo:border-top="none" fo:border-bottom="none"/>
    </style:style>
    <style:style style:name="Table15.3" style:family="table-row">
      <style:table-row-properties style:min-row-height="0.2083in"/>
    </style:style>
    <style:style style:name="Table15.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5.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5.F3" style:family="table-cell">
      <style:table-cell-properties fo:padding-left="0.0799in" fo:padding-right="0.0799in" fo:padding-top="0in" fo:padding-bottom="0.0194in" fo:border-left="0.05pt solid #d9d9d9" fo:border-right="0.05pt solid #d9d9d9" fo:border-top="none" fo:border-bottom="0.05pt solid #d9d9d9"/>
    </style:style>
    <style:style style:name="Table16" style:family="table">
      <style:table-properties style:width="6.8556in" style:rel-width="99%" table:align="left"/>
    </style:style>
    <style:style style:name="Table16.A" style:family="table-column">
      <style:table-column-properties style:column-width="1.1424in" style:rel-column-width="10812*"/>
    </style:style>
    <style:style style:name="Table16.1" style:family="table-row">
      <style:table-row-properties style:min-row-height="0.1979in"/>
    </style:style>
    <style:style style:name="Table1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6.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6.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6.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6.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6.3" style:family="table-row">
      <style:table-row-properties style:min-row-height="0.2083in"/>
    </style:style>
    <style:style style:name="Table1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6.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6.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7" style:family="table">
      <style:table-properties style:width="6.925in" style:rel-width="100%" table:align="left"/>
    </style:style>
    <style:style style:name="Table17.A" style:family="table-column">
      <style:table-column-properties style:column-width="1.159in" style:rel-column-width="10965*"/>
    </style:style>
    <style:style style:name="Table17.F" style:family="table-column">
      <style:table-column-properties style:column-width="1.1313in" style:rel-column-width="10708*"/>
    </style:style>
    <style:style style:name="Table17.1" style:family="table-row">
      <style:table-row-properties style:min-row-height="0.1979in"/>
    </style:style>
    <style:style style:name="Table17.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7.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7.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7.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7.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7.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7.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7.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7.3" style:family="table-row">
      <style:table-row-properties style:min-row-height="0.2083in"/>
    </style:style>
    <style:style style:name="Table17.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7.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7.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7.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8" style:family="table">
      <style:table-properties style:width="6.925in" style:rel-width="100%" table:align="left"/>
    </style:style>
    <style:style style:name="Table18.A" style:family="table-column">
      <style:table-column-properties style:column-width="1.159in" style:rel-column-width="10965*"/>
    </style:style>
    <style:style style:name="Table18.F" style:family="table-column">
      <style:table-column-properties style:column-width="1.1313in" style:rel-column-width="10708*"/>
    </style:style>
    <style:style style:name="Table18.1" style:family="table-row">
      <style:table-row-properties style:min-row-height="0.1979in"/>
    </style:style>
    <style:style style:name="Table18.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8.2" style:family="table-row">
      <style:table-row-properties style:min-row-height="0.1563in"/>
    </style:style>
    <style:style style:name="Table18.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8.3" style:family="table-row">
      <style:table-row-properties style:min-row-height="0.2083in"/>
    </style:style>
    <style:style style:name="Table18.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9" style:family="table">
      <style:table-properties style:width="6.8556in" style:rel-width="99%" table:align="left"/>
    </style:style>
    <style:style style:name="Table19.A" style:family="table-column">
      <style:table-column-properties style:column-width="1.1472in" style:rel-column-width="10855*"/>
    </style:style>
    <style:style style:name="Table19.F" style:family="table-column">
      <style:table-column-properties style:column-width="1.1201in" style:rel-column-width="10599*"/>
    </style:style>
    <style:style style:name="Table19.1" style:family="table-row">
      <style:table-row-properties style:min-row-height="0.1979in"/>
    </style:style>
    <style:style style:name="Table19.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19.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19.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9.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19.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9.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19.3" style:family="table-row">
      <style:table-row-properties style:min-row-height="0.2083in"/>
    </style:style>
    <style:style style:name="Table19.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9.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19.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19.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0" style:family="table">
      <style:table-properties style:width="6.925in" style:rel-width="100%" table:align="left"/>
    </style:style>
    <style:style style:name="Table20.A" style:family="table-column">
      <style:table-column-properties style:column-width="1.1542in" style:rel-column-width="10922*"/>
    </style:style>
    <style:style style:name="Table20.1" style:family="table-row">
      <style:table-row-properties style:min-row-height="0.1979in"/>
    </style:style>
    <style:style style:name="Table20.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0.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0.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0.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0.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0.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0.3" style:family="table-row">
      <style:table-row-properties style:min-row-height="0.2083in"/>
    </style:style>
    <style:style style:name="Table20.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0.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0.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 style:family="table">
      <style:table-properties style:width="6.925in" style:rel-width="100%" table:align="left"/>
    </style:style>
    <style:style style:name="Table21.A" style:family="table-column">
      <style:table-column-properties style:column-width="1.159in" style:rel-column-width="10965*"/>
    </style:style>
    <style:style style:name="Table21.F" style:family="table-column">
      <style:table-column-properties style:column-width="1.1313in" style:rel-column-width="10708*"/>
    </style:style>
    <style:style style:name="Table21.1" style:family="table-row">
      <style:table-row-properties style:min-row-height="0.1979in"/>
    </style:style>
    <style:style style:name="Table21.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1.B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1.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1.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1.3" style:family="table-row">
      <style:table-row-properties style:min-row-height="0.2083in"/>
    </style:style>
    <style:style style:name="Table21.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1.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1.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2" style:family="table">
      <style:table-properties style:width="6.925in" style:rel-width="100%" table:align="left"/>
    </style:style>
    <style:style style:name="Table22.A" style:family="table-column">
      <style:table-column-properties style:column-width="1.159in" style:rel-column-width="10965*"/>
    </style:style>
    <style:style style:name="Table22.F" style:family="table-column">
      <style:table-column-properties style:column-width="1.1313in" style:rel-column-width="10708*"/>
    </style:style>
    <style:style style:name="Table22.1" style:family="table-row">
      <style:table-row-properties style:min-row-height="0.1979in"/>
    </style:style>
    <style:style style:name="Table22.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2.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2.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2.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2.3" style:family="table-row">
      <style:table-row-properties style:min-row-height="0.2083in"/>
    </style:style>
    <style:style style:name="Table22.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2.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3" style:family="table">
      <style:table-properties style:width="6.925in" style:rel-width="100%" table:align="left"/>
    </style:style>
    <style:style style:name="Table23.A" style:family="table-column">
      <style:table-column-properties style:column-width="1.159in" style:rel-column-width="10965*"/>
    </style:style>
    <style:style style:name="Table23.F" style:family="table-column">
      <style:table-column-properties style:column-width="1.1313in" style:rel-column-width="10706*"/>
    </style:style>
    <style:style style:name="Table23.1" style:family="table-row">
      <style:table-row-properties style:min-row-height="0.1979in"/>
    </style:style>
    <style:style style:name="Table23.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3.B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3.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3.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3.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3.B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3.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3.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3.3" style:family="table-row">
      <style:table-row-properties style:min-row-height="0.2083in"/>
    </style:style>
    <style:style style:name="Table23.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3.B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3.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3.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 style:family="table">
      <style:table-properties style:width="6.925in" style:rel-width="100%" table:align="left"/>
    </style:style>
    <style:style style:name="Table24.A" style:family="table-column">
      <style:table-column-properties style:column-width="1.1583in" style:rel-column-width="10963*"/>
    </style:style>
    <style:style style:name="Table24.F" style:family="table-column">
      <style:table-column-properties style:column-width="1.1326in" style:rel-column-width="10715*"/>
    </style:style>
    <style:style style:name="Table24.1" style:family="table-row">
      <style:table-row-properties style:min-row-height="0.1979in"/>
    </style:style>
    <style:style style:name="Table24.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4.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4.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4.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4.3" style:family="table-row">
      <style:table-row-properties style:min-row-height="0.2083in"/>
    </style:style>
    <style:style style:name="Table24.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4.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4.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5" style:family="table">
      <style:table-properties style:width="6.8556in" style:rel-width="99%" table:align="left"/>
    </style:style>
    <style:style style:name="Table25.A" style:family="table-column">
      <style:table-column-properties style:column-width="1.1472in" style:rel-column-width="10853*"/>
    </style:style>
    <style:style style:name="Table25.F" style:family="table-column">
      <style:table-column-properties style:column-width="1.1208in" style:rel-column-width="10607*"/>
    </style:style>
    <style:style style:name="Table25.1" style:family="table-row">
      <style:table-row-properties style:min-row-height="0.1979in"/>
    </style:style>
    <style:style style:name="Table25.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5.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5.F1" style:family="table-cell">
      <style:table-cell-properties fo:padding-left="0.0799in" fo:padding-right="0.0799in" fo:padding-top="0.0194in" fo:padding-bottom="0in" fo:border-left="0.05pt solid #d9d9d9" fo:border-right="0.05pt solid #d9d9d9" fo:border-top="0.05pt solid #d9d9d9" fo:border-bottom="none"/>
    </style:style>
    <style:style style:name="Table25.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5.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5.F2" style:family="table-cell">
      <style:table-cell-properties fo:padding-left="0.0799in" fo:padding-right="0.0799in" fo:padding-top="0in" fo:padding-bottom="0in" fo:border-left="0.05pt solid #d9d9d9" fo:border-right="0.05pt solid #d9d9d9" fo:border-top="none" fo:border-bottom="none"/>
    </style:style>
    <style:style style:name="Table25.3" style:family="table-row">
      <style:table-row-properties style:min-row-height="0.2083in"/>
    </style:style>
    <style:style style:name="Table25.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5.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5.F3" style:family="table-cell">
      <style:table-cell-properties fo:padding-left="0.0799in" fo:padding-right="0.0799in" fo:padding-top="0in" fo:padding-bottom="0.0194in" fo:border-left="0.05pt solid #d9d9d9" fo:border-right="0.05pt solid #d9d9d9" fo:border-top="none" fo:border-bottom="0.05pt solid #d9d9d9"/>
    </style:style>
    <style:style style:name="Table26" style:family="table">
      <style:table-properties style:width="6.925in" style:rel-width="100%" table:align="left"/>
    </style:style>
    <style:style style:name="Table26.A" style:family="table-column">
      <style:table-column-properties style:column-width="1.1542in" style:rel-column-width="10922*"/>
    </style:style>
    <style:style style:name="Table26.1" style:family="table-row">
      <style:table-row-properties style:min-row-height="0.1979in"/>
    </style:style>
    <style:style style:name="Table2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6.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6.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6.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6.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6.3" style:family="table-row">
      <style:table-row-properties style:min-row-height="0.2083in"/>
    </style:style>
    <style:style style:name="Table2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6.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6.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7" style:family="table">
      <style:table-properties style:width="6.925in" style:rel-width="100%" table:align="left"/>
    </style:style>
    <style:style style:name="Table27.A" style:family="table-column">
      <style:table-column-properties style:column-width="1.1583in" style:rel-column-width="1668*"/>
    </style:style>
    <style:style style:name="Table27.C" style:family="table-column">
      <style:table-column-properties style:column-width="1.159in" style:rel-column-width="1669*"/>
    </style:style>
    <style:style style:name="Table27.F" style:family="table-column">
      <style:table-column-properties style:column-width="1.1313in" style:rel-column-width="1629*"/>
    </style:style>
    <style:style style:name="Table27.1" style:family="table-row">
      <style:table-row-properties style:min-row-height="0.1979in"/>
    </style:style>
    <style:style style:name="Table27.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7.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7.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7.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7.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7.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7.3" style:family="table-row">
      <style:table-row-properties style:min-row-height="0.2083in"/>
    </style:style>
    <style:style style:name="Table27.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7.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7.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8" style:family="table">
      <style:table-properties style:width="6.925in" style:rel-width="100%" table:align="left"/>
    </style:style>
    <style:style style:name="Table28.A" style:family="table-column">
      <style:table-column-properties style:column-width="1.1542in" style:rel-column-width="10922*"/>
    </style:style>
    <style:style style:name="Table28.1" style:family="table-row">
      <style:table-row-properties style:min-row-height="0.1979in"/>
    </style:style>
    <style:style style:name="Table28.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8.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8.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8.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8.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8.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8.3" style:family="table-row">
      <style:table-row-properties style:min-row-height="0.2083in"/>
    </style:style>
    <style:style style:name="Table28.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8.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8.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9" style:family="table">
      <style:table-properties style:width="6.8556in" style:rel-width="99%" table:align="left"/>
    </style:style>
    <style:style style:name="Table29.A" style:family="table-column">
      <style:table-column-properties style:column-width="1.1514in" style:rel-column-width="10896*"/>
    </style:style>
    <style:style style:name="Table29.E" style:family="table-column">
      <style:table-column-properties style:column-width="1.125in" style:rel-column-width="10646*"/>
    </style:style>
    <style:style style:name="Table29.1" style:family="table-row">
      <style:table-row-properties style:min-row-height="0.2083in"/>
    </style:style>
    <style:style style:name="Table29.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29.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9.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9.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29.F1" style:family="table-cell">
      <style:table-cell-properties fo:padding-left="0.0799in" fo:padding-right="0.0799in" fo:padding-top="0.0194in" fo:padding-bottom="0in" fo:border-left="0.05pt solid #d9d9d9" fo:border-right="0.05pt solid #d9d9d9" fo:border-top="0.05pt solid #d9d9d9" fo:border-bottom="none"/>
    </style:style>
    <style:style style:name="Table29.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29.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9.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9.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29.F2" style:family="table-cell">
      <style:table-cell-properties fo:padding-left="0.0799in" fo:padding-right="0.0799in" fo:padding-top="0in" fo:padding-bottom="0in" fo:border-left="0.05pt solid #d9d9d9" fo:border-right="0.05pt solid #d9d9d9" fo:border-top="none" fo:border-bottom="none"/>
    </style:style>
    <style:style style:name="Table29.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29.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29.D3" style:family="table-cell">
      <style:table-cell-properties fo:padding-left="0.0799in" fo:padding-right="0.0799in" fo:padding-top="0in" fo:padding-bottom="0.0194in" fo:border-left="0.05pt solid #d9d9d9" fo:border-right="0.05pt solid #d9d9d9" fo:border-top="none" fo:border-bottom="0.05pt solid #d9d9d9"/>
    </style:style>
    <style:style style:name="Table29.E3" style:family="table-cell">
      <style:table-cell-properties fo:padding-left="0.0799in" fo:padding-right="0.0799in" fo:padding-top="0in" fo:padding-bottom="0.0194in" fo:border-left="0.05pt solid #d9d9d9" fo:border-right="0.05pt solid #d9d9d9" fo:border-top="none" fo:border-bottom="0.05pt solid #d9d9d9"/>
    </style:style>
    <style:style style:name="Table29.F3" style:family="table-cell">
      <style:table-cell-properties fo:padding-left="0.0799in" fo:padding-right="0.0799in" fo:padding-top="0in" fo:padding-bottom="0.0194in" fo:border-left="0.05pt solid #d9d9d9" fo:border-right="0.05pt solid #d9d9d9" fo:border-top="none" fo:border-bottom="0.05pt solid #d9d9d9"/>
    </style:style>
    <style:style style:name="Table30" style:family="table">
      <style:table-properties style:width="6.8556in" style:rel-width="99%" table:align="left"/>
    </style:style>
    <style:style style:name="Table30.A" style:family="table-column">
      <style:table-column-properties style:column-width="1.1472in" style:rel-column-width="10854*"/>
    </style:style>
    <style:style style:name="Table30.F" style:family="table-column">
      <style:table-column-properties style:column-width="1.1208in" style:rel-column-width="10606*"/>
    </style:style>
    <style:style style:name="Table30.1" style:family="table-row">
      <style:table-row-properties style:min-row-height="0.1979in"/>
    </style:style>
    <style:style style:name="Table30.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0.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0.3" style:family="table-row">
      <style:table-row-properties style:min-row-height="0.2083in"/>
    </style:style>
    <style:style style:name="Table30.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1" style:family="table">
      <style:table-properties style:width="6.925in" style:rel-width="100%" table:align="left"/>
    </style:style>
    <style:style style:name="Table31.A" style:family="table-column">
      <style:table-column-properties style:column-width="1.1542in" style:rel-column-width="10922*"/>
    </style:style>
    <style:style style:name="Table31.1" style:family="table-row">
      <style:table-row-properties style:min-row-height="0.1979in"/>
    </style:style>
    <style:style style:name="Table31.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1.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1.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1.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1.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1.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1.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1.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1.3" style:family="table-row">
      <style:table-row-properties style:min-row-height="0.2083in"/>
    </style:style>
    <style:style style:name="Table31.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1.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1.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1.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2" style:family="table">
      <style:table-properties style:width="6.8556in" style:rel-width="99%" table:align="left"/>
    </style:style>
    <style:style style:name="Table32.A" style:family="table-column">
      <style:table-column-properties style:column-width="1.1514in" style:rel-column-width="10898*"/>
    </style:style>
    <style:style style:name="Table32.E" style:family="table-column">
      <style:table-column-properties style:column-width="1.1243in" style:rel-column-width="10642*"/>
    </style:style>
    <style:style style:name="Table32.1" style:family="table-row">
      <style:table-row-properties style:min-row-height="0.1979in"/>
    </style:style>
    <style:style style:name="Table32.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2.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2.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2.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2.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2.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2.3" style:family="table-row">
      <style:table-row-properties style:min-row-height="0.2083in"/>
    </style:style>
    <style:style style:name="Table32.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2.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2.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2.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3" style:family="table">
      <style:table-properties style:width="6.925in" style:rel-width="100%" table:align="left"/>
    </style:style>
    <style:style style:name="Table33.A" style:family="table-column">
      <style:table-column-properties style:column-width="1.1583in" style:rel-column-width="10963*"/>
    </style:style>
    <style:style style:name="Table33.F" style:family="table-column">
      <style:table-column-properties style:column-width="1.1326in" style:rel-column-width="10716*"/>
    </style:style>
    <style:style style:name="Table33.1" style:family="table-row">
      <style:table-row-properties style:min-row-height="0.1979in"/>
    </style:style>
    <style:style style:name="Table33.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3.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3.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3.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3.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3.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3.3" style:family="table-row">
      <style:table-row-properties style:min-row-height="0.2083in"/>
    </style:style>
    <style:style style:name="Table33.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3.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3.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4" style:family="table">
      <style:table-properties style:width="6.8556in" style:rel-width="99%" table:align="left"/>
    </style:style>
    <style:style style:name="Table34.A" style:family="table-column">
      <style:table-column-properties style:column-width="1.1472in" style:rel-column-width="10854*"/>
    </style:style>
    <style:style style:name="Table34.F" style:family="table-column">
      <style:table-column-properties style:column-width="1.1201in" style:rel-column-width="10602*"/>
    </style:style>
    <style:style style:name="Table34.1" style:family="table-row">
      <style:table-row-properties style:min-row-height="0.1979in"/>
    </style:style>
    <style:style style:name="Table34.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4.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4.F1" style:family="table-cell">
      <style:table-cell-properties fo:padding-left="0.0799in" fo:padding-right="0.0799in" fo:padding-top="0.0194in" fo:padding-bottom="0in" fo:border-left="0.05pt solid #d9d9d9" fo:border-right="0.05pt solid #d9d9d9" fo:border-top="0.05pt solid #d9d9d9" fo:border-bottom="none"/>
    </style:style>
    <style:style style:name="Table34.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4.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4.F2" style:family="table-cell">
      <style:table-cell-properties fo:padding-left="0.0799in" fo:padding-right="0.0799in" fo:padding-top="0in" fo:padding-bottom="0in" fo:border-left="0.05pt solid #d9d9d9" fo:border-right="0.05pt solid #d9d9d9" fo:border-top="none" fo:border-bottom="none"/>
    </style:style>
    <style:style style:name="Table34.3" style:family="table-row">
      <style:table-row-properties style:min-row-height="0.2083in"/>
    </style:style>
    <style:style style:name="Table34.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4.E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4.F3" style:family="table-cell">
      <style:table-cell-properties fo:padding-left="0.0799in" fo:padding-right="0.0799in" fo:padding-top="0in" fo:padding-bottom="0.0194in" fo:border-left="0.05pt solid #d9d9d9" fo:border-right="0.05pt solid #d9d9d9" fo:border-top="none" fo:border-bottom="0.05pt solid #d9d9d9"/>
    </style:style>
    <style:style style:name="Table35" style:family="table">
      <style:table-properties style:width="6.925in" style:rel-width="100%" table:align="left"/>
    </style:style>
    <style:style style:name="Table35.A" style:family="table-column">
      <style:table-column-properties style:column-width="1.1542in" style:rel-column-width="10922*"/>
    </style:style>
    <style:style style:name="Table35.1" style:family="table-row">
      <style:table-row-properties style:min-row-height="0.1979in"/>
    </style:style>
    <style:style style:name="Table35.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5.D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5.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5.2" style:family="table-row">
      <style:table-row-properties style:min-row-height="0.3021in"/>
    </style:style>
    <style:style style:name="Table35.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5.D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5.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5.3" style:family="table-row">
      <style:table-row-properties style:min-row-height="0.2083in"/>
    </style:style>
    <style:style style:name="Table35.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5.D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5.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6" style:family="table">
      <style:table-properties style:width="6.925in" style:rel-width="100%" table:align="left"/>
    </style:style>
    <style:style style:name="Table36.A" style:family="table-column">
      <style:table-column-properties style:column-width="1.159in" style:rel-column-width="10965*"/>
    </style:style>
    <style:style style:name="Table36.F" style:family="table-column">
      <style:table-column-properties style:column-width="1.1313in" style:rel-column-width="10706*"/>
    </style:style>
    <style:style style:name="Table36.1" style:family="table-row">
      <style:table-row-properties style:min-row-height="0.1979in"/>
    </style:style>
    <style:style style:name="Table36.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6.C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6.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6.2" style:family="table-row">
      <style:table-row-properties style:min-row-height="0.3021in"/>
    </style:style>
    <style:style style:name="Table36.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6.C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6.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6.3" style:family="table-row">
      <style:table-row-properties style:min-row-height="0.2083in"/>
    </style:style>
    <style:style style:name="Table36.A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6.C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6.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7" style:family="table">
      <style:table-properties style:width="6.8556in" style:rel-width="99%" table:align="left"/>
    </style:style>
    <style:style style:name="Table37.A" style:family="table-column">
      <style:table-column-properties style:column-width="1.1472in" style:rel-column-width="10854*"/>
    </style:style>
    <style:style style:name="Table37.F" style:family="table-column">
      <style:table-column-properties style:column-width="1.1208in" style:rel-column-width="10606*"/>
    </style:style>
    <style:style style:name="Table37.1" style:family="table-row">
      <style:table-row-properties style:min-row-height="0.1979in"/>
    </style:style>
    <style:style style:name="Table37.A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37.B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37.A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7.B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37.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37.3" style:family="table-row">
      <style:table-row-properties style:min-row-height="0.2083in"/>
    </style:style>
    <style:style style:name="Table37.A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7.B3" style:family="table-cell">
      <style:table-cell-properties style:vertical-align="bottom"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37.F3" style:family="table-cell">
      <style:table-cell-properties style:vertical-align="bottom" fo:padding-left="0.0799in" fo:padding-right="0.0799in" fo:padding-top="0in" fo:padding-bottom="0.0194in" fo:border-left="0.05pt solid #d9d9d9" fo:border-right="0.05pt solid #d9d9d9" fo:border-top="none" fo:border-bottom="0.05pt solid #d9d9d9"/>
    </style:style>
    <style:style style:name="Table38" style:family="table">
      <style:table-properties style:width="6.9896in" table:align="left"/>
    </style:style>
    <style:style style:name="Table38.A" style:family="table-column">
      <style:table-column-properties style:column-width="0.5in"/>
    </style:style>
    <style:style style:name="Table38.B" style:family="table-column">
      <style:table-column-properties style:column-width="1.0625in"/>
    </style:style>
    <style:style style:name="Table38.C" style:family="table-column">
      <style:table-column-properties style:column-width="0.5701in"/>
    </style:style>
    <style:style style:name="Table38.D" style:family="table-column">
      <style:table-column-properties style:column-width="0.5201in"/>
    </style:style>
    <style:style style:name="Table38.E" style:family="table-column">
      <style:table-column-properties style:column-width="0.591in"/>
    </style:style>
    <style:style style:name="Table38.F" style:family="table-column">
      <style:table-column-properties style:column-width="0.4889in"/>
    </style:style>
    <style:style style:name="Table38.G" style:family="table-column">
      <style:table-column-properties style:column-width="0.5917in"/>
    </style:style>
    <style:style style:name="Table38.H" style:family="table-column">
      <style:table-column-properties style:column-width="0.4993in"/>
    </style:style>
    <style:style style:name="Table38.I" style:family="table-column">
      <style:table-column-properties style:column-width="0.6771in"/>
    </style:style>
    <style:style style:name="Table38.J" style:family="table-column">
      <style:table-column-properties style:column-width="0.7389in"/>
    </style:style>
    <style:style style:name="Table38.K" style:family="table-column">
      <style:table-column-properties style:column-width="0.75in"/>
    </style:style>
    <style:style style:name="Table38.A1" style:family="table-cell">
      <style:table-cell-properties fo:padding="0in" fo:border="none"/>
    </style:style>
    <style:style style:name="Table38.B1" style:family="table-cell">
      <style:table-cell-properties style:vertical-align="middle" fo:padding="0in" fo:border="none"/>
    </style:style>
    <style:style style:name="Table38.C1" style:family="table-cell">
      <style:table-cell-properties style:vertical-align="middle" fo:padding-left="0in" fo:padding-right="0.0799in" fo:padding-top="0in" fo:padding-bottom="0in" fo:border-left="none" fo:border-right="1.5pt solid #000000" fo:border-top="none" fo:border-bottom="none"/>
    </style:style>
    <style:style style:name="Table38.D1" style:family="table-cell">
      <style:table-cell-properties style:vertical-align="middle" fo:padding-left="0.0799in" fo:padding-right="0in" fo:padding-top="0in" fo:padding-bottom="0in" fo:border-left="1.5pt solid #000000" fo:border-right="none" fo:border-top="none" fo:border-bottom="none"/>
    </style:style>
    <style:style style:name="Table38.2" style:family="table-row">
      <style:table-row-properties style:min-row-height="0.1979in"/>
    </style:style>
    <style:style style:name="Table38.A2" style:family="table-cell">
      <style:table-cell-properties style:vertical-align="middle" fo:padding-left="0in" fo:padding-right="0in" fo:padding-top="0in" fo:padding-bottom="0.0194in" fo:border-left="none" fo:border-right="none" fo:border-top="none" fo:border-bottom="1.5pt solid #000000"/>
    </style:style>
    <style:style style:name="Table38.C2" style:family="table-cell">
      <style:table-cell-properties style:vertical-align="middle" fo:padding-left="0in" fo:padding-right="0.0799in" fo:padding-top="0in" fo:padding-bottom="0.0194in" fo:border-left="none" fo:border-right="1.5pt solid #000000" fo:border-top="none" fo:border-bottom="1.5pt solid #000000"/>
    </style:style>
    <style:style style:name="Table38.D2" style:family="table-cell">
      <style:table-cell-properties style:vertical-align="middle" fo:padding-left="0.0799in" fo:padding-right="0in" fo:padding-top="0in" fo:padding-bottom="0.0194in" fo:border-left="1.5pt solid #000000" fo:border-right="none" fo:border-top="none" fo:border-bottom="1.5pt solid #000000"/>
    </style:style>
    <style:style style:name="Table38.J2" style:family="table-cell">
      <style:table-cell-properties style:vertical-align="bottom" fo:padding-left="0in" fo:padding-right="0.0799in" fo:padding-top="0in" fo:padding-bottom="0.0194in" fo:border-left="none" fo:border-right="0.05pt solid #d9d9d9" fo:border-top="none" fo:border-bottom="1.5pt solid #000000"/>
    </style:style>
    <style:style style:name="Table38.K2" style:family="table-cell">
      <style:table-cell-properties fo:padding-left="0in" fo:padding-right="0in" fo:padding-top="0in" fo:padding-bottom="0.0194in" fo:border-left="none" fo:border-right="none" fo:border-top="none" fo:border-bottom="1.5pt solid #000000"/>
    </style:style>
    <style:style style:name="Table38.A3" style:family="table-cell">
      <style:table-cell-properties style:vertical-align="middle" fo:padding-left="0in" fo:padding-right="0in" fo:padding-top="0.0194in" fo:padding-bottom="0in" fo:border-left="none" fo:border-right="none" fo:border-top="1.5pt solid #000000" fo:border-bottom="none"/>
    </style:style>
    <style:style style:name="Table38.C3" style:family="table-cell">
      <style:table-cell-properties style:vertical-align="middle" fo:padding-left="0in" fo:padding-right="0.0799in" fo:padding-top="0.0194in" fo:padding-bottom="0in" fo:border-left="none" fo:border-right="1.5pt solid #000000" fo:border-top="1.5pt solid #000000" fo:border-bottom="none"/>
    </style:style>
    <style:style style:name="Table38.D3" style:family="table-cell">
      <style:table-cell-properties style:vertical-align="middle" fo:padding-left="0.0799in" fo:padding-right="0.0799in" fo:padding-top="0.0194in" fo:padding-bottom="0.0194in" fo:border-left="1.5pt solid #000000" fo:border-right="0.05pt solid #d9d9d9" fo:border-top="1.5pt solid #000000" fo:border-bottom="0.05pt solid #d9d9d9"/>
    </style:style>
    <style:style style:name="Table38.E3" style:family="table-cell">
      <style:table-cell-properties style:vertical-align="middle" fo:padding-left="0.0799in" fo:padding-right="0.0799in" fo:padding-top="0.0194in" fo:padding-bottom="0.0194in" fo:border-left="0.05pt solid #d9d9d9" fo:border-right="0.05pt solid #d9d9d9" fo:border-top="1.5pt solid #000000" fo:border-bottom="0.05pt solid #d9d9d9"/>
    </style:style>
    <style:style style:name="Table38.H3" style:family="table-cell">
      <style:table-cell-properties style:vertical-align="middle" fo:padding-left="0.0799in" fo:padding-right="0in" fo:padding-top="0.0194in" fo:padding-bottom="0.0194in" fo:border-left="0.05pt solid #d9d9d9" fo:border-right="none" fo:border-top="1.5pt solid #000000" fo:border-bottom="0.05pt solid #d9d9d9"/>
    </style:style>
    <style:style style:name="Table38.J3" style:family="table-cell">
      <style:table-cell-properties style:vertical-align="middle" fo:padding-left="0in" fo:padding-right="0.0799in" fo:padding-top="0.0194in" fo:padding-bottom="0in" fo:border-left="none" fo:border-right="0.05pt solid #d9d9d9" fo:border-top="1.5pt solid #000000" fo:border-bottom="none"/>
    </style:style>
    <style:style style:name="Table38.D4" style:family="table-cell">
      <style:table-cell-properties style:vertical-align="middle" fo:padding-left="0.0799in" fo:padding-right="0.0799in" fo:padding-top="0.0194in" fo:padding-bottom="0.0194in" fo:border-left="1.5pt solid #000000" fo:border-right="0.05pt solid #d9d9d9" fo:border-top="0.05pt solid #d9d9d9" fo:border-bottom="0.05pt solid #d9d9d9"/>
    </style:style>
    <style:style style:name="Table38.E4" style:family="table-cell">
      <style:table-cell-properties style:vertical-align="middle" fo:padding-left="0.0799in" fo:padding-right="0.0799in" fo:padding-top="0.0194in" fo:padding-bottom="0.0194in" fo:border="0.05pt solid #d9d9d9"/>
    </style:style>
    <style:style style:name="Table38.H4" style:family="table-cell">
      <style:table-cell-properties style:vertical-align="middle" fo:padding-left="0.0799in" fo:padding-right="0in" fo:padding-top="0.0194in" fo:padding-bottom="0.0194in" fo:border-left="0.05pt solid #d9d9d9" fo:border-right="none" fo:border-top="0.05pt solid #d9d9d9" fo:border-bottom="0.05pt solid #d9d9d9"/>
    </style:style>
    <style:style style:name="Table38.J4" style:family="table-cell">
      <style:table-cell-properties style:vertical-align="middle" fo:padding-left="0in" fo:padding-right="0.0799in" fo:padding-top="0in" fo:padding-bottom="0in" fo:border-left="none" fo:border-right="0.05pt solid #d9d9d9" fo:border-top="none" fo:border-bottom="none"/>
    </style:style>
    <style:style style:name="Table39" style:family="table">
      <style:table-properties style:width="6.925in" table:align="margins"/>
    </style:style>
    <style:style style:name="Table39.A" style:family="table-column">
      <style:table-column-properties style:column-width="3.4625in" style:rel-column-width="32767*"/>
    </style:style>
    <style:style style:name="Table39.B" style:family="table-column">
      <style:table-column-properties style:column-width="3.4625in" style:rel-column-width="32768*"/>
    </style:style>
    <style:style style:name="Table39.A1" style:family="table-cell">
      <style:table-cell-properties fo:padding="0.0382in" fo:border="none"/>
    </style:style>
    <style:style style:name="Table40" style:family="table">
      <style:table-properties style:width="6.925in" style:rel-width="100%" table:align="left"/>
    </style:style>
    <style:style style:name="Table40.A" style:family="table-column">
      <style:table-column-properties style:column-width="1.1542in" style:rel-column-width="10922*"/>
    </style:style>
    <style:style style:name="Table40.1" style:family="table-row">
      <style:table-row-properties style:min-row-height="0.2083in"/>
    </style:style>
    <style:style style:name="Table40.A1" style:family="table-cell">
      <style:table-cell-properties style:vertical-align="bottom"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40.D1" style:family="table-cell">
      <style:table-cell-properties fo:padding-left="0.0799in" fo:padding-right="0.0799in" fo:padding-top="0.0194in" fo:padding-bottom="0in" fo:border-left="0.05pt solid #d9d9d9" fo:border-right="0.05pt solid #d9d9d9" fo:border-top="0.05pt solid #d9d9d9" fo:border-bottom="none"/>
    </style:style>
    <style:style style:name="Table40.E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40.F1" style:family="table-cell">
      <style:table-cell-properties style:vertical-align="bottom" fo:padding-left="0.0799in" fo:padding-right="0.0799in" fo:padding-top="0.0194in" fo:padding-bottom="0in" fo:border-left="0.05pt solid #d9d9d9" fo:border-right="0.05pt solid #d9d9d9" fo:border-top="0.05pt solid #d9d9d9" fo:border-bottom="none"/>
    </style:style>
    <style:style style:name="Table40.A2" style:family="table-cell">
      <style:table-cell-properties style:vertical-align="bottom" fo:background-color="transparent" fo:padding-left="0.0799in" fo:padding-right="0.0799in" fo:padding-top="0in" fo:padding-bottom="0in" fo:border-left="0.05pt solid #d9d9d9" fo:border-right="0.05pt solid #d9d9d9" fo:border-top="none" fo:border-bottom="none">
        <style:background-image/>
      </style:table-cell-properties>
    </style:style>
    <style:style style:name="Table40.D2" style:family="table-cell">
      <style:table-cell-properties fo:padding-left="0.0799in" fo:padding-right="0.0799in" fo:padding-top="0in" fo:padding-bottom="0in" fo:border-left="0.05pt solid #d9d9d9" fo:border-right="0.05pt solid #d9d9d9" fo:border-top="none" fo:border-bottom="none"/>
    </style:style>
    <style:style style:name="Table40.E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40.F2" style:family="table-cell">
      <style:table-cell-properties style:vertical-align="bottom" fo:padding-left="0.0799in" fo:padding-right="0.0799in" fo:padding-top="0in" fo:padding-bottom="0in" fo:border-left="0.05pt solid #d9d9d9" fo:border-right="0.05pt solid #d9d9d9" fo:border-top="none" fo:border-bottom="none"/>
    </style:style>
    <style:style style:name="Table40.A3" style:family="table-cell">
      <style:table-cell-properties style:vertical-align="middle"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40.D3" style:family="table-cell">
      <style:table-cell-properties style:vertical-align="middle" fo:padding-left="0.0799in" fo:padding-right="0.0799in" fo:padding-top="0in" fo:padding-bottom="0.0194in" fo:border-left="0.05pt solid #d9d9d9" fo:border-right="0.05pt solid #d9d9d9" fo:border-top="none" fo:border-bottom="0.05pt solid #d9d9d9"/>
    </style:style>
    <style:style style:name="Table40.E3" style:family="table-cell">
      <style:table-cell-properties style:vertical-align="middle" fo:padding-left="0.0799in" fo:padding-right="0.0799in" fo:padding-top="0in" fo:padding-bottom="0.0194in" fo:border-left="0.05pt solid #d9d9d9" fo:border-right="0.05pt solid #d9d9d9" fo:border-top="none" fo:border-bottom="0.05pt solid #d9d9d9"/>
    </style:style>
    <style:style style:name="Table40.F3" style:family="table-cell">
      <style:table-cell-properties style:vertical-align="middle" fo:padding-left="0.0799in" fo:padding-right="0.0799in" fo:padding-top="0in" fo:padding-bottom="0.0194in" fo:border-left="0.05pt solid #d9d9d9" fo:border-right="0.05pt solid #d9d9d9" fo:border-top="none" fo:border-bottom="0.05pt solid #d9d9d9"/>
    </style:style>
    <style:style style:name="Table41" style:family="table">
      <style:table-properties style:width="6.925in" style:rel-width="100%" table:align="left"/>
    </style:style>
    <style:style style:name="Table41.A" style:family="table-column">
      <style:table-column-properties style:column-width="1.4333in" style:rel-column-width="13566*"/>
    </style:style>
    <style:style style:name="Table41.B" style:family="table-column">
      <style:table-column-properties style:column-width="1.1903in" style:rel-column-width="11261*"/>
    </style:style>
    <style:style style:name="Table41.D" style:family="table-column">
      <style:table-column-properties style:column-width="1.1361in" style:rel-column-width="10754*"/>
    </style:style>
    <style:style style:name="Table41.E" style:family="table-column">
      <style:table-column-properties style:column-width="1.975in" style:rel-column-width="18690*"/>
    </style:style>
    <style:style style:name="Table41.1" style:family="table-row">
      <style:table-row-properties style:min-row-height="0.1979in"/>
    </style:style>
    <style:style style:name="Table41.A1" style:family="table-cell">
      <style:table-cell-properties style:vertical-align="middle" fo:background-color="transparent" fo:padding-left="0.0799in" fo:padding-right="0.0799in" fo:padding-top="0.0194in" fo:padding-bottom="0in" fo:border-left="0.05pt solid #d9d9d9" fo:border-right="0.05pt solid #d9d9d9" fo:border-top="0.05pt solid #d9d9d9" fo:border-bottom="none">
        <style:background-image/>
      </style:table-cell-properties>
    </style:style>
    <style:style style:name="Table41.B1" style:family="table-cell">
      <style:table-cell-properties style:vertical-align="middle" fo:padding-left="0.0799in" fo:padding-right="0.0799in" fo:padding-top="0.0194in" fo:padding-bottom="0in" fo:border-left="0.05pt solid #d9d9d9" fo:border-right="0.05pt solid #d9d9d9" fo:border-top="0.05pt solid #d9d9d9" fo:border-bottom="none"/>
    </style:style>
    <style:style style:name="Table41.D1" style:family="table-cell">
      <style:table-cell-properties style:vertical-align="middle" fo:padding-left="0.0799in" fo:padding-right="0.0799in" fo:padding-top="0.0194in" fo:padding-bottom="0in" fo:border-left="0.05pt solid #d9d9d9" fo:border-right="0.05pt solid #d9d9d9" fo:border-top="0.05pt solid #d9d9d9" fo:border-bottom="none"/>
    </style:style>
    <style:style style:name="Table41.A2" style:family="table-cell">
      <style:table-cell-properties style:vertical-align="middle" fo:background-color="transparent" fo:padding-left="0.0799in" fo:padding-right="0.0799in" fo:padding-top="0in" fo:padding-bottom="0.0194in" fo:border-left="0.05pt solid #d9d9d9" fo:border-right="0.05pt solid #d9d9d9" fo:border-top="none" fo:border-bottom="0.05pt solid #d9d9d9">
        <style:background-image/>
      </style:table-cell-properties>
    </style:style>
    <style:style style:name="Table41.B2" style:family="table-cell">
      <style:table-cell-properties style:vertical-align="middle" fo:padding-left="0.0799in" fo:padding-right="0.0799in" fo:padding-top="0in" fo:padding-bottom="0.0194in" fo:border-left="0.05pt solid #d9d9d9" fo:border-right="0.05pt solid #d9d9d9" fo:border-top="none" fo:border-bottom="0.05pt solid #d9d9d9"/>
    </style:style>
    <style:style style:name="Table41.D2" style:family="table-cell">
      <style:table-cell-properties style:vertical-align="middle" fo:padding-left="0.0799in" fo:padding-right="0.0799in" fo:padding-top="0in" fo:padding-bottom="0.0194in" fo:border-left="0.05pt solid #d9d9d9" fo:border-right="0.05pt solid #d9d9d9" fo:border-top="none" fo:border-bottom="0.05pt solid #d9d9d9"/>
    </style:style>
    <style:style style:name="Table41.A3" style:family="table-cell">
      <style:table-cell-properties style:vertical-align="bottom" fo:background-color="transparent" fo:padding-left="0.0799in" fo:padding-right="0.0799in" fo:padding-top="0.0194in" fo:padding-bottom="0.0194in" fo:border="0.05pt solid #d9d9d9">
        <style:background-image/>
      </style:table-cell-properties>
    </style:style>
    <style:style style:name="Table41.B3" style:family="table-cell">
      <style:table-cell-properties style:vertical-align="bottom" fo:padding-left="0.0799in" fo:padding-right="0.0799in" fo:padding-top="0.0194in" fo:padding-bottom="0.0194in" fo:border="0.05pt solid #d9d9d9"/>
    </style:style>
    <style:style style:name="Table41.D3" style:family="table-cell">
      <style:table-cell-properties style:vertical-align="bottom" fo:padding-left="0.0799in" fo:padding-right="0.0799in" fo:padding-top="0.0194in" fo:padding-bottom="0.0194in" fo:border="0.05pt solid #d9d9d9"/>
    </style:style>
    <style:style style:name="Table41.4" style:family="table-row">
      <style:table-row-properties style:min-row-height="0.8125in"/>
    </style:style>
    <style:style style:name="Table41.B4" style:family="table-cell">
      <style:table-cell-properties style:vertical-align="bottom" fo:padding-left="0.0799in" fo:padding-right="0.0799in" fo:padding-top="0.0194in" fo:padding-bottom="0.0194in" fo:border="0.05pt solid #d9d9d9"/>
    </style:style>
    <style:style style:name="Table41.D4" style:family="table-cell">
      <style:table-cell-properties style:vertical-align="bottom" fo:padding-left="0.0799in" fo:padding-right="0.0799in" fo:padding-top="0.0194in" fo:padding-bottom="0.0194in" fo:border="0.05pt solid #d9d9d9"/>
    </style:style>
    <style:style style:name="Table42" style:family="table">
      <style:table-properties style:width="8.6333in" table:align="left"/>
    </style:style>
    <style:style style:name="Table42.A" style:family="table-column">
      <style:table-column-properties style:column-width="0.4646in"/>
    </style:style>
    <style:style style:name="Table42.B" style:family="table-column">
      <style:table-column-properties style:column-width="1.0417in"/>
    </style:style>
    <style:style style:name="Table42.C" style:family="table-column">
      <style:table-column-properties style:column-width="0.4306in"/>
    </style:style>
    <style:style style:name="Table42.D" style:family="table-column">
      <style:table-column-properties style:column-width="1.1771in"/>
    </style:style>
    <style:style style:name="Table42.E" style:family="table-column">
      <style:table-column-properties style:column-width="0.4424in"/>
    </style:style>
    <style:style style:name="Table42.F" style:family="table-column">
      <style:table-column-properties style:column-width="1.1951in"/>
    </style:style>
    <style:style style:name="Table42.G" style:family="table-column">
      <style:table-column-properties style:column-width="0.4444in"/>
    </style:style>
    <style:style style:name="Table42.H" style:family="table-column">
      <style:table-column-properties style:column-width="0.991in"/>
    </style:style>
    <style:style style:name="Table42.J" style:family="table-column">
      <style:table-column-properties style:column-width="2.0021in"/>
    </style:style>
    <style:style style:name="Table42.1" style:family="table-row">
      <style:table-row-properties style:min-row-height="0.2188in"/>
    </style:style>
    <style:style style:name="Table42.A1" style:family="table-cell">
      <style:table-cell-properties style:vertical-align="bottom" fo:background-color="transparent" fo:padding-left="0in" fo:padding-right="0in" fo:padding-top="0in" fo:padding-bottom="0.0194in" fo:border-left="none" fo:border-right="none" fo:border-top="none" fo:border-bottom="0.05pt solid #f2f2f2">
        <style:background-image/>
      </style:table-cell-properties>
    </style:style>
    <style:style style:name="Table42.2" style:family="table-row">
      <style:table-row-properties style:min-row-height="0.2083in"/>
    </style:style>
    <style:style style:name="Table42.A2" style:family="table-cell">
      <style:table-cell-properties style:vertical-align="bottom" fo:background-color="transparent" fo:padding-left="0in" fo:padding-right="0in" fo:padding-top="0.0194in" fo:padding-bottom="0.0194in" fo:border-left="none" fo:border-right="none" fo:border-top="0.05pt solid #f2f2f2" fo:border-bottom="0.05pt solid #f2f2f2">
        <style:background-image/>
      </style:table-cell-properties>
    </style:style>
    <style:style style:name="Table42.A26" style:family="table-cell">
      <style:table-cell-properties style:vertical-align="bottom" fo:background-color="transparent" fo:padding-left="0in" fo:padding-right="0in" fo:padding-top="0.0194in" fo:padding-bottom="0in" fo:border-left="none" fo:border-right="none" fo:border-top="0.05pt solid #f2f2f2" fo:border-bottom="none">
        <style:background-image/>
      </style:table-cell-properties>
    </style:style>
    <style:style style:name="Table42.I26" style:family="table-cell">
      <style:table-cell-properties style:vertical-align="" fo:background-color="transparent" fo:padding-left="0in" fo:padding-right="0in" fo:padding-top="0.0194in" fo:padding-bottom="0in" fo:border-left="none" fo:border-right="none" fo:border-top="0.05pt solid #f2f2f2" fo:border-bottom="none">
        <style:background-image/>
      </style:table-cell-properties>
    </style:style>
    <style:style style:name="P1" style:family="paragraph" style:parent-style-name="Standard">
      <style:paragraph-properties fo:text-align="center" style:justify-single-word="false"/>
      <style:text-properties style:font-name="sitelen telo" fo:font-size="100pt" style:font-size-asian="87.5pt" style:font-size-complex="100pt"/>
    </style:style>
    <style:style style:name="P2" style:family="paragraph" style:parent-style-name="Standard">
      <style:paragraph-properties fo:text-align="center" style:justify-single-word="false"/>
      <style:text-properties style:font-name="sitelen telo" fo:font-size="100pt" officeooo:paragraph-rsid="000fb10a" style:font-size-asian="87.5pt" style:font-size-complex="100pt"/>
    </style:style>
    <style:style style:name="P3" style:family="paragraph" style:parent-style-name="Standard">
      <style:paragraph-properties fo:text-align="end" style:justify-single-word="false"/>
      <style:text-properties style:font-name="Calibri Light2" fo:font-size="11pt" officeooo:rsid="000fb10a" officeooo:paragraph-rsid="000fb10a" style:font-size-asian="9.60000038146973pt" style:font-size-complex="11pt"/>
    </style:style>
    <style:style style:name="P4" style:family="paragraph" style:parent-style-name="Standard">
      <style:paragraph-properties fo:text-align="end" style:justify-single-word="false"/>
      <style:text-properties style:font-name="Calibri Light2" fo:font-size="11pt" officeooo:rsid="000fb10a" officeooo:paragraph-rsid="00109a6f" style:font-size-asian="9.60000038146973pt" style:font-size-complex="11pt"/>
    </style:style>
    <style:style style:name="P5" style:family="paragraph" style:parent-style-name="Standard">
      <style:paragraph-properties fo:text-align="start" style:justify-single-word="false"/>
      <style:text-properties style:font-name="Calibri Light2" fo:font-size="11pt" officeooo:rsid="000fb10a" officeooo:paragraph-rsid="000fb10a" style:font-size-asian="9.60000038146973pt" style:font-size-complex="11pt"/>
    </style:style>
    <style:style style:name="P6" style:family="paragraph" style:parent-style-name="Standard">
      <style:paragraph-properties fo:text-align="start" style:justify-single-word="false"/>
      <style:text-properties style:font-name="Calibri Light2" fo:font-size="18pt" fo:font-weight="bold" officeooo:rsid="00109a6f" officeooo:paragraph-rsid="00109a6f"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Calibri Light2" fo:font-size="11pt" fo:font-weight="normal" officeooo:rsid="00109a6f" officeooo:paragraph-rsid="00109a6f" style:font-size-asian="9.60000038146973pt" style:font-weight-asian="normal" style:font-size-complex="11pt" style:font-weight-complex="normal"/>
    </style:style>
    <style:style style:name="P8" style:family="paragraph" style:parent-style-name="Standard">
      <style:paragraph-properties fo:text-align="center" style:justify-single-word="false"/>
      <style:text-properties style:font-name="sitelen telo" fo:font-size="20pt" fo:font-weight="normal" officeooo:rsid="00109a6f" officeooo:paragraph-rsid="00109a6f" style:font-size-asian="17.5pt" style:font-weight-asian="normal" style:font-size-complex="20pt" style:font-weight-complex="normal"/>
    </style:style>
    <style:style style:name="P9" style:family="paragraph" style:parent-style-name="Standard">
      <style:paragraph-properties fo:text-align="start" style:justify-single-word="false"/>
      <style:text-properties style:font-name="Calibri Light2" fo:font-size="11pt" fo:font-weight="bold" officeooo:rsid="001272cc" officeooo:paragraph-rsid="001272cc"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style:font-name="Calibri Light2" fo:font-size="11pt" fo:font-weight="normal" officeooo:rsid="001272cc" officeooo:paragraph-rsid="001272cc" style:font-size-asian="9.60000038146973pt" style:font-weight-asian="normal" style:font-size-complex="11pt" style:font-weight-complex="normal"/>
    </style:style>
    <style:style style:name="P11" style:family="paragraph" style:parent-style-name="Table_20_Contents">
      <style:paragraph-properties fo:text-align="center" style:justify-single-word="false"/>
      <style:text-properties style:font-name="Calibri Light2" fo:font-size="11pt" officeooo:rsid="00132d54" officeooo:paragraph-rsid="00132d54" style:font-size-asian="9.60000038146973pt" style:font-size-complex="11pt"/>
    </style:style>
    <style:style style:name="P12" style:family="paragraph" style:parent-style-name="Table_20_Contents">
      <style:paragraph-properties fo:text-align="center" style:justify-single-word="false"/>
      <style:text-properties style:font-name="sitelen telo" fo:font-size="30pt" style:font-size-asian="30pt" style:font-size-complex="30pt"/>
    </style:style>
    <style:style style:name="P13" style:family="paragraph" style:parent-style-name="Table_20_Contents">
      <style:paragraph-properties fo:text-align="start" style:justify-single-word="false"/>
      <style:text-properties style:font-name="Calibri Light2" fo:font-size="11pt" officeooo:rsid="00132d54" officeooo:paragraph-rsid="00132d54" style:font-size-asian="9.60000038146973pt" style:font-size-complex="11pt"/>
    </style:style>
    <style:style style:name="P14" style:family="paragraph" style:parent-style-name="Standard">
      <style:paragraph-properties fo:text-align="start" style:justify-single-word="false"/>
      <style:text-properties style:font-name="Calibri Light2" fo:font-size="11pt" fo:font-weight="bold" officeooo:rsid="0013d019" officeooo:paragraph-rsid="0013d019"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style:font-name="Calibri Light2" fo:font-size="11pt" fo:font-weight="normal" officeooo:rsid="0013d019" officeooo:paragraph-rsid="0013d019" style:font-size-asian="9.60000038146973pt" style:font-weight-asian="normal" style:font-size-complex="11pt" style:font-weight-complex="normal"/>
    </style:style>
    <style:style style:name="P16" style:family="paragraph" style:parent-style-name="Table_20_Contents">
      <style:paragraph-properties fo:text-align="center" style:justify-single-word="false" style:writing-mode="lr-tb"/>
      <style:text-properties style:font-name="Calibri Light2" fo:font-size="11pt" officeooo:rsid="0013d019" officeooo:paragraph-rsid="0013d019" fo:background-color="transparent" style:font-size-asian="9.60000038146973pt" style:font-size-complex="11pt"/>
    </style:style>
    <style:style style:name="P17" style:family="paragraph" style:parent-style-name="Table_20_Contents">
      <style:paragraph-properties fo:text-align="center" style:justify-single-word="false" style:writing-mode="lr-tb"/>
      <style:text-properties style:font-name="Calibri Light2" fo:font-size="11pt" officeooo:rsid="00167cbc" officeooo:paragraph-rsid="00167cbc" fo:background-color="transparent" style:font-size-asian="9.60000038146973pt" style:font-size-complex="11pt"/>
    </style:style>
    <style:style style:name="P18" style:family="paragraph" style:parent-style-name="Table_20_Contents">
      <style:paragraph-properties fo:text-align="center" style:justify-single-word="false"/>
      <style:text-properties style:font-name="Calibri Light2" fo:font-size="11pt" officeooo:rsid="001835ec" officeooo:paragraph-rsid="001835ec" fo:background-color="transparent" style:font-size-asian="9.60000038146973pt" style:font-size-complex="11pt"/>
    </style:style>
    <style:style style:name="P19" style:family="paragraph" style:parent-style-name="Standard">
      <style:paragraph-properties fo:text-align="start" style:justify-single-word="false"/>
      <style:text-properties style:font-name="Calibri Light2" fo:font-size="18pt" fo:font-weight="bold" officeooo:rsid="001b60c8" officeooo:paragraph-rsid="001b60c8" style:font-size-asian="15.75pt" style:font-weight-asian="bold" style:font-size-complex="18pt" style:font-weight-complex="bold"/>
    </style:style>
    <style:style style:name="P20" style:family="paragraph" style:parent-style-name="Table_20_Contents">
      <style:paragraph-properties fo:text-align="center" style:justify-single-word="false"/>
      <style:text-properties style:font-name="Calibri Light2" fo:font-size="11pt" officeooo:rsid="001b60c8" officeooo:paragraph-rsid="001b60c8" style:font-size-asian="11pt" style:font-size-complex="11pt"/>
    </style:style>
    <style:style style:name="P21" style:family="paragraph" style:parent-style-name="Table_20_Contents">
      <style:paragraph-properties fo:text-align="center" style:justify-single-word="false"/>
      <style:text-properties style:font-name="Calibri Light2" fo:font-size="11pt" officeooo:rsid="001d2f6a" officeooo:paragraph-rsid="001d2f6a" style:font-size-asian="11pt" style:font-size-complex="11pt"/>
    </style:style>
    <style:style style:name="P22" style:family="paragraph" style:parent-style-name="Table_20_Contents">
      <style:paragraph-properties fo:text-align="center" style:justify-single-word="false"/>
      <style:text-properties style:font-name="sitelen telo" fo:font-size="30pt" officeooo:rsid="001d2f6a" officeooo:paragraph-rsid="001d2f6a" style:font-size-asian="30pt" style:font-size-complex="30pt"/>
    </style:style>
    <style:style style:name="P23" style:family="paragraph" style:parent-style-name="Table_20_Contents">
      <style:paragraph-properties fo:text-align="center" style:justify-single-word="false"/>
      <style:text-properties style:font-name="Calibri Light2" fo:font-size="11pt" style:font-size-asian="11pt" style:font-size-complex="11pt"/>
    </style:style>
    <style:style style:name="P24" style:family="paragraph" style:parent-style-name="Standard">
      <style:paragraph-properties fo:text-align="start" style:justify-single-word="false"/>
      <style:text-properties style:font-name="Calibri Light2" fo:font-size="11pt" fo:font-weight="normal" officeooo:rsid="0020059e" officeooo:paragraph-rsid="0020059e" style:font-size-asian="9.60000038146973pt" style:font-weight-asian="normal" style:font-size-complex="11pt" style:font-weight-complex="normal"/>
    </style:style>
    <style:style style:name="P25" style:family="paragraph" style:parent-style-name="Table_20_Contents">
      <style:paragraph-properties fo:text-align="center" style:justify-single-word="false"/>
      <style:text-properties style:font-name="Calibri Light2" fo:font-size="11pt" officeooo:rsid="0020059e" officeooo:paragraph-rsid="0020059e" style:font-size-asian="9.60000038146973pt" style:font-size-complex="11pt"/>
    </style:style>
    <style:style style:name="P26" style:family="paragraph" style:parent-style-name="Table_20_Contents">
      <style:paragraph-properties fo:text-align="center" style:justify-single-word="false"/>
      <style:text-properties style:font-name="Calibri Light2" fo:font-size="11pt" fo:font-style="italic" officeooo:rsid="0020059e" officeooo:paragraph-rsid="0020059e" style:font-size-asian="9.60000038146973pt" style:font-style-asian="italic" style:font-size-complex="11pt" style:font-style-complex="italic"/>
    </style:style>
    <style:style style:name="P27" style:family="paragraph" style:parent-style-name="Table_20_Contents">
      <style:paragraph-properties fo:text-align="center" style:justify-single-word="false"/>
      <style:text-properties style:font-name="Calibri Light2" fo:font-size="11pt" style:font-size-asian="9.60000038146973pt" style:font-size-complex="11pt"/>
    </style:style>
    <style:style style:name="P28" style:family="paragraph" style:parent-style-name="Table_20_Contents">
      <style:paragraph-properties fo:text-align="center" style:justify-single-word="false"/>
      <style:text-properties style:font-name="sitelen telo" fo:font-size="30pt" officeooo:rsid="0020059e" officeooo:paragraph-rsid="0020059e" style:font-size-asian="30pt" style:font-size-complex="30pt"/>
    </style:style>
    <style:style style:name="P29" style:family="paragraph" style:parent-style-name="Standard">
      <style:paragraph-properties fo:text-align="start" style:justify-single-word="false"/>
      <style:text-properties style:font-name="Calibri Light2" fo:font-size="18pt" fo:font-weight="bold" officeooo:rsid="0022804b" officeooo:paragraph-rsid="0022804b" style:font-size-asian="15.75pt" style:font-weight-asian="bold" style:font-size-complex="18pt" style:font-weight-complex="bold"/>
    </style:style>
    <style:style style:name="P30" style:family="paragraph" style:parent-style-name="Standard">
      <style:paragraph-properties fo:text-align="start" style:justify-single-word="false"/>
      <style:text-properties style:font-name="Calibri Light2" fo:font-size="11pt" fo:font-weight="normal" officeooo:rsid="0022804b" officeooo:paragraph-rsid="0022804b" style:font-size-asian="9.60000038146973pt" style:font-weight-asian="normal" style:font-size-complex="11pt" style:font-weight-complex="normal"/>
    </style:style>
    <style:style style:name="P31" style:family="paragraph" style:parent-style-name="Text_20_body">
      <style:paragraph-properties fo:text-align="start" style:justify-single-word="false"/>
      <style:text-properties style:font-name="Calibri Light4" fo:font-size="11pt" fo:font-weight="bold" officeooo:rsid="0022804b" officeooo:paragraph-rsid="0022804b" style:font-size-asian="9.60000038146973pt" style:font-weight-asian="normal" style:font-size-complex="11pt" style:font-weight-complex="normal" loext:padding="0in" loext:border="none"/>
    </style:style>
    <style:style style:name="P32"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1pt" officeooo:rsid="0022804b" style:font-size-asian="9.60000038146973pt" style:font-size-complex="11pt" loext:padding="0in" loext:border="none"/>
    </style:style>
    <style:style style:name="P33" style:family="paragraph" style:parent-style-name="Text_20_body" style:list-style-name="L1">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22804b" style:font-size-asian="9.60000038146973pt" style:font-size-complex="11pt" loext:padding="0in" loext:border="none"/>
    </style:style>
    <style:style style:name="P34"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alibri Light4" fo:font-size="11pt" officeooo:rsid="0022804b" style:font-size-asian="9.60000038146973pt" style:font-size-complex="11pt"/>
    </style:style>
    <style:style style:name="P35" style:family="paragraph" style:parent-style-name="Table_20_Contents">
      <loext:graphic-properties draw:fill="solid" draw:fill-color="#ffffff" draw:opacity="100%"/>
      <style:paragraph-properties fo:margin-left="0in" fo:margin-right="0in" fo:margin-top="0in" fo:margin-bottom="0in" style:contextual-spacing="false" fo:line-height="100%" fo:text-align="center" style:justify-single-word="false" fo:text-indent="0in" style:auto-text-indent="false" fo:background-color="#ffffff"/>
      <style:text-properties style:font-name="sitelen telo2" fo:font-size="30pt" officeooo:rsid="0022804b" style:font-size-asian="9.60000038146973pt" style:font-size-complex="11pt" loext:padding="0in" loext:border="none"/>
    </style:style>
    <style:style style:name="P36" style:family="paragraph" style:parent-style-name="Table_20_Contents">
      <style:paragraph-properties fo:margin-left="0in" fo:margin-right="0in" fo:margin-top="0in" fo:margin-bottom="0in" style:contextual-spacing="false" fo:line-height="100%" fo:text-indent="0in" style:auto-text-indent="false"/>
      <style:text-properties style:font-name="Calibri Light4" fo:font-size="11pt" officeooo:rsid="0022804b" style:font-size-asian="9.60000038146973pt" style:font-size-complex="11pt"/>
    </style:style>
    <style:style style:name="P37" style:family="paragraph" style:parent-style-name="Table_20_Contents">
      <style:paragraph-properties fo:margin-left="0in" fo:margin-right="0in" fo:margin-top="0in" fo:margin-bottom="0in" style:contextual-spacing="false" fo:line-height="100%" fo:text-indent="0in" style:auto-text-indent="false"/>
      <style:text-properties style:font-name="Calibri Light2" fo:font-size="11pt" officeooo:rsid="0022804b" style:font-size-asian="9.60000038146973pt" style:font-size-complex="11pt"/>
    </style:style>
    <style:style style:name="P38" style:family="paragraph" style:parent-style-name="Table_20_Contents">
      <style:paragraph-properties fo:margin-top="0in" fo:margin-bottom="0in" style:contextual-spacing="false" fo:line-height="100%"/>
      <style:text-properties style:font-name="Calibri Light2" fo:font-size="11pt" officeooo:rsid="0022804b" style:font-size-asian="9.60000038146973pt" style:font-size-complex="11pt"/>
    </style:style>
    <style:style style:name="P39"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22804b" style:font-size-asian="9.60000038146973pt" style:font-size-complex="11pt"/>
    </style:style>
    <style:style style:name="P40"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22804b" style:font-size-asian="9.60000038146973pt" style:font-size-complex="11pt" loext:padding="0in" loext:border="none"/>
    </style:style>
    <style:style style:name="P41"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officeooo:rsid="0022804b" style:font-size-asian="9.60000038146973pt" style:font-size-complex="11pt" loext:padding="0in" loext:border="none"/>
    </style:style>
    <style:style style:name="P42"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2" fo:font-size="11pt" officeooo:rsid="0022804b" style:font-size-asian="9.60000038146973pt" style:font-size-complex="11pt"/>
    </style:style>
    <style:style style:name="P43"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sitelen telo2" fo:font-size="30pt" officeooo:rsid="0022804b" style:font-size-asian="9.60000038146973pt" style:font-size-complex="11pt" loext:padding="0in" loext:border="none"/>
    </style:style>
    <style:style style:name="P44"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Calibri Light2" fo:font-size="11pt" officeooo:rsid="0022804b" style:font-size-asian="9.60000038146973pt" style:font-size-complex="11pt"/>
    </style:style>
    <style:style style:name="P45" style:family="paragraph" style:parent-style-name="Table_20_Contents">
      <style:paragraph-properties fo:margin-left="0in" fo:margin-right="0in" fo:margin-top="0in" fo:margin-bottom="0in" style:contextual-spacing="false" fo:text-indent="0in" style:auto-text-indent="false"/>
      <style:text-properties style:font-name="Calibri Light4" fo:font-size="11pt" officeooo:rsid="0022804b" style:font-size-asian="9.60000038146973pt" style:font-size-complex="11pt" loext:padding="0in" loext:border="none"/>
    </style:style>
    <style:style style:name="P46" style:family="paragraph" style:parent-style-name="Table_20_Contents">
      <style:paragraph-properties fo:margin-left="0in" fo:margin-right="0in" fo:margin-top="0in" fo:margin-bottom="0in" style:contextual-spacing="false" fo:text-indent="0in" style:auto-text-indent="false"/>
      <style:text-properties style:font-name="Calibri Light2" fo:font-size="11pt" officeooo:rsid="0022804b" style:font-size-asian="9.60000038146973pt" style:font-size-complex="11pt"/>
    </style:style>
    <style:style style:name="P47" style:family="paragraph" style:parent-style-name="Table_20_Contents">
      <style:paragraph-properties fo:margin-top="0in" fo:margin-bottom="0in" style:contextual-spacing="false"/>
      <style:text-properties style:font-name="Calibri Light2" fo:font-size="11pt" officeooo:rsid="0022804b" style:font-size-asian="9.60000038146973pt" style:font-size-complex="11pt"/>
    </style:style>
    <style:style style:name="P4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22804b" style:font-size-asian="9.60000038146973pt" style:font-size-complex="11pt" loext:padding="0in" loext:border="none"/>
    </style:style>
    <style:style style:name="P49"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officeooo:rsid="0022804b" style:font-size-asian="9.60000038146973pt" style:font-size-complex="11pt"/>
    </style:style>
    <style:style style:name="P50"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style:text-underline-style="solid" style:text-underline-width="auto" style:text-underline-color="font-color" officeooo:rsid="0022804b" style:font-size-asian="9.60000038146973pt" style:font-size-complex="11pt" loext:padding="0in" loext:border="none"/>
    </style:style>
    <style:style style:name="P51" style:family="paragraph" style:parent-style-name="Table_20_Contents">
      <style:paragraph-properties fo:margin-left="0in" fo:margin-right="0in" fo:margin-top="0in" fo:margin-bottom="0.1965in" style:contextual-spacing="false" fo:line-height="100%" fo:text-indent="0in" style:auto-text-indent="false"/>
      <style:text-properties style:font-name="Calibri Light4" fo:font-size="11pt" officeooo:rsid="0022804b" style:font-size-asian="9.60000038146973pt" style:font-size-complex="11pt" loext:padding="0in" loext:border="none"/>
    </style:style>
    <style:style style:name="P52" style:family="paragraph" style:parent-style-name="Table_20_Contents">
      <style:paragraph-properties fo:margin-left="0in" fo:margin-right="0in" fo:margin-top="0in" fo:margin-bottom="0.1965in" style:contextual-spacing="false" fo:line-height="100%" fo:text-indent="0in" style:auto-text-indent="false"/>
      <style:text-properties style:font-name="Calibri Light3" fo:font-size="11pt" officeooo:rsid="0022804b" style:font-size-asian="9.60000038146973pt" style:font-size-complex="11pt"/>
    </style:style>
    <style:style style:name="P53" style:family="paragraph" style:parent-style-name="Table_20_Contents">
      <style:paragraph-properties fo:margin-left="0in" fo:margin-right="0in" fo:margin-top="0in" fo:margin-bottom="0.1965in" style:contextual-spacing="false" fo:line-height="100%" fo:text-indent="0in" style:auto-text-indent="false"/>
      <style:text-properties style:font-name="Calibri Light2" fo:font-size="11pt" officeooo:rsid="0022804b" style:font-size-asian="9.60000038146973pt" style:font-size-complex="11pt" loext:padding="0in" loext:border="none"/>
    </style:style>
    <style:style style:name="P54" style:family="paragraph" style:parent-style-name="Table_20_Contents">
      <style:paragraph-properties fo:margin-top="0in" fo:margin-bottom="0.1965in" style:contextual-spacing="false" fo:line-height="100%"/>
      <style:text-properties style:font-name="Calibri Light2" fo:font-size="11pt" officeooo:rsid="0022804b" style:font-size-asian="9.60000038146973pt" style:font-size-complex="11pt"/>
    </style:style>
    <style:style style:name="P55" style:family="paragraph" style:parent-style-name="Text_20_body">
      <style:paragraph-properties fo:margin-left="0in" fo:margin-right="0in" fo:margin-top="0in" fo:margin-bottom="0in" style:contextual-spacing="false" fo:line-height="120%" fo:text-indent="0in" style:auto-text-indent="false"/>
      <style:text-properties style:font-name="Calibri Light4" fo:font-size="11pt" fo:font-weight="bold" officeooo:rsid="0022804b" style:font-size-asian="9.60000038146973pt" style:font-size-complex="11pt" loext:padding="0in" loext:border="none"/>
    </style:style>
    <style:style style:name="P56" style:family="paragraph" style:parent-style-name="Text_20_body">
      <style:paragraph-properties fo:margin-left="0in" fo:margin-right="0in" fo:margin-top="0in" fo:margin-bottom="0in" style:contextual-spacing="false" fo:line-height="120%" fo:text-indent="0in" style:auto-text-indent="false" fo:break-before="page"/>
      <style:text-properties style:font-name="Calibri Light4" fo:font-size="11pt" fo:font-weight="bold" officeooo:rsid="0022804b" style:font-size-asian="9.60000038146973pt" style:font-size-complex="11pt" loext:padding="0in" loext:border="none"/>
    </style:style>
    <style:style style:name="P57"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3" fo:font-size="11pt" officeooo:rsid="0022804b" style:font-size-asian="9.60000038146973pt" style:font-size-complex="11pt"/>
    </style:style>
    <style:style style:name="P58"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3" fo:font-size="11pt" style:text-underline-style="solid" style:text-underline-width="auto" style:text-underline-color="font-color" officeooo:rsid="0022804b" style:font-size-asian="9.60000038146973pt" style:font-size-complex="11pt"/>
    </style:style>
    <style:style style:name="P59" style:family="paragraph" style:parent-style-name="Table_20_Contents">
      <style:paragraph-properties fo:margin-left="0in" fo:margin-right="0in" fo:margin-top="0in" fo:margin-bottom="0in" style:contextual-spacing="false" fo:text-indent="0in" style:auto-text-indent="false"/>
      <style:text-properties style:font-name="Calibri Light3" fo:font-size="11pt" fo:font-style="italic" officeooo:rsid="0022804b" style:font-size-asian="9.60000038146973pt" style:font-size-complex="11pt"/>
    </style:style>
    <style:style style:name="P60" style:family="paragraph" style:parent-style-name="Table_20_Contents">
      <style:paragraph-properties fo:margin-top="0in" fo:margin-bottom="0.1965in" style:contextual-spacing="false"/>
      <style:text-properties style:font-name="Calibri Light2" fo:font-size="11pt" officeooo:rsid="0022804b" style:font-size-asian="9.60000038146973pt" style:font-size-complex="11pt"/>
    </style:style>
    <style:style style:name="P61" style:family="paragraph" style:parent-style-name="Text_20_body">
      <style:paragraph-properties fo:margin-left="0in" fo:margin-right="0in" fo:margin-top="0in" fo:margin-bottom="0in" style:contextual-spacing="false" fo:line-height="100%" fo:text-indent="0in" style:auto-text-indent="false"/>
      <style:text-properties style:font-name="Calibri Light2" fo:font-size="11pt" officeooo:rsid="0022804b" style:font-size-asian="9.60000038146973pt" style:font-size-complex="11pt"/>
    </style:style>
    <style:style style:name="P62" style:family="paragraph" style:parent-style-name="Text_20_body">
      <style:paragraph-properties fo:margin-left="0in" fo:margin-right="0in" fo:margin-top="0in" fo:margin-bottom="0in" style:contextual-spacing="false" fo:line-height="100%" fo:text-indent="0in" style:auto-text-indent="false"/>
      <style:text-properties style:font-name="Calibri Light2" fo:font-size="11pt" officeooo:rsid="0022804b" style:font-size-asian="9.60000038146973pt" style:font-size-complex="11pt" loext:padding="0in" loext:border="none"/>
    </style:style>
    <style:style style:name="P63" style:family="paragraph" style:parent-style-name="Text_20_body">
      <style:paragraph-properties fo:margin-left="0in" fo:margin-right="0in" fo:margin-top="0in" fo:margin-bottom="0in" style:contextual-spacing="false" fo:line-height="100%" fo:text-indent="0in" style:auto-text-indent="false"/>
      <style:text-properties style:font-name="Calibri Light4" fo:font-size="11pt" fo:font-weight="bold" officeooo:rsid="0022804b" style:font-size-asian="9.60000038146973pt" style:font-size-complex="11pt" loext:padding="0in" loext:border="none"/>
    </style:style>
    <style:style style:name="P64" style:family="paragraph" style:parent-style-name="Table_20_Contents">
      <style:paragraph-properties fo:margin-left="0in" fo:margin-right="0in" fo:margin-top="0in" fo:margin-bottom="0in" style:contextual-spacing="false" fo:text-indent="0in" style:auto-text-indent="false"/>
      <style:text-properties style:font-name="Calibri Light3" fo:font-size="11pt" officeooo:rsid="0022804b" style:font-size-asian="9.60000038146973pt" style:font-size-complex="11pt"/>
    </style:style>
    <style:style style:name="P65" style:family="paragraph" style:parent-style-name="Text_20_body">
      <style:paragraph-properties fo:margin-left="0in" fo:margin-right="0in" fo:margin-top="0in" fo:margin-bottom="0.1098in" style:contextual-spacing="false" fo:line-height="108%" fo:text-indent="0in" style:auto-text-indent="false"/>
      <style:text-properties style:font-name="Calibri Light2" fo:font-size="11pt" officeooo:rsid="0022804b" style:font-size-asian="9.60000038146973pt" style:font-size-complex="11pt"/>
    </style:style>
    <style:style style:name="P66"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Calibri Light4" fo:font-size="11pt" officeooo:rsid="0022804b" style:font-size-asian="9.60000038146973pt" style:font-size-complex="11pt" loext:padding="0in" loext:border="none"/>
    </style:style>
    <style:style style:name="P67" style:family="paragraph" style:parent-style-name="Table_20_Contents">
      <style:paragraph-properties fo:margin-top="0in" fo:margin-bottom="0in" style:contextual-spacing="false"/>
      <style:text-properties style:font-name="Calibri Light3" fo:font-size="11pt" officeooo:rsid="0022804b" style:font-size-asian="9.60000038146973pt" style:font-size-complex="11pt"/>
    </style:style>
    <style:style style:name="P68" style:family="paragraph" style:parent-style-name="Text_20_body">
      <style:paragraph-properties fo:margin-left="0in" fo:margin-right="0in" fo:margin-top="0in" fo:margin-bottom="0in" style:contextual-spacing="false" fo:line-height="120%" fo:text-indent="0in" style:auto-text-indent="false"/>
      <style:text-properties style:font-name="Calibri Light2" fo:font-size="11pt" officeooo:rsid="0022804b" style:font-size-asian="9.60000038146973pt" style:font-size-complex="11pt"/>
    </style:style>
    <style:style style:name="P69"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4" fo:font-size="11pt" style:text-underline-style="solid" style:text-underline-width="auto" style:text-underline-color="font-color" officeooo:rsid="0022804b" style:font-size-asian="9.60000038146973pt" style:font-size-complex="11pt"/>
    </style:style>
    <style:style style:name="P70" style:family="paragraph" style:parent-style-name="Table_20_Contents">
      <style:paragraph-properties fo:margin-top="0in" fo:margin-bottom="0in" style:contextual-spacing="false"/>
      <style:text-properties style:font-name="Calibri Light4" fo:font-size="11pt" officeooo:rsid="0022804b" style:font-size-asian="9.60000038146973pt" style:font-size-complex="11pt"/>
    </style:style>
    <style:style style:name="P71" style:family="paragraph" style:parent-style-name="Table_20_Contents">
      <style:paragraph-properties fo:margin-left="0in" fo:margin-right="0in" fo:margin-top="0in" fo:margin-bottom="0in" style:contextual-spacing="false" fo:text-indent="0in" style:auto-text-indent="false"/>
      <style:text-properties style:font-name="Calibri Light4" fo:font-size="11pt" officeooo:rsid="0022804b" style:font-size-asian="9.60000038146973pt" style:font-size-complex="11pt"/>
    </style:style>
    <style:style style:name="P72" style:family="paragraph" style:parent-style-name="Text_20_body">
      <style:paragraph-properties fo:margin-left="0in" fo:margin-right="0in" fo:margin-top="0in" fo:margin-bottom="0in" style:contextual-spacing="false" fo:line-height="120%" fo:text-indent="0in" style:auto-text-indent="false"/>
      <style:text-properties style:font-name="Calibri Light4" fo:font-size="11pt" officeooo:rsid="0022804b" style:font-size-asian="9.60000038146973pt" style:font-size-complex="11pt" loext:padding="0in" loext:border="none"/>
    </style:style>
    <style:style style:name="P73"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reak-before="page" fo:background-color="#ffffff"/>
      <style:text-properties style:font-name="Calibri Light2" fo:font-size="11pt" officeooo:rsid="0022804b" style:font-size-asian="9.60000038146973pt" style:font-size-complex="11pt"/>
    </style:style>
    <style:style style:name="P74" style:family="paragraph" style:parent-style-name="Text_20_body">
      <style:paragraph-properties fo:margin-left="0in" fo:margin-right="0in" fo:margin-top="0in" fo:margin-bottom="0in" style:contextual-spacing="false" fo:line-height="120%" fo:text-indent="0in" style:auto-text-indent="false"/>
      <style:text-properties style:font-name="Calibri Light4" fo:font-size="11pt" officeooo:rsid="0022804b" style:font-size-asian="9.60000038146973pt" style:font-size-complex="11pt"/>
    </style:style>
    <style:style style:name="P75" style:family="paragraph" style:parent-style-name="Text_20_body">
      <style:paragraph-properties fo:margin-left="0in" fo:margin-right="0in" fo:margin-top="0in" fo:margin-bottom="0.1098in" style:contextual-spacing="false" fo:line-height="108%" fo:text-indent="0in" style:auto-text-indent="false"/>
      <style:text-properties style:font-name="Calibri Light4" fo:font-size="11pt" fo:font-weight="bold" officeooo:rsid="0022804b" style:font-size-asian="9.60000038146973pt" style:font-size-complex="11pt" loext:padding="0in" loext:border="none"/>
    </style:style>
    <style:style style:name="P7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2" fo:font-size="11pt" officeooo:rsid="0022804b" style:font-size-asian="9.60000038146973pt" style:font-size-complex="11pt" loext:padding="0in" loext:border="none"/>
    </style:style>
    <style:style style:name="P77" style:family="paragraph" style:parent-style-name="Table_20_Contents">
      <style:paragraph-properties fo:margin-left="0in" fo:margin-right="0in" fo:margin-top="0in" fo:margin-bottom="0in" style:contextual-spacing="false" fo:text-indent="0in" style:auto-text-indent="false"/>
      <style:text-properties style:font-name="Calibri Light4" fo:font-size="11pt" fo:font-style="italic" officeooo:rsid="0022804b" style:font-size-asian="9.60000038146973pt" style:font-size-complex="11pt"/>
    </style:style>
    <style:style style:name="P78"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1pt" fo:font-weight="bold" officeooo:rsid="0022804b" style:font-size-asian="9.60000038146973pt" style:font-size-complex="11pt" loext:padding="0in" loext:border="none"/>
    </style:style>
    <style:style style:name="P79"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1pt" officeooo:rsid="0022804b" style:font-size-asian="9.60000038146973pt" style:font-size-complex="11pt"/>
    </style:style>
    <style:style style:name="P80" style:family="paragraph" style:parent-style-name="Text_20_body">
      <style:paragraph-properties fo:margin-left="0in" fo:margin-right="0in" fo:margin-top="0in" fo:margin-bottom="0in" style:contextual-spacing="false" fo:line-height="100%" fo:text-indent="0in" style:auto-text-indent="false"/>
      <style:text-properties style:font-name="Calibri Light2" fo:font-size="11pt" fo:font-weight="normal" officeooo:rsid="00257d13" officeooo:paragraph-rsid="00257d13" style:font-size-asian="9.60000038146973pt" style:font-weight-asian="normal" style:font-size-complex="11pt" style:font-weight-complex="normal"/>
    </style:style>
    <style:style style:name="P81" style:family="paragraph" style:parent-style-name="Text_20_body">
      <style:paragraph-properties fo:margin-left="0in" fo:margin-right="0in" fo:margin-top="0in" fo:margin-bottom="0in" style:contextual-spacing="false" fo:line-height="100%" fo:text-indent="0in" style:auto-text-indent="false" fo:break-before="page"/>
      <style:text-properties style:font-name="Calibri Light2" fo:font-size="18pt" fo:font-weight="bold" officeooo:rsid="00257d13" officeooo:paragraph-rsid="00257d13" fo:background-color="transparent" style:font-size-asian="15.75pt" style:font-weight-asian="bold" style:font-size-complex="18pt" style:font-weight-complex="bold"/>
    </style:style>
    <style:style style:name="P82" style:family="paragraph" style:parent-style-name="Table_20_Contents">
      <style:paragraph-properties fo:margin-left="0in" fo:margin-right="0in" fo:margin-top="0in" fo:margin-bottom="0in" style:contextual-spacing="false" fo:text-align="center" style:justify-single-word="false" fo:orphans="2" fo:widows="2" fo:text-indent="0in" style:auto-text-indent="false"/>
      <style:text-properties style:font-name="Calibri Light2" fo:font-size="11pt" officeooo:rsid="00257d13" style:font-size-asian="9.60000038146973pt" style:font-size-complex="11pt"/>
    </style:style>
    <style:style style:name="P83"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 Light2" fo:font-size="11pt" officeooo:rsid="00257d13" style:font-size-asian="9.60000038146973pt" style:font-size-complex="11pt"/>
    </style:style>
    <style:style style:name="P84" style:family="paragraph" style:parent-style-name="Table_20_Contents">
      <style:paragraph-properties fo:margin-left="0in" fo:margin-right="0in" fo:margin-top="0in" fo:margin-bottom="0in" style:contextual-spacing="false" fo:text-align="center" style:justify-single-word="false" fo:orphans="2" fo:widows="2" fo:text-indent="0in" style:auto-text-indent="false"/>
      <style:text-properties style:font-name="Calibri Light3" fo:font-size="11pt" officeooo:rsid="00257d13" style:font-size-asian="9.60000038146973pt" style:font-size-complex="11pt"/>
    </style:style>
    <style:style style:name="P85"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 Light3" fo:font-size="11pt" officeooo:rsid="00257d13" style:font-size-asian="9.60000038146973pt" style:font-size-complex="11pt"/>
    </style:style>
    <style:style style:name="P86" style:family="paragraph" style:parent-style-name="Table_20_Contents">
      <style:paragraph-properties fo:margin-left="0in" fo:margin-right="0in" fo:margin-top="0in" fo:margin-bottom="0in" style:contextual-spacing="false" fo:text-align="center" style:justify-single-word="false" fo:orphans="2" fo:widows="2" fo:text-indent="0in" style:auto-text-indent="false"/>
      <style:text-properties style:font-name="sitelen telo2" fo:font-size="30pt" officeooo:rsid="00257d13" style:font-size-asian="9.60000038146973pt" style:font-size-complex="11pt" loext:padding="0in" loext:border="none"/>
    </style:style>
    <style:style style:name="P87"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2" fo:font-size="11pt" officeooo:rsid="00257d13" style:font-size-asian="9.60000038146973pt" style:font-size-complex="11pt"/>
    </style:style>
    <style:style style:name="P88"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sitelen telo2" fo:font-size="30pt" officeooo:rsid="00257d13" style:font-size-asian="9.60000038146973pt" style:font-size-complex="11pt" loext:padding="0in" loext:border="none"/>
    </style:style>
    <style:style style:name="P89"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Calibri Light4" fo:font-size="11pt" officeooo:rsid="00257d13" style:font-size-asian="9.60000038146973pt" style:font-size-complex="11pt" loext:padding="0in" loext:border="none"/>
    </style:style>
    <style:style style:name="P90" style:family="paragraph" style:parent-style-name="Table_20_Contents">
      <style:paragraph-properties fo:margin-left="0in" fo:margin-right="0in" fo:margin-top="0in" fo:margin-bottom="0in" style:contextual-spacing="false" fo:text-align="start" style:justify-single-word="false" fo:orphans="2" fo:widows="2" fo:text-indent="0in" style:auto-text-indent="false"/>
      <style:text-properties style:font-name="sitelen telo2" fo:font-size="30pt" officeooo:rsid="0030b6c5" officeooo:paragraph-rsid="0030b6c5" style:font-size-asian="9.60000038146973pt" style:font-size-complex="11pt" loext:padding="0in" loext:border="none"/>
    </style:style>
    <style:style style:name="P91" style:family="paragraph" style:parent-style-name="Text_20_body" style:list-style-name="L2">
      <style:paragraph-properties fo:margin-top="0in" fo:margin-bottom="0in" style:contextual-spacing="false" fo:line-height="100%"/>
      <style:text-properties style:font-name="Calibri Light2" fo:font-size="11pt" fo:font-weight="normal" officeooo:rsid="0026f372" officeooo:paragraph-rsid="0026f372" fo:background-color="transparent" style:font-size-asian="9.60000038146973pt" style:font-weight-asian="normal" style:font-size-complex="11pt" style:font-weight-complex="normal"/>
    </style:style>
    <style:style style:name="P92" style:family="paragraph" style:parent-style-name="Text_20_body">
      <style:paragraph-properties fo:margin-top="0in" fo:margin-bottom="0in" style:contextual-spacing="false" fo:line-height="100%"/>
      <style:text-properties style:font-name="Calibri Light2" fo:font-size="11pt" fo:font-weight="normal" officeooo:rsid="002787af" officeooo:paragraph-rsid="002787af" fo:background-color="#ffff00" style:font-size-asian="9.60000038146973pt" style:font-weight-asian="normal" style:font-size-complex="11pt" style:font-weight-complex="normal"/>
    </style:style>
    <style:style style:name="P93" style:family="paragraph" style:parent-style-name="Text_20_body">
      <style:paragraph-properties fo:margin-top="0in" fo:margin-bottom="0in" style:contextual-spacing="false" fo:line-height="100%" fo:break-before="page"/>
      <style:text-properties style:font-name="Calibri Light2" fo:font-size="18pt" fo:font-weight="bold" officeooo:rsid="002787af" officeooo:paragraph-rsid="002787af" style:font-size-asian="15.75pt" style:font-weight-asian="bold" style:font-size-complex="18pt" style:font-weight-complex="bold"/>
    </style:style>
    <style:style style:name="P94" style:family="paragraph" style:parent-style-name="Text_20_body">
      <style:paragraph-properties fo:margin-top="0in" fo:margin-bottom="0in" style:contextual-spacing="false" fo:line-height="100%"/>
      <style:text-properties style:font-name="Calibri Light2" fo:font-size="11pt" fo:font-weight="normal" officeooo:rsid="002787af" officeooo:paragraph-rsid="002787af" style:font-size-asian="9.60000038146973pt" style:font-weight-asian="normal" style:font-size-complex="11pt" style:font-weight-complex="normal"/>
    </style:style>
    <style:style style:name="P95" style:family="paragraph" style:parent-style-name="Text_20_body">
      <style:paragraph-properties fo:margin-top="0in" fo:margin-bottom="0in" style:contextual-spacing="false" fo:line-height="100%"/>
      <style:text-properties style:font-name="Calibri Light2" fo:font-size="11pt" fo:font-weight="normal" officeooo:rsid="00288d43" officeooo:paragraph-rsid="00288d43" style:font-size-asian="9.60000038146973pt" style:font-weight-asian="normal" style:font-size-complex="11pt" style:font-weight-complex="normal"/>
    </style:style>
    <style:style style:name="P96" style:family="paragraph" style:parent-style-name="Text_20_body">
      <style:paragraph-properties fo:margin-top="0in" fo:margin-bottom="0in" style:contextual-spacing="false" fo:line-height="100%"/>
      <style:text-properties style:font-name="Calibri Light2" fo:font-size="11pt" fo:font-style="normal" fo:font-weight="normal" officeooo:rsid="00288d43" officeooo:paragraph-rsid="00288d43" style:font-size-asian="9.60000038146973pt" style:font-style-asian="normal" style:font-weight-asian="normal" style:font-size-complex="11pt" style:font-style-complex="normal" style:font-weight-complex="normal"/>
    </style:style>
    <style:style style:name="P97" style:family="paragraph" style:parent-style-name="Text_20_body">
      <style:paragraph-properties fo:margin-top="0in" fo:margin-bottom="0in" style:contextual-spacing="false" fo:line-height="100%"/>
      <style:text-properties style:font-name="Calibri Light2" fo:font-size="11pt" fo:font-style="normal" fo:font-weight="bold" officeooo:rsid="00288d43" officeooo:paragraph-rsid="00288d43" style:font-size-asian="9.60000038146973pt" style:font-style-asian="normal" style:font-weight-asian="bold" style:font-size-complex="11pt" style:font-style-complex="normal" style:font-weight-complex="bold"/>
    </style:style>
    <style:style style:name="P98" style:family="paragraph" style:parent-style-name="Table_20_Contents">
      <style:paragraph-properties fo:text-align="center" style:justify-single-word="false"/>
      <style:text-properties style:font-name="Calibri Light2" fo:font-size="11pt" officeooo:rsid="0029d8a5" officeooo:paragraph-rsid="0029d8a5" style:font-size-asian="9.60000038146973pt" style:font-size-complex="11pt"/>
    </style:style>
    <style:style style:name="P99" style:family="paragraph" style:parent-style-name="Text_20_body">
      <style:paragraph-properties fo:margin-top="0in" fo:margin-bottom="0in" style:contextual-spacing="false" fo:line-height="100%"/>
      <style:text-properties style:font-name="Calibri Light2" fo:font-size="11pt" fo:font-style="normal" fo:font-weight="bold" officeooo:rsid="0029d8a5" officeooo:paragraph-rsid="0029d8a5" style:font-size-asian="9.60000038146973pt" style:font-style-asian="normal" style:font-weight-asian="bold" style:font-size-complex="11pt" style:font-style-complex="normal" style:font-weight-complex="bold"/>
    </style:style>
    <style:style style:name="P100" style:family="paragraph" style:parent-style-name="Text_20_body">
      <style:paragraph-properties fo:margin-top="0in" fo:margin-bottom="0in" style:contextual-spacing="false" fo:line-height="100%"/>
      <style:text-properties style:font-name="Calibri Light2" fo:font-size="11pt" fo:font-style="normal" fo:font-weight="normal" officeooo:rsid="0029d8a5" officeooo:paragraph-rsid="0029d8a5" style:font-size-asian="9.60000038146973pt" style:font-style-asian="normal" style:font-weight-asian="normal" style:font-size-complex="11pt" style:font-style-complex="normal" style:font-weight-complex="normal"/>
    </style:style>
    <style:style style:name="P101" style:family="paragraph" style:parent-style-name="Text_20_body">
      <style:paragraph-properties fo:margin-top="0in" fo:margin-bottom="0in" style:contextual-spacing="false" fo:line-height="100%" fo:text-align="center" style:justify-single-word="false"/>
      <style:text-properties style:font-name="sitelen telo" fo:font-size="20pt" fo:font-style="normal" fo:font-weight="normal" officeooo:rsid="0029d8a5" officeooo:paragraph-rsid="0029d8a5" style:font-size-asian="17.5pt" style:font-style-asian="normal" style:font-weight-asian="normal" style:font-size-complex="20pt" style:font-style-complex="normal" style:font-weight-complex="normal"/>
    </style:style>
    <style:style style:name="P102"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29d8a5" officeooo:paragraph-rsid="0029d8a5" style:font-size-asian="9.60000038146973pt" style:font-style-asian="normal" style:font-weight-asian="normal" style:font-size-complex="11pt" style:font-style-complex="normal" style:font-weight-complex="normal"/>
    </style:style>
    <style:style style:name="P103"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29d8a5" officeooo:paragraph-rsid="0029d8a5" style:font-size-asian="9.60000038146973pt" style:font-style-asian="normal" style:font-weight-asian="normal" style:font-size-complex="11pt" style:font-style-complex="normal" style:font-weight-complex="normal"/>
    </style:style>
    <style:style style:name="P104"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2f5699" officeooo:paragraph-rsid="002f5699" style:font-size-asian="9.60000038146973pt" style:font-style-asian="normal" style:font-weight-asian="normal" style:font-size-complex="11pt" style:font-style-complex="normal" style:font-weight-complex="normal"/>
    </style:style>
    <style:style style:name="P105"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2f5699" officeooo:paragraph-rsid="002f5699" style:font-size-asian="9.60000038146973pt" style:font-style-asian="normal" style:font-weight-asian="normal" style:font-size-complex="11pt" style:font-style-complex="normal" style:font-weight-complex="normal"/>
    </style:style>
    <style:style style:name="P106" style:family="paragraph" style:parent-style-name="Text_20_body">
      <style:paragraph-properties fo:margin-top="0in" fo:margin-bottom="0in" style:contextual-spacing="false" fo:line-height="100%" fo:text-align="start" style:justify-single-word="false" fo:break-before="page"/>
      <style:text-properties style:font-name="Calibri Light2" fo:font-size="11pt" fo:font-style="normal" fo:font-weight="bold" officeooo:rsid="002fd464" officeooo:paragraph-rsid="002fd464" style:font-size-asian="9.60000038146973pt" style:font-style-asian="normal" style:font-weight-asian="bold" style:font-size-complex="11pt" style:font-style-complex="normal" style:font-weight-complex="bold"/>
    </style:style>
    <style:style style:name="P107"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2fd464" officeooo:paragraph-rsid="002fd464" style:font-size-asian="9.60000038146973pt" style:font-style-asian="normal" style:font-weight-asian="normal" style:font-size-complex="11pt" style:font-style-complex="normal" style:font-weight-complex="normal"/>
    </style:style>
    <style:style style:name="P108"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00029" officeooo:paragraph-rsid="00300029" style:font-size-asian="9.60000038146973pt" style:font-style-asian="normal" style:font-weight-asian="normal" style:font-size-complex="11pt" style:font-style-complex="normal" style:font-weight-complex="normal"/>
    </style:style>
    <style:style style:name="P109"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00029" officeooo:paragraph-rsid="00300029" fo:background-color="#ffff00" style:font-size-asian="9.60000038146973pt" style:font-style-asian="normal" style:font-weight-asian="normal" style:font-size-complex="11pt" style:font-style-complex="normal" style:font-weight-complex="normal"/>
    </style:style>
    <style:style style:name="P110"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300029" officeooo:paragraph-rsid="00300029" fo:background-color="transparent" style:font-size-asian="9.60000038146973pt" style:font-style-asian="normal" style:font-weight-asian="normal" style:font-size-complex="11pt" style:font-style-complex="normal" style:font-weight-complex="normal"/>
    </style:style>
    <style:style style:name="P111" style:family="paragraph" style:parent-style-name="Text_20_body">
      <style:paragraph-properties fo:margin-top="0in" fo:margin-bottom="0in" style:contextual-spacing="false" fo:line-height="100%" fo:text-align="center" style:justify-single-word="false"/>
      <style:text-properties style:font-name="sitelen telo" fo:font-size="20pt" fo:font-style="normal" fo:font-weight="normal" officeooo:rsid="00300029" officeooo:paragraph-rsid="00300029" fo:background-color="transparent" style:font-size-asian="17.5pt" style:font-style-asian="normal" style:font-weight-asian="normal" style:font-size-complex="20pt" style:font-style-complex="normal" style:font-weight-complex="normal"/>
    </style:style>
    <style:style style:name="P112"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00029" officeooo:paragraph-rsid="00300029" fo:background-color="transparent" style:font-size-asian="9.60000038146973pt" style:font-style-asian="normal" style:font-weight-asian="normal" style:font-size-complex="11pt" style:font-style-complex="normal" style:font-weight-complex="normal"/>
    </style:style>
    <style:style style:name="P113"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37231" officeooo:paragraph-rsid="00337231" fo:background-color="transparent" style:font-size-asian="9.60000038146973pt" style:font-style-asian="normal" style:font-weight-asian="normal" style:font-size-complex="11pt" style:font-style-complex="normal" style:font-weight-complex="normal"/>
    </style:style>
    <style:style style:name="P114" style:family="paragraph" style:parent-style-name="Text_20_body">
      <style:paragraph-properties fo:margin-top="0in" fo:margin-bottom="0in" style:contextual-spacing="false" fo:line-height="100%" fo:text-align="center" style:justify-single-word="false"/>
      <style:text-properties style:font-name="Calibri Light2" fo:font-size="11pt" fo:font-style="normal" fo:font-weight="normal" officeooo:rsid="00337231" officeooo:paragraph-rsid="00337231" fo:background-color="transparent" style:font-size-asian="9.60000038146973pt" style:font-style-asian="normal" style:font-weight-asian="normal" style:font-size-complex="11pt" style:font-style-complex="normal" style:font-weight-complex="normal"/>
    </style:style>
    <style:style style:name="P115"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bold" officeooo:rsid="0037a814" officeooo:paragraph-rsid="0037a814" fo:background-color="transparent" style:font-size-asian="9.60000038146973pt" style:font-style-asian="normal" style:font-weight-asian="bold" style:font-size-complex="11pt" style:font-style-complex="normal" style:font-weight-complex="bold"/>
    </style:style>
    <style:style style:name="P116" style:family="paragraph" style:parent-style-name="Text_20_body">
      <style:paragraph-properties fo:margin-top="0in" fo:margin-bottom="0in" style:contextual-spacing="false" fo:line-height="100%" fo:text-align="start" style:justify-single-word="false" fo:break-before="page"/>
      <style:text-properties style:font-name="Calibri Light2" fo:font-size="11pt" fo:font-style="normal" fo:font-weight="bold" officeooo:rsid="0037a814" officeooo:paragraph-rsid="0037a814" fo:background-color="transparent" style:font-size-asian="9.60000038146973pt" style:font-style-asian="normal" style:font-weight-asian="bold" style:font-size-complex="11pt" style:font-style-complex="normal" style:font-weight-complex="bold"/>
    </style:style>
    <style:style style:name="P117" style:family="paragraph" style:parent-style-name="Text_20_body">
      <style:paragraph-properties fo:margin-top="0in" fo:margin-bottom="0in" style:contextual-spacing="false" fo:line-height="100%" fo:text-align="start" style:justify-single-word="false"/>
      <style:text-properties style:font-name="Calibri Light2" fo:font-size="11pt" fo:font-style="normal" fo:font-weight="normal" officeooo:rsid="0037a814" officeooo:paragraph-rsid="0037a814" fo:background-color="transparent" style:font-size-asian="9.60000038146973pt" style:font-style-asian="normal" style:font-weight-asian="normal" style:font-size-complex="11pt" style:font-style-complex="normal" style:font-weight-complex="normal"/>
    </style:style>
    <style:style style:name="P118"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Calibri Light3" fo:font-size="11pt" officeooo:rsid="0037a814" style:font-size-asian="9.60000038146973pt" style:font-size-complex="11pt"/>
    </style:style>
    <style:style style:name="P119"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style:font-name="sitelen telo2" fo:font-size="30pt" officeooo:rsid="0037a814" style:font-size-asian="9.60000038146973pt" style:font-size-complex="11pt" loext:padding="0in" loext:border="none"/>
    </style:style>
    <style:style style:name="P120" style:family="paragraph" style:parent-style-name="Table_20_Contents">
      <style:paragraph-properties fo:margin-left="0in" fo:margin-right="0in" fo:margin-top="0in" fo:margin-bottom="0in" style:contextual-spacing="false" fo:text-indent="0in" style:auto-text-indent="false"/>
      <style:text-properties style:font-name="Calibri Light2" fo:font-size="11pt" officeooo:rsid="0037a814" style:font-size-asian="9.60000038146973pt" style:font-size-complex="11pt"/>
    </style:style>
    <style:style style:name="P121" style:family="paragraph" style:parent-style-name="Table_20_Contents">
      <style:paragraph-properties fo:margin-left="0in" fo:margin-right="0in" fo:margin-top="0in" fo:margin-bottom="0in" style:contextual-spacing="false" fo:text-indent="0in" style:auto-text-indent="false"/>
      <style:text-properties style:font-name="Calibri Light3" fo:font-size="11pt" officeooo:rsid="0037a814" style:font-size-asian="9.60000038146973pt" style:font-size-complex="11pt"/>
    </style:style>
    <style:style style:name="P122"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fo:font-style="normal" fo:font-weight="normal" officeooo:rsid="0037a814" fo:background-color="transparent" style:font-size-asian="9.60000038146973pt" style:font-style-asian="normal" style:font-weight-asian="normal" style:font-size-complex="11pt" style:font-style-complex="normal" style:font-weight-complex="normal"/>
    </style:style>
    <style:style style:name="P123" style:family="paragraph" style:parent-style-name="Table_20_Contents">
      <loext:graphic-properties draw:fill="solid" draw:fill-color="#ffffff"/>
      <style:paragraph-properties fo:margin-left="0in" fo:margin-right="0in" fo:margin-top="0in" fo:margin-bottom="0in" style:contextual-spacing="false" fo:line-height="120%" fo:text-align="center" style:justify-single-word="false" fo:text-indent="0in" style:auto-text-indent="false" fo:background-color="#ffffff"/>
      <style:text-properties style:font-name="Calibri Light3" fo:font-size="11pt" officeooo:rsid="0037a814" style:font-size-asian="9.60000038146973pt" style:font-size-complex="11pt"/>
    </style:style>
    <style:style style:name="P124" style:family="paragraph" style:parent-style-name="Table_20_Contents">
      <loext:graphic-properties draw:fill="solid" draw:fill-color="#ffffff" draw:opacity="100%"/>
      <style:paragraph-properties fo:margin-left="0in" fo:margin-right="0in" fo:margin-top="0in" fo:margin-bottom="0in" style:contextual-spacing="false" fo:line-height="120%" fo:text-align="center" style:justify-single-word="false" fo:text-indent="0in" style:auto-text-indent="false" fo:background-color="#ffffff"/>
      <style:text-properties style:font-name="sitelen telo2" fo:font-size="30pt" officeooo:rsid="0037a814" style:font-size-asian="9.60000038146973pt" style:font-size-complex="11pt" loext:padding="0in" loext:border="none"/>
    </style:style>
    <style:style style:name="P125" style:family="paragraph" style:parent-style-name="Table_20_Contents">
      <loext:graphic-properties draw:fill="solid" draw:fill-color="#ffffff"/>
      <style:paragraph-properties fo:margin-left="0in" fo:margin-right="0in" fo:margin-top="0in" fo:margin-bottom="0in" style:contextual-spacing="false" fo:line-height="120%" fo:text-align="center" style:justify-single-word="false" fo:text-indent="0in" style:auto-text-indent="false" fo:background-color="#ffffff"/>
      <style:text-properties style:font-name="Calibri Light2" fo:font-size="11pt" officeooo:rsid="0037a814" style:font-size-asian="9.60000038146973pt" style:font-size-complex="11pt"/>
    </style:style>
    <style:style style:name="P126" style:family="paragraph" style:parent-style-name="Table_20_Contents">
      <loext:graphic-properties draw:fill="solid" draw:fill-color="#ffffff"/>
      <style:paragraph-properties fo:margin-top="0in" fo:margin-bottom="0in" style:contextual-spacing="false" fo:line-height="120%" fo:text-align="center" style:justify-single-word="false" fo:background-color="#ffffff"/>
      <style:text-properties style:font-name="Calibri Light3" fo:font-size="11pt" officeooo:rsid="0037a814" style:font-size-asian="9.60000038146973pt" style:font-size-complex="11pt"/>
    </style:style>
    <style:style style:name="P127" style:family="paragraph" style:parent-style-name="Heading_20_1">
      <loext:graphic-properties draw:fill="solid" draw:fill-color="#ffffff" draw:opacity="100%"/>
      <style:paragraph-properties fo:margin-left="0in" fo:margin-right="0in" fo:margin-top="0in" fo:margin-bottom="0in" style:contextual-spacing="false" fo:line-height="120%" fo:text-indent="0in" style:auto-text-indent="false" fo:break-before="page" fo:background-color="#ffffff"/>
      <style:text-properties style:font-name="Calibri Light2" fo:font-size="11pt" fo:font-style="normal" fo:font-weight="normal" officeooo:rsid="0037a814" fo:background-color="transparent" style:font-size-asian="9.60000038146973pt" style:font-style-asian="normal" style:font-weight-asian="normal" style:font-size-complex="11pt" style:font-style-complex="normal" style:font-weight-complex="normal"/>
    </style:style>
    <style:style style:name="P12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2" fo:font-size="11pt" officeooo:rsid="0037a814" style:font-size-asian="9.60000038146973pt" style:font-size-complex="11pt"/>
    </style:style>
    <style:style style:name="P129" style:family="paragraph" style:parent-style-name="Text_20_body" style:list-style-name="L3">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30" style:family="paragraph" style:parent-style-name="Text_20_body">
      <loext:graphic-properties draw:fill="solid" draw:fill-color="#ffffff" draw:opacity="100%"/>
      <style:paragraph-properties fo:margin-left="0.5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31" style:family="paragraph" style:parent-style-name="Text_20_body">
      <loext:graphic-properties draw:fill="solid" draw:fill-color="#ffffff" draw:opacity="100%"/>
      <style:paragraph-properties fo:margin-left="0.5in" fo:margin-right="0in" fo:margin-top="0in" fo:margin-bottom="0in" style:contextual-spacing="false" fo:line-height="100%" fo:text-indent="0in" style:auto-text-indent="false" fo:background-color="#ffffff"/>
      <style:text-properties style:font-name="sitelen telo2" fo:font-size="17pt" officeooo:rsid="0037a814" style:font-size-asian="9.60000038146973pt" style:font-size-complex="11pt" loext:padding="0in" loext:border="none"/>
    </style:style>
    <style:style style:name="P132" style:family="paragraph" style:parent-style-name="Text_20_body">
      <loext:graphic-properties draw:fill="solid" draw:fill-color="#ffffff" draw:opacity="100%"/>
      <style:paragraph-properties fo:margin-left="0.5in" fo:margin-right="0in" fo:margin-top="0in" fo:margin-bottom="0in" style:contextual-spacing="false" fo:line-height="100%" fo:text-indent="0in" style:auto-text-indent="false" fo:background-color="#ffffff"/>
      <style:text-properties style:font-name="Calibri Light2" fo:font-size="11pt" officeooo:rsid="0037a814" style:font-size-asian="9.60000038146973pt" style:font-size-complex="11pt"/>
    </style:style>
    <style:style style:name="P133" style:family="paragraph" style:parent-style-name="Text_20_body" style:list-style-name="L4">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34" style:family="paragraph" style:parent-style-name="Text_20_body" style:list-style-name="L5">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35" style:family="paragraph" style:parent-style-name="Text_20_body" style:list-style-name="L6">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36" style:family="paragraph" style:parent-style-name="Text_20_body" style:list-style-name="L7">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37" style:family="paragraph" style:parent-style-name="Text_20_body" style:list-style-name="L8">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38" style:family="paragraph" style:parent-style-name="Text_20_body" style:list-style-name="L9">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39" style:family="paragraph" style:parent-style-name="Text_20_body">
      <loext:graphic-properties draw:fill="solid" draw:fill-color="#ffffff" draw:opacity="100%"/>
      <style:paragraph-properties fo:margin-left="0.25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0" style:family="paragraph" style:parent-style-name="Text_20_body" style:list-style-name="L10">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1" style:family="paragraph" style:parent-style-name="Text_20_body" style:list-style-name="L11">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2" style:family="paragraph" style:parent-style-name="Text_20_body" style:list-style-name="L12">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3" style:family="paragraph" style:parent-style-name="Text_20_body" style:list-style-name="L13">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4" style:family="paragraph" style:parent-style-name="Text_20_body" style:list-style-name="L14">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5" style:family="paragraph" style:parent-style-name="Text_20_body" style:list-style-name="L15">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6" style:family="paragraph" style:parent-style-name="Text_20_body" style:list-style-name="L16">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7" style:family="paragraph" style:parent-style-name="Text_20_body" style:list-style-name="L17">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8" style:family="paragraph" style:parent-style-name="Text_20_body" style:list-style-name="L18">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49" style:family="paragraph" style:parent-style-name="Text_20_body" style:list-style-name="L19">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50" style:family="paragraph" style:parent-style-name="Text_20_body" style:list-style-name="L20">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51" style:family="paragraph" style:parent-style-name="Text_20_body" style:list-style-name="L21">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52" style:family="paragraph" style:parent-style-name="Text_20_body" style:list-style-name="L22">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53" style:family="paragraph" style:parent-style-name="Text_20_body" style:list-style-name="L23">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54" style:family="paragraph" style:parent-style-name="Text_20_body" style:list-style-name="L24">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55" style:family="paragraph" style:parent-style-name="Text_20_body" style:list-style-name="L25">
      <loext:graphic-properties draw:fill="solid" draw:fill-color="#ffffff" draw:opacity="100%"/>
      <style:paragraph-properties fo:margin-left="0in" fo:margin-right="0in" fo:margin-top="0in" fo:margin-bottom="0in" style:contextual-spacing="false" fo:line-height="100%" fo:text-indent="0in" style:auto-text-indent="false" fo:background-color="#ffffff"/>
      <style:text-properties style:font-name="Calibri Light4" fo:font-size="11pt" officeooo:rsid="0037a814" style:font-size-asian="9.60000038146973pt" style:font-size-complex="11pt" loext:padding="0in" loext:border="none"/>
    </style:style>
    <style:style style:name="P156"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4" fo:font-size="18pt" fo:font-style="normal" fo:font-weight="bold" officeooo:rsid="0037a814" fo:background-color="transparent" style:font-size-asian="9.60000038146973pt" style:font-style-asian="normal" style:font-weight-asian="normal" style:font-size-complex="11pt" style:font-style-complex="normal" style:font-weight-complex="normal" loext:padding="0in" loext:border="none"/>
    </style:style>
    <style:style style:name="P157"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fo:font-style="normal" fo:font-weight="normal" officeooo:rsid="0037a814" fo:background-color="transparent" style:font-size-asian="9.60000038146973pt" style:font-style-asian="normal" style:font-weight-asian="normal" style:font-size-complex="11pt" style:font-style-complex="normal" style:font-weight-complex="normal" loext:padding="0in" loext:border="none"/>
    </style:style>
    <style:style style:name="P158"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37a814" style:font-size-asian="9.60000038146973pt" style:font-size-complex="11pt"/>
    </style:style>
    <style:style style:name="P159" style:family="paragraph" style:parent-style-name="Text_20_body">
      <loext:graphic-properties draw:fill="solid" draw:fill-color="#ffffff" draw:opacity="100%"/>
      <style:paragraph-properties fo:margin-left="0in" fo:margin-right="0in" fo:margin-top="0in" fo:margin-bottom="0in" style:contextual-spacing="false" fo:line-height="130%" fo:text-indent="0in" style:auto-text-indent="false" fo:background-color="#ffffff"/>
      <style:text-properties style:font-name="sitelen telo2" fo:font-size="17pt" officeooo:rsid="0037a814" style:font-size-asian="9.60000038146973pt" style:font-size-complex="11pt" loext:padding="0in" loext:border="none"/>
    </style:style>
    <style:style style:name="P160" style:family="paragraph" style:parent-style-name="Text_20_body">
      <loext:graphic-properties draw:fill="solid" draw:fill-color="#ffffff" draw:opacity="100%"/>
      <style:paragraph-properties fo:margin-left="0in" fo:margin-right="0in" fo:margin-top="0in" fo:margin-bottom="0in" style:contextual-spacing="false" fo:line-height="130%" fo:text-indent="0in" style:auto-text-indent="false" fo:background-color="#ffffff"/>
      <style:text-properties style:font-name="Calibri Light2" fo:font-size="11pt" officeooo:rsid="0037a814" style:font-size-asian="9.60000038146973pt" style:font-size-complex="11pt"/>
    </style:style>
    <style:style style:name="P161" style:family="paragraph" style:parent-style-name="Heading_20_3">
      <loext:graphic-properties draw:fill="solid" draw:fill-color="#ffffff" draw:opacity="100%"/>
      <style:paragraph-properties fo:margin-left="0in" fo:margin-right="0in" fo:margin-top="0in" fo:margin-bottom="0in" style:contextual-spacing="false" fo:line-height="100%" fo:text-indent="0in" style:auto-text-indent="false" fo:break-before="page" fo:background-color="#ffffff"/>
      <style:text-properties fo:color="#000000" loext:opacity="100%" style:font-name="Calibri Light2" fo:font-size="18pt" fo:font-style="normal" fo:font-weight="bold" officeooo:rsid="0037a814" fo:background-color="transparent" style:font-size-asian="9.60000038146973pt" style:font-style-asian="normal" style:font-weight-asian="normal" style:font-size-complex="11pt" style:font-style-complex="normal" style:font-weight-complex="normal" loext:padding="0in" loext:border="none"/>
    </style:style>
    <style:style style:name="P162" style:family="paragraph" style:parent-style-name="Text_20_body">
      <loext:graphic-properties draw:fill="solid" draw:fill-color="#ffffff"/>
      <style:paragraph-properties fo:margin-left="0in" fo:margin-right="0in" fo:margin-top="0in" fo:margin-bottom="0in" style:contextual-spacing="false" fo:line-height="108%" fo:text-indent="0in" style:auto-text-indent="false" fo:background-color="#ffffff"/>
      <style:text-properties style:font-name="Calibri Light4" fo:font-size="11pt" officeooo:rsid="0037a814" style:font-size-asian="9.60000038146973pt" style:font-size-complex="11pt" loext:padding="0in" loext:border="none"/>
    </style:style>
    <style:style style:name="P163" style:family="paragraph" style:parent-style-name="Text_20_body">
      <loext:graphic-properties draw:fill="solid" draw:fill-color="#ffffff"/>
      <style:paragraph-properties fo:margin-left="0in" fo:margin-right="0in" fo:margin-top="0in" fo:margin-bottom="0in" style:contextual-spacing="false" fo:line-height="108%" fo:text-indent="0in" style:auto-text-indent="false" fo:background-color="#ffffff"/>
      <style:text-properties style:font-name="Calibri Light2" fo:font-size="11pt" officeooo:rsid="0037a814" style:font-size-asian="9.60000038146973pt" style:font-size-complex="11pt"/>
    </style:style>
    <style:style style:name="P164" style:family="paragraph" style:parent-style-name="Table_20_Contents">
      <loext:graphic-properties draw:fill="solid" draw:fill-color="#ffffff"/>
      <style:paragraph-properties fo:margin-left="0in" fo:margin-right="0in" fo:margin-top="0in" fo:margin-bottom="0in" style:contextual-spacing="false" fo:line-height="120%" fo:text-align="end" style:justify-single-word="false" fo:text-indent="0in" style:auto-text-indent="false" fo:background-color="#ffffff"/>
      <style:text-properties style:font-name="sitelen telo2" fo:font-size="22pt" officeooo:rsid="0037a814" style:font-size-asian="9.60000038146973pt" style:font-size-complex="11pt" loext:padding="0in" loext:border="none"/>
    </style:style>
    <style:style style:name="P165" style:family="paragraph" style:parent-style-name="Table_20_Contents">
      <loext:graphic-properties draw:fill="solid" draw:fill-color="#ffffff"/>
      <style:paragraph-properties fo:margin-left="0in" fo:margin-right="0in" fo:margin-top="0in" fo:margin-bottom="0in" style:contextual-spacing="false" fo:line-height="120%" fo:text-indent="0in" style:auto-text-indent="false" fo:background-color="#ffffff"/>
      <style:text-properties style:font-name="linja pona" fo:font-size="22pt" officeooo:rsid="0037a814" style:font-size-asian="9.60000038146973pt" style:font-size-complex="11pt" loext:padding="0in" loext:border="none"/>
    </style:style>
    <style:style style:name="P166" style:family="paragraph" style:parent-style-name="Table_20_Contents">
      <loext:graphic-properties draw:fill="solid" draw:fill-color="#ffffff"/>
      <style:paragraph-properties fo:margin-left="0in" fo:margin-right="0in" fo:margin-top="0in" fo:margin-bottom="0in" style:contextual-spacing="false" fo:line-height="120%" fo:text-indent="0in" style:auto-text-indent="false" fo:background-color="#ffffff"/>
      <style:text-properties style:font-name="linja pona1" fo:font-size="22pt" officeooo:rsid="0037a814" style:font-size-asian="9.60000038146973pt" style:font-size-complex="11pt" loext:padding="0in" loext:border="none"/>
    </style:style>
    <style:style style:name="P167" style:family="paragraph" style:parent-style-name="Table_20_Contents">
      <loext:graphic-properties draw:fill="solid" draw:fill-color="#ffffff"/>
      <style:paragraph-properties fo:margin-left="0in" fo:margin-right="0in" fo:margin-top="0in" fo:margin-bottom="0in" style:contextual-spacing="false" fo:line-height="120%" fo:text-indent="0in" style:auto-text-indent="false" fo:background-color="#ffffff"/>
      <style:text-properties style:font-name="linja pona" fo:font-size="22pt" officeooo:rsid="003c13c6" officeooo:paragraph-rsid="003c13c6" style:font-size-asian="9.60000038146973pt" style:font-size-complex="11pt" loext:padding="0in" loext:border="none"/>
    </style:style>
    <style:style style:name="P168" style:family="paragraph" style:parent-style-name="Table_20_Contents">
      <loext:graphic-properties draw:fill="solid" draw:fill-color="#ffffff"/>
      <style:paragraph-properties fo:margin-left="0in" fo:margin-right="0in" fo:margin-top="0in" fo:margin-bottom="0in" style:contextual-spacing="false" fo:line-height="120%" fo:text-align="end" style:justify-single-word="false" fo:text-indent="0in" style:auto-text-indent="false" fo:background-color="#ffffff"/>
      <style:text-properties style:font-name="sitelen telo2" fo:font-size="22pt" officeooo:rsid="003e7400" officeooo:paragraph-rsid="003e7400" style:font-size-asian="9.60000038146973pt" style:font-size-complex="11pt" loext:padding="0in" loext:border="none"/>
    </style:style>
    <style:style style:name="P169" style:family="paragraph" style:parent-style-name="Text_20_body">
      <style:paragraph-properties fo:margin-top="0in" fo:margin-bottom="0in" style:contextual-spacing="false" fo:line-height="100%"/>
      <style:text-properties style:font-name="Calibri Light2" fo:font-size="18pt" fo:font-weight="bold" officeooo:rsid="004039bc" officeooo:paragraph-rsid="004039bc" style:font-size-asian="15.75pt" style:font-weight-asian="bold" style:font-size-complex="18pt" style:font-weight-complex="bold"/>
    </style:style>
    <style:style style:name="P170" style:family="paragraph" style:parent-style-name="Text_20_body">
      <style:paragraph-properties fo:margin-top="0in" fo:margin-bottom="0in" style:contextual-spacing="false" fo:line-height="100%"/>
      <style:text-properties style:font-name="Calibri Light2" fo:font-size="11pt" fo:font-weight="normal" officeooo:rsid="004039bc" officeooo:paragraph-rsid="004039bc" style:font-size-asian="9.60000038146973pt" style:font-weight-asian="normal" style:font-size-complex="11pt" style:font-weight-complex="normal"/>
    </style:style>
    <style:style style:name="P171" style:family="paragraph" style:parent-style-name="Text_20_body" style:list-style-name="L26">
      <style:paragraph-properties fo:margin-top="0in" fo:margin-bottom="0in" style:contextual-spacing="false" fo:line-height="100%"/>
      <style:text-properties style:font-name="Calibri Light2" fo:font-size="11pt" fo:font-weight="normal" officeooo:rsid="004039bc" officeooo:paragraph-rsid="004039bc" style:font-size-asian="9.60000038146973pt" style:font-weight-asian="normal" style:font-size-complex="11pt" style:font-weight-complex="normal"/>
    </style:style>
    <style:style style:name="P172" style:family="paragraph" style:parent-style-name="Text_20_body">
      <style:paragraph-properties fo:margin-top="0in" fo:margin-bottom="0in" style:contextual-spacing="false" fo:line-height="100%"/>
      <style:text-properties style:font-name="Calibri Light4" fo:font-size="11pt" fo:font-weight="bold" officeooo:rsid="004039bc" officeooo:paragraph-rsid="004039bc" style:font-size-asian="9.60000038146973pt" style:font-weight-asian="normal" style:font-size-complex="11pt" style:font-weight-complex="normal" loext:padding="0in" loext:border="none"/>
    </style:style>
    <style:style style:name="P173" style:family="paragraph" style:parent-style-name="Text_20_body" style:list-style-name="L27">
      <style:paragraph-properties fo:margin-left="0in" fo:margin-right="0in" fo:margin-top="0in" fo:margin-bottom="0in" style:contextual-spacing="false" fo:line-height="108%" fo:text-indent="0in" style:auto-text-indent="false"/>
      <style:text-properties style:font-name="Calibri Light4" fo:font-size="11pt" officeooo:rsid="004039bc" style:font-size-asian="9.60000038146973pt" style:font-size-complex="11pt" loext:padding="0in" loext:border="none"/>
    </style:style>
    <style:style style:name="P174" style:family="paragraph" style:parent-style-name="Text_20_body">
      <style:paragraph-properties fo:margin-left="0in" fo:margin-right="0in" fo:margin-top="0in" fo:margin-bottom="0in" style:contextual-spacing="false" fo:line-height="108%" fo:text-indent="0in" style:auto-text-indent="false"/>
      <style:text-properties style:font-name="Calibri Light4" fo:font-size="11pt" officeooo:rsid="004039bc" style:font-size-asian="9.60000038146973pt" style:font-size-complex="11pt" loext:padding="0in" loext:border="none"/>
    </style:style>
    <style:style style:name="P175" style:family="paragraph" style:parent-style-name="Text_20_body">
      <style:paragraph-properties fo:margin-left="0in" fo:margin-right="0in" fo:margin-top="0in" fo:margin-bottom="0in" style:contextual-spacing="false" fo:line-height="108%" fo:text-indent="0in" style:auto-text-indent="false"/>
      <style:text-properties style:font-name="Calibri Light4" fo:font-size="11pt" fo:font-weight="bold" officeooo:rsid="004039bc" style:font-size-asian="9.60000038146973pt" style:font-size-complex="11pt" loext:padding="0in" loext:border="none"/>
    </style:style>
    <style:style style:name="P176" style:family="paragraph" style:parent-style-name="Text_20_body" style:list-style-name="L28">
      <style:paragraph-properties fo:margin-left="0in" fo:margin-right="0in" fo:margin-top="0in" fo:margin-bottom="0in" style:contextual-spacing="false" fo:line-height="108%" fo:text-indent="0in" style:auto-text-indent="false"/>
      <style:text-properties style:font-name="Calibri Light4" fo:font-size="11pt" officeooo:rsid="004039bc" style:font-size-asian="9.60000038146973pt" style:font-size-complex="11pt" loext:padding="0in" loext:border="none"/>
    </style:style>
    <style:style style:name="P177" style:family="paragraph" style:parent-style-name="Text_20_body" style:list-style-name="L29">
      <style:paragraph-properties fo:margin-left="0in" fo:margin-right="0in" fo:margin-top="0in" fo:margin-bottom="0in" style:contextual-spacing="false" fo:line-height="108%" fo:text-indent="0in" style:auto-text-indent="false"/>
      <style:text-properties style:font-name="Calibri Light4" fo:font-size="11pt" officeooo:rsid="004039bc" style:font-size-asian="9.60000038146973pt" style:font-size-complex="11pt" loext:padding="0in" loext:border="none"/>
    </style:style>
    <style:style style:name="P178" style:family="paragraph" style:parent-style-name="Text_20_body" style:list-style-name="L30">
      <style:paragraph-properties fo:margin-left="0in" fo:margin-right="0in" fo:margin-top="0in" fo:margin-bottom="0in" style:contextual-spacing="false" fo:line-height="108%" fo:text-indent="0in" style:auto-text-indent="false"/>
      <style:text-properties style:font-name="Calibri Light4" fo:font-size="11pt" officeooo:rsid="004039bc" style:font-size-asian="9.60000038146973pt" style:font-size-complex="11pt" loext:padding="0in" loext:border="none"/>
    </style:style>
    <style:style style:name="P179" style:family="paragraph" style:parent-style-name="Text_20_body" style:list-style-name="L30">
      <loext:graphic-properties draw:fill="solid" draw:fill-color="#ffffff" draw:opacity="100%"/>
      <style:paragraph-properties fo:margin-left="0in" fo:margin-right="0in" fo:margin-top="0in" fo:margin-bottom="0in" style:contextual-spacing="false" fo:line-height="120%" fo:text-indent="0in" style:auto-text-indent="false" fo:background-color="#ffffff"/>
      <style:text-properties style:font-name="Calibri Light2" fo:font-size="11pt" officeooo:rsid="004039bc" officeooo:paragraph-rsid="004039bc" style:font-size-asian="9.60000038146973pt" style:font-size-complex="11pt"/>
    </style:style>
    <style:style style:name="T1" style:family="text">
      <style:text-properties officeooo:rsid="002e0389"/>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ize="20pt" style:font-size-asian="17.5pt" style:font-size-complex="20pt"/>
    </style:style>
    <style:style style:name="T8" style:family="text">
      <style:text-properties fo:font-size="20pt" style:font-size-asian="20pt" style:font-size-complex="20pt"/>
    </style:style>
    <style:style style:name="T9" style:family="text">
      <style:text-properties style:font-name="sitelen telo" fo:font-size="20pt" style:font-size-asian="17.5pt" style:font-size-complex="20pt"/>
    </style:style>
    <style:style style:name="T10" style:family="text">
      <style:text-properties style:font-name="sitelen telo" fo:font-size="20pt" style:font-size-asian="20pt" style:font-size-complex="20pt"/>
    </style:style>
    <style:style style:name="T11" style:family="text">
      <style:text-properties officeooo:rsid="001d2f6a"/>
    </style:style>
    <style:style style:name="T12" style:family="text">
      <style:text-properties style:font-name="Calibri Light4"/>
    </style:style>
    <style:style style:name="T13" style:family="text">
      <style:text-properties style:font-name="Calibri Light4" fo:font-style="italic"/>
    </style:style>
    <style:style style:name="T14" style:family="text">
      <style:text-properties style:font-name="Calibri Light3"/>
    </style:style>
    <style:style style:name="T15" style:family="text">
      <style:text-properties style:font-name="Calibri Light3" fo:font-style="italic"/>
    </style:style>
    <style:style style:name="T16" style:family="text">
      <style:text-properties fo:color="#000000" loext:opacity="100%" style:font-name="Calibri Light4" fo:font-style="italic" style:text-underline-style="solid" style:text-underline-width="auto" style:text-underline-color="font-color"/>
    </style:style>
    <style:style style:name="T17" style:family="text">
      <style:text-properties fo:font-weight="bold" loext:padding="0in" loext:border="none"/>
    </style:style>
    <style:style style:name="T18" style:family="text">
      <style:text-properties style:font-name="Calibri Light4" fo:font-style="italic" loext:padding="0in" loext:border="none"/>
    </style:style>
    <style:style style:name="T19" style:family="text">
      <style:text-properties style:font-name="Calibri Light4" loext:padding="0in" loext:border="none"/>
    </style:style>
    <style:style style:name="T20" style:family="text">
      <style:text-properties fo:color="#000000" loext:opacity="100%" style:font-name="Calibri Light4" style:text-underline-style="solid" style:text-underline-width="auto" style:text-underline-color="font-color" loext:padding="0in" loext:border="none"/>
    </style:style>
    <style:style style:name="T21" style:family="text">
      <style:text-properties fo:color="#000000" loext:opacity="100%" style:font-name="Calibri Light4" fo:font-style="italic" style:text-underline-style="solid" style:text-underline-width="auto" style:text-underline-color="font-color" loext:padding="0in" loext:border="none"/>
    </style:style>
    <style:style style:name="T22" style:family="text">
      <style:text-properties fo:background-color="transparent" loext:char-shading-value="0"/>
    </style:style>
    <style:style style:name="T23" style:family="text">
      <style:text-properties style:font-name="sitelen telo" fo:font-size="17pt" fo:background-color="transparent" loext:char-shading-value="0" style:font-size-asian="17pt" style:font-size-complex="17pt"/>
    </style:style>
    <style:style style:name="T24" style:family="text">
      <style:text-properties fo:font-size="17pt" fo:background-color="transparent" loext:char-shading-value="0" style:font-size-asian="17pt" style:font-size-complex="17pt"/>
    </style:style>
    <style:style style:name="T25" style:family="text">
      <style:text-properties style:font-name="sitelen telo2" fo:font-size="17pt" loext:padding="0in" loext:border="none"/>
    </style:style>
    <style:style style:name="T26" style:family="text">
      <style:text-properties style:font-name="sitelen telo" fo:font-size="17pt" style:font-size-asian="17pt" style:font-size-complex="17pt"/>
    </style:style>
    <style:style style:name="T27" style:family="text">
      <style:text-properties officeooo:rsid="0032501d"/>
    </style:style>
    <style:style style:name="T28" style:family="text">
      <style:text-properties fo:font-style="normal" style:font-style-asian="normal" style:font-style-complex="normal"/>
    </style:style>
    <style:style style:name="T29" style:family="text">
      <style:text-properties fo:font-style="normal" officeooo:rsid="0032501d" style:font-style-asian="normal" style:font-style-complex="normal"/>
    </style:style>
    <style:style style:name="T30" style:family="text">
      <style:text-properties officeooo:rsid="00332e88"/>
    </style:style>
    <style:style style:name="T31" style:family="text">
      <style:text-properties style:font-name="Calibri Light2" fo:font-size="11pt" style:font-size-asian="9.60000038146973pt" style:font-size-complex="11pt"/>
    </style:style>
    <style:style style:name="T32" style:family="text">
      <style:text-properties officeooo:rsid="00350831"/>
    </style:style>
    <style:style style:name="T33" style:family="text">
      <style:text-properties loext:padding="0in" loext:border="none"/>
    </style:style>
    <style:style style:name="T34" style:family="text">
      <style:text-properties fo:color="#000000" loext:opacity="100%" fo:font-size="18pt" fo:font-weight="bold" loext:padding="0in" loext:border="none"/>
    </style:style>
    <style:style style:name="T35" style:family="text">
      <style:text-properties fo:color="#000000" loext:opacity="100%" fo:font-size="18pt" style:text-underline-style="solid" style:text-underline-width="auto" style:text-underline-color="font-color" loext:padding="0in" loext:border="none"/>
    </style:style>
    <style:style style:name="T36" style:family="text">
      <style:text-properties style:font-name="Calibri Light4" fo:font-size="18pt"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1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1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text:start-value="1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text:start-value="1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1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1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1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1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2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text:start-value="2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text:start-value="2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itelen Telo 1.02</text:p>
      <text:p text:style-name="P4">August <text:span text:style-name="T1">6</text:span><text:span text:style-name="T2">th</text:span>, 2025</text:p>
      <text:p text:style-name="P3">created by efofecks</text:p>
      <text:p text:style-name="P5"/>
      <text:p text:style-name="P6"><text:soft-page-break/>Sitelen Telo</text:p>
      <text:p text:style-name="P7"/>
      <text:p text:style-name="P7">Sitelen telo is a writing system for <text:span text:style-name="T3">toki pona</text:span> with a strong Japanese aesthetic. The script is intended to be easy to learn and use – a bit more serious than the whimsical <text:span text:style-name="T4">sitelen pona</text:span> but simpler than the Mayan-inspired <text:span text:style-name="T4">sitelen sitelen</text:span>. My hope is that the community embraces it enough to use for handwriting or art.</text:p>
      <text:p text:style-name="P8"/>
      <text:p text:style-name="P8">󱥴󱥍󱥫󱥝󱤧󱤓󱤉󱥑󱤩</text:p>
      <text:p text:style-name="P8">󱥭󱥩󱥥󱤴󱥍󱤬󱥚󱤧󱤓󱤉󱤔󱤩󱤼󱤼</text:p>
      <text:p text:style-name="P8">󱤄󱤧󱤘󱤖󱥔</text:p>
      <text:p text:style-name="P8"/>
      <text:p text:style-name="P7">Sitelen telo is written horizontally from left to right (like English). It can be also written vertically, with lines still going from left to right. <text:s/>It does not support glyph / adjective stacking.</text:p>
      <text:p text:style-name="P7"/>
      <text:p text:style-name="P7">Sitelen telo has two sub-writing systems: A <text:span text:style-name="T5">logographic</text:span> script called <text:span text:style-name="T5">linja telo</text:span> for <text:span text:style-name="T5">pu</text:span> words, and a <text:span text:style-name="T5">syllabic</text:span> script called <text:span text:style-name="T5">linja sin</text:span> for proper nouns or borrowed words.</text:p>
      <text:p text:style-name="P7"/>
      <text:p text:style-name="P9">Linja telo</text:p>
      <text:p text:style-name="P10"/>
      <text:p text:style-name="P10">Each of the ~130 distinct toki pona words has a unique linja telo character. Linja telo is <text:span text:style-name="T5">ideographic</text:span> – the way a character is written reflects its meaning, and words with related meanings are generally stylistically similar. Linja telo is characterized by its flowing curves, the writing equivalent of pidgin <text:span text:style-name="T3">Hiragana</text:span>.</text:p>
      <text:p text:style-name="P10"/>
      <text:p text:style-name="P10">All characters in linja telo are either stylized drawings of what they represent, or compound glyphs made from other characters. <text:span text:style-name="T6">All radicals and compounds are built from ground-up;</text:span> it takes no pre-existing meanings from Japanese (except coincidentally). See the examples below:</text:p>
      <text:p text:style-name="P10"/>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table-cell table:style-name="Table1.A1" office:value-type="string">
            <text:p text:style-name="P11">luka (hand)</text:p>
          </table:table-cell>
          <table:table-cell table:style-name="Table1.A1" office:value-type="string">
            <text:p text:style-name="P11">noka (foot)</text:p>
          </table:table-cell>
          <table:table-cell table:style-name="Table1.A1" office:value-type="string">
            <text:p text:style-name="P11">pali (work/do)</text:p>
          </table:table-cell>
          <table:table-cell table:style-name="Table1.A1" office:value-type="string">
            <text:p text:style-name="P11">uta (mouth)</text:p>
          </table:table-cell>
          <table:table-cell table:style-name="Table1.A1" office:value-type="string">
            <text:p text:style-name="P11">moku (eat)</text:p>
          </table:table-cell>
          <table:table-cell table:style-name="Table1.A1" office:value-type="string">
            <text:p text:style-name="P11">pana (give)</text:p>
          </table:table-cell>
          <table:table-cell table:style-name="Table1.G1" office:value-type="string">
            <text:p text:style-name="P11">toki (talk)</text:p>
          </table:table-cell>
        </table:table-row>
        <table:table-row>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A2" office:value-type="string">
            <text:p text:style-name="P12">󱥌</text:p>
          </table:table-cell>
          <table:table-cell table:style-name="Table1.G2" office:value-type="string">
            <text:p text:style-name="P12">󱥬</text:p>
          </table:table-cell>
        </table:table-row>
        <table:table-row>
          <table:table-cell table:style-name="Table1.A2" office:value-type="string">
            <text:p text:style-name="P13">stylized hand (palm + thumb)</text:p>
          </table:table-cell>
          <table:table-cell table:style-name="Table1.A2" office:value-type="string">
            <text:p text:style-name="P13">stylized foot</text:p>
          </table:table-cell>
          <table:table-cell table:style-name="Table1.A2" office:value-type="string">
            <text:p text:style-name="P13">hand + foot (limbs to work)</text:p>
          </table:table-cell>
          <table:table-cell table:style-name="Table1.A2" office:value-type="string">
            <text:p text:style-name="P13">mouth</text:p>
          </table:table-cell>
          <table:table-cell table:style-name="Table1.A2" office:value-type="string">
            <text:p text:style-name="P13">hand + mouth</text:p>
          </table:table-cell>
          <table:table-cell table:style-name="Table1.A2" office:value-type="string">
            <text:p text:style-name="P13">hand + motion</text:p>
          </table:table-cell>
          <table:table-cell table:style-name="Table1.G2" office:value-type="string">
            <text:p text:style-name="P13">mouth + motion</text:p>
          </table:table-cell>
        </table:table-row>
      </table:table>
      <text:p text:style-name="P10"/>
      <text:p text:style-name="P14">Linja sin</text:p>
      <text:p text:style-name="P15"/>
      <text:p text:style-name="P15">Linja sin is styled after Hanzi / Hangul, and is used to spell names and loanwords by their sounds one syllable at a time. Each consonant and vowel has its own glyph, and the two are stacked to get the character for that syllable. Another glyph can be added for syllables that end with an “N” sound too.</text:p>
      <text:p text:style-name="P15"/>
      <table:table table:name="Table2" table:style-name="Table2">
        <table:table-column table:style-name="Table2.A"/>
        <table:table-column table:style-name="Table2.B"/>
        <table:table-row>
          <table:table-cell table:style-name="Table2.A1" office:value-type="string">
            <text:p text:style-name="P16">S<text:span text:style-name="T7"> </text:span>N<text:span text:style-name="T8"> </text:span>I<text:span text:style-name="T8"> </text:span>O<text:span text:style-name="T8"></text:span></text:p>
            <text:p text:style-name="P17"/>
            <text:p text:style-name="P17">jan [SINONISO] (Dionysius) <text:s text:c="2"/><text:span text:style-name="T9">󱤑 “”</text:span></text:p>
          </table:table-cell>
          <table:table-cell table:style-name="Table2.A1" office:value-type="string">
            <text:p text:style-name="P18">K<text:span text:style-name="T8"> </text:span>A<text:span text:style-name="T8"> </text:span>T<text:span text:style-name="T8"> </text:span>U<text:span text:style-name="T8"> </text:span>-N<text:span text:style-name="T8"></text:span></text:p>
            <text:p text:style-name="P18"/>
            <text:p text:style-name="P18">toki [KANTUN] (Cantonese) <text:s text:c="2"/><text:span text:style-name="T10">󱥬 “”</text:span></text:p>
          </table:table-cell>
        </table:table-row>
      </table:table>
      <text:p text:style-name="P15"/>
      <text:p text:style-name="P15"/>
      <text:p text:style-name="P19"><text:soft-page-break/>Linja telo – Full word list</text:p>
      <text:p text:style-name="P19"/>
      <table:table table:name="Table3" table:style-name="Table3">
        <table:table-column table:style-name="Table3.A" table:number-columns-repeated="12"/>
        <table:table-column table:style-name="Table3.M"/>
        <table:table-row>
          <table:table-cell table:style-name="Table3.A1" office:value-type="string">
            <text:p text:style-name="P20">a</text:p>
          </table:table-cell>
          <table:table-cell table:style-name="Table3.A1" office:value-type="string">
            <text:p text:style-name="P20">akesi</text:p>
          </table:table-cell>
          <table:table-cell table:style-name="Table3.A1" office:value-type="string">
            <text:p text:style-name="P20">ala</text:p>
          </table:table-cell>
          <table:table-cell table:style-name="Table3.A1" office:value-type="string">
            <text:p text:style-name="P20">alasa</text:p>
          </table:table-cell>
          <table:table-cell table:style-name="Table3.A1" office:value-type="string">
            <text:p text:style-name="P20">ali</text:p>
          </table:table-cell>
          <table:table-cell table:style-name="Table3.A1" office:value-type="string">
            <text:p text:style-name="P20">anpa</text:p>
          </table:table-cell>
          <table:table-cell table:style-name="Table3.A1" office:value-type="string">
            <text:p text:style-name="P20">ante</text:p>
          </table:table-cell>
          <table:table-cell table:style-name="Table3.A1" office:value-type="string">
            <text:p text:style-name="P21">anu</text:p>
          </table:table-cell>
          <table:table-cell table:style-name="Table3.A1" office:value-type="string">
            <text:p text:style-name="P21">awen</text:p>
          </table:table-cell>
          <table:table-cell table:style-name="Table3.A1" office:value-type="string">
            <text:p text:style-name="P20">e</text:p>
          </table:table-cell>
          <table:table-cell table:style-name="Table3.A1" office:value-type="string">
            <text:p text:style-name="P20">e<text:span text:style-name="T11">n</text:span></text:p>
          </table:table-cell>
          <table:table-cell table:style-name="Table3.A1" office:value-type="string">
            <text:p text:style-name="P21">esun</text:p>
          </table:table-cell>
          <table:table-cell table:style-name="Table3.A1" office:value-type="string">
            <text:p text:style-name="P21">ijo</text:p>
          </table:table-cell>
        </table:table-row>
        <table:table-row>
          <table:table-cell table:style-name="Table3.A1" office:value-type="string">
            <text:p text:style-name="P2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ike</text:p>
          </table:table-cell>
          <table:table-cell table:style-name="Table3.A1" office:value-type="string">
            <text:p text:style-name="P21">ilo</text:p>
          </table:table-cell>
          <table:table-cell table:style-name="Table3.A1" office:value-type="string">
            <text:p text:style-name="P21">insa</text:p>
          </table:table-cell>
          <table:table-cell table:style-name="Table3.A1" office:value-type="string">
            <text:p text:style-name="P21">jaki</text:p>
          </table:table-cell>
          <table:table-cell table:style-name="Table3.A1" office:value-type="string">
            <text:p text:style-name="P21">jan</text:p>
          </table:table-cell>
          <table:table-cell table:style-name="Table3.A1" office:value-type="string">
            <text:p text:style-name="P21">jelo</text:p>
          </table:table-cell>
          <table:table-cell table:style-name="Table3.A1" office:value-type="string">
            <text:p text:style-name="P21">jo</text:p>
          </table:table-cell>
          <table:table-cell table:style-name="Table3.A1" office:value-type="string">
            <text:p text:style-name="P21">kala</text:p>
          </table:table-cell>
          <table:table-cell table:style-name="Table3.A1" office:value-type="string">
            <text:p text:style-name="P21">kalama</text:p>
          </table:table-cell>
          <table:table-cell table:style-name="Table3.A1" office:value-type="string">
            <text:p text:style-name="P21">kama</text:p>
          </table:table-cell>
          <table:table-cell table:style-name="Table3.A1" office:value-type="string">
            <text:p text:style-name="P21">kasi</text:p>
          </table:table-cell>
          <table:table-cell table:style-name="Table3.A1" office:value-type="string">
            <text:p text:style-name="P21">ken</text:p>
          </table:table-cell>
          <table:table-cell table:style-name="Table3.A1" office:value-type="string">
            <text:p text:style-name="P21">kepeke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kili</text:p>
          </table:table-cell>
          <table:table-cell table:style-name="Table3.A1" office:value-type="string">
            <text:p text:style-name="P21">kin</text:p>
          </table:table-cell>
          <table:table-cell table:style-name="Table3.A1" office:value-type="string">
            <text:p text:style-name="P21">kiwen</text:p>
          </table:table-cell>
          <table:table-cell table:style-name="Table3.A1" office:value-type="string">
            <text:p text:style-name="P21">ko</text:p>
          </table:table-cell>
          <table:table-cell table:style-name="Table3.A1" office:value-type="string">
            <text:p text:style-name="P21">kon</text:p>
          </table:table-cell>
          <table:table-cell table:style-name="Table3.A1" office:value-type="string">
            <text:p text:style-name="P21">kule</text:p>
          </table:table-cell>
          <table:table-cell table:style-name="Table3.A1" office:value-type="string">
            <text:p text:style-name="P21">kulupu</text:p>
          </table:table-cell>
          <table:table-cell table:style-name="Table3.A1" office:value-type="string">
            <text:p text:style-name="P21">kute</text:p>
          </table:table-cell>
          <table:table-cell table:style-name="Table3.A1" office:value-type="string">
            <text:p text:style-name="P21">la</text:p>
          </table:table-cell>
          <table:table-cell table:style-name="Table3.A1" office:value-type="string">
            <text:p text:style-name="P21">lape</text:p>
          </table:table-cell>
          <table:table-cell table:style-name="Table3.A1" office:value-type="string">
            <text:p text:style-name="P21">laso</text:p>
          </table:table-cell>
          <table:table-cell table:style-name="Table3.A1" office:value-type="string">
            <text:p text:style-name="P21">lawa</text:p>
          </table:table-cell>
          <table:table-cell table:style-name="Table3.A1" office:value-type="string">
            <text:p text:style-name="P21">le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lete</text:p>
          </table:table-cell>
          <table:table-cell table:style-name="Table3.A1" office:value-type="string">
            <text:p text:style-name="P21">li</text:p>
          </table:table-cell>
          <table:table-cell table:style-name="Table3.A1" office:value-type="string">
            <text:p text:style-name="P21">lili</text:p>
          </table:table-cell>
          <table:table-cell table:style-name="Table3.A1" office:value-type="string">
            <text:p text:style-name="P21">linja</text:p>
          </table:table-cell>
          <table:table-cell table:style-name="Table3.A1" office:value-type="string">
            <text:p text:style-name="P21">lipu</text:p>
          </table:table-cell>
          <table:table-cell table:style-name="Table3.A1" office:value-type="string">
            <text:p text:style-name="P21">loje</text:p>
          </table:table-cell>
          <table:table-cell table:style-name="Table3.A1" office:value-type="string">
            <text:p text:style-name="P21">lon</text:p>
          </table:table-cell>
          <table:table-cell table:style-name="Table3.A1" office:value-type="string">
            <text:p text:style-name="P21">luka</text:p>
          </table:table-cell>
          <table:table-cell table:style-name="Table3.A1" office:value-type="string">
            <text:p text:style-name="P21">lukin</text:p>
          </table:table-cell>
          <table:table-cell table:style-name="Table3.A1" office:value-type="string">
            <text:p text:style-name="P21">lupa</text:p>
          </table:table-cell>
          <table:table-cell table:style-name="Table3.A1" office:value-type="string">
            <text:p text:style-name="P21">ma</text:p>
          </table:table-cell>
          <table:table-cell table:style-name="Table3.A1" office:value-type="string">
            <text:p text:style-name="P21">mama</text:p>
          </table:table-cell>
          <table:table-cell table:style-name="Table3.A1" office:value-type="string">
            <text:p text:style-name="P21">mani</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style-name="Table3.9">
          <table:table-cell table:style-name="Table3.A1" office:value-type="string">
            <text:p text:style-name="P21">meli</text:p>
          </table:table-cell>
          <table:table-cell table:style-name="Table3.A1" office:value-type="string">
            <text:p text:style-name="P21">mi</text:p>
          </table:table-cell>
          <table:table-cell table:style-name="Table3.A1" office:value-type="string">
            <text:p text:style-name="P21">mije</text:p>
          </table:table-cell>
          <table:table-cell table:style-name="Table3.A1" office:value-type="string">
            <text:p text:style-name="P21">moku</text:p>
          </table:table-cell>
          <table:table-cell table:style-name="Table3.A1" office:value-type="string">
            <text:p text:style-name="P21">moli</text:p>
          </table:table-cell>
          <table:table-cell table:style-name="Table3.A1" office:value-type="string">
            <text:p text:style-name="P21">monsi</text:p>
          </table:table-cell>
          <table:table-cell table:style-name="Table3.A1" office:value-type="string">
            <text:p text:style-name="P21">mu</text:p>
          </table:table-cell>
          <table:table-cell table:style-name="Table3.A1" office:value-type="string">
            <text:p text:style-name="P21">mun</text:p>
          </table:table-cell>
          <table:table-cell table:style-name="Table3.A1" office:value-type="string">
            <text:p text:style-name="P21">musi</text:p>
          </table:table-cell>
          <table:table-cell table:style-name="Table3.A1" office:value-type="string">
            <text:p text:style-name="P21">mute</text:p>
          </table:table-cell>
          <table:table-cell table:style-name="Table3.A1" office:value-type="string">
            <text:p text:style-name="P21">nanpa</text:p>
          </table:table-cell>
          <table:table-cell table:style-name="Table3.A1" office:value-type="string">
            <text:p text:style-name="P21">nasa</text:p>
          </table:table-cell>
          <table:table-cell table:style-name="Table3.A1" office:value-type="string">
            <text:p text:style-name="P21">nasi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nena</text:p>
          </table:table-cell>
          <table:table-cell table:style-name="Table3.A1" office:value-type="string">
            <text:p text:style-name="P21">ni</text:p>
          </table:table-cell>
          <table:table-cell table:style-name="Table3.A1" office:value-type="string">
            <text:p text:style-name="P21">nimi</text:p>
          </table:table-cell>
          <table:table-cell table:style-name="Table3.A1" office:value-type="string">
            <text:p text:style-name="P21">poka</text:p>
          </table:table-cell>
          <table:table-cell table:style-name="Table3.A1" office:value-type="string">
            <text:p text:style-name="P21">o</text:p>
          </table:table-cell>
          <table:table-cell table:style-name="Table3.A1" office:value-type="string">
            <text:p text:style-name="P21">oko</text:p>
          </table:table-cell>
          <table:table-cell table:style-name="Table3.A1" office:value-type="string">
            <text:p text:style-name="P21">olin</text:p>
          </table:table-cell>
          <table:table-cell table:style-name="Table3.A1" office:value-type="string">
            <text:p text:style-name="P21">ona</text:p>
          </table:table-cell>
          <table:table-cell table:style-name="Table3.A1" office:value-type="string">
            <text:p text:style-name="P21">open</text:p>
          </table:table-cell>
          <table:table-cell table:style-name="Table3.A1" office:value-type="string">
            <text:p text:style-name="P21">pakala</text:p>
          </table:table-cell>
          <table:table-cell table:style-name="Table3.A1" office:value-type="string">
            <text:p text:style-name="P21">pali</text:p>
          </table:table-cell>
          <table:table-cell table:style-name="Table3.A1" office:value-type="string">
            <text:p text:style-name="P21">palisa</text:p>
          </table:table-cell>
          <table:table-cell table:style-name="Table3.A1" office:value-type="string">
            <text:p text:style-name="P21">pan</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pana</text:p>
          </table:table-cell>
          <table:table-cell table:style-name="Table3.A1" office:value-type="string">
            <text:p text:style-name="P21">pi</text:p>
          </table:table-cell>
          <table:table-cell table:style-name="Table3.A1" office:value-type="string">
            <text:p text:style-name="P21">pilin</text:p>
          </table:table-cell>
          <table:table-cell table:style-name="Table3.A1" office:value-type="string">
            <text:p text:style-name="P21">pimeja</text:p>
          </table:table-cell>
          <table:table-cell table:style-name="Table3.A1" office:value-type="string">
            <text:p text:style-name="P21">pini</text:p>
          </table:table-cell>
          <table:table-cell table:style-name="Table3.A1" office:value-type="string">
            <text:p text:style-name="P21">pipi</text:p>
          </table:table-cell>
          <table:table-cell table:style-name="Table3.A1" office:value-type="string">
            <text:p text:style-name="P21">poka</text:p>
          </table:table-cell>
          <table:table-cell table:style-name="Table3.A1" office:value-type="string">
            <text:p text:style-name="P21">poki</text:p>
          </table:table-cell>
          <table:table-cell table:style-name="Table3.A1" office:value-type="string">
            <text:p text:style-name="P21">pona</text:p>
          </table:table-cell>
          <table:table-cell table:style-name="Table3.A1" office:value-type="string">
            <text:p text:style-name="P21">pu</text:p>
          </table:table-cell>
          <table:table-cell table:style-name="Table3.A1" office:value-type="string">
            <text:p text:style-name="P21">sama</text:p>
          </table:table-cell>
          <table:table-cell table:style-name="Table3.A1" office:value-type="string">
            <text:p text:style-name="P21">seli</text:p>
          </table:table-cell>
          <table:table-cell table:style-name="Table3.A1" office:value-type="string">
            <text:p text:style-name="P21">selo</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seme</text:p>
          </table:table-cell>
          <table:table-cell table:style-name="Table3.A1" office:value-type="string">
            <text:p text:style-name="P21">sewi</text:p>
          </table:table-cell>
          <table:table-cell table:style-name="Table3.A1" office:value-type="string">
            <text:p text:style-name="P21">sijelo</text:p>
          </table:table-cell>
          <table:table-cell table:style-name="Table3.A1" office:value-type="string">
            <text:p text:style-name="P21">sike</text:p>
          </table:table-cell>
          <table:table-cell table:style-name="Table3.A1" office:value-type="string">
            <text:p text:style-name="P21">sin</text:p>
          </table:table-cell>
          <table:table-cell table:style-name="Table3.A1" office:value-type="string">
            <text:p text:style-name="P21">sina</text:p>
          </table:table-cell>
          <table:table-cell table:style-name="Table3.A1" office:value-type="string">
            <text:p text:style-name="P21">sinpin</text:p>
          </table:table-cell>
          <table:table-cell table:style-name="Table3.A1" office:value-type="string">
            <text:p text:style-name="P21">sitelen</text:p>
          </table:table-cell>
          <table:table-cell table:style-name="Table3.A1" office:value-type="string">
            <text:p text:style-name="P21">sona</text:p>
          </table:table-cell>
          <table:table-cell table:style-name="Table3.A1" office:value-type="string">
            <text:p text:style-name="P21">soweli</text:p>
          </table:table-cell>
          <table:table-cell table:style-name="Table3.A1" office:value-type="string">
            <text:p text:style-name="P21">suli</text:p>
          </table:table-cell>
          <table:table-cell table:style-name="Table3.A1" office:value-type="string">
            <text:p text:style-name="P21">suno</text:p>
          </table:table-cell>
          <table:table-cell table:style-name="Table3.A1" office:value-type="string">
            <text:p text:style-name="P21">supa</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suwi</text:p>
          </table:table-cell>
          <table:table-cell table:style-name="Table3.A1" office:value-type="string">
            <text:p text:style-name="P21">tan</text:p>
          </table:table-cell>
          <table:table-cell table:style-name="Table3.A1" office:value-type="string">
            <text:p text:style-name="P21">taso</text:p>
          </table:table-cell>
          <table:table-cell table:style-name="Table3.A1" office:value-type="string">
            <text:p text:style-name="P21">tawa</text:p>
          </table:table-cell>
          <table:table-cell table:style-name="Table3.A1" office:value-type="string">
            <text:p text:style-name="P21">telo</text:p>
          </table:table-cell>
          <table:table-cell table:style-name="Table3.A1" office:value-type="string">
            <text:p text:style-name="P21">tenpo</text:p>
          </table:table-cell>
          <table:table-cell table:style-name="Table3.A1" office:value-type="string">
            <text:p text:style-name="P21">toki</text:p>
          </table:table-cell>
          <table:table-cell table:style-name="Table3.A1" office:value-type="string">
            <text:p text:style-name="P21">tomo</text:p>
          </table:table-cell>
          <table:table-cell table:style-name="Table3.A1" office:value-type="string">
            <text:p text:style-name="P21">tu</text:p>
          </table:table-cell>
          <table:table-cell table:style-name="Table3.A1" office:value-type="string">
            <text:p text:style-name="P21">unpa</text:p>
          </table:table-cell>
          <table:table-cell table:style-name="Table3.A1" office:value-type="string">
            <text:p text:style-name="P21">uta</text:p>
          </table:table-cell>
          <table:table-cell table:style-name="Table3.A1" office:value-type="string">
            <text:p text:style-name="P21">utala</text:p>
          </table:table-cell>
          <table:table-cell table:style-name="Table3.A1" office:value-type="string">
            <text:p text:style-name="P21">walo</text:p>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row>
        <table:table-row>
          <table:table-cell table:style-name="Table3.A1" office:value-type="string">
            <text:p text:style-name="P21">wan</text:p>
          </table:table-cell>
          <table:table-cell table:style-name="Table3.A1" office:value-type="string">
            <text:p text:style-name="P21">waso</text:p>
          </table:table-cell>
          <table:table-cell table:style-name="Table3.A1" office:value-type="string">
            <text:p text:style-name="P21">wawa</text:p>
          </table:table-cell>
          <table:table-cell table:style-name="Table3.A1" office:value-type="string">
            <text:p text:style-name="P21">weka</text:p>
          </table:table-cell>
          <table:table-cell table:style-name="Table3.A1" office:value-type="string">
            <text:p text:style-name="P21">wile</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row>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19"/>
      <text:p text:style-name="P24">non-pu</text:p>
      <text:p text:style-name="Horizontal_20_Line"/>
      <table:table table:name="Table4" table:style-name="Table4">
        <table:table-column table:style-name="Table4.A" table:number-columns-repeated="3"/>
        <table:table-column table:style-name="Table4.D"/>
        <table:table-column table:style-name="Table4.E"/>
        <table:table-column table:style-name="Table4.F"/>
        <table:table-column table:style-name="Table4.A" table:number-columns-repeated="6"/>
        <table:table-column table:style-name="Table4.M"/>
        <table:table-row>
          <table:table-cell table:style-name="Table4.A1" office:value-type="string">
            <text:p text:style-name="P25">apeja</text:p>
            <text:p text:style-name="P26">shame</text:p>
          </table:table-cell>
          <table:table-cell table:style-name="Table4.A1" office:value-type="string">
            <text:p text:style-name="P25">kipisi</text:p>
            <text:p text:style-name="P26">divide</text:p>
          </table:table-cell>
          <table:table-cell table:style-name="Table4.A1" office:value-type="string">
            <text:p text:style-name="P25">majuna</text:p>
            <text:p text:style-name="P26">old</text:p>
          </table:table-cell>
          <table:table-cell table:style-name="Table4.A1" office:value-type="string">
            <text:p text:style-name="P25">monsuta</text:p>
            <text:p text:style-name="P26">fear</text:p>
          </table:table-cell>
          <table:table-cell table:style-name="Table4.A1" office:value-type="string">
            <text:p text:style-name="P25">namako</text:p>
            <text:p text:style-name="P26">spice</text:p>
          </table:table-cell>
          <table:table-cell table:style-name="Table4.A1" office:value-type="string">
            <text:p text:style-name="P25">pake</text:p>
            <text:p text:style-name="P26">cease</text:p>
          </table:table-cell>
          <table:table-cell table:style-name="Table4.A1" office:value-type="string">
            <text:p text:style-name="P25">pata</text:p>
            <text:p text:style-name="P26">sibling</text:p>
          </table:table-cell>
          <table:table-cell table:style-name="Table4.A1" office:value-type="string">
            <text:p text:style-name="P25">powe</text:p>
            <text:p text:style-name="P26">deceit</text:p>
          </table:table-cell>
          <table:table-cell table:style-name="Table4.A1" office:value-type="string">
            <text:p text:style-name="P25">tonsi</text:p>
            <text:p text:style-name="P26">non-binary</text:p>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row>
        <table:table-row>
          <table:table-cell table:style-name="Table4.A1" office:value-type="string">
            <text:p text:style-name="P28">󱦡</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28">󱦣</text:p>
          </table:table-cell>
          <table:table-cell table:style-name="Table4.A1" office:value-type="string">
            <text:p text:style-name="P12">󱥾</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
      <text:p text:style-name="P24"/>
      <text:p text:style-name="P24"/>
      <text:p text:style-name="P24"/>
      <text:p text:style-name="P24"/>
      <text:p text:style-name="P24"/>
      <text:p text:style-name="P29"><text:soft-page-break/>Linja telo</text:p>
      <text:p text:style-name="P30"/>
      <text:p text:style-name="P30">This section introduces every word in linja telo and its derivation, by related word groups. This is just a <text:span text:style-name="T6">teaching tool</text:span> – these are not formal divisions nor are the words within each group comprehensive. Some words are repeated in multiple groups to emphasize a point. Non-pu words are <text:span text:style-name="T3">underlined</text:span>.</text:p>
      <text:p text:style-name="P30"/>
      <text:p text:style-name="P31">Grammar group</text:p>
      <text:p text:style-name="P32">Signage-based drawings meant to imply their grammatical function; this is the most abstract of the groups, but it is introduced first as they define common conventions:</text:p>
      <text:list text:style-name="L1">
        <text:list-item>
          <text:p text:style-name="P33"><text:span text:style-name="T12">Negation is crossed diagonals (</text:span><text:span text:style-name="T13">ala</text:span><text:span text:style-name="T12">)</text:span></text:p>
        </text:list-item>
        <text:list-item>
          <text:p text:style-name="P33"><text:span text:style-name="T12">A single dot (like in </text:span><text:span text:style-name="T13">kin</text:span><text:span text:style-name="T12">) often signifies emphasis, or is an arrow pointing to a part of the glyph</text:span></text:p>
        </text:list-item>
        <text:list-item>
          <text:p text:style-name="P33"><text:span text:style-name="T12">Two dots (like in </text:span><text:span text:style-name="T13">a</text:span><text:span text:style-name="T12">) signify strong</text:span> <text:span text:style-name="T12">intensity or movement.</text:span></text:p>
        </text:list-item>
      </text:list>
      <table:table table:name="Table5" table:style-name="Table5">
        <table:table-column table:style-name="Table5.A" table:number-columns-repeated="5"/>
        <table:table-column table:style-name="Table5.F"/>
        <table:table-row table:style-name="Table5.1">
          <table:table-cell table:style-name="Table5.A1" office:value-type="string">
            <text:p text:style-name="P34">ala (no)</text:p>
          </table:table-cell>
          <table:table-cell table:style-name="Table5.B1" office:value-type="string">
            <text:p text:style-name="P34">li (s/v separator) </text:p>
          </table:table-cell>
          <table:table-cell table:style-name="Table5.B1" office:value-type="string">
            <text:p text:style-name="P34">la (context)</text:p>
          </table:table-cell>
          <table:table-cell table:style-name="Table5.A1" office:value-type="string">
            <text:p text:style-name="P34">e (direct object)</text:p>
          </table:table-cell>
          <table:table-cell table:style-name="Table5.B1" office:value-type="string">
            <text:p text:style-name="P34">a (emphasis)</text:p>
          </table:table-cell>
          <table:table-cell table:style-name="Table5.A1" office:value-type="string">
            <text:p text:style-name="P34">kin (indeed)</text:p>
          </table:table-cell>
        </table:table-row>
        <table:table-row table:style-name="Table5.1">
          <table:table-cell table:style-name="Table5.A2" office:value-type="string">
            <text:p text:style-name="P35">ala</text:p>
          </table:table-cell>
          <table:table-cell table:style-name="Table5.B2" office:value-type="string">
            <text:p text:style-name="P35">li</text:p>
          </table:table-cell>
          <table:table-cell table:style-name="Table5.B2" office:value-type="string">
            <text:p text:style-name="P35">la</text:p>
          </table:table-cell>
          <table:table-cell table:style-name="Table5.D2" office:value-type="string">
            <text:p text:style-name="P35">e</text:p>
          </table:table-cell>
          <table:table-cell table:style-name="Table5.B2" office:value-type="string">
            <text:p text:style-name="P35">a</text:p>
          </table:table-cell>
          <table:table-cell table:style-name="Table5.F2" office:value-type="string">
            <text:p text:style-name="P35">kin</text:p>
          </table:table-cell>
        </table:table-row>
        <table:table-row table:style-name="Table5.3">
          <table:table-cell table:style-name="Table5.A3" office:value-type="string">
            <text:p text:style-name="P36">drawing of cross (no)</text:p>
          </table:table-cell>
          <table:table-cell table:style-name="Table5.B3" office:value-type="string">
            <text:p text:style-name="P37"><text:span text:style-name="T12">stylized </text:span><text:span text:style-name="T13">ala (</text:span><text:span text:style-name="T12">grammatical separator))</text:span></text:p>
          </table:table-cell>
          <table:table-cell table:style-name="Table5.B3" office:value-type="string">
            <text:p text:style-name="P36">leftward arrow</text:p>
          </table:table-cell>
          <table:table-cell table:style-name="Table5.D3" office:value-type="string">
            <text:p text:style-name="P36">stylized rightward arrow </text:p>
          </table:table-cell>
          <table:table-cell table:style-name="Table5.B3" office:value-type="string">
            <text:p text:style-name="P36">intensity, movement</text:p>
          </table:table-cell>
          <table:table-cell table:style-name="Table5.F3" office:value-type="string">
            <text:p text:style-name="P38"><text:span text:style-name="T12">like </text:span><text:span text:style-name="T13">a </text:span><text:span text:style-name="T12">but less intense</text:span></text:p>
          </table:table-cell>
        </table:table-row>
      </table:table>
      <text:p text:style-name="P39"/>
      <text:p text:style-name="P31">Jan group</text:p>
      <text:p text:style-name="P40"><text:span text:style-name="T13">Jan</text:span> <text:span text:style-name="T12">is a minimalist drawing of a round head on a stick-figure body; all words with counterclockwise loops are person-related. The bottom stroke of </text:span><text:span text:style-name="T13">mi </text:span><text:span text:style-name="T12">is also found in </text:span><text:span text:style-name="T13">ni </text:span><text:span text:style-name="T12">(this).</text:span></text:p>
      <text:p text:style-name="P39"/>
      <table:table table:name="Table6" table:style-name="Table6">
        <table:table-column table:style-name="Table6.A" table:number-columns-repeated="6"/>
        <table:table-row table:style-name="Table6.1">
          <table:table-cell table:style-name="Table6.A1" office:value-type="string">
            <text:p text:style-name="P41">jan (person)</text:p>
          </table:table-cell>
          <table:table-cell table:style-name="Table6.A1" office:value-type="string">
            <text:p text:style-name="P41">mi (me)</text:p>
          </table:table-cell>
          <table:table-cell table:style-name="Table6.A1" office:value-type="string">
            <text:p text:style-name="P41">sina (you)</text:p>
          </table:table-cell>
          <table:table-cell table:style-name="Table6.D1" office:value-type="string">
            <text:p text:style-name="P41">ona (they)</text:p>
          </table:table-cell>
          <table:table-cell table:style-name="Table6.A1" office:value-type="string">
            <text:p text:style-name="P42"/>
          </table:table-cell>
          <table:table-cell table:style-name="Table6.F1" office:value-type="string">
            <text:p text:style-name="P42"/>
          </table:table-cell>
        </table:table-row>
        <table:table-row table:style-name="Table6.1">
          <table:table-cell table:style-name="Table6.A2" office:value-type="string">
            <text:p text:style-name="P43">jan</text:p>
          </table:table-cell>
          <table:table-cell table:style-name="Table6.A2" office:value-type="string">
            <text:p text:style-name="P43">mi </text:p>
          </table:table-cell>
          <table:table-cell table:style-name="Table6.A2" office:value-type="string">
            <text:p text:style-name="P43">Sina</text:p>
          </table:table-cell>
          <table:table-cell table:style-name="Table6.D2" office:value-type="string">
            <text:p text:style-name="P43">ona</text:p>
          </table:table-cell>
          <table:table-cell table:style-name="Table6.A2" office:value-type="string">
            <text:p text:style-name="P44"/>
          </table:table-cell>
          <table:table-cell table:style-name="Table6.F2" office:value-type="string">
            <text:p text:style-name="P44"/>
          </table:table-cell>
        </table:table-row>
        <table:table-row table:style-name="Table6.3">
          <table:table-cell table:style-name="Table6.A3" office:value-type="string">
            <text:p text:style-name="P45">stylized drawing of a person</text:p>
          </table:table-cell>
          <table:table-cell table:style-name="Table6.A3" office:value-type="string">
            <text:p text:style-name="P45">jan + ‘this’</text:p>
          </table:table-cell>
          <table:table-cell table:style-name="Table6.A3" office:value-type="string">
            <text:p text:style-name="P45">arms outstretched (in friendship, or hug)</text:p>
          </table:table-cell>
          <table:table-cell table:style-name="Table6.D3" office:value-type="string">
            <text:p text:style-name="P45">jan – separated by a ‘wall’</text:p>
          </table:table-cell>
          <table:table-cell table:style-name="Table6.A3" office:value-type="string">
            <text:p text:style-name="P46"/>
          </table:table-cell>
          <table:table-cell table:style-name="Table6.F3" office:value-type="string">
            <text:p text:style-name="P47"/>
          </table:table-cell>
        </table:table-row>
      </table:table>
      <text:p text:style-name="P39"/>
      <text:p text:style-name="P48">However, some artistic freedom is retained when making compound glyphs, instead of being overly strict and logical.</text:p>
      <text:p text:style-name="P39"/>
      <table:table table:name="Table7" table:style-name="Table7">
        <table:table-column table:style-name="Table7.A" table:number-columns-repeated="5"/>
        <table:table-column table:style-name="Table7.F"/>
        <table:table-row table:style-name="Table7.1">
          <table:table-cell table:style-name="Table7.A1" office:value-type="string">
            <text:p text:style-name="P41">unpa (sex)</text:p>
          </table:table-cell>
          <table:table-cell table:style-name="Table7.B1" office:value-type="string">
            <text:p text:style-name="P49">musi (playful)</text:p>
          </table:table-cell>
          <table:table-cell table:style-name="Table7.A1" office:value-type="string">
            <text:p text:style-name="P50">majuna (old)</text:p>
          </table:table-cell>
          <table:table-cell table:style-name="Table7.D1" office:value-type="string">
            <text:p text:style-name="P50">pata (sibling)</text:p>
          </table:table-cell>
          <table:table-cell table:style-name="Table7.E1" office:value-type="string">
            <text:p text:style-name="P50">apeja (shame)</text:p>
          </table:table-cell>
          <table:table-cell table:style-name="Table7.F1" office:value-type="string">
            <text:p text:style-name="P42"/>
          </table:table-cell>
        </table:table-row>
        <table:table-row table:style-name="Table7.2">
          <table:table-cell table:style-name="Table7.A2" office:value-type="string">
            <text:p text:style-name="P43">unpa</text:p>
          </table:table-cell>
          <table:table-cell table:style-name="Table7.B2" office:value-type="string">
            <text:p text:style-name="P43">musi</text:p>
          </table:table-cell>
          <table:table-cell table:style-name="Table7.A2" office:value-type="string">
            <text:p text:style-name="P43">majuna</text:p>
          </table:table-cell>
          <table:table-cell table:style-name="Table7.D2" office:value-type="string">
            <text:p text:style-name="P43">pata</text:p>
          </table:table-cell>
          <table:table-cell table:style-name="Table7.E2" office:value-type="string">
            <text:p text:style-name="P43">apeja</text:p>
          </table:table-cell>
          <table:table-cell table:style-name="Table7.F2" office:value-type="string">
            <text:p text:style-name="P44"/>
          </table:table-cell>
        </table:table-row>
        <table:table-row table:style-name="Table7.3">
          <table:table-cell table:style-name="Table7.A3" office:value-type="string">
            <text:p text:style-name="P51">two jan intertwined</text:p>
          </table:table-cell>
          <table:table-cell table:style-name="Table7.B3" office:value-type="string">
            <text:p text:style-name="P52">dancing person / evocative glyph</text:p>
          </table:table-cell>
          <table:table-cell table:style-name="Table7.A3" office:value-type="string">
            <text:p text:style-name="P51">Jan with cane</text:p>
          </table:table-cell>
          <table:table-cell table:style-name="Table7.D3" office:value-type="string">
            <text:p text:style-name="P53"><text:span text:style-name="T12">two </text:span><text:span text:style-name="T13">jan</text:span> <text:span text:style-name="T12">side by side, connected</text:span></text:p>
          </table:table-cell>
          <table:table-cell table:style-name="Table7.E3" office:value-type="string">
            <text:p text:style-name="P51">Two jan, divided</text:p>
          </table:table-cell>
          <table:table-cell table:style-name="Table7.F3" office:value-type="string">
            <text:p text:style-name="P54"/>
          </table:table-cell>
        </table:table-row>
      </table:table>
      <text:p text:style-name="P55"/>
      <text:p text:style-name="P55"/>
      <text:p text:style-name="P56">Ijo group</text:p>
      <text:p text:style-name="P40"><text:span text:style-name="T12">Closed clockwise loops (like a reversed </text:span><text:span text:style-name="T13">jan</text:span><text:span text:style-name="T12">) represent objects or ‘things’ in general. </text:span></text:p>
      <text:p text:style-name="P39"/>
      <table:table table:name="Table8" table:style-name="Table8">
        <table:table-column table:style-name="Table8.A" table:number-columns-repeated="6"/>
        <table:table-row table:style-name="Table8.1">
          <table:table-cell table:style-name="Table8.A1" office:value-type="string">
            <text:p text:style-name="P57">ijo (thing)</text:p>
          </table:table-cell>
          <table:table-cell table:style-name="Table8.A1" office:value-type="string">
            <text:p text:style-name="P57">sike (circle)</text:p>
          </table:table-cell>
          <table:table-cell table:style-name="Table8.C1" office:value-type="string">
            <text:p text:style-name="P57">pi (grammatical grouper)</text:p>
          </table:table-cell>
          <table:table-cell table:style-name="Table8.A1" office:value-type="string">
            <text:p text:style-name="P57">sinpin (front)</text:p>
          </table:table-cell>
          <table:table-cell table:style-name="Table8.A1" office:value-type="string">
            <text:p text:style-name="P57">monsi (back)</text:p>
          </table:table-cell>
          <table:table-cell table:style-name="Table8.F1" office:value-type="string">
            <text:p text:style-name="P42"/>
          </table:table-cell>
        </table:table-row>
        <table:table-row table:style-name="Table8.1">
          <table:table-cell table:style-name="Table8.A2" office:value-type="string">
            <text:p text:style-name="P43">ijo</text:p>
          </table:table-cell>
          <table:table-cell table:style-name="Table8.A2" office:value-type="string">
            <text:p text:style-name="P43">sike</text:p>
          </table:table-cell>
          <table:table-cell table:style-name="Table8.C2" office:value-type="string">
            <text:p text:style-name="P43">pi</text:p>
          </table:table-cell>
          <table:table-cell table:style-name="Table8.A2" office:value-type="string">
            <text:p text:style-name="P43">sinpin</text:p>
          </table:table-cell>
          <table:table-cell table:style-name="Table8.A2" office:value-type="string">
            <text:p text:style-name="P43">monsi</text:p>
          </table:table-cell>
          <table:table-cell table:style-name="Table8.F2" office:value-type="string">
            <text:p text:style-name="P44"/>
          </table:table-cell>
        </table:table-row>
        <table:table-row table:style-name="Table8.3">
          <table:table-cell table:style-name="Table8.A3" office:value-type="string">
            <text:p text:style-name="P45">round thing</text:p>
          </table:table-cell>
          <table:table-cell table:style-name="Table8.A3" office:value-type="string">
            <text:p text:style-name="P45">round object</text:p>
          </table:table-cell>
          <table:table-cell table:style-name="Table8.C3" office:value-type="string">
            <text:p text:style-name="P45">thing inside something bigger</text:p>
          </table:table-cell>
          <table:table-cell table:style-name="Table8.A3" office:value-type="string">
            <text:p text:style-name="P45">object in front of a wall</text:p>
          </table:table-cell>
          <table:table-cell table:style-name="Table8.A3" office:value-type="string">
            <text:p text:style-name="P45">object behind a wall</text:p>
          </table:table-cell>
          <table:table-cell table:style-name="Table8.F3" office:value-type="string">
            <text:p text:style-name="P47"/>
          </table:table-cell>
        </table:table-row>
      </table:table>
      <text:p text:style-name="P39"/>
      <text:p text:style-name="P48">The dot in sike serves a secondary role of forcing you to draw the glyph in a fatter, more rounded fashion.</text:p>
      <text:p text:style-name="P39"/>
      <table:table table:name="Table9" table:style-name="Table9">
        <table:table-column table:style-name="Table9.A" table:number-columns-repeated="6"/>
        <table:table-row table:style-name="Table9.1">
          <table:table-cell table:style-name="Table9.A1" office:value-type="string">
            <text:p text:style-name="P57">weka (missing)</text:p>
          </table:table-cell>
          <table:table-cell table:style-name="Table9.A1" office:value-type="string">
            <text:p text:style-name="P58">kipisi (divide)</text:p>
          </table:table-cell>
          <table:table-cell table:style-name="Table9.A1" office:value-type="string">
            <text:p text:style-name="P42"/>
          </table:table-cell>
          <table:table-cell table:style-name="Table9.D1" office:value-type="string">
            <text:p text:style-name="P42"/>
          </table:table-cell>
          <table:table-cell table:style-name="Table9.D1" office:value-type="string">
            <text:p text:style-name="P42"/>
          </table:table-cell>
          <table:table-cell table:style-name="Table9.A1" office:value-type="string">
            <text:p text:style-name="P42"/>
          </table:table-cell>
        </table:table-row>
        <table:table-row table:style-name="Table9.2">
          <table:table-cell table:style-name="Table9.A2" office:value-type="string">
            <text:p text:style-name="P43">Weka</text:p>
          </table:table-cell>
          <table:table-cell table:style-name="Table9.B2" office:value-type="string">
            <text:p text:style-name="P43">Kipisi</text:p>
          </table:table-cell>
          <table:table-cell table:style-name="Table9.C2" office:value-type="string">
            <text:p text:style-name="P44"/>
          </table:table-cell>
          <table:table-cell table:style-name="Table9.D2" office:value-type="string">
            <text:p text:style-name="P44"/>
          </table:table-cell>
          <table:table-cell table:style-name="Table9.D2" office:value-type="string">
            <text:p text:style-name="P44"/>
          </table:table-cell>
          <table:table-cell table:style-name="Table9.F2" office:value-type="string">
            <text:p text:style-name="P44"/>
          </table:table-cell>
        </table:table-row>
        <table:table-row table:style-name="Table9.3">
          <table:table-cell table:style-name="Table9.A3" office:value-type="string">
            <text:p text:style-name="P59">Ala + ijo </text:p>
          </table:table-cell>
          <table:table-cell table:style-name="Table9.B3" office:value-type="string">
            <text:p text:style-name="P45">object split</text:p>
          </table:table-cell>
          <table:table-cell table:style-name="Table9.C3" office:value-type="string">
            <text:p text:style-name="P46"/>
          </table:table-cell>
          <table:table-cell table:style-name="Table9.D3" office:value-type="string">
            <text:p text:style-name="P46"/>
          </table:table-cell>
          <table:table-cell table:style-name="Table9.D3" office:value-type="string">
            <text:p text:style-name="P46"/>
          </table:table-cell>
          <table:table-cell table:style-name="Table9.F3" office:value-type="string">
            <text:p text:style-name="P60"/>
          </table:table-cell>
        </table:table-row>
      </table:table>
      <text:p text:style-name="P61"/>
      <text:p text:style-name="P62"><text:span text:style-name="T13">Weka’s </text:span><text:span text:style-name="T12">bottom stroke is an incomplete </text:span><text:span text:style-name="T13">ijo, </text:span><text:span text:style-name="T12">and the glyph is also meant to evoke a broken vase or open, empty container.</text:span></text:p>
      <text:p text:style-name="P61"/>
      <text:p text:style-name="P63">Body group</text:p>
      <text:p text:style-name="P48">Body parts, with a majority drawn as simplistic images. Most of these words are the root glyphs of their own respective word families, so most will be repeated in this document. </text:p>
      <text:p text:style-name="P39"/>
      <table:table table:name="Table10" table:style-name="Table10">
        <table:table-column table:style-name="Table10.A" table:number-columns-repeated="6"/>
        <table:table-row table:style-name="Table10.1">
          <table:table-cell table:style-name="Table10.A1" office:value-type="string">
            <text:p text:style-name="P41">uta (mouth)</text:p>
          </table:table-cell>
          <table:table-cell table:style-name="Table10.A1" office:value-type="string">
            <text:p text:style-name="P41">luka (hand)</text:p>
          </table:table-cell>
          <table:table-cell table:style-name="Table10.C1" office:value-type="string">
            <text:p text:style-name="P41">pilin (heart)</text:p>
          </table:table-cell>
          <table:table-cell table:style-name="Table10.A1" office:value-type="string">
            <text:p text:style-name="P41">oko (eye)</text:p>
          </table:table-cell>
          <table:table-cell table:style-name="Table10.A1" office:value-type="string">
            <text:p text:style-name="P41">kute (ear)</text:p>
          </table:table-cell>
          <table:table-cell table:style-name="Table10.F1" office:value-type="string">
            <text:p text:style-name="P41">noka (foot)</text:p>
          </table:table-cell>
        </table:table-row>
        <table:table-row table:style-name="Table10.1">
          <table:table-cell table:style-name="Table10.A2" office:value-type="string">
            <text:p text:style-name="P43">uta</text:p>
          </table:table-cell>
          <table:table-cell table:style-name="Table10.A2" office:value-type="string">
            <text:p text:style-name="P43">luka</text:p>
          </table:table-cell>
          <table:table-cell table:style-name="Table10.C2" office:value-type="string">
            <text:p text:style-name="P43">pilin</text:p>
          </table:table-cell>
          <table:table-cell table:style-name="Table10.A2" office:value-type="string">
            <text:p text:style-name="P43">oko</text:p>
          </table:table-cell>
          <table:table-cell table:style-name="Table10.A2" office:value-type="string">
            <text:p text:style-name="P43">kute</text:p>
          </table:table-cell>
          <table:table-cell table:style-name="Table10.F2" office:value-type="string">
            <text:p text:style-name="P43">noka</text:p>
          </table:table-cell>
        </table:table-row>
        <table:table-row table:style-name="Table10.3">
          <table:table-cell table:style-name="Table10.A3" office:value-type="string">
            <text:p text:style-name="P45">Open mouth</text:p>
          </table:table-cell>
          <table:table-cell table:style-name="Table10.A3" office:value-type="string">
            <text:p text:style-name="P45">drawing: open palm with thumb</text:p>
          </table:table-cell>
          <table:table-cell table:style-name="Table10.C3" office:value-type="string">
            <text:p text:style-name="P45">stylized drawing of heart</text:p>
          </table:table-cell>
          <table:table-cell table:style-name="Table10.A3" office:value-type="string">
            <text:p text:style-name="P45">stylized drawing of eye</text:p>
          </table:table-cell>
          <table:table-cell table:style-name="Table10.A3" office:value-type="string">
            <text:p text:style-name="P45">stylized drawing of ear</text:p>
          </table:table-cell>
          <table:table-cell table:style-name="Table10.F3" office:value-type="string">
            <text:p text:style-name="P45">stylized drawing of foot</text:p>
          </table:table-cell>
        </table:table-row>
      </table:table>
      <text:p text:style-name="P39"/>
      <text:p text:style-name="P32">Most have ‘verb-like’ or ‘motion’ forms.</text:p>
      <text:p text:style-name="P39"/>
      <table:table table:name="Table11" table:style-name="Table11">
        <table:table-column table:style-name="Table11.A" table:number-columns-repeated="6"/>
        <table:table-row table:style-name="Table11.1">
          <table:table-cell table:style-name="Table11.A1" office:value-type="string">
            <text:p text:style-name="P49">toki (talk)</text:p>
          </table:table-cell>
          <table:table-cell table:style-name="Table11.A1" office:value-type="string">
            <text:p text:style-name="P41">pana (give)</text:p>
          </table:table-cell>
          <table:table-cell table:style-name="Table11.A1" office:value-type="string">
            <text:p text:style-name="P57">olin (love)</text:p>
          </table:table-cell>
          <table:table-cell table:style-name="Table11.D1" office:value-type="string">
            <text:p text:style-name="P57">lukin (look)</text:p>
          </table:table-cell>
          <table:table-cell table:style-name="Table11.D1" office:value-type="string">
            <text:p text:style-name="P41">kalama (sound)</text:p>
          </table:table-cell>
          <table:table-cell table:style-name="Table11.A1" office:value-type="string">
            <text:p text:style-name="P42"/>
          </table:table-cell>
        </table:table-row>
        <table:table-row table:style-name="Table11.2">
          <table:table-cell table:style-name="Table11.A2" office:value-type="string">
            <text:p text:style-name="P43">toki</text:p>
          </table:table-cell>
          <table:table-cell table:style-name="Table11.B2" office:value-type="string">
            <text:p text:style-name="P43">pana</text:p>
          </table:table-cell>
          <table:table-cell table:style-name="Table11.C2" office:value-type="string">
            <text:p text:style-name="P43">olin</text:p>
          </table:table-cell>
          <table:table-cell table:style-name="Table11.D2" office:value-type="string">
            <text:p text:style-name="P43">lukin</text:p>
          </table:table-cell>
          <table:table-cell table:style-name="Table11.D2" office:value-type="string">
            <text:p text:style-name="P43">kalama</text:p>
          </table:table-cell>
          <table:table-cell table:style-name="Table11.F2" office:value-type="string">
            <text:p text:style-name="P44"/>
          </table:table-cell>
        </table:table-row>
        <table:table-row table:style-name="Table11.3">
          <table:table-cell table:style-name="Table11.A3" office:value-type="string">
            <text:p text:style-name="P64">Mouth-action / image of talking person</text:p>
          </table:table-cell>
          <table:table-cell table:style-name="Table11.B3" office:value-type="string">
            <text:p text:style-name="P45">hand - action</text:p>
          </table:table-cell>
          <table:table-cell table:style-name="Table11.C3" office:value-type="string">
            <text:p text:style-name="P64">heart-beating</text:p>
          </table:table-cell>
          <table:table-cell table:style-name="Table11.D3" office:value-type="string">
            <text:p text:style-name="P45">Eye-action</text:p>
          </table:table-cell>
          <table:table-cell table:style-name="Table11.D3" office:value-type="string">
            <text:p text:style-name="P45">ear-motion</text:p>
          </table:table-cell>
          <table:table-cell table:style-name="Table11.F3" office:value-type="string">
            <text:p text:style-name="P47"/>
          </table:table-cell>
        </table:table-row>
      </table:table>
      <text:p text:style-name="P39"/>
      <text:p text:style-name="P65"/>
      <text:p text:style-name="P56">Luka group</text:p>
      <text:p text:style-name="P32">This group contains hand, action, and work-related words. </text:p>
      <text:p text:style-name="P39"/>
      <table:table table:name="Table12" table:style-name="Table12">
        <table:table-column table:style-name="Table12.A" table:number-columns-repeated="6"/>
        <table:table-row table:style-name="Table12.1">
          <table:table-cell table:style-name="Table12.A1" office:value-type="string">
            <text:p text:style-name="P66">luka (hand)</text:p>
          </table:table-cell>
          <table:table-cell table:style-name="Table12.A1" office:value-type="string">
            <text:p text:style-name="P66">utala (conflict)</text:p>
          </table:table-cell>
          <table:table-cell table:style-name="Table12.A1" office:value-type="string">
            <text:p text:style-name="P66">jo (have)</text:p>
          </table:table-cell>
          <table:table-cell table:style-name="Table12.A1" office:value-type="string">
            <text:p text:style-name="P66">pana (give)</text:p>
          </table:table-cell>
          <table:table-cell table:style-name="Table12.A1" office:value-type="string">
            <text:p text:style-name="P66">ilo (tool)</text:p>
          </table:table-cell>
          <table:table-cell table:style-name="Table12.F1" office:value-type="string">
            <text:p text:style-name="P66">kepeken (use)</text:p>
          </table:table-cell>
        </table:table-row>
        <table:table-row table:style-name="Table12.1">
          <table:table-cell table:style-name="Table12.A2" office:value-type="string">
            <text:p text:style-name="P43">luka</text:p>
          </table:table-cell>
          <table:table-cell table:style-name="Table12.A2" office:value-type="string">
            <text:p text:style-name="P43">utala</text:p>
          </table:table-cell>
          <table:table-cell table:style-name="Table12.A2" office:value-type="string">
            <text:p text:style-name="P43">jo</text:p>
          </table:table-cell>
          <table:table-cell table:style-name="Table12.A2" office:value-type="string">
            <text:p text:style-name="P43">pana</text:p>
          </table:table-cell>
          <table:table-cell table:style-name="Table12.A2" office:value-type="string">
            <text:p text:style-name="P43">ilo</text:p>
          </table:table-cell>
          <table:table-cell table:style-name="Table12.F2" office:value-type="string">
            <text:p text:style-name="P43">kepeken</text:p>
          </table:table-cell>
        </table:table-row>
        <table:table-row table:style-name="Table12.3">
          <table:table-cell table:style-name="Table12.A3" office:value-type="string">
            <text:p text:style-name="P45">Drawing of hand (thumb and palm)</text:p>
          </table:table-cell>
          <table:table-cell table:style-name="Table12.A3" office:value-type="string">
            <text:p text:style-name="P45">luka-ala (prevent from doing)</text:p>
          </table:table-cell>
          <table:table-cell table:style-name="Table12.A3" office:value-type="string">
            <text:p text:style-name="P45">object inside hand</text:p>
          </table:table-cell>
          <table:table-cell table:style-name="Table12.A3" office:value-type="string">
            <text:p text:style-name="P45">hand - action</text:p>
          </table:table-cell>
          <table:table-cell table:style-name="Table12.A3" office:value-type="string">
            <text:p text:style-name="P64">stick held by a hand </text:p>
          </table:table-cell>
          <table:table-cell table:style-name="Table12.F3" office:value-type="string">
            <text:p text:style-name="P67">hand holding a stick, motion</text:p>
          </table:table-cell>
        </table:table-row>
      </table:table>
      <text:p text:style-name="P68"/>
      <text:p text:style-name="P55">Uta group</text:p>
      <text:p text:style-name="P40"><text:span text:style-name="T12">The c-shaped </text:span><text:span text:style-name="T13">uta </text:span><text:span text:style-name="T12">glyph is the root of mouth-related words. </text:span></text:p>
      <text:p text:style-name="P39"/>
      <table:table table:name="Table13" table:style-name="Table13">
        <table:table-column table:style-name="Table13.A" table:number-columns-repeated="5"/>
        <table:table-column table:style-name="Table13.F"/>
        <table:table-row table:style-name="Table13.1">
          <table:table-cell table:style-name="Table13.A1" office:value-type="string">
            <text:p text:style-name="P49">uta (mouth)</text:p>
          </table:table-cell>
          <table:table-cell table:style-name="Table13.A1" office:value-type="string">
            <text:p text:style-name="P49">toki (talk)</text:p>
          </table:table-cell>
          <table:table-cell table:style-name="Table13.A1" office:value-type="string">
            <text:p text:style-name="P49">moku (eat)</text:p>
          </table:table-cell>
          <table:table-cell table:style-name="Table13.A1" office:value-type="string">
            <text:p text:style-name="P69">namako (new/spice)</text:p>
          </table:table-cell>
          <table:table-cell table:style-name="Table13.E1" office:value-type="string">
            <text:p text:style-name="P42"/>
          </table:table-cell>
          <table:table-cell table:style-name="Table13.A1" office:value-type="string">
            <text:p text:style-name="P42"/>
          </table:table-cell>
        </table:table-row>
        <table:table-row table:style-name="Table13.1">
          <table:table-cell table:style-name="Table13.A2" office:value-type="string">
            <text:p text:style-name="P43">uta</text:p>
          </table:table-cell>
          <table:table-cell table:style-name="Table13.B2" office:value-type="string">
            <text:p text:style-name="P43">toki</text:p>
          </table:table-cell>
          <table:table-cell table:style-name="Table13.C2" office:value-type="string">
            <text:p text:style-name="P43">moku</text:p>
          </table:table-cell>
          <table:table-cell table:style-name="Table13.D2" office:value-type="string">
            <text:p text:style-name="P43">Namako</text:p>
          </table:table-cell>
          <table:table-cell table:style-name="Table13.E2" office:value-type="string">
            <text:p text:style-name="P44"/>
          </table:table-cell>
          <table:table-cell table:style-name="Table13.F2" office:value-type="string">
            <text:p text:style-name="P44"/>
          </table:table-cell>
        </table:table-row>
        <table:table-row table:style-name="Table13.3">
          <table:table-cell table:style-name="Table13.A3" office:value-type="string">
            <text:p text:style-name="P64">picture of mouth</text:p>
          </table:table-cell>
          <table:table-cell table:style-name="Table13.B3" office:value-type="string">
            <text:p text:style-name="P64">mouth-motion / image of person with open mouth</text:p>
          </table:table-cell>
          <table:table-cell table:style-name="Table13.C3" office:value-type="string">
            <text:p text:style-name="P64">hand + mouth</text:p>
          </table:table-cell>
          <table:table-cell table:style-name="Table13.D3" office:value-type="string">
            <text:p text:style-name="P64">Mouth - excitement inside</text:p>
          </table:table-cell>
          <table:table-cell table:style-name="Table13.E3" office:value-type="string">
            <text:p text:style-name="P46"/>
          </table:table-cell>
          <table:table-cell table:style-name="Table13.F3" office:value-type="string">
            <text:p text:style-name="P47"/>
          </table:table-cell>
        </table:table-row>
      </table:table>
      <text:p text:style-name="P39"/>
      <text:p text:style-name="P40"><text:span text:style-name="T12">Expanding on the mouth metaphor, adding an extra stroke to </text:span><text:span text:style-name="T13">uta </text:span><text:span text:style-name="T12">gives us</text:span> <text:span text:style-name="T12">containers and their associated words.</text:span></text:p>
      <text:p text:style-name="P39"/>
      <table:table table:name="Table14" table:style-name="Table14">
        <table:table-column table:style-name="Table14.A" table:number-columns-repeated="6"/>
        <table:table-row table:style-name="Table14.1">
          <table:table-cell table:style-name="Table14.A1" office:value-type="string">
            <text:p text:style-name="P49">poki (container)</text:p>
          </table:table-cell>
          <table:table-cell table:style-name="Table14.A1" office:value-type="string">
            <text:p text:style-name="P49">insa (inside)</text:p>
          </table:table-cell>
          <table:table-cell table:style-name="Table14.A1" office:value-type="string">
            <text:p text:style-name="P49">poka (beside)</text:p>
          </table:table-cell>
          <table:table-cell table:style-name="Table14.A1" office:value-type="string">
            <text:p text:style-name="P49">lupa (hole)</text:p>
          </table:table-cell>
          <table:table-cell table:style-name="Table14.A1" office:value-type="string">
            <text:p text:style-name="P49">open (open)</text:p>
          </table:table-cell>
          <table:table-cell table:style-name="Table14.F1" office:value-type="string">
            <text:p text:style-name="P42"/>
          </table:table-cell>
        </table:table-row>
        <table:table-row table:style-name="Table14.1">
          <table:table-cell table:style-name="Table14.A2" office:value-type="string">
            <text:p text:style-name="P43">poki</text:p>
          </table:table-cell>
          <table:table-cell table:style-name="Table14.A2" office:value-type="string">
            <text:p text:style-name="P43">insa</text:p>
          </table:table-cell>
          <table:table-cell table:style-name="Table14.A2" office:value-type="string">
            <text:p text:style-name="P43">poka</text:p>
          </table:table-cell>
          <table:table-cell table:style-name="Table14.A2" office:value-type="string">
            <text:p text:style-name="P43">lupa</text:p>
          </table:table-cell>
          <table:table-cell table:style-name="Table14.A2" office:value-type="string">
            <text:p text:style-name="P43">open</text:p>
          </table:table-cell>
          <table:table-cell table:style-name="Table14.F2" office:value-type="string">
            <text:p text:style-name="P44"/>
          </table:table-cell>
        </table:table-row>
        <table:table-row table:style-name="Table14.3">
          <table:table-cell table:style-name="Table14.A3" office:value-type="string">
            <text:p text:style-name="P64">open container with lid</text:p>
          </table:table-cell>
          <table:table-cell table:style-name="Table14.A3" office:value-type="string">
            <text:p text:style-name="P64">item inside poki</text:p>
          </table:table-cell>
          <table:table-cell table:style-name="Table14.A3" office:value-type="string">
            <text:p text:style-name="P64">stick beside poki</text:p>
          </table:table-cell>
          <table:table-cell table:style-name="Table14.A3" office:value-type="string">
            <text:p text:style-name="P64">poki under the ground</text:p>
          </table:table-cell>
          <table:table-cell table:style-name="Table14.A3" office:value-type="string">
            <text:p text:style-name="P64">poki with lid open</text:p>
          </table:table-cell>
          <table:table-cell table:style-name="Table14.F3" office:value-type="string">
            <text:p text:style-name="P47"/>
          </table:table-cell>
        </table:table-row>
      </table:table>
      <text:p text:style-name="P39"/>
      <text:p text:style-name="P55">Pilin group</text:p>
      <text:p text:style-name="P32">The mirrored ‘C’ of the heart group blends seamlessly into some of the group’s distinct word forms. </text:p>
      <text:p text:style-name="P39"/>
      <table:table table:name="Table15" table:style-name="Table15">
        <table:table-column table:style-name="Table15.A" table:number-columns-repeated="6"/>
        <table:table-row table:style-name="Table15.1">
          <table:table-cell table:style-name="Table15.A1" office:value-type="string">
            <text:p text:style-name="P57">pilin (feeling)</text:p>
          </table:table-cell>
          <table:table-cell table:style-name="Table15.A1" office:value-type="string">
            <text:p text:style-name="P57">olin (love)</text:p>
          </table:table-cell>
          <table:table-cell table:style-name="Table15.C1" office:value-type="string">
            <text:p text:style-name="P49">ike (bad)</text:p>
          </table:table-cell>
          <table:table-cell table:style-name="Table15.D1" office:value-type="string">
            <text:p text:style-name="P49">pona (good)</text:p>
          </table:table-cell>
          <table:table-cell table:style-name="Table15.E1" office:value-type="string">
            <text:p text:style-name="P57">jaki (disgusting)</text:p>
          </table:table-cell>
          <table:table-cell table:style-name="Table15.F1" office:value-type="string">
            <text:p text:style-name="P42"/>
          </table:table-cell>
        </table:table-row>
        <table:table-row table:style-name="Table15.1">
          <table:table-cell table:style-name="Table15.A2" office:value-type="string">
            <text:p text:style-name="P43">pilin</text:p>
          </table:table-cell>
          <table:table-cell table:style-name="Table15.A2" office:value-type="string">
            <text:p text:style-name="P43">olin</text:p>
          </table:table-cell>
          <table:table-cell table:style-name="Table15.C2" office:value-type="string">
            <text:p text:style-name="P43">ike</text:p>
          </table:table-cell>
          <table:table-cell table:style-name="Table15.D2" office:value-type="string">
            <text:p text:style-name="P43">pona</text:p>
          </table:table-cell>
          <table:table-cell table:style-name="Table15.E2" office:value-type="string">
            <text:p text:style-name="P43">jaki</text:p>
          </table:table-cell>
          <table:table-cell table:style-name="Table15.F2" office:value-type="string">
            <text:p text:style-name="P44"/>
          </table:table-cell>
        </table:table-row>
        <table:table-row table:style-name="Table15.3">
          <table:table-cell table:style-name="Table15.A3" office:value-type="string">
            <text:p text:style-name="P64">stylized heart</text:p>
          </table:table-cell>
          <table:table-cell table:style-name="Table15.A3" office:value-type="string">
            <text:p text:style-name="P64">feeling-intense/action</text:p>
          </table:table-cell>
          <table:table-cell table:style-name="Table15.C3" office:value-type="string">
            <text:p text:style-name="P46"><text:span text:style-name="T14">ala + </text:span><text:span text:style-name="T15">pilin</text:span></text:p>
          </table:table-cell>
          <table:table-cell table:style-name="Table15.D3" office:value-type="string">
            <text:p text:style-name="P64">Heart – action / smiley face</text:p>
          </table:table-cell>
          <table:table-cell table:style-name="Table15.E3" office:value-type="string">
            <text:p text:style-name="P64">ala-pilin, reminiscent of a scribble</text:p>
          </table:table-cell>
          <table:table-cell table:style-name="Table15.F3" office:value-type="string">
            <text:p text:style-name="P47"/>
          </table:table-cell>
        </table:table-row>
      </table:table>
      <text:p text:style-name="P68"/>
      <text:p text:style-name="P68"/>
      <text:p text:style-name="P68"/>
      <text:p text:style-name="P65"/>
      <text:p text:style-name="P56">Noka group</text:p>
      <text:p text:style-name="P32">The L-shaped foot glyph is pointed forwards, backwards, or stationary to represent direction of movement (or lack thereof). Ths is similar to the glyphs in sitelen pona. </text:p>
      <text:p text:style-name="P39"/>
      <table:table table:name="Table16" table:style-name="Table16">
        <table:table-column table:style-name="Table16.A" table:number-columns-repeated="6"/>
        <table:table-row table:style-name="Table16.1">
          <table:table-cell table:style-name="Table16.A1" office:value-type="string">
            <text:p text:style-name="P41">noka (foot)</text:p>
          </table:table-cell>
          <table:table-cell table:style-name="Table16.A1" office:value-type="string">
            <text:p text:style-name="P41">tawa (to)</text:p>
          </table:table-cell>
          <table:table-cell table:style-name="Table16.A1" office:value-type="string">
            <text:p text:style-name="P41">awen (stay)</text:p>
          </table:table-cell>
          <table:table-cell table:style-name="Table16.D1" office:value-type="string">
            <text:p text:style-name="P41">kama (come)</text:p>
          </table:table-cell>
          <table:table-cell table:style-name="Table16.E1" office:value-type="string">
            <text:p text:style-name="P41">pali (do/work)</text:p>
          </table:table-cell>
          <table:table-cell table:style-name="Table16.F1" office:value-type="string">
            <text:p text:style-name="P42"/>
          </table:table-cell>
        </table:table-row>
        <table:table-row table:style-name="Table16.1">
          <table:table-cell table:style-name="Table16.A2" office:value-type="string">
            <text:p text:style-name="P43">noka</text:p>
          </table:table-cell>
          <table:table-cell table:style-name="Table16.A2" office:value-type="string">
            <text:p text:style-name="P43">tawa</text:p>
          </table:table-cell>
          <table:table-cell table:style-name="Table16.A2" office:value-type="string">
            <text:p text:style-name="P43">awen</text:p>
          </table:table-cell>
          <table:table-cell table:style-name="Table16.D2" office:value-type="string">
            <text:p text:style-name="P43">kama</text:p>
          </table:table-cell>
          <table:table-cell table:style-name="Table16.E2" office:value-type="string">
            <text:p text:style-name="P43">Pali</text:p>
          </table:table-cell>
          <table:table-cell table:style-name="Table16.F2" office:value-type="string">
            <text:p text:style-name="P44"/>
          </table:table-cell>
        </table:table-row>
        <table:table-row table:style-name="Table16.3">
          <table:table-cell table:style-name="Table16.A3" office:value-type="string">
            <text:p text:style-name="P45">Foot</text:p>
          </table:table-cell>
          <table:table-cell table:style-name="Table16.A3" office:value-type="string">
            <text:p text:style-name="P45">Feet pointing forward</text:p>
          </table:table-cell>
          <table:table-cell table:style-name="Table16.A3" office:value-type="string">
            <text:p text:style-name="P45">Feet in two directions (stationary)</text:p>
          </table:table-cell>
          <table:table-cell table:style-name="Table16.D3" office:value-type="string">
            <text:p text:style-name="P45">Feet pointing backward</text:p>
          </table:table-cell>
          <table:table-cell table:style-name="Table16.E3" office:value-type="string">
            <text:p text:style-name="P45">hand – foot</text:p>
          </table:table-cell>
          <table:table-cell table:style-name="Table16.F3" office:value-type="string">
            <text:p text:style-name="P47"/>
          </table:table-cell>
        </table:table-row>
      </table:table>
      <text:p text:style-name="P39"/>
      <text:p text:style-name="P55">Sijelo group</text:p>
      <text:p text:style-name="P40">A <text:span text:style-name="T12">further simplification of the awen drawing results in two ‘feet’ standing apart, stable. This is used both in the literal sense as pictures of actual legs, or more abstractly as ‘the form of…’</text:span></text:p>
      <text:p text:style-name="P39"/>
      <table:table table:name="Table17" table:style-name="Table17">
        <table:table-column table:style-name="Table17.A" table:number-columns-repeated="5"/>
        <table:table-column table:style-name="Table17.F"/>
        <table:table-row table:style-name="Table17.1">
          <table:table-cell table:style-name="Table17.A1" office:value-type="string">
            <text:p text:style-name="P41">sijelo (form/body)</text:p>
          </table:table-cell>
          <table:table-cell table:style-name="Table17.A1" office:value-type="string">
            <text:p text:style-name="P41">supa (table/flat)</text:p>
          </table:table-cell>
          <table:table-cell table:style-name="Table17.A1" office:value-type="string">
            <text:p text:style-name="P41">suli (big)</text:p>
          </table:table-cell>
          <table:table-cell table:style-name="Table17.D1" office:value-type="string">
            <text:p text:style-name="P41">lili (small)</text:p>
          </table:table-cell>
          <table:table-cell table:style-name="Table17.E1" office:value-type="string">
            <text:p text:style-name="P41">wawa (strong)</text:p>
          </table:table-cell>
          <table:table-cell table:style-name="Table17.F1" office:value-type="string">
            <text:p text:style-name="P49">kule (color)</text:p>
          </table:table-cell>
        </table:table-row>
        <table:table-row table:style-name="Table17.1">
          <table:table-cell table:style-name="Table17.A2" office:value-type="string">
            <text:p text:style-name="P43">sijelo</text:p>
          </table:table-cell>
          <table:table-cell table:style-name="Table17.A2" office:value-type="string">
            <text:p text:style-name="P43">supa</text:p>
          </table:table-cell>
          <table:table-cell table:style-name="Table17.A2" office:value-type="string">
            <text:p text:style-name="P43">suli</text:p>
          </table:table-cell>
          <table:table-cell table:style-name="Table17.D2" office:value-type="string">
            <text:p text:style-name="P43">lili</text:p>
          </table:table-cell>
          <table:table-cell table:style-name="Table17.E2" office:value-type="string">
            <text:p text:style-name="P43">wawa</text:p>
          </table:table-cell>
          <table:table-cell table:style-name="Table17.F2" office:value-type="string">
            <text:p text:style-name="P43">kule</text:p>
          </table:table-cell>
        </table:table-row>
        <table:table-row table:style-name="Table17.3">
          <table:table-cell table:style-name="Table17.A3" office:value-type="string">
            <text:p text:style-name="P45">Abstracted standing legs</text:p>
          </table:table-cell>
          <table:table-cell table:style-name="Table17.A3" office:value-type="string">
            <text:p text:style-name="P45">flat object on legs)</text:p>
          </table:table-cell>
          <table:table-cell table:style-name="Table17.A3" office:value-type="string">
            <text:p text:style-name="P45">person, arms wide open</text:p>
          </table:table-cell>
          <table:table-cell table:style-name="Table17.D3" office:value-type="string">
            <text:p text:style-name="P45">Form, emphasis downward</text:p>
          </table:table-cell>
          <table:table-cell table:style-name="Table17.E3" office:value-type="string">
            <text:p text:style-name="P45">flexing person</text:p>
          </table:table-cell>
          <table:table-cell table:style-name="Table17.F3" office:value-type="string">
            <text:p text:style-name="P70">Form-of eye</text:p>
          </table:table-cell>
        </table:table-row>
      </table:table>
      <text:p text:style-name="P39"/>
      <text:p text:style-name="P55">Nasin group</text:p>
      <text:p text:style-name="P40"><text:span text:style-name="T13">Nasin</text:span> <text:span text:style-name="T12">is a downward stroke with two lines moving forward, representing a path or road. </text:span></text:p>
      <text:p text:style-name="P39"/>
      <table:table table:name="Table18" table:style-name="Table18">
        <table:table-column table:style-name="Table18.A" table:number-columns-repeated="5"/>
        <table:table-column table:style-name="Table18.F"/>
        <table:table-row table:style-name="Table18.1">
          <table:table-cell table:style-name="Table18.A1" office:value-type="string">
            <text:p text:style-name="P57">nasin (path)</text:p>
          </table:table-cell>
          <table:table-cell table:style-name="Table18.A1" office:value-type="string">
            <text:p text:style-name="P57">ken (can)</text:p>
          </table:table-cell>
          <table:table-cell table:style-name="Table18.A1" office:value-type="string">
            <text:p text:style-name="P57">tan (from)</text:p>
          </table:table-cell>
          <table:table-cell table:style-name="Table18.A1" office:value-type="string">
            <text:p text:style-name="P57">anu (or)</text:p>
          </table:table-cell>
          <table:table-cell table:style-name="Table18.A1" office:value-type="string">
            <text:p text:style-name="P69">taso (but)</text:p>
          </table:table-cell>
          <table:table-cell table:style-name="Table18.A1" office:value-type="string">
            <text:p text:style-name="P42"/>
          </table:table-cell>
        </table:table-row>
        <table:table-row table:style-name="Table18.2">
          <table:table-cell table:style-name="Table18.A2" office:value-type="string">
            <text:p text:style-name="P43">nasin</text:p>
          </table:table-cell>
          <table:table-cell table:style-name="Table18.A2" office:value-type="string">
            <text:p text:style-name="P43">ken</text:p>
          </table:table-cell>
          <table:table-cell table:style-name="Table18.A2" office:value-type="string">
            <text:p text:style-name="P43">tan</text:p>
          </table:table-cell>
          <table:table-cell table:style-name="Table18.A2" office:value-type="string">
            <text:p text:style-name="P43">anu</text:p>
          </table:table-cell>
          <table:table-cell table:style-name="Table18.A2" office:value-type="string">
            <text:p text:style-name="P43">taso</text:p>
          </table:table-cell>
          <table:table-cell table:style-name="Table18.A2" office:value-type="string">
            <text:p text:style-name="P44"/>
          </table:table-cell>
        </table:table-row>
        <table:table-row table:style-name="Table18.3">
          <table:table-cell table:style-name="Table18.A3" office:value-type="string">
            <text:p text:style-name="P64">path</text:p>
          </table:table-cell>
          <table:table-cell table:style-name="Table18.A3" office:value-type="string">
            <text:p text:style-name="P64">nasin+ foot (walkable path)</text:p>
          </table:table-cell>
          <table:table-cell table:style-name="Table18.A3" office:value-type="string">
            <text:p text:style-name="P64">path that turns back</text:p>
          </table:table-cell>
          <table:table-cell table:style-name="Table18.A3" office:value-type="string">
            <text:p text:style-name="P64">diverging path</text:p>
          </table:table-cell>
          <table:table-cell table:style-name="Table18.A3" office:value-type="string">
            <text:p text:style-name="P71">Blocked path</text:p>
          </table:table-cell>
          <table:table-cell table:style-name="Table18.A3" office:value-type="string">
            <text:p text:style-name="P47"/>
          </table:table-cell>
        </table:table-row>
      </table:table>
      <text:p text:style-name="P39"/>
      <text:p text:style-name="P55">Tenpo group</text:p>
      <text:p text:style-name="P40"><text:span text:style-name="T13">Sin</text:span> <text:span text:style-name="T12">and </text:span><text:span text:style-name="T13">pini</text:span> <text:span text:style-name="T12">are abstract ‘directions’ and have similar forms to the </text:span><text:span text:style-name="T13">nasin </text:span><text:span text:style-name="T12">group. This hypothetical society derived </text:span><text:span text:style-name="T13">sin </text:span><text:span text:style-name="T12">as a simplification of </text:span><text:span text:style-name="T13">namako.</text:span></text:p>
      <text:p text:style-name="P39"/>
      <table:table table:name="Table19" table:style-name="Table19">
        <table:table-column table:style-name="Table19.A" table:number-columns-repeated="5"/>
        <table:table-column table:style-name="Table19.F"/>
        <table:table-row table:style-name="Table19.1">
          <table:table-cell table:style-name="Table19.A1" office:value-type="string">
            <text:p text:style-name="P57">sin (start)</text:p>
          </table:table-cell>
          <table:table-cell table:style-name="Table19.B1" office:value-type="string">
            <text:p text:style-name="P57">pini (end)</text:p>
          </table:table-cell>
          <table:table-cell table:style-name="Table19.B1" office:value-type="string">
            <text:p text:style-name="P57">tenpo (time)</text:p>
          </table:table-cell>
          <table:table-cell table:style-name="Table19.A1" office:value-type="string">
            <text:p text:style-name="P69">namako (new/spice)</text:p>
          </table:table-cell>
          <table:table-cell table:style-name="Table19.B1" office:value-type="string">
            <text:p text:style-name="P42"/>
          </table:table-cell>
          <table:table-cell table:style-name="Table19.A1" office:value-type="string">
            <text:p text:style-name="P42"/>
          </table:table-cell>
        </table:table-row>
        <table:table-row table:style-name="Table19.1">
          <table:table-cell table:style-name="Table19.A2" office:value-type="string">
            <text:p text:style-name="P43">sin</text:p>
          </table:table-cell>
          <table:table-cell table:style-name="Table19.B2" office:value-type="string">
            <text:p text:style-name="P43">pini</text:p>
          </table:table-cell>
          <table:table-cell table:style-name="Table19.B2" office:value-type="string">
            <text:p text:style-name="P43">tenpo</text:p>
          </table:table-cell>
          <table:table-cell table:style-name="Table19.D2" office:value-type="string">
            <text:p text:style-name="P43">Namako</text:p>
          </table:table-cell>
          <table:table-cell table:style-name="Table19.B2" office:value-type="string">
            <text:p text:style-name="P44"/>
          </table:table-cell>
          <table:table-cell table:style-name="Table19.F2" office:value-type="string">
            <text:p text:style-name="P44"/>
          </table:table-cell>
        </table:table-row>
        <table:table-row table:style-name="Table19.3">
          <table:table-cell table:style-name="Table19.A3" office:value-type="string">
            <text:p text:style-name="P71">open bracket + event</text:p>
          </table:table-cell>
          <table:table-cell table:style-name="Table19.B3" office:value-type="string">
            <text:p text:style-name="P71">event, close bracket</text:p>
          </table:table-cell>
          <table:table-cell table:style-name="Table19.B3" office:value-type="string">
            <text:p text:style-name="P71">open + close bracket</text:p>
          </table:table-cell>
          <table:table-cell table:style-name="Table19.D3" office:value-type="string">
            <text:p text:style-name="P46"/>
          </table:table-cell>
          <table:table-cell table:style-name="Table19.B3" office:value-type="string">
            <text:p text:style-name="P46"/>
          </table:table-cell>
          <table:table-cell table:style-name="Table19.F3" office:value-type="string">
            <text:p text:style-name="P47"/>
          </table:table-cell>
        </table:table-row>
      </table:table>
      <text:p text:style-name="P65"/>
      <text:p text:style-name="P39"/>
      <text:p text:style-name="P65"/>
      <text:p text:style-name="P56">Telo group</text:p>
      <text:p text:style-name="P72">Two downward short dashes represent water droplets.</text:p>
      <text:p text:style-name="P68"/>
      <table:table table:name="Table20" table:style-name="Table20">
        <table:table-column table:style-name="Table20.A" table:number-columns-repeated="6"/>
        <table:table-row table:style-name="Table20.1">
          <table:table-cell table:style-name="Table20.A1" office:value-type="string">
            <text:p text:style-name="P41">telo (water)</text:p>
          </table:table-cell>
          <table:table-cell table:style-name="Table20.A1" office:value-type="string">
            <text:p text:style-name="P41">kala (fish)</text:p>
          </table:table-cell>
          <table:table-cell table:style-name="Table20.A1" office:value-type="string">
            <text:p text:style-name="P57">suwi (sweet)</text:p>
          </table:table-cell>
          <table:table-cell table:style-name="Table20.D1" office:value-type="string">
            <text:p text:style-name="P58">powe (deceit)</text:p>
          </table:table-cell>
          <table:table-cell table:style-name="Table20.A1" office:value-type="string">
            <text:p text:style-name="P41">meli (woman)</text:p>
          </table:table-cell>
          <table:table-cell table:style-name="Table20.F1" office:value-type="string">
            <text:p text:style-name="P42"/>
          </table:table-cell>
        </table:table-row>
        <table:table-row table:style-name="Table20.1">
          <table:table-cell table:style-name="Table20.A2" office:value-type="string">
            <text:p text:style-name="P43">Telo</text:p>
          </table:table-cell>
          <table:table-cell table:style-name="Table20.A2" office:value-type="string">
            <text:p text:style-name="P43">kala</text:p>
          </table:table-cell>
          <table:table-cell table:style-name="Table20.A2" office:value-type="string">
            <text:p text:style-name="P43">suwi</text:p>
          </table:table-cell>
          <table:table-cell table:style-name="Table20.D2" office:value-type="string">
            <text:p text:style-name="P43">Powe</text:p>
          </table:table-cell>
          <table:table-cell table:style-name="Table20.A2" office:value-type="string">
            <text:p text:style-name="P43">meli</text:p>
          </table:table-cell>
          <table:table-cell table:style-name="Table20.F2" office:value-type="string">
            <text:p text:style-name="P44"/>
          </table:table-cell>
        </table:table-row>
        <table:table-row table:style-name="Table20.3">
          <table:table-cell table:style-name="Table20.A3" office:value-type="string">
            <text:p text:style-name="P45">droplets</text:p>
          </table:table-cell>
          <table:table-cell table:style-name="Table20.A3" office:value-type="string">
            <text:p text:style-name="P45">water-object / image of diving fish</text:p>
          </table:table-cell>
          <table:table-cell table:style-name="Table20.A3" office:value-type="string">
            <text:p text:style-name="P64">mouth-water (drool)</text:p>
          </table:table-cell>
          <table:table-cell table:style-name="Table20.D3" office:value-type="string">
            <text:p text:style-name="P45">ala – pilin – tears </text:p>
          </table:table-cell>
          <table:table-cell table:style-name="Table20.A3" office:value-type="string">
            <text:p text:style-name="P45">water-person</text:p>
          </table:table-cell>
          <table:table-cell table:style-name="Table20.F3" office:value-type="string">
            <text:p text:style-name="P47"/>
          </table:table-cell>
        </table:table-row>
      </table:table>
      <text:p text:style-name="P39"/>
      <text:p text:style-name="P55">Seli group</text:p>
      <text:p text:style-name="P32">As the ‘reverse’ of water, two open dots evoke heat or energy radiating outwards:</text:p>
      <text:p text:style-name="P39"/>
      <table:table table:name="Table21" table:style-name="Table21">
        <table:table-column table:style-name="Table21.A" table:number-columns-repeated="5"/>
        <table:table-column table:style-name="Table21.F"/>
        <table:table-row table:style-name="Table21.1">
          <table:table-cell table:style-name="Table21.A1" office:value-type="string">
            <text:p text:style-name="P57">seli (fire)</text:p>
          </table:table-cell>
          <table:table-cell table:style-name="Table21.B1" office:value-type="string">
            <text:p text:style-name="P57">loje (red)</text:p>
          </table:table-cell>
          <table:table-cell table:style-name="Table21.C1" office:value-type="string">
            <text:p text:style-name="P57">suno (sun)</text:p>
          </table:table-cell>
          <table:table-cell table:style-name="Table21.D1" office:value-type="string">
            <text:p text:style-name="P41">mije (man)</text:p>
          </table:table-cell>
          <table:table-cell table:style-name="Table21.A1" office:value-type="string">
            <text:p text:style-name="P42"/>
          </table:table-cell>
          <table:table-cell table:style-name="Table21.F1" office:value-type="string">
            <text:p text:style-name="P42"/>
          </table:table-cell>
        </table:table-row>
        <table:table-row table:style-name="Table21.1">
          <table:table-cell table:style-name="Table21.A2" office:value-type="string">
            <text:p text:style-name="P43">seli</text:p>
          </table:table-cell>
          <table:table-cell table:style-name="Table21.B2" office:value-type="string">
            <text:p text:style-name="P43">Loje</text:p>
          </table:table-cell>
          <table:table-cell table:style-name="Table21.C2" office:value-type="string">
            <text:p text:style-name="P43">suno</text:p>
          </table:table-cell>
          <table:table-cell table:style-name="Table21.D2" office:value-type="string">
            <text:p text:style-name="P43">mije</text:p>
          </table:table-cell>
          <table:table-cell table:style-name="Table21.A2" office:value-type="string">
            <text:p text:style-name="P44"/>
          </table:table-cell>
          <table:table-cell table:style-name="Table21.F2" office:value-type="string">
            <text:p text:style-name="P44"/>
          </table:table-cell>
        </table:table-row>
        <table:table-row table:style-name="Table21.3">
          <table:table-cell table:style-name="Table21.A3" office:value-type="string">
            <text:p text:style-name="P64">Heat + air</text:p>
          </table:table-cell>
          <table:table-cell table:style-name="Table21.B3" office:value-type="string">
            <text:p text:style-name="P64">heat-eye </text:p>
          </table:table-cell>
          <table:table-cell table:style-name="Table21.C3" office:value-type="string">
            <text:p text:style-name="P64">heat-object</text:p>
          </table:table-cell>
          <table:table-cell table:style-name="Table21.D3" office:value-type="string">
            <text:p text:style-name="P64">fire- person</text:p>
          </table:table-cell>
          <table:table-cell table:style-name="Table21.A3" office:value-type="string">
            <text:p text:style-name="P46"/>
          </table:table-cell>
          <table:table-cell table:style-name="Table21.F3" office:value-type="string">
            <text:p text:style-name="P47"/>
          </table:table-cell>
        </table:table-row>
      </table:table>
      <text:p text:style-name="P39"/>
      <text:p text:style-name="P40"><text:span text:style-name="T13">Man </text:span><text:span text:style-name="T12">and </text:span><text:span text:style-name="T13">woman </text:span><text:span text:style-name="T12">are associated by this hypothetical society to the elements of fire and water, respectively.</text:span></text:p>
      <text:p text:style-name="P39"/>
      <text:p text:style-name="P55">Kon group</text:p>
      <text:p text:style-name="P40"><text:span text:style-name="T13">kon </text:span><text:span text:style-name="T12">is a wavy </text:span>‘<text:span text:style-name="T13">s’ </text:span><text:span text:style-name="T12">meant to suggest smoke, or ambiguity. It is found in air-related words and stealthily buried within </text:span><text:span text:style-name="T13">waso. </text:span></text:p>
      <text:p text:style-name="P39"/>
      <table:table table:name="Table22" table:style-name="Table22">
        <table:table-column table:style-name="Table22.A" table:number-columns-repeated="5"/>
        <table:table-column table:style-name="Table22.F"/>
        <table:table-row table:style-name="Table22.1">
          <table:table-cell table:style-name="Table22.A1" office:value-type="string">
            <text:p text:style-name="P57">kon (air)</text:p>
          </table:table-cell>
          <table:table-cell table:style-name="Table22.A1" office:value-type="string">
            <text:p text:style-name="P57">seli (fire)</text:p>
          </table:table-cell>
          <table:table-cell table:style-name="Table22.A1" office:value-type="string">
            <text:p text:style-name="P57">waso (bird)</text:p>
          </table:table-cell>
          <table:table-cell table:style-name="Table22.A1" office:value-type="string">
            <text:p text:style-name="P57">nasa (crazy)</text:p>
          </table:table-cell>
          <table:table-cell table:style-name="Table22.A1" office:value-type="string">
            <text:p text:style-name="P57">seme (question)</text:p>
          </table:table-cell>
          <table:table-cell table:style-name="Table22.F1" office:value-type="string">
            <text:p text:style-name="P57">lete (cold)</text:p>
          </table:table-cell>
        </table:table-row>
        <table:table-row table:style-name="Table22.1">
          <table:table-cell table:style-name="Table22.A2" office:value-type="string">
            <text:p text:style-name="P43">kon</text:p>
          </table:table-cell>
          <table:table-cell table:style-name="Table22.A2" office:value-type="string">
            <text:p text:style-name="P43">Seli</text:p>
          </table:table-cell>
          <table:table-cell table:style-name="Table22.A2" office:value-type="string">
            <text:p text:style-name="P43">waso</text:p>
          </table:table-cell>
          <table:table-cell table:style-name="Table22.A2" office:value-type="string">
            <text:p text:style-name="P43">nasa</text:p>
          </table:table-cell>
          <table:table-cell table:style-name="Table22.A2" office:value-type="string">
            <text:p text:style-name="P43">seme</text:p>
          </table:table-cell>
          <table:table-cell table:style-name="Table22.F2" office:value-type="string">
            <text:p text:style-name="P43">lete</text:p>
          </table:table-cell>
        </table:table-row>
        <table:table-row table:style-name="Table22.3">
          <table:table-cell table:style-name="Table22.A3" office:value-type="string">
            <text:p text:style-name="P71">Two smoke clouds / tornado</text:p>
          </table:table-cell>
          <table:table-cell table:style-name="Table22.A3" office:value-type="string">
            <text:p text:style-name="P71">excited-air</text:p>
          </table:table-cell>
          <table:table-cell table:style-name="Table22.A3" office:value-type="string">
            <text:p text:style-name="P46"><text:span text:style-name="T12">drawing of bird. See Chinese </text:span><text:a xlink:type="simple" xlink:href="https://dictionary.hantrainerpro.com/chinese-english/translation-niao_bird.htm" text:style-name="Internet_20_link" text:visited-style-name="Visited_20_Internet_20_Link"><text:span text:style-name="T16">niao</text:span></text:a></text:p>
          </table:table-cell>
          <table:table-cell table:style-name="Table22.A3" office:value-type="string">
            <text:p text:style-name="P71">air-things. (nonsense)</text:p>
          </table:table-cell>
          <table:table-cell table:style-name="Table22.A3" office:value-type="string">
            <text:p text:style-name="P71">unclear</text:p>
          </table:table-cell>
          <table:table-cell table:style-name="Table22.F3" office:value-type="string">
            <text:p text:style-name="P67">air-water</text:p>
          </table:table-cell>
        </table:table-row>
      </table:table>
      <text:p text:style-name="P39"/>
      <text:p text:style-name="P55">Linja group </text:p>
      <text:p text:style-name="P40"><text:span text:style-name="T12">Turning the </text:span><text:span text:style-name="T13">kon</text:span> ‘<text:span text:style-name="T12">s’ to its side turns it into a drawing of a rope or cord, while still keeping that same implied ‘softness’. </text:span></text:p>
      <text:p text:style-name="P39"/>
      <table:table table:name="Table23" table:style-name="Table23">
        <table:table-column table:style-name="Table23.A" table:number-columns-repeated="5"/>
        <table:table-column table:style-name="Table23.F"/>
        <table:table-row table:style-name="Table23.1">
          <table:table-cell table:style-name="Table23.A1" office:value-type="string">
            <text:p text:style-name="P57">linja (line)</text:p>
          </table:table-cell>
          <table:table-cell table:style-name="Table23.B1" office:value-type="string">
            <text:p text:style-name="P57">len (cloth)</text:p>
          </table:table-cell>
          <table:table-cell table:style-name="Table23.C1" office:value-type="string">
            <text:p text:style-name="P41">lape (sleep)</text:p>
          </table:table-cell>
          <table:table-cell table:style-name="Table23.A1" office:value-type="string">
            <text:p text:style-name="P42"/>
          </table:table-cell>
          <table:table-cell table:style-name="Table23.A1" office:value-type="string">
            <text:p text:style-name="P42"/>
          </table:table-cell>
          <table:table-cell table:style-name="Table23.F1" office:value-type="string">
            <text:p text:style-name="P42"/>
          </table:table-cell>
        </table:table-row>
        <table:table-row table:style-name="Table23.1">
          <table:table-cell table:style-name="Table23.A2" office:value-type="string">
            <text:p text:style-name="P43">linja</text:p>
          </table:table-cell>
          <table:table-cell table:style-name="Table23.B2" office:value-type="string">
            <text:p text:style-name="P43">len</text:p>
          </table:table-cell>
          <table:table-cell table:style-name="Table23.C2" office:value-type="string">
            <text:p text:style-name="P43">lape</text:p>
          </table:table-cell>
          <table:table-cell table:style-name="Table23.A2" office:value-type="string">
            <text:p text:style-name="P44"/>
          </table:table-cell>
          <table:table-cell table:style-name="Table23.A2" office:value-type="string">
            <text:p text:style-name="P44"/>
          </table:table-cell>
          <table:table-cell table:style-name="Table23.F2" office:value-type="string">
            <text:p text:style-name="P44"/>
          </table:table-cell>
        </table:table-row>
        <table:table-row table:style-name="Table23.3">
          <table:table-cell table:style-name="Table23.A3" office:value-type="string">
            <text:p text:style-name="P71">wavy line</text:p>
          </table:table-cell>
          <table:table-cell table:style-name="Table23.B3" office:value-type="string">
            <text:p text:style-name="P71">Cloth/flag waving in the wind</text:p>
          </table:table-cell>
          <table:table-cell table:style-name="Table23.C3" office:value-type="string">
            <text:p text:style-name="P45">jan on cloth (bed)</text:p>
          </table:table-cell>
          <table:table-cell table:style-name="Table23.A3" office:value-type="string">
            <text:p text:style-name="P46"/>
          </table:table-cell>
          <table:table-cell table:style-name="Table23.A3" office:value-type="string">
            <text:p text:style-name="P46"/>
          </table:table-cell>
          <table:table-cell table:style-name="Table23.F3" office:value-type="string">
            <text:p text:style-name="P47"/>
          </table:table-cell>
        </table:table-row>
      </table:table>
      <text:p text:style-name="P39"/>
      <text:p text:style-name="P65"/>
      <text:p text:style-name="P73"/>
      <text:p text:style-name="P55">Wawa group</text:p>
      <text:p text:style-name="P40"><text:span text:style-name="T12">Wawa is the form </text:span><text:span text:style-name="T13">(</text:span><text:span text:style-name="T12">see</text:span> <text:span text:style-name="T13">sijelo group) </text:span><text:span text:style-name="T12">of a person with arms raised. </text:span></text:p>
      <text:p text:style-name="P39"/>
      <table:table table:name="Table24" table:style-name="Table24">
        <table:table-column table:style-name="Table24.A" table:number-columns-repeated="5"/>
        <table:table-column table:style-name="Table24.F"/>
        <table:table-row table:style-name="Table24.1">
          <table:table-cell table:style-name="Table24.A1" office:value-type="string">
            <text:p text:style-name="P41">wawa (strong)</text:p>
          </table:table-cell>
          <table:table-cell table:style-name="Table24.A1" office:value-type="string">
            <text:p text:style-name="P41">kiwen (rock)</text:p>
          </table:table-cell>
          <table:table-cell table:style-name="Table24.C1" office:value-type="string">
            <text:p text:style-name="P41">ko (paste)</text:p>
          </table:table-cell>
          <table:table-cell table:style-name="Table24.D1" office:value-type="string">
            <text:p text:style-name="P42"/>
          </table:table-cell>
          <table:table-cell table:style-name="Table24.E1" office:value-type="string">
            <text:p text:style-name="P42"/>
          </table:table-cell>
          <table:table-cell table:style-name="Table24.F1" office:value-type="string">
            <text:p text:style-name="P42"/>
          </table:table-cell>
        </table:table-row>
        <table:table-row table:style-name="Table24.1">
          <table:table-cell table:style-name="Table24.A2" office:value-type="string">
            <text:p text:style-name="P43">wawa</text:p>
          </table:table-cell>
          <table:table-cell table:style-name="Table24.A2" office:value-type="string">
            <text:p text:style-name="P43">kiwen</text:p>
          </table:table-cell>
          <table:table-cell table:style-name="Table24.C2" office:value-type="string">
            <text:p text:style-name="P43">ko</text:p>
          </table:table-cell>
          <table:table-cell table:style-name="Table24.D2" office:value-type="string">
            <text:p text:style-name="P44"/>
          </table:table-cell>
          <table:table-cell table:style-name="Table24.E2" office:value-type="string">
            <text:p text:style-name="P44"/>
          </table:table-cell>
          <table:table-cell table:style-name="Table24.F2" office:value-type="string">
            <text:p text:style-name="P44"/>
          </table:table-cell>
        </table:table-row>
        <table:table-row table:style-name="Table24.3">
          <table:table-cell table:style-name="Table24.A3" office:value-type="string">
            <text:p text:style-name="P45">flexing person</text:p>
          </table:table-cell>
          <table:table-cell table:style-name="Table24.A3" office:value-type="string">
            <text:p text:style-name="P45">strong-object</text:p>
          </table:table-cell>
          <table:table-cell table:style-name="Table24.C3" office:value-type="string">
            <text:p text:style-name="P45">Compound glyph: strong + water</text:p>
          </table:table-cell>
          <table:table-cell table:style-name="Table24.D3" office:value-type="string">
            <text:p text:style-name="P46"/>
          </table:table-cell>
          <table:table-cell table:style-name="Table24.E3" office:value-type="string">
            <text:p text:style-name="P46"/>
          </table:table-cell>
          <table:table-cell table:style-name="Table24.F3" office:value-type="string">
            <text:p text:style-name="P47"/>
          </table:table-cell>
        </table:table-row>
      </table:table>
      <text:p text:style-name="P39"/>
      <text:p text:style-name="P55">Soweli group</text:p>
      <text:p text:style-name="P40"><text:span text:style-name="T13">soweli </text:span><text:span text:style-name="T12">is a crude top-down drawing of a four-legged animal. This group is characterized by two short downward slashes (legs) crossing a horizontal line. </text:span></text:p>
      <text:p text:style-name="P39"/>
      <table:table table:name="Table25" table:style-name="Table25">
        <table:table-column table:style-name="Table25.A" table:number-columns-repeated="5"/>
        <table:table-column table:style-name="Table25.F"/>
        <table:table-row table:style-name="Table25.1">
          <table:table-cell table:style-name="Table25.A1" office:value-type="string">
            <text:p text:style-name="P49">soweli (land animal)</text:p>
          </table:table-cell>
          <table:table-cell table:style-name="Table25.A1" office:value-type="string">
            <text:p text:style-name="P49">akesi (reptile, amph.) </text:p>
          </table:table-cell>
          <table:table-cell table:style-name="Table25.A1" office:value-type="string">
            <text:p text:style-name="P49">pipi (bug/worm)</text:p>
          </table:table-cell>
          <table:table-cell table:style-name="Table25.A1" office:value-type="string">
            <text:p text:style-name="P49">mu (animal sound)</text:p>
          </table:table-cell>
          <table:table-cell table:style-name="Table25.E1" office:value-type="string">
            <text:p text:style-name="P42"/>
          </table:table-cell>
          <table:table-cell table:style-name="Table25.F1" office:value-type="string">
            <text:p text:style-name="P42"/>
          </table:table-cell>
        </table:table-row>
        <table:table-row table:style-name="Table25.1">
          <table:table-cell table:style-name="Table25.A2" office:value-type="string">
            <text:p text:style-name="P43">soweli</text:p>
          </table:table-cell>
          <table:table-cell table:style-name="Table25.A2" office:value-type="string">
            <text:p text:style-name="P43">akesi</text:p>
          </table:table-cell>
          <table:table-cell table:style-name="Table25.A2" office:value-type="string">
            <text:p text:style-name="P43">pipi</text:p>
          </table:table-cell>
          <table:table-cell table:style-name="Table25.A2" office:value-type="string">
            <text:p text:style-name="P43">mu</text:p>
          </table:table-cell>
          <table:table-cell table:style-name="Table25.E2" office:value-type="string">
            <text:p text:style-name="P44"/>
          </table:table-cell>
          <table:table-cell table:style-name="Table25.F2" office:value-type="string">
            <text:p text:style-name="P44"/>
          </table:table-cell>
        </table:table-row>
        <table:table-row table:style-name="Table25.3">
          <table:table-cell table:style-name="Table25.A3" office:value-type="string">
            <text:p text:style-name="P71">drawing of 4-legged animal</text:p>
          </table:table-cell>
          <table:table-cell table:style-name="Table25.A3" office:value-type="string">
            <text:p text:style-name="P71">soweli with long bent tail (lizard)</text:p>
          </table:table-cell>
          <table:table-cell table:style-name="Table25.A3" office:value-type="string">
            <text:p text:style-name="P71">soweli with six legs</text:p>
          </table:table-cell>
          <table:table-cell table:style-name="Table25.A3" office:value-type="string">
            <text:p text:style-name="P71">soweli-uta </text:p>
          </table:table-cell>
          <table:table-cell table:style-name="Table25.E3" office:value-type="string">
            <text:p text:style-name="P46"/>
          </table:table-cell>
          <table:table-cell table:style-name="Table25.F3" office:value-type="string">
            <text:p text:style-name="P47"/>
          </table:table-cell>
        </table:table-row>
      </table:table>
      <text:p text:style-name="P39"/>
      <text:p text:style-name="P40"><text:span text:style-name="T12">As an inside joke, </text:span><text:span text:style-name="T13">mu</text:span> <text:span text:style-name="T12">also looks like a cow face.</text:span></text:p>
      <text:p text:style-name="P39"/>
      <text:p text:style-name="P55">Monsuta group</text:p>
      <text:p text:style-name="P40"><text:span text:style-name="T12">A jagged stroke represents strong negative emotion. </text:span><text:span text:style-name="T13">Pipi</text:span> <text:span text:style-name="T12">is like </text:span><text:span text:style-name="T13">soweli</text:span> <text:span text:style-name="T12">with six legs (three vertical lines), connected for fast writing, but is also linked to a primal fear or disgust of bugs.</text:span></text:p>
      <text:p text:style-name="P39"/>
      <table:table table:name="Table26" table:style-name="Table26">
        <table:table-column table:style-name="Table26.A" table:number-columns-repeated="6"/>
        <table:table-row table:style-name="Table26.1">
          <table:table-cell table:style-name="Table26.A1" office:value-type="string">
            <text:p text:style-name="P57">pakala (broken)</text:p>
          </table:table-cell>
          <table:table-cell table:style-name="Table26.A1" office:value-type="string">
            <text:p text:style-name="P57">pipi (bug)</text:p>
          </table:table-cell>
          <table:table-cell table:style-name="Table26.C1" office:value-type="string">
            <text:p text:style-name="P58">monsuta</text:p>
          </table:table-cell>
          <table:table-cell table:style-name="Table26.D1" office:value-type="string">
            <text:p text:style-name="P42"/>
          </table:table-cell>
          <table:table-cell table:style-name="Table26.A1" office:value-type="string">
            <text:p text:style-name="P42"/>
          </table:table-cell>
          <table:table-cell table:style-name="Table26.F1" office:value-type="string">
            <text:p text:style-name="P42"/>
          </table:table-cell>
        </table:table-row>
        <table:table-row table:style-name="Table26.1">
          <table:table-cell table:style-name="Table26.A2" office:value-type="string">
            <text:p text:style-name="P43">pakala</text:p>
          </table:table-cell>
          <table:table-cell table:style-name="Table26.A2" office:value-type="string">
            <text:p text:style-name="P43">pipi</text:p>
          </table:table-cell>
          <table:table-cell table:style-name="Table26.C2" office:value-type="string">
            <text:p text:style-name="P43">monsuta</text:p>
          </table:table-cell>
          <table:table-cell table:style-name="Table26.D2" office:value-type="string">
            <text:p text:style-name="P44"/>
          </table:table-cell>
          <table:table-cell table:style-name="Table26.A2" office:value-type="string">
            <text:p text:style-name="P44"/>
          </table:table-cell>
          <table:table-cell table:style-name="Table26.F2" office:value-type="string">
            <text:p text:style-name="P44"/>
          </table:table-cell>
        </table:table-row>
        <table:table-row table:style-name="Table26.3">
          <table:table-cell table:style-name="Table26.A3" office:value-type="string">
            <text:p text:style-name="P64">image of crack</text:p>
          </table:table-cell>
          <table:table-cell table:style-name="Table26.A3" office:value-type="string">
            <text:p text:style-name="P46"><text:span text:style-name="T14">scary six-legged </text:span><text:span text:style-name="T15">soweli</text:span></text:p>
          </table:table-cell>
          <table:table-cell table:style-name="Table26.C3" office:value-type="string">
            <text:p text:style-name="P64">crack – pilin, or sharp teeth</text:p>
          </table:table-cell>
          <table:table-cell table:style-name="Table26.D3" office:value-type="string">
            <text:p text:style-name="P46"/>
          </table:table-cell>
          <table:table-cell table:style-name="Table26.A3" office:value-type="string">
            <text:p text:style-name="P46"/>
          </table:table-cell>
          <table:table-cell table:style-name="Table26.F3" office:value-type="string">
            <text:p text:style-name="P47"/>
          </table:table-cell>
        </table:table-row>
      </table:table>
      <text:p text:style-name="P68"/>
      <text:p text:style-name="P55">Ma group</text:p>
      <text:p text:style-name="P48">A slightly convex horizontal line likely represents the ground or horizon. </text:p>
      <table:table table:name="Table27" table:style-name="Table27">
        <table:table-column table:style-name="Table27.A" table:number-columns-repeated="2"/>
        <table:table-column table:style-name="Table27.C"/>
        <table:table-column table:style-name="Table27.A"/>
        <table:table-column table:style-name="Table27.C"/>
        <table:table-column table:style-name="Table27.F"/>
        <table:table-row table:style-name="Table27.1">
          <table:table-cell table:style-name="Table27.A1" office:value-type="string">
            <text:p text:style-name="P57">ma (earth)</text:p>
          </table:table-cell>
          <table:table-cell table:style-name="Table27.A1" office:value-type="string">
            <text:p text:style-name="P57">nena (mountain)</text:p>
          </table:table-cell>
          <table:table-cell table:style-name="Table27.A1" office:value-type="string">
            <text:p text:style-name="P57">lon (on/at)</text:p>
          </table:table-cell>
          <table:table-cell table:style-name="Table27.A1" office:value-type="string">
            <text:p text:style-name="P57">anpa (under)</text:p>
          </table:table-cell>
          <table:table-cell table:style-name="Table27.E1" office:value-type="string">
            <text:p text:style-name="P57">mun (moon/star)</text:p>
          </table:table-cell>
          <table:table-cell table:style-name="Table27.F1" office:value-type="string">
            <text:p text:style-name="P41">moli (dead)</text:p>
          </table:table-cell>
        </table:table-row>
        <table:table-row table:style-name="Table27.1">
          <table:table-cell table:style-name="Table27.A2" office:value-type="string">
            <text:p text:style-name="P43">ma</text:p>
          </table:table-cell>
          <table:table-cell table:style-name="Table27.A2" office:value-type="string">
            <text:p text:style-name="P43">nena</text:p>
          </table:table-cell>
          <table:table-cell table:style-name="Table27.A2" office:value-type="string">
            <text:p text:style-name="P43">lon</text:p>
          </table:table-cell>
          <table:table-cell table:style-name="Table27.A2" office:value-type="string">
            <text:p text:style-name="P43">anpa</text:p>
          </table:table-cell>
          <table:table-cell table:style-name="Table27.E2" office:value-type="string">
            <text:p text:style-name="P43">mun</text:p>
          </table:table-cell>
          <table:table-cell table:style-name="Table27.F2" office:value-type="string">
            <text:p text:style-name="P43">Moli</text:p>
          </table:table-cell>
        </table:table-row>
        <table:table-row table:style-name="Table27.3">
          <table:table-cell table:style-name="Table27.A3" office:value-type="string">
            <text:p text:style-name="P46"/>
          </table:table-cell>
          <table:table-cell table:style-name="Table27.A3" office:value-type="string">
            <text:p text:style-name="P64">Drawing of mountain</text:p>
          </table:table-cell>
          <table:table-cell table:style-name="Table27.A3" office:value-type="string">
            <text:p text:style-name="P64">stick over ground</text:p>
          </table:table-cell>
          <table:table-cell table:style-name="Table27.A3" office:value-type="string">
            <text:p text:style-name="P46"><text:span text:style-name="T14">Like a reversed </text:span><text:span text:style-name="T15">lon</text:span></text:p>
          </table:table-cell>
          <table:table-cell table:style-name="Table27.E3" office:value-type="string">
            <text:p text:style-name="P64">crescent moon above ground / ‘heart of the sky’</text:p>
          </table:table-cell>
          <table:table-cell table:style-name="Table27.F3" office:value-type="string">
            <text:p text:style-name="P45">Ala – jan under ground</text:p>
          </table:table-cell>
        </table:table-row>
      </table:table>
      <text:p text:style-name="P74"><text:soft-page-break/><text:span text:style-name="T17">Kasi group</text:span></text:p>
      <text:p text:style-name="P32">A small vertical loop represents the leaf of a plant.</text:p>
      <text:p text:style-name="P39"/>
      <table:table table:name="Table28" table:style-name="Table28">
        <table:table-column table:style-name="Table28.A" table:number-columns-repeated="6"/>
        <table:table-row table:style-name="Table28.1">
          <table:table-cell table:style-name="Table28.A1" office:value-type="string">
            <text:p text:style-name="P49">kasi (plant)</text:p>
          </table:table-cell>
          <table:table-cell table:style-name="Table28.A1" office:value-type="string">
            <text:p text:style-name="P49">kili (fruit)</text:p>
          </table:table-cell>
          <table:table-cell table:style-name="Table28.A1" office:value-type="string">
            <text:p text:style-name="P49">pan (bread/grain)</text:p>
          </table:table-cell>
          <table:table-cell table:style-name="Table28.D1" office:value-type="string">
            <text:p text:style-name="P42"/>
          </table:table-cell>
          <table:table-cell table:style-name="Table28.A1" office:value-type="string">
            <text:p text:style-name="P42"/>
          </table:table-cell>
          <table:table-cell table:style-name="Table28.F1" office:value-type="string">
            <text:p text:style-name="P42"/>
          </table:table-cell>
        </table:table-row>
        <table:table-row table:style-name="Table28.1">
          <table:table-cell table:style-name="Table28.A2" office:value-type="string">
            <text:p text:style-name="P43">kasi</text:p>
          </table:table-cell>
          <table:table-cell table:style-name="Table28.A2" office:value-type="string">
            <text:p text:style-name="P43">Kili</text:p>
          </table:table-cell>
          <table:table-cell table:style-name="Table28.A2" office:value-type="string">
            <text:p text:style-name="P43">pan</text:p>
          </table:table-cell>
          <table:table-cell table:style-name="Table28.D2" office:value-type="string">
            <text:p text:style-name="P44"/>
          </table:table-cell>
          <table:table-cell table:style-name="Table28.A2" office:value-type="string">
            <text:p text:style-name="P44"/>
          </table:table-cell>
          <table:table-cell table:style-name="Table28.F2" office:value-type="string">
            <text:p text:style-name="P44"/>
          </table:table-cell>
        </table:table-row>
        <table:table-row table:style-name="Table28.3">
          <table:table-cell table:style-name="Table28.A3" office:value-type="string">
            <text:p text:style-name="P64">plant with leaf on ground</text:p>
          </table:table-cell>
          <table:table-cell table:style-name="Table28.A3" office:value-type="string">
            <text:p text:style-name="P64">Stylized drawing of apple / ‘plant-heart’</text:p>
          </table:table-cell>
          <table:table-cell table:style-name="Table28.A3" office:value-type="string">
            <text:p text:style-name="P64">plant - mouth</text:p>
          </table:table-cell>
          <table:table-cell table:style-name="Table28.D3" office:value-type="string">
            <text:p text:style-name="P46"/>
          </table:table-cell>
          <table:table-cell table:style-name="Table28.A3" office:value-type="string">
            <text:p text:style-name="P46"/>
          </table:table-cell>
          <table:table-cell table:style-name="Table28.F3" office:value-type="string">
            <text:p text:style-name="P47"/>
          </table:table-cell>
        </table:table-row>
      </table:table>
      <text:p text:style-name="P65"/>
      <text:p text:style-name="P75">tomo group</text:p>
      <text:p text:style-name="P40"><text:span text:style-name="T12">The roof shape of the </text:span><text:span text:style-name="T13">tomo </text:span><text:span text:style-name="T12">group represents physical or metaphorical shelter, an outside covering, or a building. </text:span><text:span text:style-name="T13">mama </text:span><text:span text:style-name="T12">also means ‘sheltering person’, with the roof shape formed from its body. </text:span></text:p>
      <text:p text:style-name="P39"/>
      <table:table table:name="Table29" table:style-name="Table29">
        <table:table-column table:style-name="Table29.A" table:number-columns-repeated="4"/>
        <table:table-column table:style-name="Table29.E" table:number-columns-repeated="2"/>
        <table:table-row table:style-name="Table29.1">
          <table:table-cell table:style-name="Table29.A1" office:value-type="string">
            <text:p text:style-name="P49">tomo (room)</text:p>
          </table:table-cell>
          <table:table-cell table:style-name="Table29.A1" office:value-type="string">
            <text:p text:style-name="P49">selo (skin/cover)</text:p>
          </table:table-cell>
          <table:table-cell table:style-name="Table29.C1" office:value-type="string">
            <text:p text:style-name="P57">esun (shop)</text:p>
          </table:table-cell>
          <table:table-cell table:style-name="Table29.D1" office:value-type="string">
            <text:p text:style-name="P49">mama (parent)</text:p>
          </table:table-cell>
          <table:table-cell table:style-name="Table29.E1" office:value-type="string">
            <text:p text:style-name="P42"/>
          </table:table-cell>
          <table:table-cell table:style-name="Table29.F1" office:value-type="string">
            <text:p text:style-name="P42"/>
          </table:table-cell>
        </table:table-row>
        <table:table-row table:style-name="Table29.1">
          <table:table-cell table:style-name="Table29.A2" office:value-type="string">
            <text:p text:style-name="P43">Tomo</text:p>
          </table:table-cell>
          <table:table-cell table:style-name="Table29.A2" office:value-type="string">
            <text:p text:style-name="P43">selo</text:p>
          </table:table-cell>
          <table:table-cell table:style-name="Table29.C2" office:value-type="string">
            <text:p text:style-name="P43">Esun</text:p>
          </table:table-cell>
          <table:table-cell table:style-name="Table29.D2" office:value-type="string">
            <text:p text:style-name="P43">mama</text:p>
          </table:table-cell>
          <table:table-cell table:style-name="Table29.E2" office:value-type="string">
            <text:p text:style-name="P44"/>
          </table:table-cell>
          <table:table-cell table:style-name="Table29.F2" office:value-type="string">
            <text:p text:style-name="P44"/>
          </table:table-cell>
        </table:table-row>
        <table:table-row table:style-name="Table29.1">
          <table:table-cell table:style-name="Table29.A3" office:value-type="string">
            <text:p text:style-name="P71">Shelter – heart</text:p>
          </table:table-cell>
          <table:table-cell table:style-name="Table29.A3" office:value-type="string">
            <text:p text:style-name="P71">What covers an object</text:p>
          </table:table-cell>
          <table:table-cell table:style-name="Table29.C3" office:value-type="string">
            <text:p text:style-name="P64">place for equal transactions</text:p>
          </table:table-cell>
          <table:table-cell table:style-name="Table29.D3" office:value-type="string">
            <text:p text:style-name="P71">Person sheltering a heart</text:p>
          </table:table-cell>
          <table:table-cell table:style-name="Table29.E3" office:value-type="string">
            <text:p text:style-name="P46"/>
          </table:table-cell>
          <table:table-cell table:style-name="Table29.F3" office:value-type="string">
            <text:p text:style-name="P47"/>
          </table:table-cell>
        </table:table-row>
      </table:table>
      <text:p text:style-name="P61"/>
      <text:p text:style-name="P63">lawa group</text:p>
      <text:p text:style-name="P76"><text:span text:style-name="T12">A high dot at the top of the glyph refers to the head, or anything cerebral. </text:span><text:span text:style-name="T13">Toki</text:span> <text:span text:style-name="T12">also means </text:span><text:span text:style-name="T13">communicate </text:span><text:span text:style-name="T12">, so its motion dots are at the top instead of the usual bottom-right.</text:span></text:p>
      <text:p text:style-name="P39"/>
      <table:table table:name="Table30" table:style-name="Table30">
        <table:table-column table:style-name="Table30.A" table:number-columns-repeated="5"/>
        <table:table-column table:style-name="Table30.F"/>
        <table:table-row table:style-name="Table30.1">
          <table:table-cell table:style-name="Table30.A1" office:value-type="string">
            <text:p text:style-name="P41">lawa</text:p>
          </table:table-cell>
          <table:table-cell table:style-name="Table30.A1" office:value-type="string">
            <text:p text:style-name="P49">toki (talk)</text:p>
          </table:table-cell>
          <table:table-cell table:style-name="Table30.A1" office:value-type="string">
            <text:p text:style-name="P49">sona (to know)</text:p>
          </table:table-cell>
          <table:table-cell table:style-name="Table30.A1" office:value-type="string">
            <text:p text:style-name="P41">nimi (name)</text:p>
          </table:table-cell>
          <table:table-cell table:style-name="Table30.A1" office:value-type="string">
            <text:p text:style-name="P57">wile (want)</text:p>
          </table:table-cell>
          <table:table-cell table:style-name="Table30.A1" office:value-type="string">
            <text:p text:style-name="P42"/>
          </table:table-cell>
        </table:table-row>
        <table:table-row table:style-name="Table30.1">
          <table:table-cell table:style-name="Table30.A2" office:value-type="string">
            <text:p text:style-name="P43">lawa</text:p>
          </table:table-cell>
          <table:table-cell table:style-name="Table30.A2" office:value-type="string">
            <text:p text:style-name="P43">Toki</text:p>
          </table:table-cell>
          <table:table-cell table:style-name="Table30.A2" office:value-type="string">
            <text:p text:style-name="P43">Sona</text:p>
          </table:table-cell>
          <table:table-cell table:style-name="Table30.A2" office:value-type="string">
            <text:p text:style-name="P43">Nimi</text:p>
          </table:table-cell>
          <table:table-cell table:style-name="Table30.A2" office:value-type="string">
            <text:p text:style-name="P43">wile</text:p>
          </table:table-cell>
          <table:table-cell table:style-name="Table30.A2" office:value-type="string">
            <text:p text:style-name="P44"/>
          </table:table-cell>
        </table:table-row>
        <table:table-row table:style-name="Table30.3">
          <table:table-cell table:style-name="Table30.A3" office:value-type="string">
            <text:p text:style-name="P45">Jan (emphasis head)</text:p>
          </table:table-cell>
          <table:table-cell table:style-name="Table30.A3" office:value-type="string">
            <text:p text:style-name="P64">Mouth-action (head-like)</text:p>
          </table:table-cell>
          <table:table-cell table:style-name="Table30.A3" office:value-type="string">
            <text:p text:style-name="P46"><text:span text:style-name="T13">Head + mouth (speak) + thing</text:span> </text:p>
          </table:table-cell>
          <table:table-cell table:style-name="Table30.A3" office:value-type="string">
            <text:p text:style-name="P46">‘<text:span text:style-name="T12">head’ of an object’s form</text:span></text:p>
          </table:table-cell>
          <table:table-cell table:style-name="Table30.A3" office:value-type="string">
            <text:p text:style-name="P46"><text:span text:style-name="T15">Head + heart + </text:span><text:span text:style-name="T14">foot walking forward = desire)</text:span></text:p>
          </table:table-cell>
          <table:table-cell table:style-name="Table30.A3" office:value-type="string">
            <text:p text:style-name="P47"/>
          </table:table-cell>
        </table:table-row>
      </table:table>
      <text:p text:style-name="P39"/>
      <text:p text:style-name="P55">Lipu group</text:p>
      <text:p text:style-name="P40"><text:span text:style-name="T13">Lipu </text:span><text:span text:style-name="T12">is what passes for a square-like drawing in linja telo. </text:span></text:p>
      <text:p text:style-name="P39"/>
      <table:table table:name="Table31" table:style-name="Table31">
        <table:table-column table:style-name="Table31.A" table:number-columns-repeated="6"/>
        <table:table-row table:style-name="Table31.1">
          <table:table-cell table:style-name="Table31.A1" office:value-type="string">
            <text:p text:style-name="P49">lipu (paper/card)</text:p>
          </table:table-cell>
          <table:table-cell table:style-name="Table31.A1" office:value-type="string">
            <text:p text:style-name="P49">sitelen (image)</text:p>
          </table:table-cell>
          <table:table-cell table:style-name="Table31.C1" office:value-type="string">
            <text:p text:style-name="P49">pu (toki pona book)</text:p>
          </table:table-cell>
          <table:table-cell table:style-name="Table31.D1" office:value-type="string">
            <text:p text:style-name="P42"/>
          </table:table-cell>
          <table:table-cell table:style-name="Table31.A1" office:value-type="string">
            <text:p text:style-name="P42"/>
          </table:table-cell>
          <table:table-cell table:style-name="Table31.F1" office:value-type="string">
            <text:p text:style-name="P42"/>
          </table:table-cell>
        </table:table-row>
        <table:table-row table:style-name="Table31.1">
          <table:table-cell table:style-name="Table31.A2" office:value-type="string">
            <text:p text:style-name="P43">lipu</text:p>
          </table:table-cell>
          <table:table-cell table:style-name="Table31.A2" office:value-type="string">
            <text:p text:style-name="P43">sitelen</text:p>
          </table:table-cell>
          <table:table-cell table:style-name="Table31.C2" office:value-type="string">
            <text:p text:style-name="P43">Pu</text:p>
          </table:table-cell>
          <table:table-cell table:style-name="Table31.D2" office:value-type="string">
            <text:p text:style-name="P44"/>
          </table:table-cell>
          <table:table-cell table:style-name="Table31.A2" office:value-type="string">
            <text:p text:style-name="P44"/>
          </table:table-cell>
          <table:table-cell table:style-name="Table31.F2" office:value-type="string">
            <text:p text:style-name="P44"/>
          </table:table-cell>
        </table:table-row>
        <table:table-row table:style-name="Table31.3">
          <table:table-cell table:style-name="Table31.A3" office:value-type="string">
            <text:p text:style-name="P71">Drawing ofa square-ish thing</text:p>
          </table:table-cell>
          <table:table-cell table:style-name="Table31.A3" office:value-type="string">
            <text:p text:style-name="P71">Lipu, emphasis content</text:p>
          </table:table-cell>
          <table:table-cell table:style-name="Table31.C3" office:value-type="string">
            <text:p text:style-name="P77">head (knowledge) + book</text:p>
          </table:table-cell>
          <table:table-cell table:style-name="Table31.D3" office:value-type="string">
            <text:p text:style-name="P46"/>
          </table:table-cell>
          <table:table-cell table:style-name="Table31.A3" office:value-type="string">
            <text:p text:style-name="P46"/>
          </table:table-cell>
          <table:table-cell table:style-name="Table31.F3" office:value-type="string">
            <text:p text:style-name="P47"/>
          </table:table-cell>
        </table:table-row>
      </table:table>
      <text:p text:style-name="P39"><text:soft-page-break/><text:span text:style-name="T17">E Group</text:span></text:p>
      <text:p text:style-name="P40"><text:span text:style-name="T12">A rightward arrow implies intentionality or pointing toward a destination. </text:span><text:span text:style-name="T13">Alasa </text:span><text:span text:style-name="T12">has a triple meaning – it’s either a sharp </text:span><text:span text:style-name="T13">oko </text:span><text:span text:style-name="T12">or a picture of a bow, but it also has an </text:span><text:span text:style-name="T13">e </text:span><text:span text:style-name="T12">buried in its glyph.</text:span></text:p>
      <text:p text:style-name="P39"/>
      <table:table table:name="Table32" table:style-name="Table32">
        <table:table-column table:style-name="Table32.A" table:number-columns-repeated="4"/>
        <table:table-column table:style-name="Table32.E" table:number-columns-repeated="2"/>
        <table:table-row table:style-name="Table32.1">
          <table:table-cell table:style-name="Table32.A1" office:value-type="string">
            <text:p text:style-name="P57">e (direct object)</text:p>
          </table:table-cell>
          <table:table-cell table:style-name="Table32.B1" office:value-type="string">
            <text:p text:style-name="P57">o (imperative)</text:p>
          </table:table-cell>
          <table:table-cell table:style-name="Table32.B1" office:value-type="string">
            <text:p text:style-name="P57">alasa (hunt)</text:p>
          </table:table-cell>
          <table:table-cell table:style-name="Table32.B1" office:value-type="string">
            <text:p text:style-name="P58">pake (barrier)</text:p>
          </table:table-cell>
          <table:table-cell table:style-name="Table32.A1" office:value-type="string">
            <text:p text:style-name="P58">ni (this</text:p>
          </table:table-cell>
          <table:table-cell table:style-name="Table32.A1" office:value-type="string">
            <text:p text:style-name="P57">mi</text:p>
          </table:table-cell>
        </table:table-row>
        <table:table-row table:style-name="Table32.1">
          <table:table-cell table:style-name="Table32.A2" office:value-type="string">
            <text:p text:style-name="P43">e</text:p>
          </table:table-cell>
          <table:table-cell table:style-name="Table32.B2" office:value-type="string">
            <text:p text:style-name="P43">o</text:p>
          </table:table-cell>
          <table:table-cell table:style-name="Table32.B2" office:value-type="string">
            <text:p text:style-name="P43">Alasa</text:p>
          </table:table-cell>
          <table:table-cell table:style-name="Table32.B2" office:value-type="string">
            <text:p text:style-name="P43">pake</text:p>
          </table:table-cell>
          <table:table-cell table:style-name="Table32.E2" office:value-type="string">
            <text:p text:style-name="P43">Ni</text:p>
          </table:table-cell>
          <table:table-cell table:style-name="Table32.F2" office:value-type="string">
            <text:p text:style-name="P43">Mi</text:p>
          </table:table-cell>
        </table:table-row>
        <table:table-row table:style-name="Table32.3">
          <table:table-cell table:style-name="Table32.A3" office:value-type="string">
            <text:p text:style-name="P71">Stylized rightward arrow</text:p>
          </table:table-cell>
          <table:table-cell table:style-name="Table32.B3" office:value-type="string">
            <text:p text:style-name="P71">direction + emphasis (</text:p>
          </table:table-cell>
          <table:table-cell table:style-name="Table32.B3" office:value-type="string">
            <text:p text:style-name="P71">a bow / eye + targeting an object, ‘sharp sight’ </text:p>
          </table:table-cell>
          <table:table-cell table:style-name="Table32.B3" office:value-type="string">
            <text:p text:style-name="P64">e + ala</text:p>
          </table:table-cell>
          <table:table-cell table:style-name="Table32.E3" office:value-type="string">
            <text:p text:style-name="P64">e + ‘this’</text:p>
          </table:table-cell>
          <table:table-cell table:style-name="Table32.F3" office:value-type="string">
            <text:p text:style-name="P70">jan + ‘this’</text:p>
          </table:table-cell>
        </table:table-row>
      </table:table>
      <text:p text:style-name="P65"/>
      <text:p text:style-name="P55">Wan group</text:p>
      <text:p text:style-name="P32">Counting words, with ‘2’ and ‘3’ made to look like Arabic numerals. </text:p>
      <text:p text:style-name="P39"/>
      <table:table table:name="Table33" table:style-name="Table33">
        <table:table-column table:style-name="Table33.A" table:number-columns-repeated="5"/>
        <table:table-column table:style-name="Table33.F"/>
        <table:table-row table:style-name="Table33.1">
          <table:table-cell table:style-name="Table33.A1" office:value-type="string">
            <text:p text:style-name="P57">wan (one)</text:p>
          </table:table-cell>
          <table:table-cell table:style-name="Table33.A1" office:value-type="string">
            <text:p text:style-name="P57">tu (two)</text:p>
          </table:table-cell>
          <table:table-cell table:style-name="Table33.A1" office:value-type="string">
            <text:p text:style-name="P57">mute (many)</text:p>
          </table:table-cell>
          <table:table-cell table:style-name="Table33.A1" office:value-type="string">
            <text:p text:style-name="P57">ali (all)</text:p>
          </table:table-cell>
          <table:table-cell table:style-name="Table33.E1" office:value-type="string">
            <text:p text:style-name="P57">kulupu (group)</text:p>
          </table:table-cell>
          <table:table-cell table:style-name="Table33.F1" office:value-type="string">
            <text:p text:style-name="P58">tonsi (nonbinary)</text:p>
          </table:table-cell>
        </table:table-row>
        <table:table-row table:style-name="Table33.1">
          <table:table-cell table:style-name="Table33.A2" office:value-type="string">
            <text:p text:style-name="P43">wan</text:p>
          </table:table-cell>
          <table:table-cell table:style-name="Table33.A2" office:value-type="string">
            <text:p text:style-name="P43">tu</text:p>
          </table:table-cell>
          <table:table-cell table:style-name="Table33.A2" office:value-type="string">
            <text:p text:style-name="P43">mute</text:p>
          </table:table-cell>
          <table:table-cell table:style-name="Table33.A2" office:value-type="string">
            <text:p text:style-name="P43">ali</text:p>
          </table:table-cell>
          <table:table-cell table:style-name="Table33.E2" office:value-type="string">
            <text:p text:style-name="P43">kulupu</text:p>
          </table:table-cell>
          <table:table-cell table:style-name="Table33.F2" office:value-type="string">
            <text:p text:style-name="P43">tonsi</text:p>
          </table:table-cell>
        </table:table-row>
        <table:table-row table:style-name="Table33.3">
          <table:table-cell table:style-name="Table33.A3" office:value-type="string">
            <text:p text:style-name="P64">one line</text:p>
          </table:table-cell>
          <table:table-cell table:style-name="Table33.A3" office:value-type="string">
            <text:p text:style-name="P64">two horizontal lines, cursive</text:p>
          </table:table-cell>
          <table:table-cell table:style-name="Table33.A3" office:value-type="string">
            <text:p text:style-name="P64">three horizontal lines, cursive</text:p>
          </table:table-cell>
          <table:table-cell table:style-name="Table33.A3" office:value-type="string">
            <text:p text:style-name="P46">‘<text:span text:style-name="T14">one more than many’ </text:span></text:p>
          </table:table-cell>
          <table:table-cell table:style-name="Table33.E3" office:value-type="string">
            <text:p text:style-name="P46">‘<text:span text:style-name="T14">many objects’</text:span></text:p>
          </table:table-cell>
          <table:table-cell table:style-name="Table33.F3" office:value-type="string">
            <text:p text:style-name="P67">Jan – pilin (comrade), or tu-ala (nonbinary)</text:p>
          </table:table-cell>
        </table:table-row>
      </table:table>
      <text:p text:style-name="P39"/>
      <text:p text:style-name="P39"><text:span text:style-name="T18">Equality </text:span><text:span text:style-name="T19">is probably derived the same way in all languages, by drawing two lines of equal length. (Though here they’re drawn more like the </text:span><text:a xlink:type="simple" xlink:href="https://en.wikipedia.org/wiki/Ko_(kana)" text:style-name="Internet_20_link" text:visited-style-name="Visited_20_Internet_20_Link"><text:span text:style-name="T20">Hiragana </text:span><text:span text:style-name="T21">ko</text:span></text:a><text:span text:style-name="T19">.) </text:span></text:p>
      <text:p text:style-name="P39"/>
      <table:table table:name="Table34" table:style-name="Table34">
        <table:table-column table:style-name="Table34.A" table:number-columns-repeated="5"/>
        <table:table-column table:style-name="Table34.F"/>
        <table:table-row table:style-name="Table34.1">
          <table:table-cell table:style-name="Table34.A1" office:value-type="string">
            <text:p text:style-name="P57">sama (same)</text:p>
          </table:table-cell>
          <table:table-cell table:style-name="Table34.A1" office:value-type="string">
            <text:p text:style-name="P57">ante (different)</text:p>
          </table:table-cell>
          <table:table-cell table:style-name="Table34.A1" office:value-type="string">
            <text:p text:style-name="P57">en (and)</text:p>
          </table:table-cell>
          <table:table-cell table:style-name="Table34.A1" office:value-type="string">
            <text:p text:style-name="P42"/>
          </table:table-cell>
          <table:table-cell table:style-name="Table34.E1" office:value-type="string">
            <text:p text:style-name="P42"/>
          </table:table-cell>
          <table:table-cell table:style-name="Table34.F1" office:value-type="string">
            <text:p text:style-name="P42"/>
          </table:table-cell>
        </table:table-row>
        <table:table-row table:style-name="Table34.1">
          <table:table-cell table:style-name="Table34.A2" office:value-type="string">
            <text:p text:style-name="P43">sama</text:p>
          </table:table-cell>
          <table:table-cell table:style-name="Table34.A2" office:value-type="string">
            <text:p text:style-name="P43">ante</text:p>
          </table:table-cell>
          <table:table-cell table:style-name="Table34.A2" office:value-type="string">
            <text:p text:style-name="P43">en</text:p>
          </table:table-cell>
          <table:table-cell table:style-name="Table34.A2" office:value-type="string">
            <text:p text:style-name="P44"/>
          </table:table-cell>
          <table:table-cell table:style-name="Table34.E2" office:value-type="string">
            <text:p text:style-name="P44"/>
          </table:table-cell>
          <table:table-cell table:style-name="Table34.F2" office:value-type="string">
            <text:p text:style-name="P44"/>
          </table:table-cell>
        </table:table-row>
        <table:table-row table:style-name="Table34.3">
          <table:table-cell table:style-name="Table34.A3" office:value-type="string">
            <text:p text:style-name="P64">two lines of equal length, cursive</text:p>
          </table:table-cell>
          <table:table-cell table:style-name="Table34.A3" office:value-type="string">
            <text:p text:style-name="P64">ala-equal</text:p>
          </table:table-cell>
          <table:table-cell table:style-name="Table34.A3" office:value-type="string">
            <text:p text:style-name="P64">Two equal things connected</text:p>
          </table:table-cell>
          <table:table-cell table:style-name="Table34.A3" office:value-type="string">
            <text:p text:style-name="P46"/>
          </table:table-cell>
          <table:table-cell table:style-name="Table34.E3" office:value-type="string">
            <text:p text:style-name="P46"/>
          </table:table-cell>
          <table:table-cell table:style-name="Table34.F3" office:value-type="string">
            <text:p text:style-name="P47"/>
          </table:table-cell>
        </table:table-row>
      </table:table>
      <text:p text:style-name="P39"/>
      <text:p text:style-name="P78">Palisa group</text:p>
      <text:p text:style-name="P40"><text:span text:style-name="T12">A vertical line represents a stick. </text:span><text:span text:style-name="T13">nanpa </text:span><text:span text:style-name="T12">is a drawing of counting objects by making notches on a stick.</text:span></text:p>
      <text:p text:style-name="P39"/>
      <table:table table:name="Table35" table:style-name="Table35">
        <table:table-column table:style-name="Table35.A" table:number-columns-repeated="6"/>
        <table:table-row table:style-name="Table35.1">
          <table:table-cell table:style-name="Table35.A1" office:value-type="string">
            <text:p text:style-name="P41">palisa (stick)</text:p>
          </table:table-cell>
          <table:table-cell table:style-name="Table35.A1" office:value-type="string">
            <text:p text:style-name="P49">sewi (high)</text:p>
          </table:table-cell>
          <table:table-cell table:style-name="Table35.A1" office:value-type="string">
            <text:p text:style-name="P57">nanpa (number)</text:p>
          </table:table-cell>
          <table:table-cell table:style-name="Table35.D1" office:value-type="string">
            <text:p text:style-name="P41">ilo (tool)</text:p>
          </table:table-cell>
          <table:table-cell table:style-name="Table35.A1" office:value-type="string">
            <text:p text:style-name="P42"/>
          </table:table-cell>
          <table:table-cell table:style-name="Table35.F1" office:value-type="string">
            <text:p text:style-name="P42"/>
          </table:table-cell>
        </table:table-row>
        <table:table-row table:style-name="Table35.2">
          <table:table-cell table:style-name="Table35.A2" office:value-type="string">
            <text:p text:style-name="P43">palisa</text:p>
          </table:table-cell>
          <table:table-cell table:style-name="Table35.A2" office:value-type="string">
            <text:p text:style-name="P43">Sewi</text:p>
          </table:table-cell>
          <table:table-cell table:style-name="Table35.A2" office:value-type="string">
            <text:p text:style-name="P43">nanpa</text:p>
          </table:table-cell>
          <table:table-cell table:style-name="Table35.D2" office:value-type="string">
            <text:p text:style-name="P43">ilo</text:p>
          </table:table-cell>
          <table:table-cell table:style-name="Table35.A2" office:value-type="string">
            <text:p text:style-name="P44"/>
          </table:table-cell>
          <table:table-cell table:style-name="Table35.F2" office:value-type="string">
            <text:p text:style-name="P44"/>
          </table:table-cell>
        </table:table-row>
        <table:table-row table:style-name="Table35.3">
          <table:table-cell table:style-name="Table35.A3" office:value-type="string">
            <text:p text:style-name="P64">stylized drawing of a stick </text:p>
          </table:table-cell>
          <table:table-cell table:style-name="Table35.A3" office:value-type="string">
            <text:p text:style-name="P64">two sticks on ground, one high</text:p>
          </table:table-cell>
          <table:table-cell table:style-name="Table35.A3" office:value-type="string">
            <text:p text:style-name="P64">Notches on a stick </text:p>
          </table:table-cell>
          <table:table-cell table:style-name="Table35.D3" office:value-type="string">
            <text:p text:style-name="P64">stick held by a hand </text:p>
          </table:table-cell>
          <table:table-cell table:style-name="Table35.A3" office:value-type="string">
            <text:p text:style-name="P46"/>
          </table:table-cell>
          <table:table-cell table:style-name="Table35.F3" office:value-type="string">
            <text:p text:style-name="P47"/>
          </table:table-cell>
        </table:table-row>
      </table:table>
      <text:p text:style-name="P39"/>
      <text:p text:style-name="P79"><text:soft-page-break/><text:span text:style-name="T17">Nanpa group </text:span></text:p>
      <text:p text:style-name="P40"><text:span text:style-name="T12">The two horizontal lines of unequal length are used for other ‘stacking’ or ‘counting’ words. </text:span><text:span text:style-name="T13">mani </text:span><text:span text:style-name="T12">was built to resemble a currency sign of some sort as well, which will probably be used by this fictional society.</text:span></text:p>
      <text:p text:style-name="P39"/>
      <table:table table:name="Table36" table:style-name="Table36">
        <table:table-column table:style-name="Table36.A" table:number-columns-repeated="5"/>
        <table:table-column table:style-name="Table36.F"/>
        <table:table-row table:style-name="Table36.1">
          <table:table-cell table:style-name="Table36.A1" office:value-type="string">
            <text:p text:style-name="P57">nanpa (number)</text:p>
          </table:table-cell>
          <table:table-cell table:style-name="Table36.A1" office:value-type="string">
            <text:p text:style-name="P57">mani (wealth)</text:p>
          </table:table-cell>
          <table:table-cell table:style-name="Table36.C1" office:value-type="string">
            <text:p text:style-name="P58">leko (blocks)</text:p>
          </table:table-cell>
          <table:table-cell table:style-name="Table36.A1" office:value-type="string">
            <text:p text:style-name="P42"/>
          </table:table-cell>
          <table:table-cell table:style-name="Table36.A1" office:value-type="string">
            <text:p text:style-name="P42"/>
          </table:table-cell>
          <table:table-cell table:style-name="Table36.F1" office:value-type="string">
            <text:p text:style-name="P42"/>
          </table:table-cell>
        </table:table-row>
        <table:table-row table:style-name="Table36.2">
          <table:table-cell table:style-name="Table36.A2" office:value-type="string">
            <text:p text:style-name="P43">nanpa</text:p>
          </table:table-cell>
          <table:table-cell table:style-name="Table36.A2" office:value-type="string">
            <text:p text:style-name="P43">mani</text:p>
          </table:table-cell>
          <table:table-cell table:style-name="Table36.C2" office:value-type="string">
            <text:p text:style-name="P43">Leko</text:p>
          </table:table-cell>
          <table:table-cell table:style-name="Table36.A2" office:value-type="string">
            <text:p text:style-name="P44"/>
          </table:table-cell>
          <table:table-cell table:style-name="Table36.A2" office:value-type="string">
            <text:p text:style-name="P44"/>
          </table:table-cell>
          <table:table-cell table:style-name="Table36.F2" office:value-type="string">
            <text:p text:style-name="P44"/>
          </table:table-cell>
        </table:table-row>
        <table:table-row table:style-name="Table36.3">
          <table:table-cell table:style-name="Table36.A3" office:value-type="string">
            <text:p text:style-name="P64">counting objects </text:p>
          </table:table-cell>
          <table:table-cell table:style-name="Table36.A3" office:value-type="string">
            <text:p text:style-name="P64">nanpa + ijo</text:p>
          </table:table-cell>
          <table:table-cell table:style-name="Table36.C3" office:value-type="string">
            <text:p text:style-name="P64">Form + stack</text:p>
          </table:table-cell>
          <table:table-cell table:style-name="Table36.A3" office:value-type="string">
            <text:p text:style-name="P46"/>
          </table:table-cell>
          <table:table-cell table:style-name="Table36.A3" office:value-type="string">
            <text:p text:style-name="P46"/>
          </table:table-cell>
          <table:table-cell table:style-name="Table36.F3" office:value-type="string">
            <text:p text:style-name="P47"/>
          </table:table-cell>
        </table:table-row>
      </table:table>
      <text:p text:style-name="P68"/>
      <text:p text:style-name="P55">Kule group</text:p>
      <text:p text:style-name="P40"><text:span text:style-name="T12">Lastly, colors are all compound glyphs of </text:span><text:span text:style-name="T13">oko </text:span><text:span text:style-name="T12">and a related word.</text:span></text:p>
      <text:p text:style-name="P39"/>
      <table:table table:name="Table37" table:style-name="Table37">
        <table:table-column table:style-name="Table37.A" table:number-columns-repeated="5"/>
        <table:table-column table:style-name="Table37.F"/>
        <table:table-row table:style-name="Table37.1">
          <table:table-cell table:style-name="Table37.A1" office:value-type="string">
            <text:p text:style-name="P49">kule (color)</text:p>
          </table:table-cell>
          <table:table-cell table:style-name="Table37.B1" office:value-type="string">
            <text:p text:style-name="P49">loje (red)</text:p>
          </table:table-cell>
          <table:table-cell table:style-name="Table37.B1" office:value-type="string">
            <text:p text:style-name="P49">pimeja (black)</text:p>
          </table:table-cell>
          <table:table-cell table:style-name="Table37.B1" office:value-type="string">
            <text:p text:style-name="P49">walo (white)</text:p>
          </table:table-cell>
          <table:table-cell table:style-name="Table37.B1" office:value-type="string">
            <text:p text:style-name="P49">jelo (yellow)</text:p>
          </table:table-cell>
          <table:table-cell table:style-name="Table37.A1" office:value-type="string">
            <text:p text:style-name="P49">laso (green/blue)</text:p>
          </table:table-cell>
        </table:table-row>
        <table:table-row table:style-name="Table37.1">
          <table:table-cell table:style-name="Table37.A2" office:value-type="string">
            <text:p text:style-name="P43">kule</text:p>
          </table:table-cell>
          <table:table-cell table:style-name="Table37.B2" office:value-type="string">
            <text:p text:style-name="P43">loje</text:p>
          </table:table-cell>
          <table:table-cell table:style-name="Table37.B2" office:value-type="string">
            <text:p text:style-name="P43">pimeja</text:p>
          </table:table-cell>
          <table:table-cell table:style-name="Table37.B2" office:value-type="string">
            <text:p text:style-name="P43">walo</text:p>
          </table:table-cell>
          <table:table-cell table:style-name="Table37.B2" office:value-type="string">
            <text:p text:style-name="P43">jelo</text:p>
          </table:table-cell>
          <table:table-cell table:style-name="Table37.F2" office:value-type="string">
            <text:p text:style-name="P43">Laso</text:p>
          </table:table-cell>
        </table:table-row>
        <table:table-row table:style-name="Table37.3">
          <table:table-cell table:style-name="Table37.A3" office:value-type="string">
            <text:p text:style-name="P71">Eye - form</text:p>
          </table:table-cell>
          <table:table-cell table:style-name="Table37.B3" office:value-type="string">
            <text:p text:style-name="P71">fire-eye</text:p>
          </table:table-cell>
          <table:table-cell table:style-name="Table37.B3" office:value-type="string">
            <text:p text:style-name="P71">ala - eye</text:p>
          </table:table-cell>
          <table:table-cell table:style-name="Table37.B3" office:value-type="string">
            <text:p text:style-name="P71">Air - eye</text:p>
          </table:table-cell>
          <table:table-cell table:style-name="Table37.B3" office:value-type="string">
            <text:p text:style-name="P71">ground (soil) - eye</text:p>
          </table:table-cell>
          <table:table-cell table:style-name="Table37.F3" office:value-type="string">
            <text:p text:style-name="P70">water – eye</text:p>
          </table:table-cell>
        </table:table-row>
      </table:table>
      <text:p text:style-name="P80"/>
      <text:p text:style-name="P81">Linja sin</text:p>
      <text:p text:style-name="P80"/>
      <text:p text:style-name="P80">Linja sin is a secondary writing system of sitelen telo, used to write foreign names or loanwords by sound. <text:s/>(This is similar in purpose to Japanese <text:span text:style-name="T3">Katakana</text:span>). Like Katakana, it’s characterized by straight lines and sharp angles, though strictly speaking its aesthetics are more a mixture of <text:span text:style-name="T3">Chinese</text:span> and <text:span text:style-name="T3">Hangul</text:span>.</text:p>
      <text:p text:style-name="P80"/>
      <text:p text:style-name="P80">Linja sin is an abugida-type syllabary, with each consonant-vowel pair having a unique glyph. <text:span text:style-name="T5">Consonants </text:span>are drawn like simplified versions of specific linja telo glyphs, while vowels look like letters from the standard latin alphabet. Syllables are made by stacking the consonant on the vowel. Initial vowels are written by themselves, whi<text:span text:style-name="T22">le <text:s/></text:span><text:span text:style-name="T23"></text:span><text:span text:style-name="T24"> </text:span><text:span text:style-name="T22">is</text:span> added to the right to represent a trailing ‘N’. It’s actually possible to easily derive what the banned syllables (ti, ji, wo, and wu) look like, but they’re formally excluded.</text:p>
      <text:p text:style-name="P80"/>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column table:style-name="Table38.H"/>
        <table:table-column table:style-name="Table38.I"/>
        <table:table-column table:style-name="Table38.J"/>
        <table:table-column table:style-name="Table38.K"/>
        <table:table-row>
          <table:table-cell table:style-name="Table38.A1" office:value-type="string">
            <text:p text:style-name="P82"/>
          </table:table-cell>
          <table:table-cell table:style-name="Table38.B1" office:value-type="string">
            <text:p text:style-name="P82"/>
          </table:table-cell>
          <table:table-cell table:style-name="Table38.C1" office:value-type="string">
            <text:p text:style-name="P83"/>
          </table:table-cell>
          <table:table-cell table:style-name="Table38.D1" office:value-type="string">
            <text:p text:style-name="P84">A</text:p>
          </table:table-cell>
          <table:table-cell table:style-name="Table38.B1" office:value-type="string">
            <text:p text:style-name="P84">E</text:p>
          </table:table-cell>
          <table:table-cell table:style-name="Table38.B1" office:value-type="string">
            <text:p text:style-name="P84">I</text:p>
          </table:table-cell>
          <table:table-cell table:style-name="Table38.B1" office:value-type="string">
            <text:p text:style-name="P84">O</text:p>
          </table:table-cell>
          <table:table-cell table:style-name="Table38.B1" office:value-type="string">
            <text:p text:style-name="P84">U</text:p>
          </table:table-cell>
          <table:table-cell table:style-name="Table38.A1" office:value-type="string">
            <text:p text:style-name="P83"/>
          </table:table-cell>
          <table:table-cell table:style-name="Table38.A1" office:value-type="string">
            <text:p text:style-name="P83"/>
          </table:table-cell>
          <table:table-cell table:style-name="Table38.A1" office:value-type="string">
            <text:p text:style-name="P84">-N</text:p>
          </table:table-cell>
        </table:table-row>
        <table:table-row table:style-name="Table38.2">
          <table:table-cell table:style-name="Table38.A2" office:value-type="string">
            <text:p text:style-name="P84">letter</text:p>
          </table:table-cell>
          <table:table-cell table:style-name="Table38.A2" office:value-type="string">
            <text:p text:style-name="P85">from...</text:p>
          </table:table-cell>
          <table:table-cell table:style-name="Table38.C2" office:value-type="string">
            <text:p text:style-name="P82"/>
          </table:table-cell>
          <table:table-cell table:style-name="Table38.D2" office:value-type="string">
            <text:p text:style-name="P86">A</text:p>
          </table:table-cell>
          <table:table-cell table:style-name="Table38.A2" office:value-type="string">
            <text:p text:style-name="P86">E</text:p>
          </table:table-cell>
          <table:table-cell table:style-name="Table38.A2" office:value-type="string">
            <text:p text:style-name="P86">I</text:p>
          </table:table-cell>
          <table:table-cell table:style-name="Table38.A2" office:value-type="string">
            <text:p text:style-name="P86">O</text:p>
          </table:table-cell>
          <table:table-cell table:style-name="Table38.A2" office:value-type="string">
            <text:p text:style-name="P86">U</text:p>
          </table:table-cell>
          <table:table-cell table:style-name="Table38.A1" office:value-type="string">
            <text:p text:style-name="P83"/>
          </table:table-cell>
          <table:table-cell table:style-name="Table38.J2" office:value-type="string">
            <text:p text:style-name="P84">Examples</text:p>
          </table:table-cell>
          <table:table-cell table:style-name="Table38.K2" office:value-type="string">
            <text:p text:style-name="P86"></text:p>
          </table:table-cell>
        </table:table-row>
        <table:table-row>
          <table:table-cell table:style-name="Table38.A3" office:value-type="string">
            <text:p text:style-name="P85">K</text:p>
          </table:table-cell>
          <table:table-cell table:style-name="Table38.A3" office:value-type="string">
            <text:p text:style-name="P87"><text:span text:style-name="T25">Kama</text:span> <text:span text:style-name="T14">kama</text:span></text:p>
          </table:table-cell>
          <table:table-cell table:style-name="Table38.C3" office:value-type="string">
            <text:p text:style-name="P88">K</text:p>
          </table:table-cell>
          <table:table-cell table:style-name="Table38.D3" office:value-type="string">
            <text:p text:style-name="P86">KA</text:p>
          </table:table-cell>
          <table:table-cell table:style-name="Table38.E3" office:value-type="string">
            <text:p text:style-name="P86">KE</text:p>
          </table:table-cell>
          <table:table-cell table:style-name="Table38.E3" office:value-type="string">
            <text:p text:style-name="P86">KI</text:p>
          </table:table-cell>
          <table:table-cell table:style-name="Table38.E3" office:value-type="string">
            <text:p text:style-name="P86">KO</text:p>
          </table:table-cell>
          <table:table-cell table:style-name="Table38.H3" office:value-type="string">
            <text:p text:style-name="P86">KU</text:p>
          </table:table-cell>
          <table:table-cell table:style-name="Table38.A1" office:value-type="string">
            <text:p text:style-name="P83"/>
          </table:table-cell>
          <table:table-cell table:style-name="Table38.J3" office:value-type="string">
            <text:p text:style-name="P89">KIN</text:p>
          </table:table-cell>
          <table:table-cell table:style-name="Table38.A3" office:value-type="string">
            <text:p text:style-name="P86">KIN</text:p>
          </table:table-cell>
        </table:table-row>
        <table:table-row>
          <table:table-cell table:style-name="Table38.B1" office:value-type="string">
            <text:p text:style-name="P85">L</text:p>
          </table:table-cell>
          <table:table-cell table:style-name="Table38.B1" office:value-type="string">
            <text:p text:style-name="P87"><text:span text:style-name="T25">Lawa</text:span> <text:span text:style-name="T14">lawa</text:span></text:p>
          </table:table-cell>
          <table:table-cell table:style-name="Table38.C1" office:value-type="string">
            <text:p text:style-name="P88">L</text:p>
          </table:table-cell>
          <table:table-cell table:style-name="Table38.D4" office:value-type="string">
            <text:p text:style-name="P86">LA</text:p>
          </table:table-cell>
          <table:table-cell table:style-name="Table38.E4" office:value-type="string">
            <text:p text:style-name="P86">LE</text:p>
          </table:table-cell>
          <table:table-cell table:style-name="Table38.E4" office:value-type="string">
            <text:p text:style-name="P86">LI</text:p>
          </table:table-cell>
          <table:table-cell table:style-name="Table38.E4" office:value-type="string">
            <text:p text:style-name="P86">LO</text:p>
          </table:table-cell>
          <table:table-cell table:style-name="Table38.H4" office:value-type="string">
            <text:p text:style-name="P86">LU</text:p>
          </table:table-cell>
          <table:table-cell table:style-name="Table38.A1" office:value-type="string">
            <text:p text:style-name="P83"/>
          </table:table-cell>
          <table:table-cell table:style-name="Table38.J4" office:value-type="string">
            <text:p text:style-name="P89">LEN</text:p>
          </table:table-cell>
          <table:table-cell table:style-name="Table38.B1" office:value-type="string">
            <text:p text:style-name="P86">LEN</text:p>
          </table:table-cell>
        </table:table-row>
        <table:table-row>
          <table:table-cell table:style-name="Table38.B1" office:value-type="string">
            <text:p text:style-name="P85">M</text:p>
          </table:table-cell>
          <table:table-cell table:style-name="Table38.B1" office:value-type="string">
            <text:p text:style-name="P87"><text:span text:style-name="T25">Ma</text:span> <text:span text:style-name="T14">ma</text:span></text:p>
          </table:table-cell>
          <table:table-cell table:style-name="Table38.C1" office:value-type="string">
            <text:p text:style-name="P88">M</text:p>
          </table:table-cell>
          <table:table-cell table:style-name="Table38.D4" office:value-type="string">
            <text:p text:style-name="P86">MA</text:p>
          </table:table-cell>
          <table:table-cell table:style-name="Table38.E4" office:value-type="string">
            <text:p text:style-name="P86">ME</text:p>
          </table:table-cell>
          <table:table-cell table:style-name="Table38.E4" office:value-type="string">
            <text:p text:style-name="P86">MI</text:p>
          </table:table-cell>
          <table:table-cell table:style-name="Table38.E4" office:value-type="string">
            <text:p text:style-name="P86">MO</text:p>
          </table:table-cell>
          <table:table-cell table:style-name="Table38.H4" office:value-type="string">
            <text:p text:style-name="P86">MU</text:p>
          </table:table-cell>
          <table:table-cell table:style-name="Table38.A1" office:value-type="string">
            <text:p text:style-name="P83"/>
          </table:table-cell>
          <table:table-cell table:style-name="Table38.J4" office:value-type="string">
            <text:p text:style-name="P89">MUN</text:p>
          </table:table-cell>
          <table:table-cell table:style-name="Table38.B1" office:value-type="string">
            <text:p text:style-name="P86">MUN</text:p>
          </table:table-cell>
        </table:table-row>
        <table:table-row>
          <table:table-cell table:style-name="Table38.B1" office:value-type="string">
            <text:p text:style-name="P85">N</text:p>
          </table:table-cell>
          <table:table-cell table:style-name="Table38.B1" office:value-type="string">
            <text:p text:style-name="P87"><text:span text:style-name="T25">Nanpa</text:span> <text:span text:style-name="T14">nanpa</text:span></text:p>
          </table:table-cell>
          <table:table-cell table:style-name="Table38.C1" office:value-type="string">
            <text:p text:style-name="P90">N</text:p>
          </table:table-cell>
          <table:table-cell table:style-name="Table38.D4" office:value-type="string">
            <text:p text:style-name="P86">NA</text:p>
          </table:table-cell>
          <table:table-cell table:style-name="Table38.E4" office:value-type="string">
            <text:p text:style-name="P86">NE</text:p>
          </table:table-cell>
          <table:table-cell table:style-name="Table38.E4" office:value-type="string">
            <text:p text:style-name="P86">NI</text:p>
          </table:table-cell>
          <table:table-cell table:style-name="Table38.E4" office:value-type="string">
            <text:p text:style-name="P86">NO</text:p>
          </table:table-cell>
          <table:table-cell table:style-name="Table38.H4" office:value-type="string">
            <text:p text:style-name="P86">NU</text:p>
          </table:table-cell>
          <table:table-cell table:style-name="Table38.A1" office:value-type="string">
            <text:p text:style-name="P83"/>
          </table:table-cell>
          <table:table-cell table:style-name="Table38.J4" office:value-type="string">
            <text:p text:style-name="P89">NAN</text:p>
          </table:table-cell>
          <table:table-cell table:style-name="Table38.B1" office:value-type="string">
            <text:p text:style-name="P86">NAN</text:p>
          </table:table-cell>
        </table:table-row>
        <table:table-row>
          <table:table-cell table:style-name="Table38.B1" office:value-type="string">
            <text:p text:style-name="P85">P</text:p>
          </table:table-cell>
          <table:table-cell table:style-name="Table38.B1" office:value-type="string">
            <text:p text:style-name="P87"><text:span text:style-name="T25">Pana </text:span><text:span text:style-name="T14">pana</text:span></text:p>
          </table:table-cell>
          <table:table-cell table:style-name="Table38.C1" office:value-type="string">
            <text:p text:style-name="P88">P</text:p>
          </table:table-cell>
          <table:table-cell table:style-name="Table38.D4" office:value-type="string">
            <text:p text:style-name="P86">PA</text:p>
          </table:table-cell>
          <table:table-cell table:style-name="Table38.E4" office:value-type="string">
            <text:p text:style-name="P86">PE</text:p>
          </table:table-cell>
          <table:table-cell table:style-name="Table38.E4" office:value-type="string">
            <text:p text:style-name="P86">PI</text:p>
          </table:table-cell>
          <table:table-cell table:style-name="Table38.E4" office:value-type="string">
            <text:p text:style-name="P86">PO</text:p>
          </table:table-cell>
          <table:table-cell table:style-name="Table38.H4" office:value-type="string">
            <text:p text:style-name="P86">PU</text:p>
          </table:table-cell>
          <table:table-cell table:style-name="Table38.A1" office:value-type="string">
            <text:p text:style-name="P83"/>
          </table:table-cell>
          <table:table-cell table:style-name="Table38.J4" office:value-type="string">
            <text:p text:style-name="P89">PON</text:p>
          </table:table-cell>
          <table:table-cell table:style-name="Table38.B1" office:value-type="string">
            <text:p text:style-name="P86">PON</text:p>
          </table:table-cell>
        </table:table-row>
        <table:table-row>
          <table:table-cell table:style-name="Table38.B1" office:value-type="string">
            <text:p text:style-name="P85">S</text:p>
          </table:table-cell>
          <table:table-cell table:style-name="Table38.B1" office:value-type="string">
            <text:p text:style-name="P87"><text:span text:style-name="T25">Sama</text:span> <text:span text:style-name="T14">sama</text:span></text:p>
          </table:table-cell>
          <table:table-cell table:style-name="Table38.C1" office:value-type="string">
            <text:p text:style-name="P88">S</text:p>
          </table:table-cell>
          <table:table-cell table:style-name="Table38.D4" office:value-type="string">
            <text:p text:style-name="P86">SA</text:p>
          </table:table-cell>
          <table:table-cell table:style-name="Table38.E4" office:value-type="string">
            <text:p text:style-name="P86">SE</text:p>
          </table:table-cell>
          <table:table-cell table:style-name="Table38.E4" office:value-type="string">
            <text:p text:style-name="P86">SI</text:p>
          </table:table-cell>
          <table:table-cell table:style-name="Table38.E4" office:value-type="string">
            <text:p text:style-name="P86">SO</text:p>
          </table:table-cell>
          <table:table-cell table:style-name="Table38.H4" office:value-type="string">
            <text:p text:style-name="P86">SU</text:p>
          </table:table-cell>
          <table:table-cell table:style-name="Table38.A1" office:value-type="string">
            <text:p text:style-name="P83"/>
          </table:table-cell>
          <table:table-cell table:style-name="Table38.J4" office:value-type="string">
            <text:p text:style-name="P89">PIN</text:p>
          </table:table-cell>
          <table:table-cell table:style-name="Table38.B1" office:value-type="string">
            <text:p text:style-name="P86">PIN</text:p>
          </table:table-cell>
        </table:table-row>
        <table:table-row>
          <table:table-cell table:style-name="Table38.B1" office:value-type="string">
            <text:p text:style-name="P85">T</text:p>
          </table:table-cell>
          <table:table-cell table:style-name="Table38.B1" office:value-type="string">
            <text:p text:style-name="P87"><text:span text:style-name="T25">Tawa </text:span><text:span text:style-name="T14">tawa</text:span></text:p>
          </table:table-cell>
          <table:table-cell table:style-name="Table38.C1" office:value-type="string">
            <text:p text:style-name="P88">T</text:p>
          </table:table-cell>
          <table:table-cell table:style-name="Table38.D4" office:value-type="string">
            <text:p text:style-name="P86">TA</text:p>
          </table:table-cell>
          <table:table-cell table:style-name="Table38.E4" office:value-type="string">
            <text:p text:style-name="P86">TE</text:p>
          </table:table-cell>
          <table:table-cell table:style-name="Table38.E4" office:value-type="string">
            <text:p text:style-name="P82"/>
          </table:table-cell>
          <table:table-cell table:style-name="Table38.E4" office:value-type="string">
            <text:p text:style-name="P86">TO</text:p>
          </table:table-cell>
          <table:table-cell table:style-name="Table38.H4" office:value-type="string">
            <text:p text:style-name="P86">TU</text:p>
          </table:table-cell>
          <table:table-cell table:style-name="Table38.A1" office:value-type="string">
            <text:p text:style-name="P83"/>
          </table:table-cell>
          <table:table-cell table:style-name="Table38.J4" office:value-type="string">
            <text:p text:style-name="P89">TAN</text:p>
          </table:table-cell>
          <table:table-cell table:style-name="Table38.B1" office:value-type="string">
            <text:p text:style-name="P86">TAN</text:p>
          </table:table-cell>
        </table:table-row>
        <table:table-row>
          <table:table-cell table:style-name="Table38.B1" office:value-type="string">
            <text:p text:style-name="P85">J</text:p>
          </table:table-cell>
          <table:table-cell table:style-name="Table38.B1" office:value-type="string">
            <text:p text:style-name="P87"><text:span text:style-name="T25">Jan</text:span> <text:span text:style-name="T14">jan</text:span></text:p>
          </table:table-cell>
          <table:table-cell table:style-name="Table38.C1" office:value-type="string">
            <text:p text:style-name="P88">J</text:p>
          </table:table-cell>
          <table:table-cell table:style-name="Table38.D4" office:value-type="string">
            <text:p text:style-name="P86">JA</text:p>
          </table:table-cell>
          <table:table-cell table:style-name="Table38.E4" office:value-type="string">
            <text:p text:style-name="P86">JE</text:p>
          </table:table-cell>
          <table:table-cell table:style-name="Table38.E4" office:value-type="string">
            <text:p text:style-name="P82"/>
          </table:table-cell>
          <table:table-cell table:style-name="Table38.E4" office:value-type="string">
            <text:p text:style-name="P86">JO</text:p>
          </table:table-cell>
          <table:table-cell table:style-name="Table38.H4" office:value-type="string">
            <text:p text:style-name="P86">JU</text:p>
          </table:table-cell>
          <table:table-cell table:style-name="Table38.A1" office:value-type="string">
            <text:p text:style-name="P83"/>
          </table:table-cell>
          <table:table-cell table:style-name="Table38.J4" office:value-type="string">
            <text:p text:style-name="P89">JEN</text:p>
          </table:table-cell>
          <table:table-cell table:style-name="Table38.B1" office:value-type="string">
            <text:p text:style-name="P86">JEN</text:p>
          </table:table-cell>
        </table:table-row>
        <table:table-row>
          <table:table-cell table:style-name="Table38.B1" office:value-type="string">
            <text:p text:style-name="P85">W</text:p>
          </table:table-cell>
          <table:table-cell table:style-name="Table38.B1" office:value-type="string">
            <text:p text:style-name="P87"><text:span text:style-name="T25">Wan</text:span> <text:span text:style-name="T14">wan</text:span></text:p>
          </table:table-cell>
          <table:table-cell table:style-name="Table38.C1" office:value-type="string">
            <text:p text:style-name="P88">W</text:p>
          </table:table-cell>
          <table:table-cell table:style-name="Table38.D4" office:value-type="string">
            <text:p text:style-name="P86">WA</text:p>
          </table:table-cell>
          <table:table-cell table:style-name="Table38.E4" office:value-type="string">
            <text:p text:style-name="P86">WE</text:p>
          </table:table-cell>
          <table:table-cell table:style-name="Table38.E4" office:value-type="string">
            <text:p text:style-name="P86">WI</text:p>
          </table:table-cell>
          <table:table-cell table:style-name="Table38.E4" office:value-type="string">
            <text:p text:style-name="P82"/>
          </table:table-cell>
          <table:table-cell table:style-name="Table38.H4" office:value-type="string">
            <text:p text:style-name="P82"/>
          </table:table-cell>
          <table:table-cell table:style-name="Table38.A1" office:value-type="string">
            <text:p text:style-name="P83"/>
          </table:table-cell>
          <table:table-cell table:style-name="Table38.J4" office:value-type="string">
            <text:p text:style-name="P89">WAN</text:p>
          </table:table-cell>
          <table:table-cell table:style-name="Table38.B1" office:value-type="string">
            <text:p text:style-name="P86">WAN</text:p>
          </table:table-cell>
        </table:table-row>
      </table:table>
      <text:p text:style-name="P80"/>
      <text:p text:style-name="P80">As a convention, <text:span text:style-name="T6">brackets</text:span> must surround proper names and titles, and <text:span text:style-name="T6">optional</text:span> for loanwords (but suggested to lea<text:span text:style-name="T22">ve out).</text:span></text:p>
      <text:list text:style-name="L2">
        <text:list-item>
          <text:p text:style-name="P91">ma [ALESINA] (Argentina) – <text:span text:style-name="T26">ma [ALESI NA]</text:span></text:p>
        </text:list-item>
        <text:list-item>
          <text:p text:style-name="P91">jan [SONJA] – <text:span text:style-name="T26">jan [SONJA]</text:span></text:p>
        </text:list-item>
        <text:list-item>
          <text:p text:style-name="P91">amen (ending of a prayer): <text:s/><text:span text:style-name="T26">AMEN</text:span></text:p>
        </text:list-item>
      </text:list>
      <text:p text:style-name="P92"/>
      <text:p text:style-name="P93">Using the Font</text:p>
      <text:p text:style-name="P94"/>
      <text:p text:style-name="P95"><text:span text:style-name="T27">Included with this document in the Github repository</text:span> you will find a <text:span text:style-name="T5">sitelen telo</text:span><text:span text:style-name="T28"> handwriting-style opentype font. The font supports both common methods of typing toki pona, typing using latin letters and converting into the correct glyphs via ligatures and typing using UCSUR code points and a sitelen pona IME. Below is a simple demonstration of how to use the font to type using latin letters. For more in-depth information on how to set up typing with UCSUR code points, vertical typing, etc., please refer to the font manual </text:span><text:span text:style-name="T29">included with this document</text:span><text:span text:style-name="T28">.</text:span></text:p>
      <text:p text:style-name="P96"/>
      <text:p text:style-name="P97">Linja telo</text:p>
      <text:p text:style-name="P96"/>
      <text:p text:style-name="P96">Linja telo is used by typing normally in <text:span text:style-name="T6">lowercase</text:span>. Ligatures convert your word to the correct glyph as you type. <text:s/>Except for the single-letter <text:span text:style-name="T5">pu</text:span> words (a, o, e), ligatures also work with words in <text:span text:style-name="T6">proper case</text:span> (first letter capitalized); this allows typing to be seamless through some word processors’ auto-capitalization. English letters or syllables with no toki pona equivalents are rendered as they are, clearly showing errors.</text:p>
      <text:p text:style-name="P96"/>
      <table:table table:name="Table39" table:style-name="Table39">
        <table:table-column table:style-name="Table39.A"/>
        <table:table-column table:style-name="Table39.B"/>
        <table:table-row>
          <table:table-cell table:style-name="Table39.A1" office:value-type="string">
            <text:p text:style-name="P98">Sitelen Telo or sitelen telo  <text:span text:style-name="T10">󱥠󱥪</text:span></text:p>
          </table:table-cell>
          <table:table-cell table:style-name="Table39.A1" office:value-type="string">
            <text:p text:style-name="P98">togi puna  t(o)gi (pu)n(a)  <text:span text:style-name="T10">togipuna</text:span></text:p>
          </table:table-cell>
        </table:table-row>
      </table:table>
      <text:p text:style-name="P96"/>
      <text:p text:style-name="P99">Punctuation and Numbers</text:p>
      <text:p text:style-name="P100"/>
      <text:p text:style-name="P100">Digits, punctuation, and most of the standard symbols on a North American keyboard are drawn in the same ‘handwriting’ for consistency.</text:p>
      <text:p text:style-name="P100"/>
      <text:p text:style-name="P101">0123456789 <text:s text:c="5"/>.?!:;, <text:s text:c="4"/>| ~#\@/`{$}%^(&amp;)*=_ +| </text:p>
      <text:p text:style-name="P102"/>
      <text:p text:style-name="P102">Some punctuation glyphs have stylistic differences. Ellipses are drawn as two dots. Brackets and single/double quotes are all look the same; however, comparison symbols are doubled and can serve as speech quotes as well.</text:p>
      <text:p text:style-name="P102"/>
      <text:p text:style-name="P103">…  <text:span text:style-name="T10">…</text:span><text:span text:style-name="T8"> <text:s text:c="4"/></text:span>‘mu’ “mu” [mu]  <text:s/><text:span text:style-name="T10">‘mu’ “mu” [mu]</text:span> <text:s text:c="5"/>&lt; mu &gt;  <text:span text:style-name="T10">&lt;mu&gt;</text:span></text:p>
      <text:p text:style-name="P102"/>
      <text:p text:style-name="P102">Since this is a logographic script, the space key doesn’t add any visible space, unless it’s immediately after one of the six punctuation marks (. ; , : ! ?). Use <text:span text:style-name="T6">double spaces </text:span>to deliberately add a space between words.</text:p>
      <text:p text:style-name="P102"/>
      <text:p text:style-name="P103">jan&lt;space&gt;lili  <text:span text:style-name="T10">jan lili</text:span> <text:tab/><text:tab/>jan&lt;two spaces&gt;lili  <text:span text:style-name="T10">jan <text:s/>lili</text:span> <text:s text:c="2"/><text:tab/>a.&lt;space&gt;kin  <text:span text:style-name="T10">a. kin</text:span></text:p>
      <text:p text:style-name="P102"/>
      <text:p text:style-name="P104">You may use single spaces to clarify what words you are trying to type.</text:p>
      <text:p text:style-name="P104"/>
      <text:p text:style-name="P105">kalama  <text:span text:style-name="T9">kalama</text:span> <text:s text:c="12"/>kala&lt;space&gt;ma  <text:span text:style-name="T9">kala ma</text:span></text:p>
      <text:p text:style-name="P104"/>
      <text:p text:style-name="P106">Linja sin</text:p>
      <text:p text:style-name="P107"/>
      <text:p text:style-name="P108">Foreign words are formed by typing in <text:span text:style-name="T6">UPPERCASE</text:span>. As long as what you typed is a valid toki pona syllabic construction, it should render correctly. For names which need spaces between them, use double spaces as explained above.</text:p>
      <text:p text:style-name="P109"/>
      <text:p text:style-name="P110">Antoine de Saint-Exupery</text:p>
      <text:p text:style-name="P110">jan [ANTOWAN&lt;two spaces&gt;TE&lt;two spaces&gt;SAN&lt;two spaces&gt;EKUPELI]</text:p>
      <text:p text:style-name="P111">jan[AN<text:span text:style-name="T30">TOWAN <text:s/>TE <text:s/>SAN <text:s/>EKUPELI”</text:span></text:p>
      <text:p text:style-name="P112"/>
      <text:p text:style-name="P113">Also remember that you may use a single space to clarify how you want the syllables to be grouped.</text:p>
      <text:p text:style-name="P113"/>
      <text:p text:style-name="P114">SINA  <text:span text:style-name="T9">SINA</text:span> <text:s text:c="7"/>SI&lt;space&gt;NA  <text:span text:style-name="T9">SI NA</text:span></text:p>
      <text:p text:style-name="P113"><text:span text:style-name="T31"/></text:p>
      <text:p text:style-name="P113">In case you specifically need the ‘trailing N’ for some reason on its own, you may type ‘NN’, but this is not necessary to get a syllable with a ‘trailing N’ in it <text:span text:style-name="T32">and is only included for in case you want it for something</text:span>. Typing a banned syllable (e.g. WO) results in an error.</text:p>
      <text:p text:style-name="P113"/>
      <text:p text:style-name="P114">N  <text:span text:style-name="T9">N</text:span> <text:s text:c="50"/>NN  <text:span text:style-name="T9">NN</text:span> <text:s text:c="49"/>WO  <text:span text:style-name="T9">WO</text:span></text:p>
      <text:p text:style-name="P113"/>
      <text:p text:style-name="P115"/>
      <text:p text:style-name="P116">Extra: non-pu</text:p>
      <text:p text:style-name="P117"/>
      <text:p text:style-name="P117">The following glyphs are not part of the official word list but are included here as a sort of easter egg. Usage is optional and won’t even be noticed as long as the user types <text:span text:style-name="T5">pu</text:span>. The following are shorthand glyph combinations (common constructions, or to avoid bloating the text). Yes, <text:span text:style-name="T5">tokipona</text:span> is a cutesy happy face.</text:p>
      <text:p text:style-name="P117"/>
      <table:table table:name="Table40" table:style-name="Table40">
        <table:table-column table:style-name="Table40.A" table:number-columns-repeated="6"/>
        <table:table-row table:style-name="Table40.1">
          <table:table-cell table:style-name="Table40.A1" office:value-type="string">
            <text:p text:style-name="P118">aaa</text:p>
          </table:table-cell>
          <table:table-cell table:style-name="Table40.A1" office:value-type="string">
            <text:p text:style-name="P118">tokipona</text:p>
          </table:table-cell>
          <table:table-cell table:style-name="Table40.A1" office:value-type="string">
            <text:p text:style-name="P118">tuwan</text:p>
          </table:table-cell>
          <table:table-cell table:style-name="Table40.D1" office:value-type="string">
            <text:p text:style-name="P118">tutu</text:p>
          </table:table-cell>
          <table:table-cell table:style-name="Table40.E1" office:value-type="string">
            <text:p text:style-name="P118">eni, eni:</text:p>
          </table:table-cell>
          <table:table-cell table:style-name="Table40.F1" office:value-type="string">
            <text:p text:style-name="P118">tawami</text:p>
          </table:table-cell>
        </table:table-row>
        <table:table-row table:style-name="Table40.1">
          <table:table-cell table:style-name="Table40.A2" office:value-type="string">
            <text:p text:style-name="P119">aaa</text:p>
          </table:table-cell>
          <table:table-cell table:style-name="Table40.A2" office:value-type="string">
            <text:p text:style-name="P119">tokipona</text:p>
          </table:table-cell>
          <table:table-cell table:style-name="Table40.A2" office:value-type="string">
            <text:p text:style-name="P119">tuwan </text:p>
          </table:table-cell>
          <table:table-cell table:style-name="Table40.D2" office:value-type="string">
            <text:p text:style-name="P119">tutu</text:p>
          </table:table-cell>
          <table:table-cell table:style-name="Table40.E2" office:value-type="string">
            <text:p text:style-name="P119">eni</text:p>
          </table:table-cell>
          <table:table-cell table:style-name="Table40.F2" office:value-type="string">
            <text:p text:style-name="P119">tawami</text:p>
          </table:table-cell>
        </table:table-row>
        <table:table-row table:style-name="Table40.1">
          <table:table-cell table:style-name="Table40.A3" office:value-type="string">
            <text:p text:style-name="P120"><text:span text:style-name="T14">laughter (</text:span><text:span text:style-name="T25">a a a</text:span><text:span text:style-name="T14">)</text:span></text:p>
          </table:table-cell>
          <table:table-cell table:style-name="Table40.A3" office:value-type="string">
            <text:p text:style-name="P120"><text:span text:style-name="T14">Blend of toki + pona, </text:span><text:span text:style-name="T25">toki pona</text:span></text:p>
          </table:table-cell>
          <table:table-cell table:style-name="Table40.A3" office:value-type="string">
            <text:p text:style-name="P121">3 ( 2 + 1)</text:p>
          </table:table-cell>
          <table:table-cell table:style-name="Table40.D3" office:value-type="string">
            <text:p text:style-name="P121">4 ( 2 + 2)</text:p>
          </table:table-cell>
          <table:table-cell table:style-name="Table40.E3" office:value-type="string">
            <text:p text:style-name="P120"/>
            <text:p text:style-name="P120"><text:span text:style-name="T14">Blend of </text:span><text:span text:style-name="T33">e + ni, </text:span><text:span text:style-name="T25">e ni</text:span></text:p>
          </table:table-cell>
          <table:table-cell table:style-name="Table40.F3" office:value-type="string">
            <text:p text:style-name="P120"><text:span text:style-name="T14">Blend of tawa + mi, </text:span><text:span text:style-name="T25">tawa mi</text:span></text:p>
          </table:table-cell>
        </table:table-row>
      </table:table>
      <text:p text:style-name="P122"/>
      <text:p text:style-name="P122">The following glyphs are tongue-in-cheek and attempt to convey the humor through some kind of visual gag. Some characters below have multiple header words; any of them will be converted to the glyph.</text:p>
      <text:p text:style-name="P122"/>
      <table:table table:name="Table41" table:style-name="Table41">
        <table:table-column table:style-name="Table41.A"/>
        <table:table-column table:style-name="Table41.B" table:number-columns-repeated="2"/>
        <table:table-column table:style-name="Table41.D"/>
        <table:table-column table:style-name="Table41.E"/>
        <table:table-row table:style-name="Table41.1">
          <table:table-cell table:style-name="Table41.A1" office:value-type="string">
            <text:p text:style-name="P123">kijetesantakalu</text:p>
          </table:table-cell>
          <table:table-cell table:style-name="Table41.B1" office:value-type="string">
            <text:p text:style-name="P123">sutopatikuna</text:p>
          </table:table-cell>
          <table:table-cell table:style-name="Table41.A1" office:value-type="string">
            <text:p text:style-name="P123">epiku, sikomo, kulijo</text:p>
          </table:table-cell>
          <table:table-cell table:style-name="Table41.D1" office:value-type="string">
            <text:p text:style-name="P123">itomi</text:p>
          </table:table-cell>
          <table:table-cell table:style-name="Table41.A1" office:value-type="string">
            <text:p text:style-name="P123">pa, okepuma</text:p>
          </table:table-cell>
        </table:table-row>
        <table:table-row table:style-name="Table41.1">
          <table:table-cell table:style-name="Table41.A2" office:value-type="string">
            <text:p text:style-name="P124">kijetesantakalu</text:p>
          </table:table-cell>
          <table:table-cell table:style-name="Table41.B2" office:value-type="string">
            <text:p text:style-name="P124">sutopatikuna</text:p>
          </table:table-cell>
          <table:table-cell table:style-name="Table41.A2" office:value-type="string">
            <text:p text:style-name="P124">epiku</text:p>
          </table:table-cell>
          <table:table-cell table:style-name="Table41.D2" office:value-type="string">
            <text:p text:style-name="P124">itomi</text:p>
          </table:table-cell>
          <table:table-cell table:style-name="Table41.A2" office:value-type="string">
            <text:p text:style-name="P124">okepuma</text:p>
          </table:table-cell>
        </table:table-row>
        <table:table-row table:style-name="Table41.1">
          <table:table-cell table:style-name="Table41.A3" office:value-type="string">
            <text:p text:style-name="P123">animal of raccoon family</text:p>
          </table:table-cell>
          <table:table-cell table:style-name="Table41.B3" office:value-type="string">
            <text:p text:style-name="P123">platypus</text:p>
          </table:table-cell>
          <table:table-cell table:style-name="Table41.A3" office:value-type="string">
            <text:p text:style-name="P123">any word which means ‘awesome’</text:p>
          </table:table-cell>
          <table:table-cell table:style-name="Table41.D3" office:value-type="string">
            <text:p text:style-name="P123">shade, insult</text:p>
          </table:table-cell>
          <table:table-cell table:style-name="Table41.A3" office:value-type="string">
            <text:p text:style-name="P123">Sarcastic disbelief (i.e, any situation which the response “bruh..” is appropriate)</text:p>
          </table:table-cell>
        </table:table-row>
        <table:table-row table:style-name="Table41.4">
          <table:table-cell table:style-name="Table41.A3" office:value-type="string">
            <text:p text:style-name="P125"><text:span text:style-name="T14">drawing of a face of a raccoon (eyes/nose) on </text:span><text:span text:style-name="T15">soweli</text:span></text:p>
          </table:table-cell>
          <table:table-cell table:style-name="Table41.B4" office:value-type="string">
            <text:p text:style-name="P125"><text:span text:style-name="T14">like</text:span> <text:span text:style-name="T25">kijetesantakalu</text:span><text:span text:style-name="T15">, </text:span><text:span text:style-name="T14">but face drawn to have a duckbill</text:span></text:p>
          </table:table-cell>
          <table:table-cell table:style-name="Table41.A3" office:value-type="string">
            <text:p text:style-name="P123">lit. ‘mind blown’</text:p>
          </table:table-cell>
          <table:table-cell table:style-name="Table41.D4" office:value-type="string">
            <text:p text:style-name="P123">Drawing of a farting jan</text:p>
          </table:table-cell>
          <table:table-cell table:style-name="Table41.A3" office:value-type="string">
            <text:p text:style-name="P126">jan drawn with a really big head, with two dots as ellipsis</text:p>
          </table:table-cell>
        </table:table-row>
      </table:table>
      <text:p text:style-name="P122"/>
      <text:p text:style-name="P122"/>
      <text:h text:style-name="P127" text:outline-level="1"><text:span text:style-name="T34">Appendix A: A monologue to learn Toki Pona </text:span><text:a xlink:type="simple" xlink:href="https://www.creativitybeforeconsumption.com/post/__tpm?fbclid=IwAR3ziSHFwMv--4_CZ6gD7x8Pe7J0bmFCsXjN1PjMH30d6tt70CMIhMWc82I" text:style-name="Internet_20_link" text:visited-style-name="Visited_20_Internet_20_Link"><text:span text:style-name="T35">by Anne</text:span></text:a></text:h>
      <text:p text:style-name="P128"/>
      <text:list text:style-name="L3">
        <text:list-item>
          <text:p text:style-name="P129">Hello! This is Michael. He is the leader of a strong tribe.</text:p>
        </text:list-item>
      </text:list>
      <text:p text:style-name="P130">toki! ni li jan Miseli. ona li jan lawa pi kulupu wawa.</text:p>
      <text:p text:style-name="P131">toki! ni li jan [MISELI]. ona li jan lawa pi kulupu wawa.</text:p>
      <text:p text:style-name="P132"/>
      <text:list text:style-name="L4">
        <text:list-item>
          <text:p text:style-name="P133">He has a wife and two children. His wife’s name is Anna.</text:p>
        </text:list-item>
      </text:list>
      <text:p text:style-name="P130">ona li jo e meli e jan lili tu. nimi meli li jan Ana.</text:p>
      <text:p text:style-name="P131">ona li jo e meli e jan lili tu. nimi meli li jan [ANA].</text:p>
      <text:p text:style-name="P128"/>
      <text:list text:style-name="L5">
        <text:list-item>
          <text:p text:style-name="P134">In the daytime, he and his son go hunting for fish and forage for herbs.</text:p>
        </text:list-item>
      </text:list>
      <text:p text:style-name="P130">tenpo suno la jan Miseli en jan lili mije li alasa e kala e kasi.</text:p>
      <text:p text:style-name="P131">tenpo suno la jan [MISELI] en jan lili mije li alasa e kala e kasi.</text:p>
      <text:p text:style-name="P132"/>
      <text:list text:style-name="L6">
        <text:list-item>
          <text:p text:style-name="P135">At home, the second child and her mom make bread and clothes.</text:p>
        </text:list-item>
      </text:list>
      <text:p text:style-name="P130">lon tomo la jan lili pi nanpa tu en mama li pali e pan e len.</text:p>
      <text:p text:style-name="P131">lon tomo la jan lili pi nanpa tu en mama li pali e pan e len.</text:p>
      <text:p text:style-name="P132"/>
      <text:list text:style-name="L7">
        <text:list-item>
          <text:p text:style-name="P136">At night, they circle around the fire, sing, draw in the dirt, and look at the moon.</text:p>
        </text:list-item>
      </text:list>
      <text:p text:style-name="P130">tenpo pimeja la ona li sike lon seli, li kalama musi, li pali e sitelen lon ma, li lukin e mun.</text:p>
      <text:p text:style-name="P131">tenpo pimeja la ona li sike lon seli, li kalama musi, li pali e sitelen lon ma, li lukin e mun.</text:p>
      <text:p text:style-name="P128"/>
      <text:list text:style-name="L8">
        <text:list-item>
          <text:p text:style-name="P137">A child says, “Mom, there is a blue lizard in my hand. I like this!”</text:p>
        </text:list-item>
      </text:list>
      <text:p text:style-name="P130">jan lili li toki e ni: “mama o, akesi laso li lon luka mi. ni li pona tawa mi!”</text:p>
      <text:p text:style-name="P131">jan lili li toki e ni: “mama o, akesi laso li lon luka mi. ni li pona tawa mi!”</text:p>
      <text:p text:style-name="P128"/>
      <text:list text:style-name="L9">
        <text:list-item>
          <text:p text:style-name="P138">The other child says, “Oh no! Dad, there is a gross bug on my back. I don’t like this. Kill it!”</text:p>
        </text:list-item>
      </text:list>
      <text:p text:style-name="P130">jan lili ante li toki e ni: “ike! mama o, pipi jaki li lon monsi mi. ni li ike tawa mi. o moli e ona!”</text:p>
      <text:p text:style-name="P131">jan lili ante li toki e ni: “ike! mama o, pipi jaki li lon monsi mi. ni li ike tawa mi. o moli e ona!”</text:p>
      <text:p text:style-name="P128"/>
      <text:p text:style-name="P139">While Michael is breaking branches, he hears the calls of his children.</text:p>
      <text:list text:style-name="L10">
        <text:list-item>
          <text:p text:style-name="P140">jan Miseli li pakala e palisa la ona li kute e kalama pi jan lili.</text:p>
        </text:list-item>
      </text:list>
      <text:p text:style-name="P131">jan [MISELI] li pakala e palisa la ona li kute e kalama pi jan lili.</text:p>
      <text:p text:style-name="P128"/>
      <text:list text:style-name="L11">
        <text:list-item>
          <text:p text:style-name="P141">He puts the bug in a bag and gives it to the child. He says, “Maybe you can kill the bug.”</text:p>
        </text:list-item>
      </text:list>
      <text:p text:style-name="P130">ona li pana e pipi lon poki. ona li pana e poki tawa jan lili. ona li toki e ni: “ ken la, sina ken moli e pipi.”</text:p>
      <text:p text:style-name="P131">ona li pana e pipi lon poki. ona li pana e poki tawa jan lili. ona li toki e ni: “ ken la, sina ken moli e pipi.”</text:p>
      <text:p text:style-name="P128"/>
      <text:list text:style-name="L12">
        <text:list-item>
          <text:p text:style-name="P142">The kid opens the bag and kills the bug with a rock.</text:p>
        </text:list-item>
      </text:list>
      <text:p text:style-name="P130">jan lili li open e poki li moli e pipi kepeken kiwen.</text:p>
      <text:p text:style-name="P131">jan lili li open e poki li moli e pipi kepeken kiwen.</text:p>
      <text:p text:style-name="P128"/>
      <text:list text:style-name="L13">
        <text:list-item>
          <text:p text:style-name="P143">Michael says “Good, now go to bed.” The boy said, “I don’t want to sleep.”</text:p>
        </text:list-item>
      </text:list>
      <text:p text:style-name="P130">jan Miseli li toki e ni: “pona! tenpo ni la o lape.” jan lili li toki e ni: “mi wile ala lape.”</text:p>
      <text:p text:style-name="P131">jan [MISELI] li toki e ni: “pona! tenpo ni la o lape.” jan lili li toki e ni: “mi wile ala lape.”</text:p>
      <text:p text:style-name="P128"/>
      <text:list text:style-name="L14">
        <text:list-item>
          <text:p text:style-name="P144"><text:soft-page-break/>Michael said, “Are you challenging me?” The wind made the child’s body cold.</text:p>
        </text:list-item>
      </text:list>
      <text:p text:style-name="P130">jan Miseli li toki e ni: “sina utala ala utala e mi? kon li lete e sijelo pi jan lili.”</text:p>
      <text:p text:style-name="P131">jan [MISELI] li toki e ni: “sina utala ala utala e mi? kon li lete e sijelo pi jan lili.”</text:p>
      <text:p text:style-name="P128"/>
      <text:list text:style-name="L15">
        <text:list-item>
          <text:p text:style-name="P145">He said, “No. I’m going to bed. I know the way. Indeed.”</text:p>
        </text:list-item>
      </text:list>
      <text:p text:style-name="P130">jan lili li toki e ni: “utala ala. mi lape. mi sona e nasin. kin.”</text:p>
      <text:p text:style-name="P131">jan lili li toki e ni: “utala ala. mi lape. mi sona e nasin. kin.”</text:p>
      <text:p text:style-name="P128"/>
      <text:list text:style-name="L16">
        <text:list-item>
          <text:p text:style-name="P146">After the fire finished, Michael and Anna ate apples and drank water. They said, “I love you.” They had sex.</text:p>
        </text:list-item>
      </text:list>
      <text:p text:style-name="P130">seli li pini la, jan Miseli en jan Ana li moku e kili loje e telo. ona li toki e ni: “mi olin e sina”. ona li unpa.</text:p>
      <text:p text:style-name="P131">seli li pini la, jan [MISELI] en jan [ANA] li moku e kili loje e telo.ona li toki e ni: “mi olin e sina”. ona li unpa.</text:p>
      <text:p text:style-name="P128"/>
      <text:list text:style-name="L17">
        <text:list-item>
          <text:p text:style-name="P147">Tomorrow Anna will go to the market. She needs tools to fix the leg of the couch.</text:p>
        </text:list-item>
      </text:list>
      <text:p text:style-name="P130">tenpo suno kama la, jan Ana li tawa lon esun. ona li wile e ilo tan ni: ona li wan e noka supa kepeken ilo.</text:p>
      <text:p text:style-name="P131">tenpo suno kama la, jan [ANA] li tawa lon esun. ona li wile e ilo tan ni: ona li wan e noka supa kepeken ilo.</text:p>
      <text:p text:style-name="P128"/>
      <text:list text:style-name="L18">
        <text:list-item>
          <text:p text:style-name="P148">When she was away, she bought some things and an orange (yellow-red) dog with money.</text:p>
        </text:list-item>
      </text:list>
      <text:p text:style-name="P130">mama li weka la ona li esun e ijo e soweli jelo loje kepeken mani.</text:p>
      <text:p text:style-name="P131">mama li weka la ona li esun e ijo e soweli jelo loje kepeken mani.</text:p>
      <text:p text:style-name="P128"/>
      <text:list text:style-name="L19">
        <text:list-item>
          <text:p text:style-name="P149">When the children saw the dog, they were happy. The dog was big and sweet and barked playfully.</text:p>
        </text:list-item>
      </text:list>
      <text:p text:style-name="P130">jan lili li lukin e soweli la ona li pilin pona. soweli li suli li suwi li mu musi.</text:p>
      <text:p text:style-name="P131">jan lili li lukin e soweli la ona li pilin pona. soweli li suli li suwi li mu musi.</text:p>
      <text:p text:style-name="P132"/>
      <text:list text:style-name="L20">
        <text:list-item>
          <text:p text:style-name="P150">The dog waited near the door. He had a white bird in his mouth.</text:p>
        </text:list-item>
      </text:list>
      <text:p text:style-name="P130">soweli li awen lon poka lupa. ona li jo e waso walo lon uta.</text:p>
      <text:p text:style-name="P131">soweli li awen lon poka lupa. ona li jo e waso walo lon uta.</text:p>
      <text:p text:style-name="P128"/>
      <text:list text:style-name="L21">
        <text:list-item>
          <text:p text:style-name="P151">Michael faced his kids. He said, “Dangit, one or both of you will humble/train this strange dog.”</text:p>
        </text:list-item>
      </text:list>
      <text:p text:style-name="P130">jan Miseli li lukin e jan lili ona. “ona li toki e ni: pakala. sina wan anu sina tu li kama anpa e soweli nasa ni.”</text:p>
      <text:p text:style-name="P131">jan [MISELI] li lukin e jan lili ona. “ona li toki e ni: pakala. sina wan anu sina tu li kama anpa e soweli nasa ni.”</text:p>
      <text:p text:style-name="P128"/>
      <text:list text:style-name="L22">
        <text:list-item>
          <text:p text:style-name="P152">He went inside the house and read his new religious book (his new book of the higher path).</text:p>
        </text:list-item>
      </text:list>
      <text:p text:style-name="P130">ona li tawa lon insa tomo li lukin e lipu sin ona pi nasin sewi.</text:p>
      <text:p text:style-name="P131">ona li tawa lon insa tomo li lukin e lipu sin ona pi nasin sewi.</text:p>
      <text:p text:style-name="P128"/>
      <text:list text:style-name="L23">
        <text:list-item>
          <text:p text:style-name="P153">The daughter colored her hair and the son put mud on his face.</text:p>
        </text:list-item>
      </text:list>
      <text:p text:style-name="P130">jan lili meli li kule e linja lawa ona. jan lili mije li pana e ko ma lon sinpin ona.</text:p>
      <text:p text:style-name="P131">jan lili meli li kule e linja lawa ona. jan lili mije li pana e ko ma lon sinpin ona.</text:p>
      <text:p text:style-name="P128"/>
      <text:list text:style-name="L24">
        <text:list-item>
          <text:p text:style-name="P154">Mama wiped mud off his nose. She said, “Why are you so very dirty?”</text:p>
        </text:list-item>
      </text:list>
      <text:p text:style-name="P130">mama meli li weka e ko ma lon nena ona. ona li toki e ni: “sina jaki mute mute tan seme a?”</text:p>
      <text:p text:style-name="P131">mama meli li weka e ko ma lon nena ona. ona li toki e ni: “sina jaki mute mute tan seme a?”</text:p>
      <text:p text:style-name="P128"/>
      <text:list text:style-name="L25">
        <text:list-item>
          <text:p text:style-name="P155"><text:soft-page-break/>She said, “You and your sibling need to clean all of your skin. However, don’t use all of the water.”</text:p>
        </text:list-item>
      </text:list>
      <text:p text:style-name="P130">ona li toki e ni: “sina en jan sama sina li wile pona e selo sina. taso, o pali ala e telo ali.”</text:p>
      <text:p text:style-name="P131">ona li toki e ni: “sina en jan sama sina li wile pona e selo sina. taso, o pali ala e telo ali.”</text:p>
      <text:p text:style-name="Horizontal_20_Line"/>
      <text:p text:style-name="P156"/>
      <text:p text:style-name="P157"><text:span text:style-name="T36">Appendix B: A monologue to learn Toki Pona (pure Sitelen Telo)</text:span> </text:p>
      <text:p text:style-name="P158"/>
      <text:p text:style-name="P159">toki! ni li jan [MISELI]. ona li jan lawa pi kulupu wawa.</text:p>
      <text:p text:style-name="P159">ona li jo e meli e jan lili tu. nimi meli li jan [ANA].</text:p>
      <text:p text:style-name="P159">tenpo suno la jan [MISELI] en jan lili mije li alasa e kala e kasi.</text:p>
      <text:p text:style-name="P159">lon tomo la jan lili pi nanpa tu en mama li pali e pan e len.</text:p>
      <text:p text:style-name="P159">tenpo pimeja la ona li sike lon seli, li kalama musi, li pali e sitelen lon ma, li lukin e mun.</text:p>
      <text:p text:style-name="P159">jan lili li toki eni: “mama o, akesi laso li lon luka mi. ni li pona tawami!”</text:p>
      <text:p text:style-name="P159">jan lili ante li toki eni: “ike! mama o, pipi jaki li lon monsi mi. ni li ike tawami. o moli e ona!”</text:p>
      <text:p text:style-name="P159">jan [MISELI] li pakala e palisa la ona li kute e kalama pi jan lili.</text:p>
      <text:p text:style-name="P159">ona li pana e pipi lon poki. ona li pana e poki tawa jan lili. ona li toki eni: “ ken la, sina ken moli e pipi.”</text:p>
      <text:p text:style-name="P159">jan lili li open e poki li moli e pipi kepeken kiwen.</text:p>
      <text:p text:style-name="P159">jan [MISELI] li toki eni: “pona! tenpo ni la o lape.” jan lili li toki eni: “mi wile ala lape.”</text:p>
      <text:p text:style-name="P159">jan [MISELI] li toki eni: “sina utala ala utala e mi? kon li lete e sijelo pi jan lili.”</text:p>
      <text:p text:style-name="P159">jan lili li toki eni: “utala ala. mi lape. mi sona e nasin. kin.”</text:p>
      <text:p text:style-name="P159">seli li pini la, jan [MISELI] en jan [ANA] li moku e kili loje e telo.ona li toki eni: “mi olin e sina”. ona li unpa.</text:p>
      <text:p text:style-name="P159">tenpo suno kama la, jan [ANA] li tawa lon esun. ona li wile e ilo tan ni: ona li wan e noka supa kepeken ilo.</text:p>
      <text:p text:style-name="P159">mama li weka la ona li esun e ijo e soweli jelo loje kepeken mani.</text:p>
      <text:p text:style-name="P159">jan lili li lukin e soweli la ona li pilin pona. soweli li suli li suwi li mu musi.</text:p>
      <text:p text:style-name="P159">soweli li awen lon poka lupa. ona li jo e waso walo lon uta.</text:p>
      <text:p text:style-name="P159">jan [MISELI] li lukin e jan lili ona. “ona li toki eni: pakala. sina wan anu sina tu li kama anpa e soweli nasa ni.”</text:p>
      <text:p text:style-name="P159">ona li tawa lon insa tomo li lukin e lipu sin ona pi nasin sewi.</text:p>
      <text:p text:style-name="P159">jan lili meli li kule e linja lawa ona. jan lili mije li pana e ko ma lon sinpin ona.</text:p>
      <text:p text:style-name="P159">mama meli li weka e ko ma lon nena ona. ona li toki eni: “sina jaki mute mute tan seme a?”</text:p>
      <text:p text:style-name="P159">ona li toki eni: “sina en jan sama sina li wile pona e selo sina. taso, o pali ala e telo ali.”</text:p>
      <text:p text:style-name="P160"><text:span text:style-name="T25">sina sona eni la sina ken sona e toki pona li </text:span><text:a xlink:type="simple" xlink:href="https://www.amazon.com/gp/product/0978292308?ie=UTF8&amp;tag=creativitybef-20&amp;camp=1789&amp;linkCode=xm2&amp;creativeASIN=0978292308" office:target-frame-name="_top" xlink:show="replace" text:style-name="Internet_20_link" text:visited-style-name="Visited_20_Internet_20_Link"><text:span text:style-name="T25">pu</text:span></text:a><text:span text:style-name="T25">. pona!</text:span></text:p>
      <text:p text:style-name="P122"/>
      <text:h text:style-name="P161" text:outline-level="3">Appendix C: Sitelen telo vs Sitelen Pona</text:h>
      <text:p text:style-name="P162"/>
      <text:p text:style-name="P162">Being both ideographic scripts, there are large similarities between sitelen pona and sitelen telo, though the latter uses compound glyphs to render some of its words.</text:p>
      <text:p text:style-name="P163"/>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G"/>
        <table:table-column table:style-name="Table42.J"/>
        <table:table-row table:style-name="Table42.1">
          <table:table-cell table:style-name="Table42.A1" office:value-type="string">
            <text:p text:style-name="P164">a</text:p>
          </table:table-cell>
          <table:table-cell table:style-name="Table42.A1" office:value-type="string">
            <text:p text:style-name="P165">a</text:p>
          </table:table-cell>
          <table:table-cell table:style-name="Table42.A1" office:value-type="string">
            <text:p text:style-name="P164">kepeken</text:p>
          </table:table-cell>
          <table:table-cell table:style-name="Table42.A1" office:value-type="string">
            <text:p text:style-name="P166">kepeken</text:p>
          </table:table-cell>
          <table:table-cell table:style-name="Table42.A1" office:value-type="string">
            <text:p text:style-name="P164">ma</text:p>
          </table:table-cell>
          <table:table-cell table:style-name="Table42.A1" office:value-type="string">
            <text:p text:style-name="P166">ma</text:p>
          </table:table-cell>
          <table:table-cell table:style-name="Table42.A1" office:value-type="string">
            <text:p text:style-name="P164">open</text:p>
          </table:table-cell>
          <table:table-cell table:style-name="Table42.A1" office:value-type="string">
            <text:p text:style-name="P166">open</text:p>
          </table:table-cell>
          <table:table-cell table:style-name="Table42.A1" office:value-type="string">
            <text:p text:style-name="P164">sitelen</text:p>
          </table:table-cell>
          <table:table-cell table:style-name="Table42.A1" office:value-type="string">
            <text:p text:style-name="P166">sitelen</text:p>
          </table:table-cell>
        </table:table-row>
        <table:table-row table:style-name="Table42.2">
          <table:table-cell table:style-name="Table42.A2" office:value-type="string">
            <text:p text:style-name="P164">akesi</text:p>
          </table:table-cell>
          <table:table-cell table:style-name="Table42.A2" office:value-type="string">
            <text:p text:style-name="P167">akesi</text:p>
          </table:table-cell>
          <table:table-cell table:style-name="Table42.A2" office:value-type="string">
            <text:p text:style-name="P164">kili</text:p>
          </table:table-cell>
          <table:table-cell table:style-name="Table42.A2" office:value-type="string">
            <text:p text:style-name="P166">kili</text:p>
          </table:table-cell>
          <table:table-cell table:style-name="Table42.A2" office:value-type="string">
            <text:p text:style-name="P164">mama</text:p>
          </table:table-cell>
          <table:table-cell table:style-name="Table42.A2" office:value-type="string">
            <text:p text:style-name="P166">mama</text:p>
          </table:table-cell>
          <table:table-cell table:style-name="Table42.A2" office:value-type="string">
            <text:p text:style-name="P164">pakala</text:p>
          </table:table-cell>
          <table:table-cell table:style-name="Table42.A2" office:value-type="string">
            <text:p text:style-name="P166">pakala</text:p>
          </table:table-cell>
          <table:table-cell table:style-name="Table42.A2" office:value-type="string">
            <text:p text:style-name="P164">sona</text:p>
          </table:table-cell>
          <table:table-cell table:style-name="Table42.A2" office:value-type="string">
            <text:p text:style-name="P166">sona</text:p>
          </table:table-cell>
        </table:table-row>
        <table:table-row table:style-name="Table42.2">
          <table:table-cell table:style-name="Table42.A2" office:value-type="string">
            <text:p text:style-name="P164">ala</text:p>
          </table:table-cell>
          <table:table-cell table:style-name="Table42.A2" office:value-type="string">
            <text:p text:style-name="P165">ala</text:p>
          </table:table-cell>
          <table:table-cell table:style-name="Table42.A2" office:value-type="string">
            <text:p text:style-name="P164">kin</text:p>
          </table:table-cell>
          <table:table-cell table:style-name="Table42.A2" office:value-type="string">
            <text:p text:style-name="P166">kin</text:p>
          </table:table-cell>
          <table:table-cell table:style-name="Table42.A2" office:value-type="string">
            <text:p text:style-name="P164">mani</text:p>
          </table:table-cell>
          <table:table-cell table:style-name="Table42.A2" office:value-type="string">
            <text:p text:style-name="P166">mani</text:p>
          </table:table-cell>
          <table:table-cell table:style-name="Table42.A2" office:value-type="string">
            <text:p text:style-name="P164">pake</text:p>
          </table:table-cell>
          <table:table-cell table:style-name="Table42.A2" office:value-type="string">
            <text:p text:style-name="P166">pake</text:p>
          </table:table-cell>
          <table:table-cell table:style-name="Table42.A2" office:value-type="string">
            <text:p text:style-name="P164">soweli</text:p>
          </table:table-cell>
          <table:table-cell table:style-name="Table42.A2" office:value-type="string">
            <text:p text:style-name="P166">soweli</text:p>
          </table:table-cell>
        </table:table-row>
        <table:table-row table:style-name="Table42.2">
          <table:table-cell table:style-name="Table42.A2" office:value-type="string">
            <text:p text:style-name="P164">alasa</text:p>
          </table:table-cell>
          <table:table-cell table:style-name="Table42.A2" office:value-type="string">
            <text:p text:style-name="P165">alasa</text:p>
          </table:table-cell>
          <table:table-cell table:style-name="Table42.A2" office:value-type="string">
            <text:p text:style-name="P164">kipisi</text:p>
          </table:table-cell>
          <table:table-cell table:style-name="Table42.A2" office:value-type="string">
            <text:p text:style-name="P166">kipisi</text:p>
          </table:table-cell>
          <table:table-cell table:style-name="Table42.A2" office:value-type="string">
            <text:p text:style-name="P164">meli</text:p>
          </table:table-cell>
          <table:table-cell table:style-name="Table42.A2" office:value-type="string">
            <text:p text:style-name="P166">meli</text:p>
          </table:table-cell>
          <table:table-cell table:style-name="Table42.A2" office:value-type="string">
            <text:p text:style-name="P164">pali</text:p>
          </table:table-cell>
          <table:table-cell table:style-name="Table42.A2" office:value-type="string">
            <text:p text:style-name="P166">pali</text:p>
          </table:table-cell>
          <table:table-cell table:style-name="Table42.A2" office:value-type="string">
            <text:p text:style-name="P164">suli</text:p>
          </table:table-cell>
          <table:table-cell table:style-name="Table42.A2" office:value-type="string">
            <text:p text:style-name="P166">suli</text:p>
          </table:table-cell>
        </table:table-row>
        <table:table-row table:style-name="Table42.2">
          <table:table-cell table:style-name="Table42.A2" office:value-type="string">
            <text:p text:style-name="P164">ali</text:p>
          </table:table-cell>
          <table:table-cell table:style-name="Table42.A2" office:value-type="string">
            <text:p text:style-name="P165">ali</text:p>
          </table:table-cell>
          <table:table-cell table:style-name="Table42.A2" office:value-type="string">
            <text:p text:style-name="P164">kiwen</text:p>
          </table:table-cell>
          <table:table-cell table:style-name="Table42.A2" office:value-type="string">
            <text:p text:style-name="P166">kiwen</text:p>
          </table:table-cell>
          <table:table-cell table:style-name="Table42.A2" office:value-type="string">
            <text:p text:style-name="P164">mi</text:p>
          </table:table-cell>
          <table:table-cell table:style-name="Table42.A2" office:value-type="string">
            <text:p text:style-name="P166">mi</text:p>
          </table:table-cell>
          <table:table-cell table:style-name="Table42.A2" office:value-type="string">
            <text:p text:style-name="P164">palisa</text:p>
          </table:table-cell>
          <table:table-cell table:style-name="Table42.A2" office:value-type="string">
            <text:p text:style-name="P166">palisa</text:p>
          </table:table-cell>
          <table:table-cell table:style-name="Table42.A2" office:value-type="string">
            <text:p text:style-name="P164">suno</text:p>
          </table:table-cell>
          <table:table-cell table:style-name="Table42.A2" office:value-type="string">
            <text:p text:style-name="P166">suno</text:p>
          </table:table-cell>
        </table:table-row>
        <table:table-row table:style-name="Table42.2">
          <table:table-cell table:style-name="Table42.A2" office:value-type="string">
            <text:p text:style-name="P164">anpa</text:p>
          </table:table-cell>
          <table:table-cell table:style-name="Table42.A2" office:value-type="string">
            <text:p text:style-name="P165">anpa</text:p>
          </table:table-cell>
          <table:table-cell table:style-name="Table42.A2" office:value-type="string">
            <text:p text:style-name="P164">ko</text:p>
          </table:table-cell>
          <table:table-cell table:style-name="Table42.A2" office:value-type="string">
            <text:p text:style-name="P166">ko</text:p>
          </table:table-cell>
          <table:table-cell table:style-name="Table42.A2" office:value-type="string">
            <text:p text:style-name="P164">mije</text:p>
          </table:table-cell>
          <table:table-cell table:style-name="Table42.A2" office:value-type="string">
            <text:p text:style-name="P166">mije</text:p>
          </table:table-cell>
          <table:table-cell table:style-name="Table42.A2" office:value-type="string">
            <text:p text:style-name="P164">pan</text:p>
          </table:table-cell>
          <table:table-cell table:style-name="Table42.A2" office:value-type="string">
            <text:p text:style-name="P166">pan</text:p>
          </table:table-cell>
          <table:table-cell table:style-name="Table42.A2" office:value-type="string">
            <text:p text:style-name="P164">supa</text:p>
          </table:table-cell>
          <table:table-cell table:style-name="Table42.A2" office:value-type="string">
            <text:p text:style-name="P166">supa</text:p>
          </table:table-cell>
        </table:table-row>
        <table:table-row table:style-name="Table42.2">
          <table:table-cell table:style-name="Table42.A2" office:value-type="string">
            <text:p text:style-name="P164">ante</text:p>
          </table:table-cell>
          <table:table-cell table:style-name="Table42.A2" office:value-type="string">
            <text:p text:style-name="P165">ante</text:p>
          </table:table-cell>
          <table:table-cell table:style-name="Table42.A2" office:value-type="string">
            <text:p text:style-name="P164">kon</text:p>
          </table:table-cell>
          <table:table-cell table:style-name="Table42.A2" office:value-type="string">
            <text:p text:style-name="P166">kon</text:p>
          </table:table-cell>
          <table:table-cell table:style-name="Table42.A2" office:value-type="string">
            <text:p text:style-name="P164">moku</text:p>
          </table:table-cell>
          <table:table-cell table:style-name="Table42.A2" office:value-type="string">
            <text:p text:style-name="P166">moku</text:p>
          </table:table-cell>
          <table:table-cell table:style-name="Table42.A2" office:value-type="string">
            <text:p text:style-name="P164">pana</text:p>
          </table:table-cell>
          <table:table-cell table:style-name="Table42.A2" office:value-type="string">
            <text:p text:style-name="P166">pana</text:p>
          </table:table-cell>
          <table:table-cell table:style-name="Table42.A2" office:value-type="string">
            <text:p text:style-name="P164">suwi</text:p>
          </table:table-cell>
          <table:table-cell table:style-name="Table42.A2" office:value-type="string">
            <text:p text:style-name="P166">suwi</text:p>
          </table:table-cell>
        </table:table-row>
        <table:table-row table:style-name="Table42.2">
          <table:table-cell table:style-name="Table42.A2" office:value-type="string">
            <text:p text:style-name="P164">anu</text:p>
          </table:table-cell>
          <table:table-cell table:style-name="Table42.A2" office:value-type="string">
            <text:p text:style-name="P165">anu</text:p>
          </table:table-cell>
          <table:table-cell table:style-name="Table42.A2" office:value-type="string">
            <text:p text:style-name="P164">kule</text:p>
          </table:table-cell>
          <table:table-cell table:style-name="Table42.A2" office:value-type="string">
            <text:p text:style-name="P166">kule</text:p>
          </table:table-cell>
          <table:table-cell table:style-name="Table42.A2" office:value-type="string">
            <text:p text:style-name="P164">moli</text:p>
          </table:table-cell>
          <table:table-cell table:style-name="Table42.A2" office:value-type="string">
            <text:p text:style-name="P166">moli</text:p>
          </table:table-cell>
          <table:table-cell table:style-name="Table42.A2" office:value-type="string">
            <text:p text:style-name="P164">pi</text:p>
          </table:table-cell>
          <table:table-cell table:style-name="Table42.A2" office:value-type="string">
            <text:p text:style-name="P166">pi</text:p>
          </table:table-cell>
          <table:table-cell table:style-name="Table42.A2" office:value-type="string">
            <text:p text:style-name="P164">tan</text:p>
          </table:table-cell>
          <table:table-cell table:style-name="Table42.A2" office:value-type="string">
            <text:p text:style-name="P166">tan</text:p>
          </table:table-cell>
        </table:table-row>
        <table:table-row table:style-name="Table42.2">
          <table:table-cell table:style-name="Table42.A2" office:value-type="string">
            <text:p text:style-name="P164">apeja</text:p>
          </table:table-cell>
          <table:table-cell table:style-name="Table42.A2" office:value-type="string">
            <text:p text:style-name="P165">apeja</text:p>
          </table:table-cell>
          <table:table-cell table:style-name="Table42.A2" office:value-type="string">
            <text:p text:style-name="P164">kulupu</text:p>
          </table:table-cell>
          <table:table-cell table:style-name="Table42.A2" office:value-type="string">
            <text:p text:style-name="P166">kulupu</text:p>
          </table:table-cell>
          <table:table-cell table:style-name="Table42.A2" office:value-type="string">
            <text:p text:style-name="P164">monsi</text:p>
          </table:table-cell>
          <table:table-cell table:style-name="Table42.A2" office:value-type="string">
            <text:p text:style-name="P166">monsi</text:p>
          </table:table-cell>
          <table:table-cell table:style-name="Table42.A2" office:value-type="string">
            <text:p text:style-name="P164">pilin</text:p>
          </table:table-cell>
          <table:table-cell table:style-name="Table42.A2" office:value-type="string">
            <text:p text:style-name="P166">pilin</text:p>
          </table:table-cell>
          <table:table-cell table:style-name="Table42.A2" office:value-type="string">
            <text:p text:style-name="P164">taso</text:p>
          </table:table-cell>
          <table:table-cell table:style-name="Table42.A2" office:value-type="string">
            <text:p text:style-name="P166">taso</text:p>
          </table:table-cell>
        </table:table-row>
        <table:table-row table:style-name="Table42.2">
          <table:table-cell table:style-name="Table42.A2" office:value-type="string">
            <text:p text:style-name="P164">awen</text:p>
          </table:table-cell>
          <table:table-cell table:style-name="Table42.A2" office:value-type="string">
            <text:p text:style-name="P165">awen</text:p>
          </table:table-cell>
          <table:table-cell table:style-name="Table42.A2" office:value-type="string">
            <text:p text:style-name="P164">kute</text:p>
          </table:table-cell>
          <table:table-cell table:style-name="Table42.A2" office:value-type="string">
            <text:p text:style-name="P166">kute</text:p>
          </table:table-cell>
          <table:table-cell table:style-name="Table42.A2" office:value-type="string">
            <text:p text:style-name="P164">monsuta</text:p>
          </table:table-cell>
          <table:table-cell table:style-name="Table42.A2" office:value-type="string">
            <text:p text:style-name="P166">monsuta</text:p>
          </table:table-cell>
          <table:table-cell table:style-name="Table42.A2" office:value-type="string">
            <text:p text:style-name="P164">pimeja</text:p>
          </table:table-cell>
          <table:table-cell table:style-name="Table42.A2" office:value-type="string">
            <text:p text:style-name="P166">pimeja</text:p>
          </table:table-cell>
          <table:table-cell table:style-name="Table42.A2" office:value-type="string">
            <text:p text:style-name="P164">tawa</text:p>
          </table:table-cell>
          <table:table-cell table:style-name="Table42.A2" office:value-type="string">
            <text:p text:style-name="P166">tawa</text:p>
          </table:table-cell>
        </table:table-row>
        <table:table-row table:style-name="Table42.2">
          <table:table-cell table:style-name="Table42.A2" office:value-type="string">
            <text:p text:style-name="P164">e</text:p>
          </table:table-cell>
          <table:table-cell table:style-name="Table42.A2" office:value-type="string">
            <text:p text:style-name="P165">e</text:p>
          </table:table-cell>
          <table:table-cell table:style-name="Table42.A2" office:value-type="string">
            <text:p text:style-name="P164">la</text:p>
          </table:table-cell>
          <table:table-cell table:style-name="Table42.A2" office:value-type="string">
            <text:p text:style-name="P166">la</text:p>
          </table:table-cell>
          <table:table-cell table:style-name="Table42.A2" office:value-type="string">
            <text:p text:style-name="P164">mu</text:p>
          </table:table-cell>
          <table:table-cell table:style-name="Table42.A2" office:value-type="string">
            <text:p text:style-name="P166">mu</text:p>
          </table:table-cell>
          <table:table-cell table:style-name="Table42.A2" office:value-type="string">
            <text:p text:style-name="P164">pini</text:p>
          </table:table-cell>
          <table:table-cell table:style-name="Table42.A2" office:value-type="string">
            <text:p text:style-name="P166">pini</text:p>
          </table:table-cell>
          <table:table-cell table:style-name="Table42.A2" office:value-type="string">
            <text:p text:style-name="P164">telo</text:p>
          </table:table-cell>
          <table:table-cell table:style-name="Table42.A2" office:value-type="string">
            <text:p text:style-name="P166">telo</text:p>
          </table:table-cell>
        </table:table-row>
        <table:table-row table:style-name="Table42.2">
          <table:table-cell table:style-name="Table42.A2" office:value-type="string">
            <text:p text:style-name="P164">en</text:p>
          </table:table-cell>
          <table:table-cell table:style-name="Table42.A2" office:value-type="string">
            <text:p text:style-name="P165">en</text:p>
          </table:table-cell>
          <table:table-cell table:style-name="Table42.A2" office:value-type="string">
            <text:p text:style-name="P164">lape</text:p>
          </table:table-cell>
          <table:table-cell table:style-name="Table42.A2" office:value-type="string">
            <text:p text:style-name="P166">lape</text:p>
          </table:table-cell>
          <table:table-cell table:style-name="Table42.A2" office:value-type="string">
            <text:p text:style-name="P164">mun</text:p>
          </table:table-cell>
          <table:table-cell table:style-name="Table42.A2" office:value-type="string">
            <text:p text:style-name="P166">mun</text:p>
          </table:table-cell>
          <table:table-cell table:style-name="Table42.A2" office:value-type="string">
            <text:p text:style-name="P164">pipi</text:p>
          </table:table-cell>
          <table:table-cell table:style-name="Table42.A2" office:value-type="string">
            <text:p text:style-name="P166">pipi</text:p>
          </table:table-cell>
          <table:table-cell table:style-name="Table42.A2" office:value-type="string">
            <text:p text:style-name="P164">tenpo</text:p>
          </table:table-cell>
          <table:table-cell table:style-name="Table42.A2" office:value-type="string">
            <text:p text:style-name="P166">tenpo</text:p>
          </table:table-cell>
        </table:table-row>
        <table:table-row table:style-name="Table42.2">
          <table:table-cell table:style-name="Table42.A2" office:value-type="string">
            <text:p text:style-name="P164">esun</text:p>
          </table:table-cell>
          <table:table-cell table:style-name="Table42.A2" office:value-type="string">
            <text:p text:style-name="P165">esun</text:p>
          </table:table-cell>
          <table:table-cell table:style-name="Table42.A2" office:value-type="string">
            <text:p text:style-name="P164">laso</text:p>
          </table:table-cell>
          <table:table-cell table:style-name="Table42.A2" office:value-type="string">
            <text:p text:style-name="P166">laso</text:p>
          </table:table-cell>
          <table:table-cell table:style-name="Table42.A2" office:value-type="string">
            <text:p text:style-name="P164">musi</text:p>
          </table:table-cell>
          <table:table-cell table:style-name="Table42.A2" office:value-type="string">
            <text:p text:style-name="P166">musi</text:p>
          </table:table-cell>
          <table:table-cell table:style-name="Table42.A2" office:value-type="string">
            <text:p text:style-name="P164">poka</text:p>
          </table:table-cell>
          <table:table-cell table:style-name="Table42.A2" office:value-type="string">
            <text:p text:style-name="P166">poka</text:p>
          </table:table-cell>
          <table:table-cell table:style-name="Table42.A2" office:value-type="string">
            <text:p text:style-name="P164">toki</text:p>
          </table:table-cell>
          <table:table-cell table:style-name="Table42.A2" office:value-type="string">
            <text:p text:style-name="P166">toki</text:p>
          </table:table-cell>
        </table:table-row>
        <table:table-row table:style-name="Table42.2">
          <table:table-cell table:style-name="Table42.A2" office:value-type="string">
            <text:p text:style-name="P164">ijo</text:p>
          </table:table-cell>
          <table:table-cell table:style-name="Table42.A2" office:value-type="string">
            <text:p text:style-name="P165">ijo</text:p>
          </table:table-cell>
          <table:table-cell table:style-name="Table42.A2" office:value-type="string">
            <text:p text:style-name="P164">lawa</text:p>
          </table:table-cell>
          <table:table-cell table:style-name="Table42.A2" office:value-type="string">
            <text:p text:style-name="P166">lawa</text:p>
          </table:table-cell>
          <table:table-cell table:style-name="Table42.A2" office:value-type="string">
            <text:p text:style-name="P164">mute</text:p>
          </table:table-cell>
          <table:table-cell table:style-name="Table42.A2" office:value-type="string">
            <text:p text:style-name="P166">mute</text:p>
          </table:table-cell>
          <table:table-cell table:style-name="Table42.A2" office:value-type="string">
            <text:p text:style-name="P164">poki</text:p>
          </table:table-cell>
          <table:table-cell table:style-name="Table42.A2" office:value-type="string">
            <text:p text:style-name="P166">poki</text:p>
          </table:table-cell>
          <table:table-cell table:style-name="Table42.A2" office:value-type="string">
            <text:p text:style-name="P164">tomo</text:p>
          </table:table-cell>
          <table:table-cell table:style-name="Table42.A2" office:value-type="string">
            <text:p text:style-name="P166">tomo</text:p>
          </table:table-cell>
        </table:table-row>
        <table:table-row table:style-name="Table42.2">
          <table:table-cell table:style-name="Table42.A2" office:value-type="string">
            <text:p text:style-name="P164">ike</text:p>
          </table:table-cell>
          <table:table-cell table:style-name="Table42.A2" office:value-type="string">
            <text:p text:style-name="P165">ike</text:p>
          </table:table-cell>
          <table:table-cell table:style-name="Table42.A2" office:value-type="string">
            <text:p text:style-name="P164">leko</text:p>
          </table:table-cell>
          <table:table-cell table:style-name="Table42.A2" office:value-type="string">
            <text:p text:style-name="P166">leko</text:p>
          </table:table-cell>
          <table:table-cell table:style-name="Table42.A2" office:value-type="string">
            <text:p text:style-name="P164">namako</text:p>
          </table:table-cell>
          <table:table-cell table:style-name="Table42.A2" office:value-type="string">
            <text:p text:style-name="P166">namako</text:p>
          </table:table-cell>
          <table:table-cell table:style-name="Table42.A2" office:value-type="string">
            <text:p text:style-name="P164">pona</text:p>
          </table:table-cell>
          <table:table-cell table:style-name="Table42.A2" office:value-type="string">
            <text:p text:style-name="P166">pona</text:p>
          </table:table-cell>
          <table:table-cell table:style-name="Table42.A2" office:value-type="string">
            <text:p text:style-name="P164">tonsi</text:p>
          </table:table-cell>
          <table:table-cell table:style-name="Table42.A2" office:value-type="string">
            <text:p text:style-name="P166">tonsi</text:p>
          </table:table-cell>
        </table:table-row>
        <table:table-row table:style-name="Table42.2">
          <table:table-cell table:style-name="Table42.A2" office:value-type="string">
            <text:p text:style-name="P164">ilo</text:p>
          </table:table-cell>
          <table:table-cell table:style-name="Table42.A2" office:value-type="string">
            <text:p text:style-name="P165">ilo</text:p>
          </table:table-cell>
          <table:table-cell table:style-name="Table42.A2" office:value-type="string">
            <text:p text:style-name="P164">len</text:p>
          </table:table-cell>
          <table:table-cell table:style-name="Table42.A2" office:value-type="string">
            <text:p text:style-name="P166">len</text:p>
          </table:table-cell>
          <table:table-cell table:style-name="Table42.A2" office:value-type="string">
            <text:p text:style-name="P164">nanpa</text:p>
          </table:table-cell>
          <table:table-cell table:style-name="Table42.A2" office:value-type="string">
            <text:p text:style-name="P166">nanpa</text:p>
          </table:table-cell>
          <table:table-cell table:style-name="Table42.A2" office:value-type="string">
            <text:p text:style-name="P164">pu</text:p>
          </table:table-cell>
          <table:table-cell table:style-name="Table42.A2" office:value-type="string">
            <text:p text:style-name="P166">pu</text:p>
          </table:table-cell>
          <table:table-cell table:style-name="Table42.A2" office:value-type="string">
            <text:p text:style-name="P164">tu</text:p>
          </table:table-cell>
          <table:table-cell table:style-name="Table42.A2" office:value-type="string">
            <text:p text:style-name="P166">tu</text:p>
          </table:table-cell>
        </table:table-row>
        <table:table-row table:style-name="Table42.2">
          <table:table-cell table:style-name="Table42.A2" office:value-type="string">
            <text:p text:style-name="P164">insa</text:p>
          </table:table-cell>
          <table:table-cell table:style-name="Table42.A2" office:value-type="string">
            <text:p text:style-name="P165">insa</text:p>
          </table:table-cell>
          <table:table-cell table:style-name="Table42.A2" office:value-type="string">
            <text:p text:style-name="P164">lete</text:p>
          </table:table-cell>
          <table:table-cell table:style-name="Table42.A2" office:value-type="string">
            <text:p text:style-name="P166">lete</text:p>
          </table:table-cell>
          <table:table-cell table:style-name="Table42.A2" office:value-type="string">
            <text:p text:style-name="P164">nasa</text:p>
          </table:table-cell>
          <table:table-cell table:style-name="Table42.A2" office:value-type="string">
            <text:p text:style-name="P166">nasa</text:p>
          </table:table-cell>
          <table:table-cell table:style-name="Table42.A2" office:value-type="string">
            <text:p text:style-name="P164">sama</text:p>
          </table:table-cell>
          <table:table-cell table:style-name="Table42.A2" office:value-type="string">
            <text:p text:style-name="P166">sama</text:p>
          </table:table-cell>
          <table:table-cell table:style-name="Table42.A2" office:value-type="string">
            <text:p text:style-name="P164">unpa</text:p>
          </table:table-cell>
          <table:table-cell table:style-name="Table42.A2" office:value-type="string">
            <text:p text:style-name="P166">unpa</text:p>
          </table:table-cell>
        </table:table-row>
        <table:table-row table:style-name="Table42.2">
          <table:table-cell table:style-name="Table42.A2" office:value-type="string">
            <text:p text:style-name="P164">jaki</text:p>
          </table:table-cell>
          <table:table-cell table:style-name="Table42.A2" office:value-type="string">
            <text:p text:style-name="P165">jaki</text:p>
          </table:table-cell>
          <table:table-cell table:style-name="Table42.A2" office:value-type="string">
            <text:p text:style-name="P164">li</text:p>
          </table:table-cell>
          <table:table-cell table:style-name="Table42.A2" office:value-type="string">
            <text:p text:style-name="P166">li</text:p>
          </table:table-cell>
          <table:table-cell table:style-name="Table42.A2" office:value-type="string">
            <text:p text:style-name="P164">nasin</text:p>
          </table:table-cell>
          <table:table-cell table:style-name="Table42.A2" office:value-type="string">
            <text:p text:style-name="P166">nasin</text:p>
          </table:table-cell>
          <table:table-cell table:style-name="Table42.A2" office:value-type="string">
            <text:p text:style-name="P164">seli</text:p>
          </table:table-cell>
          <table:table-cell table:style-name="Table42.A2" office:value-type="string">
            <text:p text:style-name="P166">seli</text:p>
          </table:table-cell>
          <table:table-cell table:style-name="Table42.A2" office:value-type="string">
            <text:p text:style-name="P164">uta</text:p>
          </table:table-cell>
          <table:table-cell table:style-name="Table42.A2" office:value-type="string">
            <text:p text:style-name="P166">uta</text:p>
          </table:table-cell>
        </table:table-row>
        <table:table-row table:style-name="Table42.2">
          <table:table-cell table:style-name="Table42.A2" office:value-type="string">
            <text:p text:style-name="P164">jan</text:p>
          </table:table-cell>
          <table:table-cell table:style-name="Table42.A2" office:value-type="string">
            <text:p text:style-name="P165">jan</text:p>
          </table:table-cell>
          <table:table-cell table:style-name="Table42.A2" office:value-type="string">
            <text:p text:style-name="P164">lili</text:p>
          </table:table-cell>
          <table:table-cell table:style-name="Table42.A2" office:value-type="string">
            <text:p text:style-name="P166">lili</text:p>
          </table:table-cell>
          <table:table-cell table:style-name="Table42.A2" office:value-type="string">
            <text:p text:style-name="P164">nena</text:p>
          </table:table-cell>
          <table:table-cell table:style-name="Table42.A2" office:value-type="string">
            <text:p text:style-name="P166">nena</text:p>
          </table:table-cell>
          <table:table-cell table:style-name="Table42.A2" office:value-type="string">
            <text:p text:style-name="P164">selo</text:p>
          </table:table-cell>
          <table:table-cell table:style-name="Table42.A2" office:value-type="string">
            <text:p text:style-name="P166">selo</text:p>
          </table:table-cell>
          <table:table-cell table:style-name="Table42.A2" office:value-type="string">
            <text:p text:style-name="P164">utala</text:p>
          </table:table-cell>
          <table:table-cell table:style-name="Table42.A2" office:value-type="string">
            <text:p text:style-name="P166">utala</text:p>
          </table:table-cell>
        </table:table-row>
        <table:table-row table:style-name="Table42.2">
          <table:table-cell table:style-name="Table42.A2" office:value-type="string">
            <text:p text:style-name="P164">jelo</text:p>
          </table:table-cell>
          <table:table-cell table:style-name="Table42.A2" office:value-type="string">
            <text:p text:style-name="P165">jelo</text:p>
          </table:table-cell>
          <table:table-cell table:style-name="Table42.A2" office:value-type="string">
            <text:p text:style-name="P164">linja</text:p>
          </table:table-cell>
          <table:table-cell table:style-name="Table42.A2" office:value-type="string">
            <text:p text:style-name="P166">linja</text:p>
          </table:table-cell>
          <table:table-cell table:style-name="Table42.A2" office:value-type="string">
            <text:p text:style-name="P164">ni</text:p>
          </table:table-cell>
          <table:table-cell table:style-name="Table42.A2" office:value-type="string">
            <text:p text:style-name="P166">ni</text:p>
          </table:table-cell>
          <table:table-cell table:style-name="Table42.A2" office:value-type="string">
            <text:p text:style-name="P164">seme</text:p>
          </table:table-cell>
          <table:table-cell table:style-name="Table42.A2" office:value-type="string">
            <text:p text:style-name="P166">seme</text:p>
          </table:table-cell>
          <table:table-cell table:style-name="Table42.A2" office:value-type="string">
            <text:p text:style-name="P164">walo</text:p>
          </table:table-cell>
          <table:table-cell table:style-name="Table42.A2" office:value-type="string">
            <text:p text:style-name="P166">walo</text:p>
          </table:table-cell>
        </table:table-row>
        <text:soft-page-break/>
        <table:table-row table:style-name="Table42.2">
          <table:table-cell table:style-name="Table42.A2" office:value-type="string">
            <text:p text:style-name="P164">jo</text:p>
          </table:table-cell>
          <table:table-cell table:style-name="Table42.A2" office:value-type="string">
            <text:p text:style-name="P165">jo</text:p>
          </table:table-cell>
          <table:table-cell table:style-name="Table42.A2" office:value-type="string">
            <text:p text:style-name="P164">lipu</text:p>
          </table:table-cell>
          <table:table-cell table:style-name="Table42.A2" office:value-type="string">
            <text:p text:style-name="P166">lipu</text:p>
          </table:table-cell>
          <table:table-cell table:style-name="Table42.A2" office:value-type="string">
            <text:p text:style-name="P164">nimi</text:p>
          </table:table-cell>
          <table:table-cell table:style-name="Table42.A2" office:value-type="string">
            <text:p text:style-name="P166">nimi</text:p>
          </table:table-cell>
          <table:table-cell table:style-name="Table42.A2" office:value-type="string">
            <text:p text:style-name="P164">sewi</text:p>
          </table:table-cell>
          <table:table-cell table:style-name="Table42.A2" office:value-type="string">
            <text:p text:style-name="P166">sewi</text:p>
          </table:table-cell>
          <table:table-cell table:style-name="Table42.A2" office:value-type="string">
            <text:p text:style-name="P164">wan</text:p>
          </table:table-cell>
          <table:table-cell table:style-name="Table42.A2" office:value-type="string">
            <text:p text:style-name="P166">wan</text:p>
          </table:table-cell>
        </table:table-row>
        <table:table-row table:style-name="Table42.2">
          <table:table-cell table:style-name="Table42.A2" office:value-type="string">
            <text:p text:style-name="P164">kala</text:p>
          </table:table-cell>
          <table:table-cell table:style-name="Table42.A2" office:value-type="string">
            <text:p text:style-name="P165">kala</text:p>
          </table:table-cell>
          <table:table-cell table:style-name="Table42.A2" office:value-type="string">
            <text:p text:style-name="P164">loje</text:p>
          </table:table-cell>
          <table:table-cell table:style-name="Table42.A2" office:value-type="string">
            <text:p text:style-name="P166">loje</text:p>
          </table:table-cell>
          <table:table-cell table:style-name="Table42.A2" office:value-type="string">
            <text:p text:style-name="P164">noka</text:p>
          </table:table-cell>
          <table:table-cell table:style-name="Table42.A2" office:value-type="string">
            <text:p text:style-name="P166">noka</text:p>
          </table:table-cell>
          <table:table-cell table:style-name="Table42.A2" office:value-type="string">
            <text:p text:style-name="P164">sijelo</text:p>
          </table:table-cell>
          <table:table-cell table:style-name="Table42.A2" office:value-type="string">
            <text:p text:style-name="P166">sijelo</text:p>
          </table:table-cell>
          <table:table-cell table:style-name="Table42.A2" office:value-type="string">
            <text:p text:style-name="P164">waso</text:p>
          </table:table-cell>
          <table:table-cell table:style-name="Table42.A2" office:value-type="string">
            <text:p text:style-name="P166">waso</text:p>
          </table:table-cell>
        </table:table-row>
        <table:table-row table:style-name="Table42.2">
          <table:table-cell table:style-name="Table42.A2" office:value-type="string">
            <text:p text:style-name="P164">kalama</text:p>
          </table:table-cell>
          <table:table-cell table:style-name="Table42.A2" office:value-type="string">
            <text:p text:style-name="P165">kalama</text:p>
          </table:table-cell>
          <table:table-cell table:style-name="Table42.A2" office:value-type="string">
            <text:p text:style-name="P164">lon</text:p>
          </table:table-cell>
          <table:table-cell table:style-name="Table42.A2" office:value-type="string">
            <text:p text:style-name="P166">lon</text:p>
          </table:table-cell>
          <table:table-cell table:style-name="Table42.A2" office:value-type="string">
            <text:p text:style-name="P164">o</text:p>
          </table:table-cell>
          <table:table-cell table:style-name="Table42.A2" office:value-type="string">
            <text:p text:style-name="P166">o</text:p>
          </table:table-cell>
          <table:table-cell table:style-name="Table42.A2" office:value-type="string">
            <text:p text:style-name="P164">sike</text:p>
          </table:table-cell>
          <table:table-cell table:style-name="Table42.A2" office:value-type="string">
            <text:p text:style-name="P166">sike</text:p>
          </table:table-cell>
          <table:table-cell table:style-name="Table42.A2" office:value-type="string">
            <text:p text:style-name="P164">wawa</text:p>
          </table:table-cell>
          <table:table-cell table:style-name="Table42.A2" office:value-type="string">
            <text:p text:style-name="P166">wawa</text:p>
          </table:table-cell>
        </table:table-row>
        <table:table-row table:style-name="Table42.2">
          <table:table-cell table:style-name="Table42.A2" office:value-type="string">
            <text:p text:style-name="P164">kama</text:p>
          </table:table-cell>
          <table:table-cell table:style-name="Table42.A2" office:value-type="string">
            <text:p text:style-name="P165">kama</text:p>
          </table:table-cell>
          <table:table-cell table:style-name="Table42.A2" office:value-type="string">
            <text:p text:style-name="P164">luka</text:p>
          </table:table-cell>
          <table:table-cell table:style-name="Table42.A2" office:value-type="string">
            <text:p text:style-name="P166">luka</text:p>
          </table:table-cell>
          <table:table-cell table:style-name="Table42.A2" office:value-type="string">
            <text:p text:style-name="P164">oko</text:p>
          </table:table-cell>
          <table:table-cell table:style-name="Table42.A2" office:value-type="string">
            <text:p text:style-name="P166">oko</text:p>
          </table:table-cell>
          <table:table-cell table:style-name="Table42.A2" office:value-type="string">
            <text:p text:style-name="P164">sin</text:p>
          </table:table-cell>
          <table:table-cell table:style-name="Table42.A2" office:value-type="string">
            <text:p text:style-name="P166">sin</text:p>
          </table:table-cell>
          <table:table-cell table:style-name="Table42.A2" office:value-type="string">
            <text:p text:style-name="P164">weka</text:p>
          </table:table-cell>
          <table:table-cell table:style-name="Table42.A2" office:value-type="string">
            <text:p text:style-name="P166">weka</text:p>
          </table:table-cell>
        </table:table-row>
        <table:table-row table:style-name="Table42.2">
          <table:table-cell table:style-name="Table42.A2" office:value-type="string">
            <text:p text:style-name="P164">kasi</text:p>
          </table:table-cell>
          <table:table-cell table:style-name="Table42.A2" office:value-type="string">
            <text:p text:style-name="P165">kasi</text:p>
          </table:table-cell>
          <table:table-cell table:style-name="Table42.A2" office:value-type="string">
            <text:p text:style-name="P164">lukin</text:p>
          </table:table-cell>
          <table:table-cell table:style-name="Table42.A2" office:value-type="string">
            <text:p text:style-name="P166">lukin</text:p>
          </table:table-cell>
          <table:table-cell table:style-name="Table42.A2" office:value-type="string">
            <text:p text:style-name="P164">olin</text:p>
          </table:table-cell>
          <table:table-cell table:style-name="Table42.A2" office:value-type="string">
            <text:p text:style-name="P166">olin</text:p>
          </table:table-cell>
          <table:table-cell table:style-name="Table42.A2" office:value-type="string">
            <text:p text:style-name="P164">sina</text:p>
          </table:table-cell>
          <table:table-cell table:style-name="Table42.A2" office:value-type="string">
            <text:p text:style-name="P166">sina</text:p>
          </table:table-cell>
          <table:table-cell table:style-name="Table42.A2" office:value-type="string">
            <text:p text:style-name="P164">wile</text:p>
          </table:table-cell>
          <table:table-cell table:style-name="Table42.A2" office:value-type="string">
            <text:p text:style-name="P166">wile</text:p>
          </table:table-cell>
        </table:table-row>
        <table:table-row table:style-name="Table42.1">
          <table:table-cell table:style-name="Table42.A26" office:value-type="string">
            <text:p text:style-name="P164">ken</text:p>
          </table:table-cell>
          <table:table-cell table:style-name="Table42.A26" office:value-type="string">
            <text:p text:style-name="P165">ken</text:p>
          </table:table-cell>
          <table:table-cell table:style-name="Table42.A26" office:value-type="string">
            <text:p text:style-name="P164">lupa</text:p>
          </table:table-cell>
          <table:table-cell table:style-name="Table42.A26" office:value-type="string">
            <text:p text:style-name="P166">lupa</text:p>
          </table:table-cell>
          <table:table-cell table:style-name="Table42.A26" office:value-type="string">
            <text:p text:style-name="P164">ona</text:p>
          </table:table-cell>
          <table:table-cell table:style-name="Table42.A26" office:value-type="string">
            <text:p text:style-name="P166">ona</text:p>
          </table:table-cell>
          <table:table-cell table:style-name="Table42.A26" office:value-type="string">
            <text:p text:style-name="P164">sinpin</text:p>
          </table:table-cell>
          <table:table-cell table:style-name="Table42.A26" office:value-type="string">
            <text:p text:style-name="P166">sinpin</text:p>
          </table:table-cell>
          <table:table-cell table:style-name="Table42.I26" office:value-type="string">
            <text:p text:style-name="P168">󱦀</text:p>
          </table:table-cell>
          <table:table-cell table:style-name="Table42.A26" office:value-type="string">
            <text:p text:style-name="P166">kijetesantakalu</text:p>
          </table:table-cell>
        </table:table-row>
      </table:table>
      <text:p text:style-name="Horizontal_20_Line"/>
      <text:p text:style-name="P169">Credits and whatnot</text:p>
      <text:p text:style-name="P170"/>
      <text:p text:style-name="P170">Thank you for your interest in the script!</text:p>
      <text:p text:style-name="P170"/>
      <text:list text:style-name="L26">
        <text:list-item>
          <text:p text:style-name="P171">Script created by <text:a xlink:type="simple" xlink:href="mailto:efofecks@gmail.com" text:style-name="Internet_20_link" text:visited-style-name="Visited_20_Internet_20_Link">efofecks@gmail.com</text:a> / <text:s text:c="3"/>reddit/u/efofecks.</text:p>
        </text:list-item>
        <text:list-item>
          <text:p text:style-name="P171">Font created by efofecks and edited by reddit/u/NotThatRqd</text:p>
        </text:list-item>
      </text:list>
      <text:p text:style-name="P170"/>
      <text:p text:style-name="P169">Stuff to do / Stuff you can help with</text:p>
      <text:p text:style-name="P170"/>
      <text:p text:style-name="P172">Semantics</text:p>
      <text:list text:style-name="L27">
        <text:list-item>
          <text:p text:style-name="P173">Are there glyphs which are interpreted using the wrong form (more known as a verb, but the glyph explanation uses the noun form)</text:p>
        </text:list-item>
        <text:list-item>
          <text:p text:style-name="P173">Are there glyphs which, by the way they’re written, look like they have a different meaning?</text:p>
        </text:list-item>
        <text:list-item>
          <text:p text:style-name="P173">Are there glyphs which resemble hate symbols, or are strongly offensive to some groups?</text:p>
        </text:list-item>
        <text:list-item>
          <text:p text:style-name="P173">Any significantly better glyph to be suggested, given the logic?</text:p>
        </text:list-item>
      </text:list>
      <text:p text:style-name="P174"/>
      <text:p text:style-name="P175">Practicality</text:p>
      <text:list text:style-name="L28">
        <text:list-item>
          <text:p text:style-name="P176">Are there glyphs which when written fast/sloppily, can be mistaken look like each other?</text:p>
        </text:list-item>
        <text:list-item>
          <text:p text:style-name="P176">Are there glyphs which when written one after the other (horizontally or vertically), can be interpreted multiple ways?</text:p>
        </text:list-item>
        <text:list-item>
          <text:p text:style-name="P176">Are there glyphs that make your pen go in weird ways? Practically impossible to write wth a brush?</text:p>
        </text:list-item>
      </text:list>
      <text:p text:style-name="P174"/>
      <text:p text:style-name="P175">Aesthetics</text:p>
      <text:list text:style-name="L29">
        <text:list-item>
          <text:p text:style-name="P177">Glyphs that are aesthetically disconnected with the rest of the group?</text:p>
        </text:list-item>
      </text:list>
      <text:p text:style-name="P174"/>
      <text:p text:style-name="P175">Font</text:p>
      <text:list text:style-name="L30">
        <text:list-item>
          <text:p text:style-name="P178">Any glyph with weird spacing or kerning wrong (causing overlaps of glyphs)</text:p>
        </text:list-item>
        <text:list-item>
          <text:p text:style-name="P179"><text:span text:style-name="T33">Please help improve the fon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 Light3" svg:font-family="'Calibri Light', sans-serif"/>
    <style:font-face style:name="Calibri Light4" svg:font-family="'Calibri Light', serif"/>
    <style:font-face style:name="Calibri1" svg:font-family="Calibri" style:font-family-generic="system" style:font-pitch="variable"/>
    <style:font-face style:name="Calibri2" svg:font-family="Calibri, sans-serif"/>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linja pona" svg:font-family="'linja pona'" style:font-family-generic="modern" style:font-pitch="variable"/>
    <style:font-face style:name="linja pona1" svg:font-family="'linja pona', serif"/>
    <style:font-face style:name="sitelen telo" svg:font-family="'sitelen telo'" style:font-family-generic="modern" style:font-pitch="variable"/>
    <style:font-face style:name="sitelen telo1" svg:font-family="'sitelen telo'" style:font-family-generic="roman" style:font-pitch="variable"/>
    <style:font-face style:name="sitelen telo2" svg:font-family="'sitelen telo', serif"/>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paragraph-properties fo:margin-left="0.5in" fo:margin-top="0in" fo:margin-bottom="0.111in" style:contextual-spacing="true" fo:line-height="100%"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1.5752in" fo:text-indent="0in" style:auto-text-indent="fals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217" style:display-name="ListLabel 217" style:family="text">
      <style:text-properties style:font-name="Calibri Light" fo:font-family="'Calibri Light'" style:font-family-generic="roman" style:font-pitch="variable" style:font-name-complex="Calibri Light1" style:font-family-complex="'Calibri Light'" style:font-family-generic-complex="system" style:font-pitch-complex="variable"/>
    </style:style>
    <style:style style:name="ListLabel_20_216" style:display-name="ListLabel 216"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5" style:display-name="ListLabel 215" style:family="text">
      <style:text-properties style:font-name="sitelen telo1" fo:font-family="'sitelen telo'" style:font-family-generic="roman" style:font-pitch="variable" fo:font-size="17pt" style:font-name-asian="Times New Roman1" style:font-family-asian="'Times New Roman'" style:font-family-generic-asian="system" style:font-pitch-asian="variable" style:font-size-asian="17pt" style:font-name-complex="Calibri1" style:font-family-complex="Calibri" style:font-family-generic-complex="system" style:font-pitch-complex="variable" style:font-size-complex="17pt"/>
    </style:style>
    <style:style style:name="ListLabel_20_214" style:display-name="ListLabel 214" style:family="text">
      <style:text-properties style:use-window-font-color="true" loext:opacity="0%" fo:font-size="18pt" style:font-name-asian="Times New Roman1" style:font-family-asian="'Times New Roman'" style:font-family-generic-asian="system" style:font-pitch-asian="variable" style:font-size-asian="18pt" style:font-name-complex="Calibri1" style:font-family-complex="Calibri" style:font-family-generic-complex="system" style:font-pitch-complex="variable" style:font-size-complex="18pt"/>
    </style:style>
    <style:style style:name="ListLabel_20_213" style:display-name="ListLabel 213"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2" style:display-name="ListLabel 212"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1" style:display-name="ListLabel 211"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10" style:display-name="ListLabel 210" style:family="text">
      <style:text-properties style:use-window-font-color="true" loext:opacity="0%"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use-window-font-color="true" loext:opacity="0%"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08" style:display-name="ListLabel 208" style:family="text">
      <style:text-properties style:use-window-font-color="true" loext:opacity="0%"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07" style:display-name="ListLabel 207"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6" style:display-name="ListLabel 206"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05" style:display-name="ListLabel 205"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4" style:display-name="ListLabel 204"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203" style:display-name="ListLabel 203" style:family="text">
      <style:text-properties style:font-name="sitelen telo1" fo:font-family="'sitelen telo'" style:font-family-generic="roman" style:font-pitch="variable" fo:font-size="20pt" style:font-name-asian="Times New Roman1" style:font-family-asian="'Times New Roman'" style:font-family-generic-asian="system" style:font-pitch-asian="variable" style:font-size-asian="20pt" style:font-name-complex="Calibri1" style:font-family-complex="Calibri" style:font-family-generic-complex="system" style:font-pitch-complex="variable" style:font-size-complex="20pt"/>
    </style:style>
    <style:style style:name="ListLabel_20_202" style:display-name="ListLabel 202"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1" style:display-name="ListLabel 201"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200" style:display-name="ListLabel 200"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9" style:display-name="ListLabel 199"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8" style:display-name="ListLabel 198"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7" style:display-name="ListLabel 197" style:family="text">
      <style:text-properties style:use-window-font-color="true" loext:opacity="0%"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ListLabel_20_196" style:display-name="ListLabel 196"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5" style:display-name="ListLabel 195"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4" style:display-name="ListLabel 194"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3" style:display-name="ListLabel 193"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2" style:display-name="ListLabel 192"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1" style:display-name="ListLabel 191" style:family="text">
      <style:text-properties style:use-window-font-color="true" loext:opacity="0%"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190" style:display-name="ListLabel 190" style:family="text"/>
    <style:style style:name="ListLabel_20_189" style:display-name="ListLabel 189" style:family="text">
      <style:text-properties style:font-name-complex="Courier New" style:font-family-complex="'Courier New'" style:font-family-generic-complex="system" style:font-pitch-complex="variable"/>
    </style:style>
    <style:style style:name="ListLabel_20_188" style:display-name="ListLabel 188" style:family="text">
      <style:text-properties style:font-name="Calibri" fo:font-family="Calibri" style:font-family-generic="roman" style:font-pitch="variable"/>
    </style:style>
    <style:style style:name="ListLabel_20_187" style:display-name="ListLabel 187" style:family="text"/>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alibri" fo:font-family="Calibri" style:font-family-generic="roman" style:font-pitch="variable"/>
    </style:style>
    <style:style style:name="ListLabel_20_184" style:display-name="ListLabel 184" style:family="text"/>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181" style:display-name="ListLabel 181" style:family="text"/>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alibri" fo:font-family="Calibri" style:font-family-generic="roman" style:font-pitch="variable"/>
    </style:style>
    <style:style style:name="ListLabel_20_178" style:display-name="ListLabel 178" style:family="text"/>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alibri" fo:font-family="Calibri" style:font-family-generic="roman" style:font-pitch="variable"/>
    </style:style>
    <style:style style:name="ListLabel_20_175" style:display-name="ListLabel 175" style:family="text"/>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alibri" fo:font-family="Calibri" style:font-family-generic="roman" style:font-pitch="variable"/>
    </style:style>
    <style:style style:name="ListLabel_20_172" style:display-name="ListLabel 172" style:family="text"/>
    <style:style style:name="ListLabel_20_171" style:display-name="ListLabel 171"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alibri" fo:font-family="Calibri" style:font-family-generic="roman" style:font-pitch="variable"/>
    </style:style>
    <style:style style:name="ListLabel_20_169" style:display-name="ListLabel 169" style:family="text"/>
    <style:style style:name="ListLabel_20_168" style:display-name="ListLabel 168"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alibri" fo:font-family="Calibri" style:font-family-generic="roman" style:font-pitch="variable"/>
    </style:style>
    <style:style style:name="ListLabel_20_166" style:display-name="ListLabel 166" style:family="text"/>
    <style:style style:name="ListLabel_20_165" style:display-name="ListLabel 165"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alibri" fo:font-family="Calibri" style:font-family-generic="roman" style:font-pitch="variable"/>
    </style:style>
    <style:style style:name="ListLabel_20_163" style:display-name="ListLabel 163" style:family="text"/>
    <style:style style:name="ListLabel_20_162" style:display-name="ListLabel 162" style:family="text">
      <style:text-properties style:font-name-complex="Courier New" style:font-family-complex="'Courier New'" style:font-family-generic-complex="system" style:font-pitch-complex="variable"/>
    </style:style>
    <style:style style:name="ListLabel_20_161" style:display-name="ListLabel 161" style:family="text">
      <style:text-properties style:font-name="Calibri" fo:font-family="Calibri" style:font-family-generic="roman" style:font-pitch="variable"/>
    </style:style>
    <style:style style:name="ListLabel_20_160" style:display-name="ListLabel 160" style:family="text"/>
    <style:style style:name="ListLabel_20_159" style:display-name="ListLabel 159" style:family="text">
      <style:text-properties style:font-name-complex="Courier New" style:font-family-complex="'Courier New'" style:font-family-generic-complex="system" style:font-pitch-complex="variable"/>
    </style:style>
    <style:style style:name="ListLabel_20_158" style:display-name="ListLabel 158" style:family="text">
      <style:text-properties style:font-name="Calibri" fo:font-family="Calibri" style:font-family-generic="roman" style:font-pitch="variable"/>
    </style:style>
    <style:style style:name="ListLabel_20_157" style:display-name="ListLabel 157" style:family="text"/>
    <style:style style:name="ListLabel_20_156" style:display-name="ListLabel 156" style:family="text">
      <style:text-properties style:font-name-complex="Courier New" style:font-family-complex="'Courier New'" style:font-family-generic-complex="system" style:font-pitch-complex="variable"/>
    </style:style>
    <style:style style:name="ListLabel_20_155" style:display-name="ListLabel 155"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154" style:display-name="ListLabel 154" style:family="text"/>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alibri" fo:font-family="Calibri" style:font-family-generic="roman" style:font-pitch="variable"/>
    </style:style>
    <style:style style:name="ListLabel_20_151" style:display-name="ListLabel 151" style:family="text"/>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alibri" fo:font-family="Calibri" style:font-family-generic="roman" style:font-pitch="variable"/>
    </style:style>
    <style:style style:name="ListLabel_20_148" style:display-name="ListLabel 148" style:family="text"/>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alibri" fo:font-family="Calibri" style:font-family-generic="roman" style:font-pitch="variable"/>
    </style:style>
    <style:style style:name="ListLabel_20_145" style:display-name="ListLabel 145" style:family="text"/>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alibri" fo:font-family="Calibri" style:font-family-generic="roman" style:font-pitch="variable"/>
    </style:style>
    <style:style style:name="ListLabel_20_142" style:display-name="ListLabel 142" style:family="text"/>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0" style:display-name="ListLabel 140" style:family="text">
      <style:text-properties style:font-name="Calibri" fo:font-family="Calibri" style:font-family-generic="roman" style:font-pitch="variable"/>
    </style:style>
    <style:style style:name="ListLabel_20_139" style:display-name="ListLabel 139" style:family="text"/>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7" style:display-name="ListLabel 137" style:family="text"/>
    <style:style style:name="ListLabel_20_136" style:display-name="ListLabel 136" style:family="text"/>
    <style:style style:name="ListLabel_20_135" style:display-name="ListLabel 135" style:family="text"/>
    <style:style style:name="ListLabel_20_134" style:display-name="ListLabel 134" style:family="text"/>
    <style:style style:name="ListLabel_20_133" style:display-name="ListLabel 133" style:family="text"/>
    <style:style style:name="ListLabel_20_132" style:display-name="ListLabel 132" style:family="text"/>
    <style:style style:name="ListLabel_20_131" style:display-name="ListLabel 131" style:family="text"/>
    <style:style style:name="ListLabel_20_130" style:display-name="ListLabel 130" style:family="text"/>
    <style:style style:name="ListLabel_20_129" style:display-name="ListLabel 129" style:family="text"/>
    <style:style style:name="ListLabel_20_128" style:display-name="ListLabel 128" style:family="text"/>
    <style:style style:name="ListLabel_20_127" style:display-name="ListLabel 127" style:family="text"/>
    <style:style style:name="ListLabel_20_126" style:display-name="ListLabel 126" style:family="text"/>
    <style:style style:name="ListLabel_20_125" style:display-name="ListLabel 125" style:family="text"/>
    <style:style style:name="ListLabel_20_124" style:display-name="ListLabel 124" style:family="text"/>
    <style:style style:name="ListLabel_20_123" style:display-name="ListLabel 123" style:family="text"/>
    <style:style style:name="ListLabel_20_122" style:display-name="ListLabel 122" style:family="text"/>
    <style:style style:name="ListLabel_20_121" style:display-name="ListLabel 121" style:family="text"/>
    <style:style style:name="ListLabel_20_120" style:display-name="ListLabel 120" style:family="text"/>
    <style:style style:name="ListLabel_20_119" style:display-name="ListLabel 119" style:family="text"/>
    <style:style style:name="ListLabel_20_118" style:display-name="ListLabel 118" style:family="text"/>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alibri" fo:font-family="Calibri" style:font-family-generic="roman" style:font-pitch="variable"/>
    </style:style>
    <style:style style:name="ListLabel_20_115" style:display-name="ListLabel 115" style:family="text"/>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alibri" fo:font-family="Calibri" style:font-family-generic="roman" style:font-pitch="variable"/>
    </style:style>
    <style:style style:name="ListLabel_20_112" style:display-name="ListLabel 112" style:family="text"/>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alibri" fo:font-family="Calibri" style:font-family-generic="roman" style:font-pitch="variable"/>
    </style:style>
    <style:style style:name="ListLabel_20_109" style:display-name="ListLabel 109" style:family="text">
      <style:text-properties style:font-name="Calibri" fo:font-family="Calibri" style:font-family-generic="roman" style:font-pitch="variable"/>
    </style:style>
    <style:style style:name="ListLabel_20_108" style:display-name="ListLabel 108" style:family="text"/>
    <style:style style:name="ListLabel_20_107" style:display-name="ListLabel 107" style:family="text"/>
    <style:style style:name="ListLabel_20_106" style:display-name="ListLabel 106" style:family="text"/>
    <style:style style:name="ListLabel_20_105" style:display-name="ListLabel 105" style:family="text"/>
    <style:style style:name="ListLabel_20_104" style:display-name="ListLabel 104" style:family="text"/>
    <style:style style:name="ListLabel_20_103" style:display-name="ListLabel 103" style:family="text"/>
    <style:style style:name="ListLabel_20_102" style:display-name="ListLabel 102" style:family="text"/>
    <style:style style:name="ListLabel_20_101" style:display-name="ListLabel 101" style:family="text"/>
    <style:style style:name="ListLabel_20_100" style:display-name="ListLabel 100" style:family="text"/>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text-properties style:use-window-font-color="true" loext:opacity="0%" style:font-name="Calibri" fo:font-family="Calibri" style:font-family-generic="roman" style:font-pitch="variable" fo:font-size="11pt" style:font-name-asian="游明朝" style:font-family-asian="游明朝" style:font-family-generic-asian="system" style:font-pitch-asian="variable" style:font-size-asian="11pt" style:font-name-complex="0" style:font-family-complex="0" style:font-family-generic-complex="system" style:font-pitch-complex="variable"/>
    </style:style>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alibri" fo:font-family="Calibri" style:font-family-generic="roman" style:font-pitch="variable"/>
    </style:style>
    <style:style style:name="ListLabel_20_78" style:display-name="ListLabel 78"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alibri" fo:font-family="Calibri" style:font-family-generic="roman" style:font-pitch="variable"/>
    </style:style>
    <style:style style:name="ListLabel_20_75" style:display-name="ListLabel 75"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72" style:display-name="ListLabel 72"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alibri" fo:font-family="Calibri" style:font-family-generic="roman" style:font-pitch="variable"/>
    </style:style>
    <style:style style:name="ListLabel_20_69" style:display-name="ListLabel 69"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alibri" fo:font-family="Calibri" style:font-family-generic="roman" style:font-pitch="variable"/>
    </style:style>
    <style:style style:name="ListLabel_20_66" style:display-name="ListLabel 66"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63" style:display-name="ListLabel 63"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alibri" fo:font-family="Calibri" style:font-family-generic="roman" style:font-pitch="variable"/>
    </style:style>
    <style:style style:name="ListLabel_20_60" style:display-name="ListLabel 60"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alibri" fo:font-family="Calibri" style:font-family-generic="roman" style:font-pitch="variable"/>
    </style:style>
    <style:style style:name="ListLabel_20_57" style:display-name="ListLabel 57"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36" style:display-name="ListLabel 36"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alibri" fo:font-family="Calibri" style:font-family-generic="roman" style:font-pitch="variable"/>
    </style:style>
    <style:style style:name="ListLabel_20_33" style:display-name="ListLabel 33"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alibri" fo:font-family="Calibri" style:font-family-generic="roman" style:font-pitch="variable"/>
    </style:style>
    <style:style style:name="ListLabel_20_30" style:display-name="ListLabel 30"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Heading_20_1_20_Char" style:display-name="Heading 1 Char" style:family="text">
      <style:text-properties fo:color="#2b7ebd"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0" style:font-family-complex="0" style:font-family-generic-complex="system" style:font-pitch-complex="variable" style:font-size-complex="16pt"/>
    </style:style>
    <style:style style:name="Footer_20_Char" style:display-name="Footer Char" style:family="text"/>
    <style:style style:name="Header_20_Char" style:display-name="Header Char" style:family="text"/>
    <style:style style:name="Heading_20_3_20_Char" style:display-name="Heading 3 Char" style:family="text">
      <style:text-properties fo:color="#1c547d"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0" style:font-family-complex="0" style:font-family-generic-complex="system" style:font-pitch-complex="variable" style:font-size-complex="12pt"/>
    </style:style>
    <style:style style:name="Balloon_20_Text_20_Char" style:display-name="Balloon Text Char"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Unresolved_20_Mention" style:display-name="Unresolved Mention" style:family="text">
      <style:text-properties fo:color="#605e5c" loext:opacity="100%" fo:background-color="#e1dfdd"/>
    </style:style>
    <style:style style:name="Heading_20_2_20_Char" style:display-name="Heading 2 Char" style:family="tex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Default_20_Paragraph_20_Font" style:display-name="Default Paragraph Font" style:family="text"/>
    <style:style style:name="ListLabel_20_218" style:display-name="ListLabel 218" style:family="text"/>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Characters" style:display-name="Footnote Characters" style:family="text"/>
    <style:style style:name="Endnote_20_Characters" style:display-name="Endnote Characters"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Calibri1" style:font-family-complex="Calibri" style:font-family-generic-complex="system" style:font-pitch-complex="variable"/>
    </style:style>
    <style:style style:name="ListLabel_20_264" style:display-name="ListLabel 264" style:family="text">
      <style:text-properties style:font-name-complex="Courier New"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27" loext:num-list-format="%1%" style:num-format="">
        <style:list-level-properties text:list-level-position-and-space-mode="label-alignment">
          <style:list-level-label-alignment text:label-followed-by="nothing"/>
        </style:list-level-properties>
      </text:list-level-style-number>
      <text:list-level-style-number text:level="2" text:style-name="ListLabel_20_228" loext:num-list-format="%2%" style:num-format="">
        <style:list-level-properties text:list-level-position-and-space-mode="label-alignment">
          <style:list-level-label-alignment text:label-followed-by="nothing"/>
        </style:list-level-properties>
      </text:list-level-style-number>
      <text:list-level-style-number text:level="3" text:style-name="ListLabel_20_229" loext:num-list-format="%3%" style:num-format="">
        <style:list-level-properties text:list-level-position-and-space-mode="label-alignment">
          <style:list-level-label-alignment text:label-followed-by="nothing"/>
        </style:list-level-properties>
      </text:list-level-style-number>
      <text:list-level-style-number text:level="4" text:style-name="ListLabel_20_230" loext:num-list-format="%4%" style:num-format="">
        <style:list-level-properties text:list-level-position-and-space-mode="label-alignment">
          <style:list-level-label-alignment text:label-followed-by="nothing"/>
        </style:list-level-properties>
      </text:list-level-style-number>
      <text:list-level-style-number text:level="5" text:style-name="ListLabel_20_231" loext:num-list-format="%5%" style:num-format="">
        <style:list-level-properties text:list-level-position-and-space-mode="label-alignment">
          <style:list-level-label-alignment text:label-followed-by="nothing"/>
        </style:list-level-properties>
      </text:list-level-style-number>
      <text:list-level-style-number text:level="6" text:style-name="ListLabel_20_232" loext:num-list-format="%6%" style:num-format="">
        <style:list-level-properties text:list-level-position-and-space-mode="label-alignment">
          <style:list-level-label-alignment text:label-followed-by="nothing"/>
        </style:list-level-properties>
      </text:list-level-style-number>
      <text:list-level-style-number text:level="7" text:style-name="ListLabel_20_233" loext:num-list-format="%7%" style:num-format="">
        <style:list-level-properties text:list-level-position-and-space-mode="label-alignment">
          <style:list-level-label-alignment text:label-followed-by="nothing"/>
        </style:list-level-properties>
      </text:list-level-style-number>
      <text:list-level-style-number text:level="8" text:style-name="ListLabel_20_234" loext:num-list-format="%8%" style:num-format="">
        <style:list-level-properties text:list-level-position-and-space-mode="label-alignment">
          <style:list-level-label-alignment text:label-followed-by="nothing"/>
        </style:list-level-properties>
      </text:list-level-style-number>
      <text:list-level-style-number text:level="9" text:style-name="ListLabel_20_2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3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number text:level="2" text:style-name="ListLabel_20_23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3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4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4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4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3" loext:num-list-format="-"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25in" fo:margin-left="2.5in"/>
        </style:list-level-properties>
        <style:text-properties fo:font-family="0"/>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25in" fo:margin-left="3in"/>
        </style:list-level-properties>
        <style:text-properties fo:font-family="0"/>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25in" fo:margin-left="4in"/>
        </style:list-level-properties>
        <style:text-properties fo:font-family="0"/>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25in" fo:margin-left="4.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72" loext:num-list-format="%1%" style:num-format="">
        <style:list-level-properties text:list-level-position-and-space-mode="label-alignment">
          <style:list-level-label-alignment text:label-followed-by="nothing"/>
        </style:list-level-properties>
      </text:list-level-style-number>
      <text:list-level-style-number text:level="2" text:style-name="ListLabel_20_273" loext:num-list-format="%2%" style:num-format="">
        <style:list-level-properties text:list-level-position-and-space-mode="label-alignment">
          <style:list-level-label-alignment text:label-followed-by="nothing"/>
        </style:list-level-properties>
      </text:list-level-style-number>
      <text:list-level-style-number text:level="3" text:style-name="ListLabel_20_274" loext:num-list-format="%3%" style:num-format="">
        <style:list-level-properties text:list-level-position-and-space-mode="label-alignment">
          <style:list-level-label-alignment text:label-followed-by="nothing"/>
        </style:list-level-properties>
      </text:list-level-style-number>
      <text:list-level-style-number text:level="4" text:style-name="ListLabel_20_275" loext:num-list-format="%4%" style:num-format="">
        <style:list-level-properties text:list-level-position-and-space-mode="label-alignment">
          <style:list-level-label-alignment text:label-followed-by="nothing"/>
        </style:list-level-properties>
      </text:list-level-style-number>
      <text:list-level-style-number text:level="5" text:style-name="ListLabel_20_276" loext:num-list-format="%5%" style:num-format="">
        <style:list-level-properties text:list-level-position-and-space-mode="label-alignment">
          <style:list-level-label-alignment text:label-followed-by="nothing"/>
        </style:list-level-properties>
      </text:list-level-style-number>
      <text:list-level-style-number text:level="6" text:style-name="ListLabel_20_277" loext:num-list-format="%6%" style:num-format="">
        <style:list-level-properties text:list-level-position-and-space-mode="label-alignment">
          <style:list-level-label-alignment text:label-followed-by="nothing"/>
        </style:list-level-properties>
      </text:list-level-style-number>
      <text:list-level-style-number text:level="7" text:style-name="ListLabel_20_278" loext:num-list-format="%7%" style:num-format="">
        <style:list-level-properties text:list-level-position-and-space-mode="label-alignment">
          <style:list-level-label-alignment text:label-followed-by="nothing"/>
        </style:list-level-properties>
      </text:list-level-style-number>
      <text:list-level-style-number text:level="8" text:style-name="ListLabel_20_279" loext:num-list-format="%8%" style:num-format="">
        <style:list-level-properties text:list-level-position-and-space-mode="label-alignment">
          <style:list-level-label-alignment text:label-followed-by="nothing"/>
        </style:list-level-properties>
      </text:list-level-style-number>
      <text:list-level-style-number text:level="9" text:style-name="ListLabel_20_2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10-01T06:42:00</meta:creation-date>
    <dc:date>2025-08-08T17:42:59.905212200</dc:date>
    <meta:editing-duration>PT2H46M41S</meta:editing-duration>
    <meta:editing-cycles>34</meta:editing-cycles>
    <meta:generator>LibreOffice/25.2.5.2$Windows_X86_64 LibreOffice_project/03d19516eb2e1dd5d4ccd751a0d6f35f35e08022</meta:generator>
    <meta:initial-creator>Wilhelm Su</meta:initial-creator>
    <meta:print-date>2020-10-13T21:12:00</meta:print-date>
    <meta:document-statistic meta:table-count="42" meta:image-count="0" meta:object-count="0" meta:page-count="21" meta:paragraph-count="1380" meta:word-count="5696" meta:character-count="28600" meta:non-whitespace-character-count="24159"/>
    <meta:user-defined meta:name="AppVersion">16.0000</meta:user-defined>
  </office:meta>
</office:document-meta>
</file>